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pyexcel_sheet1">
        <table:table-column/>
        <table:table-column/>
        <table:table-column/>
        <table:table-column/>
        <table:table-column/>
        <table:table-column/>
        <table:table-column/>
        <table:table-row>
          <table:table-cell office:value-type="string">
            <text:p>segment_id</text:p>
          </table:table-cell>
          <table:table-cell office:value-type="string">
            <text:p>root-pli-ms</text:p>
          </table:table-cell>
          <table:table-cell office:value-type="string">
            <text:p>translation-en-brahmali</text:p>
          </table:table-cell>
          <table:table-cell office:value-type="string">
            <text:p>comment-en-brahmali</text:p>
          </table:table-cell>
          <table:table-cell office:value-type="string">
            <text:p>html</text:p>
          </table:table-cell>
          <table:table-cell office:value-type="string">
            <text:p>reference</text:p>
          </table:table-cell>
          <table:table-cell office:value-type="string">
            <text:p>variant-pli-ms</text:p>
          </table:table-cell>
        </table:table-row>
        <table:table-row>
          <table:table-cell office:value-type="string">
            <text:p>pli-tv-kd12:0.1</text:p>
          </table:table-cell>
          <table:table-cell office:value-type="string">
            <text:p>Theravāda Vinayapiṭaka</text:p>
          </table:table-cell>
          <table:table-cell office:value-type="string">
            <text:p>Theravāda Collection on Monastic Law </text:p>
          </table:table-cell>
          <table:table-cell office:value-type="string">
            <text:p/>
          </table:table-cell>
          <table:table-cell office:value-type="string">
            <text:p>&lt;article id='pli-tv-kd12'&gt;&lt;header&gt;&lt;ul&gt;&lt;li class='collection'&gt;{}&lt;/li&gt;</text:p>
          </table:table-cell>
          <table:table-cell/>
          <table:table-cell/>
        </table:table-row>
        <table:table-row>
          <table:table-cell office:value-type="string">
            <text:p>pli-tv-kd12:0.2</text:p>
          </table:table-cell>
          <table:table-cell office:value-type="string">
            <text:p>Cūḷavagga</text:p>
          </table:table-cell>
          <table:table-cell office:value-type="string">
            <text:p>The Short Division </text:p>
          </table:table-cell>
          <table:table-cell office:value-type="string">
            <text:p/>
          </table:table-cell>
          <table:table-cell office:value-type="string">
            <text:p>&lt;li class='division'&gt;{}&lt;/li&gt;&lt;/ul&gt;</text:p>
          </table:table-cell>
          <table:table-cell/>
          <table:table-cell/>
        </table:table-row>
        <table:table-row>
          <table:table-cell office:value-type="string">
            <text:p>pli-tv-kd12:0.3</text:p>
          </table:table-cell>
          <table:table-cell office:value-type="string">
            <text:p>Pārivāsikakkhandhaka</text:p>
          </table:table-cell>
          <table:table-cell office:value-type="string">
            <text:p>The chapter on those on probation </text:p>
          </table:table-cell>
          <table:table-cell office:value-type="string">
            <text:p/>
          </table:table-cell>
          <table:table-cell office:value-type="string">
            <text:p>&lt;h1 class='sutta-title'&gt;{}&lt;/h1&gt;&lt;/header&gt;</text:p>
          </table:table-cell>
          <table:table-cell/>
          <table:table-cell/>
        </table:table-row>
        <table:table-row>
          <table:table-cell office:value-type="string">
            <text:p>pli-tv-kd12:0.4</text:p>
          </table:table-cell>
          <table:table-cell office:value-type="string">
            <text:p>1. Pārivāsikavatta</text:p>
          </table:table-cell>
          <table:table-cell office:value-type="string">
            <text:p>The proper conduct of those on probation </text:p>
          </table:table-cell>
          <table:table-cell office:value-type="string">
            <text:p/>
          </table:table-cell>
          <table:table-cell office:value-type="string">
            <text:p>&lt;h2&gt;{}&lt;/h2&gt;</text:p>
          </table:table-cell>
          <table:table-cell/>
          <table:table-cell/>
        </table:table-row>
        <table:table-row>
          <table:table-cell office:value-type="string">
            <text:p>pli-tv-kd12:1.1.1</text:p>
          </table:table-cell>
          <table:table-cell office:value-type="string">
            <text:p>Tena samayena buddho bhagavā sāvatthiyaṃ viharati jetavane anāthapiṇḍikassa ārāme.</text:p>
          </table:table-cell>
          <table:table-cell office:value-type="string">
            <text:p>At one time the Buddha was staying at Sāvatthī in the Jeta Grove, Anāthapiṇḍika’s Monastery. </text:p>
          </table:table-cell>
          <table:table-cell office:value-type="string">
            <text:p/>
          </table:table-cell>
          <table:table-cell office:value-type="string">
            <text:p>&lt;p&gt;{}</text:p>
          </table:table-cell>
          <table:table-cell office:value-type="string">
            <text:p>bj4.158, cck6.115, csp1ed4.82, csp2ed4.82, dr6.104, ms4V_374, msdiv75, ndp4.67, pts-cs1.1, pts-vp-en5.44, pts-vp-pli2.31, sc1, sya6.128, vri90.77</text:p>
          </table:table-cell>
          <table:table-cell/>
        </table:table-row>
        <table:table-row>
          <table:table-cell office:value-type="string">
            <text:p>pli-tv-kd12:1.1.2</text:p>
          </table:table-cell>
          <table:table-cell office:value-type="string">
            <text:p>Tena kho pana samayena pārivāsik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At that time monks on probation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text:p/>
          </table:table-cell>
          <table:table-cell office:value-type="string">
            <text:p>{}</text:p>
          </table:table-cell>
          <table:table-cell/>
          <table:table-cell/>
        </table:table-row>
        <table:table-row>
          <table:table-cell office:value-type="string">
            <text:p>pli-tv-kd12:1.1.3</text:p>
          </table:table-cell>
          <table:table-cell office:value-type="string">
            <text:p>Ye te bhikkhū appicchā …pe… te ujjhāyanti khiyyanti vipācenti—</text:p>
          </table:table-cell>
          <table:table-cell office:value-type="string">
            <text:p>The monks of few desires complained and criticized them, </text:p>
          </table:table-cell>
          <table:table-cell office:value-type="string">
            <text:p/>
          </table:table-cell>
          <table:table-cell office:value-type="string">
            <text:p>{}</text:p>
          </table:table-cell>
          <table:table-cell/>
          <table:table-cell/>
        </table:table-row>
        <table:table-row>
          <table:table-cell office:value-type="string">
            <text:p>pli-tv-kd12:1.1.4</text:p>
          </table:table-cell>
          <table:table-cell office:value-type="string">
            <text:p>“kathañhi nāma pārivāsikā bhikkhū sādiyiss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text:p>“How can monks on probation consent to these things?” </text:p>
          </table:table-cell>
          <table:table-cell office:value-type="string">
            <text:p/>
          </table:table-cell>
          <table:table-cell office:value-type="string">
            <text:p>{}</text:p>
          </table:table-cell>
          <table:table-cell/>
          <table:table-cell/>
        </table:table-row>
        <table:table-row>
          <table:table-cell office:value-type="string">
            <text:p>pli-tv-kd12:1.1.5</text:p>
          </table:table-cell>
          <table:table-cell office:value-type="string">
            <text:p>Atha kho te bhikkhū bhagavato etamatthaṃ ārocesuṃ.</text:p>
          </table:table-cell>
          <table:table-cell office:value-type="string">
            <text:p>The monks told the Buddha. </text:p>
          </table:table-cell>
          <table:table-cell office:value-type="string">
            <text:p/>
          </table:table-cell>
          <table:table-cell office:value-type="string">
            <text:p>{}&lt;/p&gt;</text:p>
          </table:table-cell>
          <table:table-cell/>
          <table:table-cell/>
        </table:table-row>
        <table:table-row>
          <table:table-cell office:value-type="string">
            <text:p>pli-tv-kd12:1.1.6</text:p>
          </table:table-cell>
          <table:table-cell office:value-type="string">
            <text:p>Atha kho bhagavā etasmiṃ nidāne etasmiṃ pakaraṇe bhikkhusaṃghaṃ sannipātāpetvā bhikkhū paṭipucchi—</text:p>
          </table:table-cell>
          <table:table-cell office:value-type="string">
            <text:p>Soon afterwards the Buddha had the Sangha assembled and questioned the monks: </text:p>
          </table:table-cell>
          <table:table-cell office:value-type="string">
            <text:p/>
          </table:table-cell>
          <table:table-cell office:value-type="string">
            <text:p>&lt;p&gt;{}&lt;/p&gt;</text:p>
          </table:table-cell>
          <table:table-cell office:value-type="string">
            <text:p>cck6.116, dr6.105, ms4V_375, sc2, sya6.129, vri90.78</text:p>
          </table:table-cell>
          <table:table-cell/>
        </table:table-row>
        <table:table-row>
          <table:table-cell office:value-type="string">
            <text:p>pli-tv-kd12:1.1.7</text:p>
          </table:table-cell>
          <table:table-cell office:value-type="string">
            <text:p>“saccaṃ kira, bhikkhave, pārivāsikā bhikkhū sādiy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text:p>“Is it true, monks, that monks on probation consent to these things?” </text:p>
          </table:table-cell>
          <table:table-cell office:value-type="string">
            <text:p/>
          </table:table-cell>
          <table:table-cell office:value-type="string">
            <text:p>&lt;p&gt;{}&lt;/p&gt;</text:p>
          </table:table-cell>
          <table:table-cell/>
          <table:table-cell/>
        </table:table-row>
        <table:table-row>
          <table:table-cell office:value-type="string">
            <text:p>pli-tv-kd12:1.1.8</text:p>
          </table:table-cell>
          <table:table-cell office:value-type="string">
            <text:p>“Saccaṃ,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kd12:1.1.9</text:p>
          </table:table-cell>
          <table:table-cell office:value-type="string">
            <text:p>Vigarahi buddho bhagavā—</text:p>
          </table:table-cell>
          <table:table-cell office:value-type="string">
            <text:p>The Buddha rebuked them … </text:p>
          </table:table-cell>
          <table:table-cell office:value-type="string">
            <text:p/>
          </table:table-cell>
          <table:table-cell office:value-type="string">
            <text:p>&lt;p&gt;{}</text:p>
          </table:table-cell>
          <table:table-cell/>
          <table:table-cell/>
        </table:table-row>
        <table:table-row>
          <table:table-cell office:value-type="string">
            <text:p>pli-tv-kd12:1.1.10</text:p>
          </table:table-cell>
          <table:table-cell office:value-type="string">
            <text:p>“ananucchavikaṃ …pe…</text:p>
          </table:table-cell>
          <table:table-cell office:value-type="string">
            <text:p>“It’s not suitable … </text:p>
          </table:table-cell>
          <table:table-cell office:value-type="string">
            <text:p/>
          </table:table-cell>
          <table:table-cell office:value-type="string">
            <text:p>{}</text:p>
          </table:table-cell>
          <table:table-cell/>
          <table:table-cell/>
        </table:table-row>
        <table:table-row>
          <table:table-cell office:value-type="string">
            <text:p>pli-tv-kd12:1.1.11</text:p>
          </table:table-cell>
          <table:table-cell office:value-type="string">
            <text:p>kathañhi nāma, bhikkhave, pārivāsikā bhikkhū sādiyiss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How can monks on probation consent to these things? </text:p>
          </table:table-cell>
          <table:table-cell office:value-type="string">
            <text:p/>
          </table:table-cell>
          <table:table-cell office:value-type="string">
            <text:p>{}</text:p>
          </table:table-cell>
          <table:table-cell/>
          <table:table-cell/>
        </table:table-row>
        <table:table-row>
          <table:table-cell office:value-type="string">
            <text:p>pli-tv-kd12:1.1.12</text:p>
          </table:table-cell>
          <table:table-cell office:value-type="string">
            <text:p>Netaṃ, bhikkhave, appasannānaṃ vā pasādāya …pe…</text:p>
          </table:table-cell>
          <table:table-cell office:value-type="string">
            <text:p>This won’t give rise to confidence in those without it …” … </text:p>
          </table:table-cell>
          <table:table-cell office:value-type="string">
            <text:p/>
          </table:table-cell>
          <table:table-cell office:value-type="string">
            <text:p>{}</text:p>
          </table:table-cell>
          <table:table-cell/>
          <table:table-cell/>
        </table:table-row>
        <table:table-row>
          <table:table-cell office:value-type="string">
            <text:p>pli-tv-kd12:1.1.13</text:p>
          </table:table-cell>
          <table:table-cell office:value-type="string">
            <text:p>vigarahitvā …pe…</text:p>
          </table:table-cell>
          <table:table-cell office:value-type="string">
            <text:p>after rebuking them … </text:p>
          </table:table-cell>
          <table:table-cell office:value-type="string">
            <text:p/>
          </table:table-cell>
          <table:table-cell office:value-type="string">
            <text:p>{}</text:p>
          </table:table-cell>
          <table:table-cell/>
          <table:table-cell/>
        </table:table-row>
        <table:table-row>
          <table:table-cell office:value-type="string">
            <text:p>pli-tv-kd12:1.1.14</text:p>
          </table:table-cell>
          <table:table-cell office:value-type="string">
            <text:p>dhammiṃ kathaṃ katvā bhikkhū āmantesi—</text:p>
          </table:table-cell>
          <table:table-cell office:value-type="string">
            <text:p>he gave a teaching and addressed the monks: </text:p>
          </table:table-cell>
          <table:table-cell office:value-type="string">
            <text:p/>
          </table:table-cell>
          <table:table-cell office:value-type="string">
            <text:p>{}&lt;/p&gt;</text:p>
          </table:table-cell>
          <table:table-cell/>
          <table:table-cell/>
        </table:table-row>
        <table:table-row>
          <table:table-cell office:value-type="string">
            <text:p>pli-tv-kd12:1.1.15</text:p>
          </table:table-cell>
          <table:table-cell office:value-type="string">
            <text:p>“na, bhikkhave, pārivāsikena bhikkhunā sāditabbaṃ</text:p>
          </table:table-cell>
          <table:table-cell office:value-type="string">
            <text:p>“A monk on probation should not consent to: </text:p>
          </table:table-cell>
          <table:table-cell office:value-type="string">
            <text:p/>
          </table:table-cell>
          <table:table-cell office:value-type="string">
            <text:p>&lt;p&gt;{}&lt;/p&gt;</text:p>
          </table:table-cell>
          <table:table-cell/>
          <table:table-cell/>
        </table:table-row>
        <table:table-row>
          <table:table-cell office:value-type="string">
            <text:p>pli-tv-kd12:1.1.16</text:p>
          </table:table-cell>
          <table:table-cell office:value-type="string">
            <text:p>pakatattānaṃ bhikkhūnaṃ abhivādanaṃ,</text:p>
          </table:table-cell>
          <table:table-cell office:value-type="string">
            <text:p>Regular monks bowing down to him; </text:p>
          </table:table-cell>
          <table:table-cell office:value-type="string">
            <text:p/>
          </table:table-cell>
          <table:table-cell office:value-type="string">
            <text:p>&lt;ul&gt;&lt;li&gt;{}&lt;/li&gt;</text:p>
          </table:table-cell>
          <table:table-cell/>
          <table:table-cell/>
        </table:table-row>
        <table:table-row>
          <table:table-cell office:value-type="string">
            <text:p>pli-tv-kd12:1.1.17</text:p>
          </table:table-cell>
          <table:table-cell office:value-type="string">
            <text:p>paccuṭṭhānaṃ,</text:p>
          </table:table-cell>
          <table:table-cell office:value-type="string">
            <text:p>Regular monks standing up for him; </text:p>
          </table:table-cell>
          <table:table-cell office:value-type="string">
            <text:p/>
          </table:table-cell>
          <table:table-cell office:value-type="string">
            <text:p>&lt;li&gt;{}&lt;/li&gt;</text:p>
          </table:table-cell>
          <table:table-cell/>
          <table:table-cell/>
        </table:table-row>
        <table:table-row>
          <table:table-cell office:value-type="string">
            <text:p>pli-tv-kd12:1.1.18</text:p>
          </table:table-cell>
          <table:table-cell office:value-type="string">
            <text:p>añjalikammaṃ,</text:p>
          </table:table-cell>
          <table:table-cell office:value-type="string">
            <text:p>Regular monks putting the palms of their hands together for him; </text:p>
          </table:table-cell>
          <table:table-cell office:value-type="string">
            <text:p/>
          </table:table-cell>
          <table:table-cell office:value-type="string">
            <text:p>&lt;li&gt;{}&lt;/li&gt;</text:p>
          </table:table-cell>
          <table:table-cell/>
          <table:table-cell/>
        </table:table-row>
        <table:table-row>
          <table:table-cell office:value-type="string">
            <text:p>pli-tv-kd12:1.1.19</text:p>
          </table:table-cell>
          <table:table-cell office:value-type="string">
            <text:p>sāmīcikammaṃ,</text:p>
          </table:table-cell>
          <table:table-cell office:value-type="string">
            <text:p>Regular monks doing acts of respect for him; </text:p>
          </table:table-cell>
          <table:table-cell office:value-type="string">
            <text:p/>
          </table:table-cell>
          <table:table-cell office:value-type="string">
            <text:p>&lt;li&gt;{}&lt;/li&gt;</text:p>
          </table:table-cell>
          <table:table-cell/>
          <table:table-cell/>
        </table:table-row>
        <table:table-row>
          <table:table-cell office:value-type="string">
            <text:p>pli-tv-kd12:1.1.20</text:p>
          </table:table-cell>
          <table:table-cell office:value-type="string">
            <text:p>āsanābhihāro,</text:p>
          </table:table-cell>
          <table:table-cell office:value-type="string">
            <text:p>Regular monks offering him a seat; </text:p>
          </table:table-cell>
          <table:table-cell office:value-type="string">
            <text:p/>
          </table:table-cell>
          <table:table-cell office:value-type="string">
            <text:p>&lt;li&gt;{}&lt;/li&gt;</text:p>
          </table:table-cell>
          <table:table-cell/>
          <table:table-cell/>
        </table:table-row>
        <table:table-row>
          <table:table-cell office:value-type="string">
            <text:p>pli-tv-kd12:1.1.21</text:p>
          </table:table-cell>
          <table:table-cell office:value-type="string">
            <text:p>seyyābhihāro,</text:p>
          </table:table-cell>
          <table:table-cell office:value-type="string">
            <text:p>Regular monks offering him a bed; </text:p>
          </table:table-cell>
          <table:table-cell office:value-type="string">
            <text:p/>
          </table:table-cell>
          <table:table-cell office:value-type="string">
            <text:p>&lt;li&gt;{}&lt;/li&gt;</text:p>
          </table:table-cell>
          <table:table-cell/>
          <table:table-cell/>
        </table:table-row>
        <table:table-row>
          <table:table-cell office:value-type="string">
            <text:p>pli-tv-kd12:1.1.22</text:p>
          </table:table-cell>
          <table:table-cell office:value-type="string">
            <text:p>pādodakaṃ pādapīṭhaṃ,</text:p>
          </table:table-cell>
          <table:table-cell office:value-type="string">
            <text:p>Regular monks offering him water for washing his feet and a foot-stool; </text:p>
          </table:table-cell>
          <table:table-cell office:value-type="string">
            <text:p/>
          </table:table-cell>
          <table:table-cell office:value-type="string">
            <text:p>&lt;li&gt;{}&lt;/li&gt;</text:p>
          </table:table-cell>
          <table:table-cell/>
          <table:table-cell/>
        </table:table-row>
        <table:table-row>
          <table:table-cell office:value-type="string">
            <text:p>pli-tv-kd12:1.1.23</text:p>
          </table:table-cell>
          <table:table-cell office:value-type="string">
            <text:p>pādakathalikaṃ,</text:p>
          </table:table-cell>
          <table:table-cell office:value-type="string">
            <text:p>Regular monks offering him a foot-scraper; </text:p>
          </table:table-cell>
          <table:table-cell office:value-type="string">
            <text:p/>
          </table:table-cell>
          <table:table-cell office:value-type="string">
            <text:p>&lt;li&gt;{}&lt;/li&gt;</text:p>
          </table:table-cell>
          <table:table-cell/>
          <table:table-cell/>
        </table:table-row>
        <table:table-row>
          <table:table-cell office:value-type="string">
            <text:p>pli-tv-kd12:1.1.24</text:p>
          </table:table-cell>
          <table:table-cell office:value-type="string">
            <text:p>pattacīvarappaṭiggahaṇaṃ,</text:p>
          </table:table-cell>
          <table:table-cell office:value-type="string">
            <text:p>Regular monks receiving his bowl and robe; </text:p>
          </table:table-cell>
          <table:table-cell office:value-type="string">
            <text:p/>
          </table:table-cell>
          <table:table-cell office:value-type="string">
            <text:p>&lt;li&gt;{}&lt;/li&gt;</text:p>
          </table:table-cell>
          <table:table-cell/>
          <table:table-cell/>
        </table:table-row>
        <table:table-row>
          <table:table-cell office:value-type="string">
            <text:p>pli-tv-kd12:1.1.25</text:p>
          </table:table-cell>
          <table:table-cell office:value-type="string">
            <text:p>nahāne piṭṭhiparikammaṃ.</text:p>
          </table:table-cell>
          <table:table-cell office:value-type="string">
            <text:p>Regular monks massaging his back when he is bathing. </text:p>
          </table:table-cell>
          <table:table-cell office:value-type="string">
            <text:p/>
          </table:table-cell>
          <table:table-cell office:value-type="string">
            <text:p>&lt;li&gt;{}&lt;/li&gt;&lt;/ul&gt;</text:p>
          </table:table-cell>
          <table:table-cell/>
          <table:table-cell/>
        </table:table-row>
        <table:table-row>
          <table:table-cell office:value-type="string">
            <text:p>pli-tv-kd12:1.1.26</text:p>
          </table:table-cell>
          <table:table-cell office:value-type="string">
            <text:p>Yo sādiyeyya, āpatti dukkaṭassa.</text:p>
          </table:table-cell>
          <table:table-cell office:value-type="string">
            <text:p>If he consents to any of these, he commits an offense of wrong conduct. </text:p>
          </table:table-cell>
          <table:table-cell office:value-type="string">
            <text:p/>
          </table:table-cell>
          <table:table-cell office:value-type="string">
            <text:p>&lt;p class='rule'&gt;{}&lt;/p&gt;</text:p>
          </table:table-cell>
          <table:table-cell/>
          <table:table-cell/>
        </table:table-row>
        <table:table-row>
          <table:table-cell office:value-type="string">
            <text:p>pli-tv-kd12:1.1.27</text:p>
          </table:table-cell>
          <table:table-cell office:value-type="string">
            <text:p>Anujānāmi, bhikkhave, pārivāsikānaṃ bhikkhūnaṃ mithu yathāvuḍḍh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Monks on probation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text:p/>
          </table:table-cell>
          <table:table-cell office:value-type="string">
            <text:p>&lt;p&gt;{}&lt;/p&gt;</text:p>
          </table:table-cell>
          <table:table-cell office:value-type="string">
            <text:p>ms4V_376, sc3</text:p>
          </table:table-cell>
          <table:table-cell/>
        </table:table-row>
        <table:table-row>
          <table:table-cell office:value-type="string">
            <text:p>pli-tv-kd12:1.1.28</text:p>
          </table:table-cell>
          <table:table-cell office:value-type="string">
            <text:p>Anujānāmi, bhikkhave, pārivāsikānaṃ bhikkhūnaṃ pañca yathāvuḍḍhaṃ—</text:p>
          </table:table-cell>
          <table:table-cell office:value-type="string">
            <text:p>Monks on probation should do five things with regular monks according to seniority: </text:p>
          </table:table-cell>
          <table:table-cell office:value-type="string">
            <text:p/>
          </table:table-cell>
          <table:table-cell office:value-type="string">
            <text:p>&lt;p&gt;{}</text:p>
          </table:table-cell>
          <table:table-cell office:value-type="string">
            <text:p>bj4.160, csp1ed4.83, csp2ed4.83, ms4V_377, ndp4.68, pts-vp-en5.45, sc4</text:p>
          </table:table-cell>
          <table:table-cell/>
        </table:table-row>
        <table:table-row>
          <table:table-cell office:value-type="string">
            <text:p>pli-tv-kd12:1.1.29</text:p>
          </table:table-cell>
          <table:table-cell office:value-type="string">
            <text:p>uposathaṃ, pavāraṇaṃ, vassikasāṭikaṃ, oṇojanaṃ, bhattaṃ.</text:p>
          </table:table-cell>
          <table:table-cell office:value-type="string">
            <text:p>the observance-day procedure, the invitation procedure, the sharing out of rainy-season robes, meal invitations, and meals. </text:p>
          </table:table-cell>
          <table:table-cell office:value-type="string">
            <text:p>_Oṇojana_. [Sp.3.275](): _Oṇojananti vissajjanaṃ vuccati_, “_Oṇojana_ means an offering.”</text:p>
          </table:table-cell>
          <table:table-cell office:value-type="string">
            <text:p>{}</text:p>
          </table:table-cell>
          <table:table-cell/>
          <table:table-cell/>
        </table:table-row>
        <table:table-row>
          <table:table-cell office:value-type="string">
            <text:p>pli-tv-kd12:1.1.30</text:p>
          </table:table-cell>
          <table:table-cell office:value-type="string">
            <text:p>Tena hi, bhikkhave, pārivāsikānaṃ bhikkhūnaṃ vattaṃ paññapessāmi yathā pārivāsikehi bhikkhūhi vattitabbaṃ.</text:p>
          </table:table-cell>
          <table:table-cell office:value-type="string">
            <text:p>“I will lay down the proper conduct for a monk on probation. </text:p>
          </table:table-cell>
          <table:table-cell office:value-type="string">
            <text:p/>
          </table:table-cell>
          <table:table-cell office:value-type="string">
            <text:p>{}&lt;/p&gt;</text:p>
          </table:table-cell>
          <table:table-cell/>
          <table:table-cell/>
        </table:table-row>
        <table:table-row>
          <table:table-cell office:value-type="string">
            <text:p>pli-tv-kd12:1.2.1</text:p>
          </table:table-cell>
          <table:table-cell office:value-type="string">
            <text:p>Pārivāsikena, bhikkhave, bhikkhunā sammā vattitabbaṃ.</text:p>
          </table:table-cell>
          <table:table-cell office:value-type="string">
            <text:p/>
          </table:table-cell>
          <table:table-cell office:value-type="string">
            <text:p/>
          </table:table-cell>
          <table:table-cell office:value-type="string">
            <text:p>&lt;hr&gt;&lt;p&gt;{}</text:p>
          </table:table-cell>
          <table:table-cell office:value-type="string">
            <text:p>ms4V_378, msdiv76, pts-cs1.2, sc5</text:p>
          </table:table-cell>
          <table:table-cell/>
        </table:table-row>
        <table:table-row>
          <table:table-cell office:value-type="string">
            <text:p>pli-tv-kd12:1.2.2</text:p>
          </table:table-cell>
          <table:table-cell office:value-type="string">
            <text:p>Tatrāyaṃ sammāvattanā—</text:p>
          </table:table-cell>
          <table:table-cell office:value-type="string">
            <text:p>This is the proper conduct: </text:p>
          </table:table-cell>
          <table:table-cell office:value-type="string">
            <text:p/>
          </table:table-cell>
          <table:table-cell office:value-type="string">
            <text:p>{}&lt;/p&gt;</text:p>
          </table:table-cell>
          <table:table-cell office:value-type="string">
            <text:p>pts-vp-pli2.32</text:p>
          </table:table-cell>
          <table:table-cell/>
        </table:table-row>
        <table:table-row>
          <table:table-cell office:value-type="string">
            <text:p>pli-tv-kd12:1.2.3</text:p>
          </table:table-cell>
          <table:table-cell office:value-type="string">
            <text:p>Na upasampādetabbaṃ,</text:p>
          </table:table-cell>
          <table:table-cell office:value-type="string">
            <text:p>He should not give the full ordination. </text:p>
          </table:table-cell>
          <table:table-cell office:value-type="string">
            <text:p/>
          </table:table-cell>
          <table:table-cell office:value-type="string">
            <text:p>&lt;ol&gt;&lt;li&gt;{}&lt;/li&gt;</text:p>
          </table:table-cell>
          <table:table-cell office:value-type="string">
            <text:p>ms4V_379, sc6, sya6.130</text:p>
          </table:table-cell>
          <table:table-cell/>
        </table:table-row>
        <table:table-row>
          <table:table-cell office:value-type="string">
            <text:p>pli-tv-kd12:1.2.4</text:p>
          </table:table-cell>
          <table:table-cell office:value-type="string">
            <text:p>na nissayo dātabbo,</text:p>
          </table:table-cell>
          <table:table-cell office:value-type="string">
            <text:p>He should not give formal support. </text:p>
          </table:table-cell>
          <table:table-cell office:value-type="string">
            <text:p/>
          </table:table-cell>
          <table:table-cell office:value-type="string">
            <text:p>&lt;li&gt;{}&lt;/li&gt;</text:p>
          </table:table-cell>
          <table:table-cell/>
          <table:table-cell/>
        </table:table-row>
        <table:table-row>
          <table:table-cell office:value-type="string">
            <text:p>pli-tv-kd12:1.2.5</text:p>
          </table:table-cell>
          <table:table-cell office:value-type="string">
            <text:p>na sāmaṇero upaṭṭhāpetabbo,</text:p>
          </table:table-cell>
          <table:table-cell office:value-type="string">
            <text:p>He should not have a novice monk attend on him. </text:p>
          </table:table-cell>
          <table:table-cell office:value-type="string">
            <text:p/>
          </table:table-cell>
          <table:table-cell office:value-type="string">
            <text:p>&lt;li&gt;{}&lt;/li&gt;</text:p>
          </table:table-cell>
          <table:table-cell/>
          <table:table-cell/>
        </table:table-row>
        <table:table-row>
          <table:table-cell office:value-type="string">
            <text:p>pli-tv-kd12:1.2.6</text:p>
          </table:table-cell>
          <table:table-cell office:value-type="string">
            <text:p>na bhikkhunovādakasammuti sāditabbā,</text:p>
          </table:table-cell>
          <table:table-cell office:value-type="string">
            <text:p>He should not accept being appointed as an instructor of the nuns. </text:p>
          </table:table-cell>
          <table:table-cell office:value-type="string">
            <text:p/>
          </table:table-cell>
          <table:table-cell office:value-type="string">
            <text:p>&lt;li&gt;{}&lt;/li&gt;</text:p>
          </table:table-cell>
          <table:table-cell/>
          <table:table-cell/>
        </table:table-row>
        <table:table-row>
          <table:table-cell office:value-type="string">
            <text:p>pli-tv-kd12:1.2.7</text:p>
          </table:table-cell>
          <table:table-cell office:value-type="string">
            <text:p>sammatenapi bhikkhuniyo na ovaditabbā.</text:p>
          </table:table-cell>
          <table:table-cell office:value-type="string">
            <text:p>Even if appointed, he should not instruct the nuns. </text:p>
          </table:table-cell>
          <table:table-cell office:value-type="string">
            <text:p/>
          </table:table-cell>
          <table:table-cell office:value-type="string">
            <text:p>&lt;li&gt;{}&lt;/li&gt;</text:p>
          </table:table-cell>
          <table:table-cell/>
          <table:table-cell/>
        </table:table-row>
        <table:table-row>
          <table:table-cell office:value-type="string">
            <text:p>pli-tv-kd12:1.2.8</text:p>
          </table:table-cell>
          <table:table-cell office:value-type="string">
            <text:p>Yāya āpattiyā saṃghena parivāso dinno hoti sā āpatti na āpajjitabbā, aññā vā tādisikā, tato vā pāpiṭṭhatarā;</text:p>
          </table:table-cell>
          <table:table-cell office:value-type="string">
            <text:p>He should not commit the same offense as the offense for which the Sangha gave him probation, nor one that is similar or worse. </text:p>
          </table:table-cell>
          <table:table-cell office:value-type="string">
            <text:p/>
          </table:table-cell>
          <table:table-cell office:value-type="string">
            <text:p>&lt;li&gt;{}&lt;/li&gt;</text:p>
          </table:table-cell>
          <table:table-cell/>
          <table:table-cell/>
        </table:table-row>
        <table:table-row>
          <table:table-cell office:value-type="string">
            <text:p>pli-tv-kd12:1.2.9</text:p>
          </table:table-cell>
          <table:table-cell office:value-type="string">
            <text:p>kammaṃ na garahitabbaṃ,</text:p>
          </table:table-cell>
          <table:table-cell office:value-type="string">
            <text:p>He should not criticize the legal procedure. </text:p>
          </table:table-cell>
          <table:table-cell office:value-type="string">
            <text:p/>
          </table:table-cell>
          <table:table-cell office:value-type="string">
            <text:p>&lt;li&gt;{}&lt;/li&gt;</text:p>
          </table:table-cell>
          <table:table-cell/>
          <table:table-cell/>
        </table:table-row>
        <table:table-row>
          <table:table-cell office:value-type="string">
            <text:p>pli-tv-kd12:1.2.10</text:p>
          </table:table-cell>
          <table:table-cell office:value-type="string">
            <text:p>kammikā na garahitabbā.</text:p>
          </table:table-cell>
          <table:table-cell office:value-type="string">
            <text:p>He should not criticize those who did the procedure. </text:p>
          </table:table-cell>
          <table:table-cell office:value-type="string">
            <text:p/>
          </table:table-cell>
          <table:table-cell office:value-type="string">
            <text:p>&lt;li&gt;{}&lt;/li&gt;</text:p>
          </table:table-cell>
          <table:table-cell/>
          <table:table-cell/>
        </table:table-row>
        <table:table-row>
          <table:table-cell office:value-type="string">
            <text:p>pli-tv-kd12:1.2.11</text:p>
          </table:table-cell>
          <table:table-cell office:value-type="string">
            <text:p>Na pakatattassa bhikkhuno uposatho ṭhapetabbo,</text:p>
          </table:table-cell>
          <table:table-cell office:value-type="string">
            <text:p>He should not cancel the observance-day procedure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2.12</text:p>
          </table:table-cell>
          <table:table-cell office:value-type="string">
            <text:p>na pavāraṇā ṭhapetabbā,</text:p>
          </table:table-cell>
          <table:table-cell office:value-type="string">
            <text:p>He should not cancel the invitation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2.13</text:p>
          </table:table-cell>
          <table:table-cell office:value-type="string">
            <text:p>na savacanīyaṃ kātabbaṃ,</text:p>
          </table:table-cell>
          <table:table-cell office:value-type="string">
            <text:p>He should not speak to a regular monk to initiate a legal process against him. </text:p>
          </table:table-cell>
          <table:table-cell office:value-type="string">
            <text:p>_Na savacanīyaṃ kātabbaṃ_. The literal meaning of this is: “He should not do a speaking together (with a regular monk).” [Sp.4.76](): _Na savacanīyaṃ kātabbanti palibodhatthāya vā pakkosanatthāya vā savacanīyaṃ na kātabbaṃ, palibodhatthāya hi karonto “ahaṃ āyasmantaṃ imasmiṃ vatthusmiṃ savacanīyaṃ karomi, imamhā āvāsā ekapadampi mā pakkāmi, yāva na taṃ adhikaraṇaṃ vūpasantaṃ hotī”ti evaṃ karoti. Pakkosanatthāya karonto “ahaṃ te savacanīyaṃ karomi, ehi mayā saddhiṃ vinayadharānaṃ sammukhībhāvaṃ gacchāmā”ti evaṃ karoti; tadubhayampi na kātabbaṃ_, “_Savacanīya_ is not to be done: _savacanīya_ is not to be done for the purpose of (creating) an obstacle or for the purpose of summoning. Acting for the purpose of (creating) an obstacle is done like this: ‘I am doing _savacanīya_ against the Venerable in regard to this offense: do not depart from this monastery with even one foot so long as this legal issue has not been settled.’ Acting for the purpose of summoning is done like this: ‘I am doing _savacanīya_ against you: come with me and let us go to the presence of a master of the Monastic Law.’”</text:p>
          </table:table-cell>
          <table:table-cell office:value-type="string">
            <text:p>&lt;li&gt;{}&lt;/li&gt;</text:p>
          </table:table-cell>
          <table:table-cell/>
          <table:table-cell/>
        </table:table-row>
        <table:table-row>
          <table:table-cell office:value-type="string">
            <text:p>pli-tv-kd12:1.2.14</text:p>
          </table:table-cell>
          <table:table-cell office:value-type="string">
            <text:p>na anuvādo paṭṭhapetabbo,</text:p>
          </table:table-cell>
          <table:table-cell office:value-type="string">
            <text:p>He should not make accusations against a regular monk. </text:p>
          </table:table-cell>
          <table:table-cell office:value-type="string">
            <text:p>_Na anuvādo paṭṭhapetabbo_. [Vmv.4.428](): _Anuvādaṃ paṭṭhapentīti issariyaṃ pavattentīti atthaṃ vadanti_, “_Anuvādaṃ paṭṭhapenti_ means they set authority in motion, which means they speak of the matter.”</text:p>
          </table:table-cell>
          <table:table-cell office:value-type="string">
            <text:p>&lt;li&gt;{}&lt;/li&gt;</text:p>
          </table:table-cell>
          <table:table-cell/>
          <table:table-cell/>
        </table:table-row>
        <table:table-row>
          <table:table-cell office:value-type="string">
            <text:p>pli-tv-kd12:1.2.15</text:p>
          </table:table-cell>
          <table:table-cell office:value-type="string">
            <text:p>na okāso kāretabbo,</text:p>
          </table:table-cell>
          <table:table-cell office:value-type="string">
            <text:p>He should not ask a regular monk for permission to accuse him of an offense. </text:p>
          </table:table-cell>
          <table:table-cell office:value-type="string">
            <text:p/>
          </table:table-cell>
          <table:table-cell office:value-type="string">
            <text:p>&lt;li&gt;{}&lt;/li&gt;</text:p>
          </table:table-cell>
          <table:table-cell/>
          <table:table-cell/>
        </table:table-row>
        <table:table-row>
          <table:table-cell office:value-type="string">
            <text:p>pli-tv-kd12:1.2.16</text:p>
          </table:table-cell>
          <table:table-cell office:value-type="string">
            <text:p>na codetabbo,</text:p>
          </table:table-cell>
          <table:table-cell office:value-type="string">
            <text:p>He should not accuse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1.2.17</text:p>
          </table:table-cell>
          <table:table-cell office:value-type="string">
            <text:p>na sāretabbo,</text:p>
          </table:table-cell>
          <table:table-cell office:value-type="string">
            <text:p>He should not remind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1.2.18</text:p>
          </table:table-cell>
          <table:table-cell office:value-type="string">
            <text:p>na bhikkhūhi sampayojetabbaṃ.</text:p>
          </table:table-cell>
          <table:table-cell office:value-type="string">
            <text:p>He should not associate inappropriately with other monks. </text:p>
          </table:table-cell>
          <table:table-cell office:value-type="string">
            <text:p/>
          </table:table-cell>
          <table:table-cell office:value-type="string">
            <text:p>&lt;li&gt;{}&lt;/li&gt;</text:p>
          </table:table-cell>
          <table:table-cell/>
          <table:table-cell/>
        </table:table-row>
        <table:table-row>
          <table:table-cell office:value-type="string">
            <text:p>pli-tv-kd12:1.2.19</text:p>
          </table:table-cell>
          <table:table-cell office:value-type="string">
            <text:p>Na, bhikkhave, pārivāsikena bhikkhunā pakatattassa bhikkhuno purato gantabbaṃ,</text:p>
          </table:table-cell>
          <table:table-cell office:value-type="string">
            <text:p>He should not walk in front of a regular monk. </text:p>
          </table:table-cell>
          <table:table-cell office:value-type="string">
            <text:p/>
          </table:table-cell>
          <table:table-cell office:value-type="string">
            <text:p>&lt;li&gt;{}&lt;/li&gt;</text:p>
          </table:table-cell>
          <table:table-cell office:value-type="string">
            <text:p>cck6.117, ms4V_380, sc7</text:p>
          </table:table-cell>
          <table:table-cell/>
        </table:table-row>
        <table:table-row>
          <table:table-cell office:value-type="string">
            <text:p>pli-tv-kd12:1.2.20</text:p>
          </table:table-cell>
          <table:table-cell office:value-type="string">
            <text:p>na purato nisīditabbaṃ.</text:p>
          </table:table-cell>
          <table:table-cell office:value-type="string">
            <text:p>He should not sit in front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2.21</text:p>
          </table:table-cell>
          <table:table-cell office:value-type="string">
            <text:p>Yo hoti saṃghassa āsanapariyanto seyyāpariyanto vihārapariyanto so tassa padātabbo. Tena ca so sāditabbo.</text:p>
          </table:table-cell>
          <table:table-cell office:value-type="string">
            <text:p>He should be given the last seat, the last bed, and the last dwelling of the Sangha and should consent to that. </text:p>
          </table:table-cell>
          <table:table-cell office:value-type="string">
            <text:p/>
          </table:table-cell>
          <table:table-cell office:value-type="string">
            <text:p>&lt;li&gt;{}&lt;/li&gt;</text:p>
          </table:table-cell>
          <table:table-cell/>
          <table:table-cell/>
        </table:table-row>
        <table:table-row>
          <table:table-cell office:value-type="string">
            <text:p>pli-tv-kd12:1.2.22</text:p>
          </table:table-cell>
          <table:table-cell office:value-type="string">
            <text:p>Na, bhikkhave, pārivāsikena bhikkhunā pakatattena bhikkhunā puresamaṇena vā</text:p>
          </table:table-cell>
          <table:table-cell office:value-type="string">
            <text:p>He should not attend on a regular monk when approaching families. </text:p>
          </table:table-cell>
          <table:table-cell office:value-type="string">
            <text:p/>
          </table:table-cell>
          <table:table-cell office:value-type="string">
            <text:p>&lt;li&gt;{}&lt;/li&gt;</text:p>
          </table:table-cell>
          <table:table-cell office:value-type="string">
            <text:p>dr6.106, ms4V_381, pts-vp-en5.46, sc8</text:p>
          </table:table-cell>
          <table:table-cell/>
        </table:table-row>
        <table:table-row>
          <table:table-cell office:value-type="string">
            <text:p>pli-tv-kd12:1.2.23</text:p>
          </table:table-cell>
          <table:table-cell office:value-type="string">
            <text:p>pacchāsamaṇena vā kulāni upasaṅkamitabbāni,</text:p>
          </table:table-cell>
          <table:table-cell office:value-type="string">
            <text:p>He should not be attended on by a regular monk when approaching families. </text:p>
          </table:table-cell>
          <table:table-cell office:value-type="string">
            <text:p/>
          </table:table-cell>
          <table:table-cell office:value-type="string">
            <text:p>&lt;li&gt;{}&lt;/li&gt;</text:p>
          </table:table-cell>
          <table:table-cell/>
          <table:table-cell/>
        </table:table-row>
        <table:table-row>
          <table:table-cell office:value-type="string">
            <text:p>pli-tv-kd12:1.2.24</text:p>
          </table:table-cell>
          <table:table-cell office:value-type="string">
            <text:p>na āraññikaṅgaṃ samādātabbaṃ,</text:p>
          </table:table-cell>
          <table:table-cell office:value-type="string">
            <text:p>He should not undertake the practice of staying in the wilderness. </text:p>
          </table:table-cell>
          <table:table-cell office:value-type="string">
            <text:p/>
          </table:table-cell>
          <table:table-cell office:value-type="string">
            <text:p>&lt;li&gt;{}&lt;/li&gt;</text:p>
          </table:table-cell>
          <table:table-cell office:value-type="string">
            <text:p/>
          </table:table-cell>
          <table:table-cell office:value-type="string">
            <text:p>samādātabbaṃ → samāditabbaṃ (bj, sya-all, pts1ed, mr)</text:p>
          </table:table-cell>
        </table:table-row>
        <table:table-row>
          <table:table-cell office:value-type="string">
            <text:p>pli-tv-kd12:1.2.25</text:p>
          </table:table-cell>
          <table:table-cell office:value-type="string">
            <text:p>na piṇḍapātikaṅgaṃ samādātabbaṃ,</text:p>
          </table:table-cell>
          <table:table-cell office:value-type="string">
            <text:p>He should not undertake the practice of eating only almsfood. </text:p>
          </table:table-cell>
          <table:table-cell office:value-type="string">
            <text:p/>
          </table:table-cell>
          <table:table-cell office:value-type="string">
            <text:p>&lt;li&gt;{}&lt;/li&gt;</text:p>
          </table:table-cell>
          <table:table-cell/>
          <table:table-cell/>
        </table:table-row>
        <table:table-row>
          <table:table-cell office:value-type="string">
            <text:p>pli-tv-kd12:1.2.26</text:p>
          </table:table-cell>
          <table:table-cell office:value-type="string">
            <text:p>na ca tappaccayā piṇḍapāto nīharāpetabbo—mā maṃ jāniṃsūti.</text:p>
          </table:table-cell>
          <table:table-cell office:value-type="string">
            <text:p>He should not have someone bring back almsfood for him because he doesn’t want others to know about his status. </text:p>
          </table:table-cell>
          <table:table-cell office:value-type="string">
            <text:p/>
          </table:table-cell>
          <table:table-cell office:value-type="string">
            <text:p>&lt;li&gt;{}&lt;/li&gt;</text:p>
          </table:table-cell>
          <table:table-cell/>
          <table:table-cell/>
        </table:table-row>
        <table:table-row>
          <table:table-cell office:value-type="string">
            <text:p>pli-tv-kd12:1.2.27</text:p>
          </table:table-cell>
          <table:table-cell office:value-type="string">
            <text:p>Pārivāsikena, bhikkhave, bhikkhunā āgantukena ārocetabbaṃ,</text:p>
          </table:table-cell>
          <table:table-cell office:value-type="string">
            <text:p>He should inform about his status when he is newly arrived in a monastery. </text:p>
          </table:table-cell>
          <table:table-cell office:value-type="string">
            <text:p/>
          </table:table-cell>
          <table:table-cell office:value-type="string">
            <text:p>&lt;li&gt;{} </text:p>
          </table:table-cell>
          <table:table-cell office:value-type="string">
            <text:p>ms4V_382, msdiv77, sc9, vri90.79</text:p>
          </table:table-cell>
          <table:table-cell/>
        </table:table-row>
        <table:table-row>
          <table:table-cell office:value-type="string">
            <text:p>pli-tv-kd12:1.2.28</text:p>
          </table:table-cell>
          <table:table-cell office:value-type="string">
            <text:p>āgantukassa ārocetabbaṃ,</text:p>
          </table:table-cell>
          <table:table-cell office:value-type="string">
            <text:p>He should inform new arrivals of his status. </text:p>
          </table:table-cell>
          <table:table-cell office:value-type="string">
            <text:p/>
          </table:table-cell>
          <table:table-cell office:value-type="string">
            <text:p>{} </text:p>
          </table:table-cell>
          <table:table-cell/>
          <table:table-cell/>
        </table:table-row>
        <table:table-row>
          <table:table-cell office:value-type="string">
            <text:p>pli-tv-kd12:1.2.29</text:p>
          </table:table-cell>
          <table:table-cell office:value-type="string">
            <text:p>uposathe ārocetabbaṃ,</text:p>
          </table:table-cell>
          <table:table-cell office:value-type="string">
            <text:p>He should inform about his status on the observance-day. </text:p>
          </table:table-cell>
          <table:table-cell office:value-type="string">
            <text:p/>
          </table:table-cell>
          <table:table-cell office:value-type="string">
            <text:p>{} </text:p>
          </table:table-cell>
          <table:table-cell/>
          <table:table-cell/>
        </table:table-row>
        <table:table-row>
          <table:table-cell office:value-type="string">
            <text:p>pli-tv-kd12:1.2.30</text:p>
          </table:table-cell>
          <table:table-cell office:value-type="string">
            <text:p>pavāraṇāya ārocetabbaṃ.</text:p>
          </table:table-cell>
          <table:table-cell office:value-type="string">
            <text:p>He should inform about his status on the invitation day. </text:p>
          </table:table-cell>
          <table:table-cell office:value-type="string">
            <text:p/>
          </table:table-cell>
          <table:table-cell office:value-type="string">
            <text:p>{}</text:p>
          </table:table-cell>
          <table:table-cell/>
          <table:table-cell/>
        </table:table-row>
        <table:table-row>
          <table:table-cell office:value-type="string">
            <text:p>pli-tv-kd12:1.2.31</text:p>
          </table:table-cell>
          <table:table-cell office:value-type="string">
            <text:p>Sace gilāno hoti, dūtenapi ārocetabbaṃ.</text:p>
          </table:table-cell>
          <table:table-cell office:value-type="string">
            <text:p>If he is sick, he should inform about his status by messenger. </text:p>
          </table:table-cell>
          <table:table-cell office:value-type="string">
            <text:p/>
          </table:table-cell>
          <table:table-cell office:value-type="string">
            <text:p>{}&lt;/li&gt;</text:p>
          </table:table-cell>
          <table:table-cell/>
          <table:table-cell/>
        </table:table-row>
        <table:table-row>
          <table:table-cell office:value-type="string">
            <text:p>pli-tv-kd12:1.3.1</text:p>
          </table:table-cell>
          <table:table-cell office:value-type="string">
            <text:p>Na, bhikkhave, pārivāsikena bhikkhunā sabhikkhukā āvāsā abhikkhuko āvāso gantabbo, aññatra pakatattena, aññatra antarāyā.</text:p>
          </table:table-cell>
          <table:table-cell office:value-type="string">
            <text:p>He should not go from a monastery with monks to one without monks, except together with a regular monk or if there are dangers. </text:p>
          </table:table-cell>
          <table:table-cell office:value-type="string">
            <text:p/>
          </table:table-cell>
          <table:table-cell office:value-type="string">
            <text:p>&lt;li&gt;{}</text:p>
          </table:table-cell>
          <table:table-cell office:value-type="string">
            <text:p>ms4V_383, pts-cs1.3, sc10</text:p>
          </table:table-cell>
          <table:table-cell/>
        </table:table-row>
        <table:table-row>
          <table:table-cell office:value-type="string">
            <text:p>pli-tv-kd12:1.3.2</text:p>
          </table:table-cell>
          <table:table-cell office:value-type="string">
            <text:p>Na, bhikkhave, pārivāsikena bhikkhunā sabhikkhukā āvāsā abhikkhuko anāvāso gantabbo, aññatra pakatattena, aññatra antarāyā.</text:p>
          </table:table-cell>
          <table:table-cell office:value-type="string">
            <text:p>He should not go from a monastery with monks to a non-monastery without monks, except together with a regular monk or if there are dangers. </text:p>
          </table:table-cell>
          <table:table-cell office:value-type="string">
            <text:p/>
          </table:table-cell>
          <table:table-cell office:value-type="string">
            <text:p>{}</text:p>
          </table:table-cell>
          <table:table-cell office:value-type="string">
            <text:p>csp1ed4.84, csp2ed4.84, ms4V_384, sc11, sya6.131</text:p>
          </table:table-cell>
          <table:table-cell/>
        </table:table-row>
        <table:table-row>
          <table:table-cell office:value-type="string">
            <text:p>pli-tv-kd12:1.3.3</text:p>
          </table:table-cell>
          <table:table-cell office:value-type="string">
            <text:p>Na, bhikkhave, pārivāsikena bhikkhunā sabhikkhukā āvāsā abhikkhuko āvāso vā anāvāso vā gantabbo, aññatra pakatattena, aññatra antarāyā.</text:p>
          </table:table-cell>
          <table:table-cell office:value-type="string">
            <text:p>He should not go from a 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4</text:p>
          </table:table-cell>
          <table:table-cell office:value-type="string">
            <text:p>Na, bhikkhave, pārivāsikena bhikkhunā sabhikkhukā anāvāsā abhikkhuko āvāso gantabbo, aññatra pakatattena, aññatra antarāyā.</text:p>
          </table:table-cell>
          <table:table-cell office:value-type="string">
            <text:p>He should not go from a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bj4.162, cck6.118, ms4V_385, ndp4.69, sc12</text:p>
          </table:table-cell>
          <table:table-cell/>
        </table:table-row>
        <table:table-row>
          <table:table-cell office:value-type="string">
            <text:p>pli-tv-kd12:1.3.5</text:p>
          </table:table-cell>
          <table:table-cell office:value-type="string">
            <text:p>Na, bhikkhave, pārivāsikena bhikkhunā sabhikkhukā anāvāsā abhikkhuko anāvāso gantabbo, aññatra pakatattena, aññatra antarāyā.</text:p>
          </table:table-cell>
          <table:table-cell office:value-type="string">
            <text:p>He should not go from a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1.3.6</text:p>
          </table:table-cell>
          <table:table-cell office:value-type="string">
            <text:p>Na, bhikkhave, pārivāsikena bhikkhunā sabhikkhukā anāvāsā abhikkhuko āvāso vā anāvāso vā gantabbo, aññatra pakatattena, aññatra antarāyā.</text:p>
          </table:table-cell>
          <table:table-cell office:value-type="string">
            <text:p>He should not go from a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7</text:p>
          </table:table-cell>
          <table:table-cell office:value-type="string">
            <text:p>Na, bhikkhave, pārivāsikena bhikkhunā sabhikkhukā āvāsā vā anāvāsā vā abhikkhuko āvāso gantabbo, aññatra pakatattena, aññatra antarāyā.</text:p>
          </table:table-cell>
          <table:table-cell office:value-type="string">
            <text:p>He should not go from a monastery or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dr6.107, ms4V_386, sc13</text:p>
          </table:table-cell>
          <table:table-cell/>
        </table:table-row>
        <table:table-row>
          <table:table-cell office:value-type="string">
            <text:p>pli-tv-kd12:1.3.8</text:p>
          </table:table-cell>
          <table:table-cell office:value-type="string">
            <text:p>Na, bhikkhave, pārivāsikena bhikkhunā sabhikkhukā āvāsā vā anāvāsā vā abhikkhuko anāvāso gantabbo, aññatra pakatattena, aññatra antarāyā.</text:p>
          </table:table-cell>
          <table:table-cell office:value-type="string">
            <text:p>He should not go from a monastery or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1.3.9</text:p>
          </table:table-cell>
          <table:table-cell office:value-type="string">
            <text:p>Na, bhikkhave, pārivāsikena bhikkhunā sabhikkhukā āvāsā vā anāvāsā vā abhikkhuko āvāso vā anāvāso vā gantabbo, aññatra pakatattena, aññatra antarāyā.</text:p>
          </table:table-cell>
          <table:table-cell office:value-type="string">
            <text:p>He should not go from a monastery or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10</text:p>
          </table:table-cell>
          <table:table-cell office:value-type="string">
            <text:p>Na, bhikkhave, pārivāsikena bhikkhunā sabhikkhukā āvāsā sabhikkhuko āvāso gantabbo, yatthassu bhikkhū nānāsaṃvāsakā, aññatra pakatattena, aññatra antarāyā.</text:p>
          </table:table-cell>
          <table:table-cell office:value-type="string">
            <text:p>He should not go from a monastery with monks to one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ms4V_387, msdiv78, pts-vp-en5.47, sc14, sya6.132, vri90.80</text:p>
          </table:table-cell>
          <table:table-cell/>
        </table:table-row>
        <table:table-row>
          <table:table-cell office:value-type="string">
            <text:p>pli-tv-kd12:1.3.11</text:p>
          </table:table-cell>
          <table:table-cell office:value-type="string">
            <text:p>Na, bhikkhave, pārivāsikena bhikkhunā sabhikkhukā āvāsā sabhikkhuko anāvāso gantabbo, yatthassu bhikkhū nānāsaṃvāsakā, aññatra pakatattena, aññatra antarāyā.</text:p>
          </table:table-cell>
          <table:table-cell office:value-type="string">
            <text:p>He should not go from a 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1.3.12</text:p>
          </table:table-cell>
          <table:table-cell office:value-type="string">
            <text:p>Na, bhikkhave, pārivāsikena bhikkhunā sabhikkhukā āvāsā sabhikkhuko āvāso vā anāvāso vā gantabbo, yatthassu bhikkhū nānāsaṃvāsakā, aññatra pakatattena, aññatra antarāyā.</text:p>
          </table:table-cell>
          <table:table-cell office:value-type="string">
            <text:p>He should not go from a 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13</text:p>
          </table:table-cell>
          <table:table-cell office:value-type="string">
            <text:p>Na, bhikkhave, pārivāsikena bhikkhunā sabhikkhukā anāvāsā sabhikkhuko āvāso gantabbo, yatthassu bhikkhū nānāsaṃvāsakā, aññatra pakatattena, aññatra antarāyā.</text:p>
          </table:table-cell>
          <table:table-cell office:value-type="string">
            <text:p>He should not go from a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cck6.119, csp1ed4.85, csp2ed4.85, dr6.108, ms4V_388, pts-vp-pli2.33, sc15</text:p>
          </table:table-cell>
          <table:table-cell/>
        </table:table-row>
        <table:table-row>
          <table:table-cell office:value-type="string">
            <text:p>pli-tv-kd12:1.3.14</text:p>
          </table:table-cell>
          <table:table-cell office:value-type="string">
            <text:p>Na, bhikkhave, pārivāsikena bhikkhunā sabhikkhukā anāvāsā sabhikkhuko anāvāso gantabbo, yatthassu bhikkhū nānāsaṃvāsakā, aññatra pakatattena, aññatra antarāyā.</text:p>
          </table:table-cell>
          <table:table-cell office:value-type="string">
            <text:p>He should not go from a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1.3.15</text:p>
          </table:table-cell>
          <table:table-cell office:value-type="string">
            <text:p>Na, bhikkhave, pārivāsikena bhikkhunā sabhikkhukā anāvāsā sabhikkhuko āvāso vā anāvāso vā gantabbo, yatthassu bhikkhū nānāsaṃvāsakā, aññatra pakatattena, aññatra antarāyā.</text:p>
          </table:table-cell>
          <table:table-cell office:value-type="string">
            <text:p>He should not go from a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16</text:p>
          </table:table-cell>
          <table:table-cell office:value-type="string">
            <text:p>Na, bhikkhave, pārivāsikena bhikkhunā sabhikkhukā āvāsā vā anāvāsā vā sabhikkhuko āvāso gantabbo, yatthassu bhikkhū nānāsaṃvāsakā, aññatra pakatattena, aññatra antarāyā.</text:p>
          </table:table-cell>
          <table:table-cell office:value-type="string">
            <text:p>He should not go from a monastery or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bj4.164, ms4V_389, msdiv79, sc16, sya6.133</text:p>
          </table:table-cell>
          <table:table-cell/>
        </table:table-row>
        <table:table-row>
          <table:table-cell office:value-type="string">
            <text:p>pli-tv-kd12:1.3.17</text:p>
          </table:table-cell>
          <table:table-cell office:value-type="string">
            <text:p>Na, bhikkhave, pārivāsikena bhikkhunā sabhikkhukā āvāsā vā anāvāsā vā sabhikkhuko anāvāso gantabbo, yatthassu bhikkhū nānāsaṃvāsakā, aññatra pakatattena, aññatra antarāyā.</text:p>
          </table:table-cell>
          <table:table-cell office:value-type="string">
            <text:p>He should not go from a monastery or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1.3.18</text:p>
          </table:table-cell>
          <table:table-cell office:value-type="string">
            <text:p>Na, bhikkhave, pārivāsikena bhikkhunā sabhikkhukā āvāsā vā anāvāsā vā sabhikkhuko āvāso vā anāvāso vā gantabbo, yatthassu bhikkhū nānāsaṃvāsakā, aññatra pakatattena, aññatra antarāyā.</text:p>
          </table:table-cell>
          <table:table-cell office:value-type="string">
            <text:p>He should not go from a monastery or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1.3.19</text:p>
          </table:table-cell>
          <table:table-cell office:value-type="string">
            <text:p>Gantabbo, bhikkhave, pārivāsikena bhikkhunā sabhikkhukā āvāsā sabhikkhuko āvāso, yatthassu bhikkhū samānasaṃvāsakā, yaṃ jaññā sakkomi ajjeva gantunti.</text:p>
          </table:table-cell>
          <table:table-cell office:value-type="string">
            <text:p>He may go from a monastery with monks to one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390, msdiv80, sc17</text:p>
          </table:table-cell>
          <table:table-cell/>
        </table:table-row>
        <table:table-row>
          <table:table-cell office:value-type="string">
            <text:p>pli-tv-kd12:1.3.20</text:p>
          </table:table-cell>
          <table:table-cell office:value-type="string">
            <text:p>Gantabbo, bhikkhave, pārivāsikena bhikkhunā sabhikkhukā āvāsā sabhikkhuko anāvāso, yatthassu bhikkhū samānasaṃvāsakā, yaṃ jaññā sakkomi ajjeva gantunti.</text:p>
          </table:table-cell>
          <table:table-cell office:value-type="string">
            <text:p>He may go from a 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office:value-type="string">
            <text:p>ms4V_391, sc18</text:p>
          </table:table-cell>
          <table:table-cell/>
        </table:table-row>
        <table:table-row>
          <table:table-cell office:value-type="string">
            <text:p>pli-tv-kd12:1.3.21</text:p>
          </table:table-cell>
          <table:table-cell office:value-type="string">
            <text:p>Gantabbo, bhikkhave, pārivāsikena bhikkhunā sabhikkhukā āvāsā sabhikkhuko āvāso vā anāvāso vā, yatthassu bhikkhū samānasaṃvāsakā, yaṃ jaññā sakkomi ajjeva gantunti.</text:p>
          </table:table-cell>
          <table:table-cell office:value-type="string">
            <text:p>He may go from a 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392, ndp4.70, sc19</text:p>
          </table:table-cell>
          <table:table-cell/>
        </table:table-row>
        <table:table-row>
          <table:table-cell office:value-type="string">
            <text:p>pli-tv-kd12:1.3.22</text:p>
          </table:table-cell>
          <table:table-cell office:value-type="string">
            <text:p>Gantabbo, bhikkhave, pārivāsikena bhikkhunā sabhikkhukā anāvāsā sabhikkhuko āvāso, yatthassu bhikkhū samānasaṃvāsakā, yaṃ jaññā sakkomi ajjeva gantunti.</text:p>
          </table:table-cell>
          <table:table-cell office:value-type="string">
            <text:p>He may go from a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393, sc20, vri90.81</text:p>
          </table:table-cell>
          <table:table-cell/>
        </table:table-row>
        <table:table-row>
          <table:table-cell office:value-type="string">
            <text:p>pli-tv-kd12:1.3.23</text:p>
          </table:table-cell>
          <table:table-cell office:value-type="string">
            <text:p>Gantabbo, bhikkhave, pārivāsikena bhikkhunā sabhikkhukā anāvāsā sabhikkhuko anāvāso, yatthassu bhikkhū samānasaṃvāsakā, yaṃ jaññā sakkomi ajjeva gantunti.</text:p>
          </table:table-cell>
          <table:table-cell office:value-type="string">
            <text:p>He may go from a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office:value-type="string">
            <text:p>csp1ed4.86, csp2ed4.86, dr6.109, ms4V_394, sc21</text:p>
          </table:table-cell>
          <table:table-cell/>
        </table:table-row>
        <table:table-row>
          <table:table-cell office:value-type="string">
            <text:p>pli-tv-kd12:1.3.24</text:p>
          </table:table-cell>
          <table:table-cell office:value-type="string">
            <text:p>Gantabbo, bhikkhave, pārivāsikena bhikkhunā sabhikkhukā anāvāsā sabhikkhuko āvāso vā anāvāso vā, yatthassu bhikkhū samānasaṃvāsakā, yaṃ jaññā sakkomi ajjeva gantunti.</text:p>
          </table:table-cell>
          <table:table-cell office:value-type="string">
            <text:p>He may go from a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cck6.120, ms4V_395, sc22</text:p>
          </table:table-cell>
          <table:table-cell/>
        </table:table-row>
        <table:table-row>
          <table:table-cell office:value-type="string">
            <text:p>pli-tv-kd12:1.3.25</text:p>
          </table:table-cell>
          <table:table-cell office:value-type="string">
            <text:p>Gantabbo, bhikkhave, pārivāsikena bhikkhunā sabhikkhukā āvāsā vā anāvāsā vā sabhikkhuko āvāso, yatthassu bhikkhū samānasaṃvāsakā, yaṃ jaññā sakkomi ajjeva gantunti.</text:p>
          </table:table-cell>
          <table:table-cell office:value-type="string">
            <text:p>He may go from a monastery or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396, sc23</text:p>
          </table:table-cell>
          <table:table-cell/>
        </table:table-row>
        <table:table-row>
          <table:table-cell office:value-type="string">
            <text:p>pli-tv-kd12:1.3.26</text:p>
          </table:table-cell>
          <table:table-cell office:value-type="string">
            <text:p>Gantabbo, bhikkhave, pārivāsikena bhikkhunā sabhikkhukā āvāsā vā anāvāsā vā sabhikkhuko anāvāso, yatthassu bhikkhū samānasaṃvāsakā, yaṃ jaññā sakkomi ajjeva gantunti.</text:p>
          </table:table-cell>
          <table:table-cell office:value-type="string">
            <text:p>He may go from a monastery or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office:value-type="string">
            <text:p>ms4V_397, sc24, sya6.134</text:p>
          </table:table-cell>
          <table:table-cell/>
        </table:table-row>
        <table:table-row>
          <table:table-cell office:value-type="string">
            <text:p>pli-tv-kd12:1.3.27</text:p>
          </table:table-cell>
          <table:table-cell office:value-type="string">
            <text:p>Gantabbo, bhikkhave, pārivāsikena bhikkhunā sabhikkhukā āvāsā vā anāvāsā vā sabhikkhuko āvāso vā anāvāso vā, yatthassu bhikkhū samānasaṃvāsakā, yaṃ jaññā sakkomi ajjeva gantunti.</text:p>
          </table:table-cell>
          <table:table-cell office:value-type="string">
            <text:p>He may go from a monastery or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398, sc25</text:p>
          </table:table-cell>
          <table:table-cell/>
        </table:table-row>
        <table:table-row>
          <table:table-cell office:value-type="string">
            <text:p>pli-tv-kd12:1.4.1</text:p>
          </table:table-cell>
          <table:table-cell office:value-type="string">
            <text:p>Na, bhikkhave, pārivāsikena bhikkhunā pakatattena bhikkhunā saddhiṃ ekacchanne āvāse vatthabbaṃ,</text:p>
          </table:table-cell>
          <table:table-cell office:value-type="string">
            <text:p>He should not, in a monastery, stay in the same room as a regular monk. </text:p>
          </table:table-cell>
          <table:table-cell office:value-type="string">
            <text:p/>
          </table:table-cell>
          <table:table-cell office:value-type="string">
            <text:p>&lt;li&gt;{}&lt;/li&gt;</text:p>
          </table:table-cell>
          <table:table-cell office:value-type="string">
            <text:p>bj4.166, ms4V_399, msdiv81, pts-cs1.4, sc26</text:p>
          </table:table-cell>
          <table:table-cell/>
        </table:table-row>
        <table:table-row>
          <table:table-cell office:value-type="string">
            <text:p>pli-tv-kd12:1.4.2</text:p>
          </table:table-cell>
          <table:table-cell office:value-type="string">
            <text:p>na ekacchanne anāvāse vatthabbaṃ,</text:p>
          </table:table-cell>
          <table:table-cell office:value-type="string">
            <text:p>He should not, in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4.3</text:p>
          </table:table-cell>
          <table:table-cell office:value-type="string">
            <text:p>na ekacchanne āvāse vā anāvāse vā vatthabbaṃ.</text:p>
          </table:table-cell>
          <table:table-cell office:value-type="string">
            <text:p>He should not, in a monastery or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4.4</text:p>
          </table:table-cell>
          <table:table-cell office:value-type="string">
            <text:p>Pakatattaṃ bhikkhuṃ disvā āsanā vuṭṭhātabbaṃ.</text:p>
          </table:table-cell>
          <table:table-cell office:value-type="string">
            <text:p>If he sees a regular monk, he should get up from his seat. </text:p>
          </table:table-cell>
          <table:table-cell office:value-type="string">
            <text:p/>
          </table:table-cell>
          <table:table-cell office:value-type="string">
            <text:p>&lt;li&gt;{}&lt;/li&gt;</text:p>
          </table:table-cell>
          <table:table-cell/>
          <table:table-cell/>
        </table:table-row>
        <table:table-row>
          <table:table-cell office:value-type="string">
            <text:p>pli-tv-kd12:1.4.5</text:p>
          </table:table-cell>
          <table:table-cell office:value-type="string">
            <text:p>Pakatatto bhikkhu āsanena nimantetabbo.</text:p>
          </table:table-cell>
          <table:table-cell office:value-type="string">
            <text:p>He should offer a seat to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4.6</text:p>
          </table:table-cell>
          <table:table-cell office:value-type="string">
            <text:p>Na pakatattena bhikkhunā saddhiṃ ekāsane nisīditabbaṃ, </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1.4.7</text:p>
          </table:table-cell>
          <table:table-cell office:value-type="string">
            <text:p>na nīce āsane nisinne ucce āsane nisīditabbaṃ, </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1.4.8</text:p>
          </table:table-cell>
          <table:table-cell office:value-type="string">
            <text:p>na chamāyaṃ nisinne āsane nisīditabbaṃ; </text:p>
          </table:table-cell>
          <table:table-cell office:value-type="string">
            <text:p>He should not sit on a seat when a regular monk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1.4.9</text:p>
          </table:table-cell>
          <table:table-cell office:value-type="string">
            <text:p>na ekacaṅkame caṅkamitabbaṃ, </text:p>
          </table:table-cell>
          <table:table-cell office:value-type="string">
            <text:p>He should not walk on the same walking-path as a regular monk. </text:p>
          </table:table-cell>
          <table:table-cell office:value-type="string">
            <text:p/>
          </table:table-cell>
          <table:table-cell office:value-type="string">
            <text:p>&lt;li&gt;{}&lt;/li&gt;</text:p>
          </table:table-cell>
          <table:table-cell office:value-type="string">
            <text:p>pts-vp-en5.48</text:p>
          </table:table-cell>
          <table:table-cell/>
        </table:table-row>
        <table:table-row>
          <table:table-cell office:value-type="string">
            <text:p>pli-tv-kd12:1.4.10</text:p>
          </table:table-cell>
          <table:table-cell office:value-type="string">
            <text:p>na nīce caṅkame caṅkamante ucce caṅkame caṅkamitabbaṃ,</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office:value-type="string">
            <text:p/>
          </table:table-cell>
          <table:table-cell office:value-type="string">
            <text:p>caṅkamante → caṅkamantaṃ (aṭṭhakathāyaṃ saṃvaṇṇetabbapāṭho)</text:p>
          </table:table-cell>
        </table:table-row>
        <table:table-row>
          <table:table-cell office:value-type="string">
            <text:p>pli-tv-kd12:1.4.11</text:p>
          </table:table-cell>
          <table:table-cell office:value-type="string">
            <text:p>na chamāyaṃ caṅkamante caṅkame caṅkamitabbaṃ.</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1.4.12</text:p>
          </table:table-cell>
          <table:table-cell office:value-type="string">
            <text:p>Na, bhikkhave, pārivāsikena bhikkhunā pārivāsikena vuḍḍhatarena bhikkhunā saddhiṃ …pe…</text:p>
          </table:table-cell>
          <table:table-cell office:value-type="string">
            <text:p>He should not, in a monastery, stay in the same room as a more senior monk on probation. … </text:p>
          </table:table-cell>
          <table:table-cell office:value-type="string">
            <text:p/>
          </table:table-cell>
          <table:table-cell office:value-type="string">
            <text:p>&lt;li&gt;{}&lt;/li&gt;</text:p>
          </table:table-cell>
          <table:table-cell office:value-type="string">
            <text:p>cck6.121, csp1ed4.87, csp2ed4.87, dr6.110, ms4V_400, msdiv82, sc27, sya6.135, vri90.82</text:p>
          </table:table-cell>
          <table:table-cell/>
        </table:table-row>
        <table:table-row>
          <table:table-cell office:value-type="string">
            <text:p>pli-tv-kd12:1.4.13</text:p>
          </table:table-cell>
          <table:table-cell office:value-type="string">
            <text:p>mūlāyapaṭikassanārahena bhikkhunā saddhiṃ …pe…</text:p>
          </table:table-cell>
          <table:table-cell office:value-type="string">
            <text:p>He should not, in a monastery, stay in the same room as a monk deserving to be sent back to the beginning. … </text:p>
          </table:table-cell>
          <table:table-cell office:value-type="string">
            <text:p/>
          </table:table-cell>
          <table:table-cell office:value-type="string">
            <text:p>&lt;li value='55'&gt;{}&lt;/li&gt;</text:p>
          </table:table-cell>
          <table:table-cell/>
          <table:table-cell/>
        </table:table-row>
        <table:table-row>
          <table:table-cell office:value-type="string">
            <text:p>pli-tv-kd12:1.4.14</text:p>
          </table:table-cell>
          <table:table-cell office:value-type="string">
            <text:p>mānattārahena bhikkhunā saddhiṃ …pe…</text:p>
          </table:table-cell>
          <table:table-cell office:value-type="string">
            <text:p>He should not, in a monastery, stay in the same room as a monk deserving to be given the trial period. … </text:p>
          </table:table-cell>
          <table:table-cell office:value-type="string">
            <text:p/>
          </table:table-cell>
          <table:table-cell office:value-type="string">
            <text:p>&lt;li value='64'&gt;{}&lt;/li&gt;</text:p>
          </table:table-cell>
          <table:table-cell/>
          <table:table-cell/>
        </table:table-row>
        <table:table-row>
          <table:table-cell office:value-type="string">
            <text:p>pli-tv-kd12:1.4.15</text:p>
          </table:table-cell>
          <table:table-cell office:value-type="string">
            <text:p>mānattacārikena bhikkhunā saddhiṃ …pe…</text:p>
          </table:table-cell>
          <table:table-cell office:value-type="string">
            <text:p>He should not, in a monastery, stay in the same room as a monk undertaking the trial period. … </text:p>
          </table:table-cell>
          <table:table-cell office:value-type="string">
            <text:p/>
          </table:table-cell>
          <table:table-cell office:value-type="string">
            <text:p>&lt;li&gt;{}&lt;/li&gt;</text:p>
          </table:table-cell>
          <table:table-cell/>
          <table:table-cell/>
        </table:table-row>
        <table:table-row>
          <table:table-cell office:value-type="string">
            <text:p>pli-tv-kd12:1.4.16</text:p>
          </table:table-cell>
          <table:table-cell office:value-type="string">
            <text:p>abbhānārahena bhikkhunā saddhiṃ ekacchanne āvāse vatthabbaṃ,</text:p>
          </table:table-cell>
          <table:table-cell office:value-type="string">
            <text:p>He should not, in a monastery, stay in the same room as a monk deserving rehabilitation. </text:p>
          </table:table-cell>
          <table:table-cell office:value-type="string">
            <text:p/>
          </table:table-cell>
          <table:table-cell office:value-type="string">
            <text:p>&lt;li value='82'&gt;{}&lt;/li&gt;</text:p>
          </table:table-cell>
          <table:table-cell/>
          <table:table-cell/>
        </table:table-row>
        <table:table-row>
          <table:table-cell office:value-type="string">
            <text:p>pli-tv-kd12:1.4.17</text:p>
          </table:table-cell>
          <table:table-cell office:value-type="string">
            <text:p>na ekacchanne anāvāse vatthabbaṃ,</text:p>
          </table:table-cell>
          <table:table-cell office:value-type="string">
            <text:p>He should not, in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18</text:p>
          </table:table-cell>
          <table:table-cell office:value-type="string">
            <text:p>na ekacchanne āvāse vā anāvāse vā vatthabbaṃ;</text:p>
          </table:table-cell>
          <table:table-cell office:value-type="string">
            <text:p>He should not, in a monastery or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19</text:p>
          </table:table-cell>
          <table:table-cell office:value-type="string">
            <text:p>na ekāsane nisīditabbaṃ,</text:p>
          </table:table-cell>
          <table:table-cell office:value-type="string">
            <text:p>He should not sit on the same seat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20</text:p>
          </table:table-cell>
          <table:table-cell office:value-type="string">
            <text:p>na nīce āsane nisinne ucce āsane nisīditabbaṃ,</text:p>
          </table:table-cell>
          <table:table-cell office:value-type="string">
            <text:p>He should not sit on a higher seat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21</text:p>
          </table:table-cell>
          <table:table-cell office:value-type="string">
            <text:p>na chamāyaṃ nisinne āsane nisīditabbaṃ;</text:p>
          </table:table-cell>
          <table:table-cell office:value-type="string">
            <text:p>He should not sit on a seat when a monk deserving rehabilitation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1.4.22</text:p>
          </table:table-cell>
          <table:table-cell office:value-type="string">
            <text:p>na ekacaṅkame caṅkamitabbaṃ,</text:p>
          </table:table-cell>
          <table:table-cell office:value-type="string">
            <text:p>He should not walk on the same walking-path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23</text:p>
          </table:table-cell>
          <table:table-cell office:value-type="string">
            <text:p>na nīce caṅkame caṅkamante ucce caṅkame caṅkamitabbaṃ,</text:p>
          </table:table-cell>
          <table:table-cell office:value-type="string">
            <text:p>He should not walk on a higher walking-path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1.4.24</text:p>
          </table:table-cell>
          <table:table-cell office:value-type="string">
            <text:p>na chamāyaṃ caṅkamante caṅkame caṅkamitabbaṃ.</text:p>
          </table:table-cell>
          <table:table-cell office:value-type="string">
            <text:p>He should not walk on a walking-path when a monk deserving rehabilitation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1.4.25</text:p>
          </table:table-cell>
          <table:table-cell office:value-type="string">
            <text:p>Pārivāsikacatuttho ce, bhikkhave, parivāsaṃ dadeyya,</text:p>
          </table:table-cell>
          <table:table-cell office:value-type="string">
            <text:p>If, as the fourth member of a group, he gives probation, </text:p>
          </table:table-cell>
          <table:table-cell office:value-type="string">
            <text:p/>
          </table:table-cell>
          <table:table-cell office:value-type="string">
            <text:p>&lt;li&gt;{}&lt;/li&gt;</text:p>
          </table:table-cell>
          <table:table-cell office:value-type="string">
            <text:p>ms4V_401, ndp4.71, sc28</text:p>
          </table:table-cell>
          <table:table-cell/>
        </table:table-row>
        <table:table-row>
          <table:table-cell office:value-type="string">
            <text:p>pli-tv-kd12:1.4.26</text:p>
          </table:table-cell>
          <table:table-cell office:value-type="string">
            <text:p>mūlāya paṭikasseyya,</text:p>
          </table:table-cell>
          <table:table-cell office:value-type="string">
            <text:p>sends back to the beginning, </text:p>
          </table:table-cell>
          <table:table-cell office:value-type="string">
            <text:p/>
          </table:table-cell>
          <table:table-cell office:value-type="string">
            <text:p>&lt;li&gt;{}&lt;/li&gt;</text:p>
          </table:table-cell>
          <table:table-cell/>
          <table:table-cell/>
        </table:table-row>
        <table:table-row>
          <table:table-cell office:value-type="string">
            <text:p>pli-tv-kd12:1.4.27</text:p>
          </table:table-cell>
          <table:table-cell office:value-type="string">
            <text:p>mānattaṃ dadeyya,</text:p>
          </table:table-cell>
          <table:table-cell office:value-type="string">
            <text:p>or gives the trial period, </text:p>
          </table:table-cell>
          <table:table-cell office:value-type="string">
            <text:p/>
          </table:table-cell>
          <table:table-cell office:value-type="string">
            <text:p>&lt;li&gt;{}&lt;/li&gt;</text:p>
          </table:table-cell>
          <table:table-cell/>
          <table:table-cell/>
        </table:table-row>
        <table:table-row>
          <table:table-cell office:value-type="string">
            <text:p>pli-tv-kd12:1.4.28</text:p>
          </table:table-cell>
          <table:table-cell office:value-type="string">
            <text:p>taṃvīso abbheyya, akammaṃ, na ca karaṇīyan”ti.</text:p>
          </table:table-cell>
          <table:table-cell office:value-type="string">
            <text:p>or as the twentieth member of a group, he rehabilitates, it is invalid and not to be done.” </text:p>
          </table:table-cell>
          <table:table-cell office:value-type="string">
            <text:p/>
          </table:table-cell>
          <table:table-cell office:value-type="string">
            <text:p>&lt;li&gt;{}&lt;/li&gt;&lt;/ol&gt;</text:p>
          </table:table-cell>
          <table:table-cell office:value-type="string">
            <text:p/>
          </table:table-cell>
          <table:table-cell office:value-type="string">
            <text:p>akammaṃ → akammaṃ taṃ (sya-all)</text:p>
          </table:table-cell>
        </table:table-row>
        <table:table-row>
          <table:table-cell office:value-type="string">
            <text:p>pli-tv-kd12:1.4.29</text:p>
          </table:table-cell>
          <table:table-cell office:value-type="string">
            <text:p>Catunnavutipārivāsikavattaṃ niṭṭhitaṃ.</text:p>
          </table:table-cell>
          <table:table-cell office:value-type="string">
            <text:p>The ninety-four kinds of proper conduct for one on probation are finished. </text:p>
          </table:table-cell>
          <table:table-cell office:value-type="string">
            <text:p/>
          </table:table-cell>
          <table:table-cell office:value-type="string">
            <text:p>&lt;p class='end'&gt;{}&lt;/p&gt;</text:p>
          </table:table-cell>
          <table:table-cell office:value-type="string">
            <text:p>ms4V_402, sc29</text:p>
          </table:table-cell>
          <table:table-cell/>
        </table:table-row>
        <table:table-row>
          <table:table-cell office:value-type="string">
            <text:p>pli-tv-kd12:2.1.1</text:p>
          </table:table-cell>
          <table:table-cell office:value-type="string">
            <text:p>Atha kho āyasmā upāli yena bhagavā tenupasaṅkami.</text:p>
          </table:table-cell>
          <table:table-cell office:value-type="string">
            <text:p>Soon afterwards Venerable Upāli approached the Buddha, </text:p>
          </table:table-cell>
          <table:table-cell office:value-type="string">
            <text:p/>
          </table:table-cell>
          <table:table-cell office:value-type="string">
            <text:p>&lt;p&gt;{}</text:p>
          </table:table-cell>
          <table:table-cell office:value-type="string">
            <text:p>ms4V_403, msdiv83, pts-cs2.1, pts-vp-pli2.34, sc30</text:p>
          </table:table-cell>
          <table:table-cell/>
        </table:table-row>
        <table:table-row>
          <table:table-cell office:value-type="string">
            <text:p>pli-tv-kd12:2.1.2</text:p>
          </table:table-cell>
          <table:table-cell office:value-type="string">
            <text:p>Upasaṅkamitvā bhagavantaṃ abhivādetvā ekamantaṃ nisīdi.</text:p>
          </table:table-cell>
          <table:table-cell office:value-type="string">
            <text:p>bowed, sat down, </text:p>
          </table:table-cell>
          <table:table-cell office:value-type="string">
            <text:p/>
          </table:table-cell>
          <table:table-cell office:value-type="string">
            <text:p>{}</text:p>
          </table:table-cell>
          <table:table-cell/>
          <table:table-cell/>
        </table:table-row>
        <table:table-row>
          <table:table-cell office:value-type="string">
            <text:p>pli-tv-kd12:2.1.3</text:p>
          </table:table-cell>
          <table:table-cell office:value-type="string">
            <text:p>Ekamantaṃ nisinno kho āyasmā upāli bhagavantaṃ etadavoca—</text:p>
          </table:table-cell>
          <table:table-cell office:value-type="string">
            <text:p>and said, </text:p>
          </table:table-cell>
          <table:table-cell office:value-type="string">
            <text:p/>
          </table:table-cell>
          <table:table-cell office:value-type="string">
            <text:p>{}</text:p>
          </table:table-cell>
          <table:table-cell/>
          <table:table-cell/>
        </table:table-row>
        <table:table-row>
          <table:table-cell office:value-type="string">
            <text:p>pli-tv-kd12:2.1.4</text:p>
          </table:table-cell>
          <table:table-cell office:value-type="string">
            <text:p>“kati nu kho, bhante, pārivāsikassa bhikkhuno ratticchedā”ti?</text:p>
          </table:table-cell>
          <table:table-cell office:value-type="string">
            <text:p>“How many things are there, Venerable Sir, that stop a monk on probation from counting a particular day toward his probationary period?” </text:p>
          </table:table-cell>
          <table:table-cell office:value-type="string">
            <text:p/>
          </table:table-cell>
          <table:table-cell office:value-type="string">
            <text:p>{}&lt;/p&gt;</text:p>
          </table:table-cell>
          <table:table-cell/>
          <table:table-cell/>
        </table:table-row>
        <table:table-row>
          <table:table-cell office:value-type="string">
            <text:p>pli-tv-kd12:2.1.5</text:p>
          </table:table-cell>
          <table:table-cell office:value-type="string">
            <text:p>“Tayo kho, upāli, pārivāsikassa bhikkhuno ratticchedā.</text:p>
          </table:table-cell>
          <table:table-cell office:value-type="string">
            <text:p>“There are three such things, Upāli: </text:p>
          </table:table-cell>
          <table:table-cell office:value-type="string">
            <text:p/>
          </table:table-cell>
          <table:table-cell office:value-type="string">
            <text:p>&lt;p class='rule'&gt;{}</text:p>
          </table:table-cell>
          <table:table-cell/>
          <table:table-cell/>
        </table:table-row>
        <table:table-row>
          <table:table-cell office:value-type="string">
            <text:p>pli-tv-kd12:2.1.6</text:p>
          </table:table-cell>
          <table:table-cell office:value-type="string">
            <text:p>Sahavāso, vippavāso, anārocanā—</text:p>
          </table:table-cell>
          <table:table-cell office:value-type="string">
            <text:p>he stays in the same room as a regular monk; he stays apart from other monks; he doesn’t inform other monks of his status.” </text:p>
          </table:table-cell>
          <table:table-cell office:value-type="string">
            <text:p/>
          </table:table-cell>
          <table:table-cell office:value-type="string">
            <text:p>{}</text:p>
          </table:table-cell>
          <table:table-cell office:value-type="string">
            <text:p>pts-vp-en5.49</text:p>
          </table:table-cell>
          <table:table-cell/>
        </table:table-row>
        <table:table-row>
          <table:table-cell office:value-type="string">
            <text:p>pli-tv-kd12:2.1.7</text:p>
          </table:table-cell>
          <table:table-cell office:value-type="string">
            <text:p>ime kho, upāli, tayo pārivāsikassa bhikkhuno ratticchedā”ti.</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3.1.1</text:p>
          </table:table-cell>
          <table:table-cell office:value-type="string">
            <text:p>Tena kho pana samayena sāvatthiyaṃ mahābhikkhusaṃgho sannipatito hoti.</text:p>
          </table:table-cell>
          <table:table-cell office:value-type="string">
            <text:p>On one occasion a large sangha of monks had assembled at Sāvatthī. </text:p>
          </table:table-cell>
          <table:table-cell office:value-type="string">
            <text:p/>
          </table:table-cell>
          <table:table-cell office:value-type="string">
            <text:p>&lt;p&gt;{}</text:p>
          </table:table-cell>
          <table:table-cell office:value-type="string">
            <text:p>bj4.168, cck6.122, dr6.111, ms4V_404, msdiv84, pts-cs3.1, sc31, sya6.136</text:p>
          </table:table-cell>
          <table:table-cell/>
        </table:table-row>
        <table:table-row>
          <table:table-cell office:value-type="string">
            <text:p>pli-tv-kd12:3.1.2</text:p>
          </table:table-cell>
          <table:table-cell office:value-type="string">
            <text:p>Na sakkonti pārivāsikā bhikkhū parivāsaṃ sodhetuṃ.</text:p>
          </table:table-cell>
          <table:table-cell office:value-type="string">
            <text:p>The monks on probation were not able to fulfill their probationary duties. </text:p>
          </table:table-cell>
          <table:table-cell office:value-type="string">
            <text:p/>
          </table:table-cell>
          <table:table-cell office:value-type="string">
            <text:p>{}</text:p>
          </table:table-cell>
          <table:table-cell/>
          <table:table-cell/>
        </table:table-row>
        <table:table-row>
          <table:table-cell office:value-type="string">
            <text:p>pli-tv-kd12:3.1.3</text:p>
          </table:table-cell>
          <table:table-cell office:value-type="string">
            <text:p>Bhagavato etamatthaṃ ārocesuṃ.</text:p>
          </table:table-cell>
          <table:table-cell office:value-type="string">
            <text:p>They told the Buddha and he said, </text:p>
          </table:table-cell>
          <table:table-cell office:value-type="string">
            <text:p/>
          </table:table-cell>
          <table:table-cell office:value-type="string">
            <text:p>{}&lt;/p&gt;</text:p>
          </table:table-cell>
          <table:table-cell office:value-type="string">
            <text:p/>
          </table:table-cell>
          <table:table-cell office:value-type="string">
            <text:p>Bhagavato → te bhikkhū bhagavato (sya-all)</text:p>
          </table:table-cell>
        </table:table-row>
        <table:table-row>
          <table:table-cell office:value-type="string">
            <text:p>pli-tv-kd12:3.1.4</text:p>
          </table:table-cell>
          <table:table-cell office:value-type="string">
            <text:p>“Anujānāmi, bhikkhave, parivāsaṃ nikkhipituṃ.</text:p>
          </table:table-cell>
          <table:table-cell office:value-type="string">
            <text:p>“I allow you to set aside the probation. </text:p>
          </table:table-cell>
          <table:table-cell office:value-type="string">
            <text:p/>
          </table:table-cell>
          <table:table-cell office:value-type="string">
            <text:p>&lt;p class='rule'&gt;{}&lt;/p&gt;</text:p>
          </table:table-cell>
          <table:table-cell/>
          <table:table-cell/>
        </table:table-row>
        <table:table-row>
          <table:table-cell office:value-type="string">
            <text:p>pli-tv-kd12:3.1.5</text:p>
          </table:table-cell>
          <table:table-cell office:value-type="string">
            <text:p>Evañca pana, bhikkhave, nikkhipitabbo.</text:p>
          </table:table-cell>
          <table:table-cell office:value-type="string">
            <text:p>And it should be done in this way. </text:p>
          </table:table-cell>
          <table:table-cell office:value-type="string">
            <text:p/>
          </table:table-cell>
          <table:table-cell office:value-type="string">
            <text:p>&lt;p&gt;{}</text:p>
          </table:table-cell>
          <table:table-cell/>
          <table:table-cell/>
        </table:table-row>
        <table:table-row>
          <table:table-cell office:value-type="string">
            <text:p>pli-tv-kd12:3.1.6</text:p>
          </table:table-cell>
          <table:table-cell office:value-type="string">
            <text:p>Tena pārivāsikena bhikkhunā ekaṃ bhikkhuṃ upasaṅkamitvā ekaṃsaṃ uttarāsaṅgaṃ karitvā ukkuṭikaṃ nisīditvā añjaliṃ paggahetvā evamassa vacanīyo—</text:p>
          </table:table-cell>
          <table:table-cell office:value-type="string">
            <text:p>The monk on probation should approach a monk, put his upper robe over one shoulder, squat on his heels, put the palms of his hands together, and say, </text:p>
          </table:table-cell>
          <table:table-cell office:value-type="string">
            <text:p/>
          </table:table-cell>
          <table:table-cell office:value-type="string">
            <text:p>{}</text:p>
          </table:table-cell>
          <table:table-cell/>
          <table:table-cell/>
        </table:table-row>
        <table:table-row>
          <table:table-cell office:value-type="string">
            <text:p>pli-tv-kd12:3.1.7</text:p>
          </table:table-cell>
          <table:table-cell office:value-type="string">
            <text:p>‘parivāsaṃ nikkhipāmī’ti.</text:p>
          </table:table-cell>
          <table:table-cell office:value-type="string">
            <text:p>‘I set aside the probation,’ </text:p>
          </table:table-cell>
          <table:table-cell office:value-type="string">
            <text:p/>
          </table:table-cell>
          <table:table-cell office:value-type="string">
            <text:p>{}</text:p>
          </table:table-cell>
          <table:table-cell/>
          <table:table-cell/>
        </table:table-row>
        <table:table-row>
          <table:table-cell office:value-type="string">
            <text:p>pli-tv-kd12:3.1.8</text:p>
          </table:table-cell>
          <table:table-cell office:value-type="string">
            <text:p>Nikkhitto hoti parivāso.</text:p>
          </table:table-cell>
          <table:table-cell office:value-type="string">
            <text:p/>
          </table:table-cell>
          <table:table-cell office:value-type="string">
            <text:p/>
          </table:table-cell>
          <table:table-cell office:value-type="string">
            <text:p>{}</text:p>
          </table:table-cell>
          <table:table-cell/>
          <table:table-cell/>
        </table:table-row>
        <table:table-row>
          <table:table-cell office:value-type="string">
            <text:p>pli-tv-kd12:3.1.9</text:p>
          </table:table-cell>
          <table:table-cell office:value-type="string">
            <text:p>‘Vattaṃ nikkhipāmī’ti.</text:p>
          </table:table-cell>
          <table:table-cell office:value-type="string">
            <text:p>or ‘I set aside the proper conduct.’” </text:p>
          </table:table-cell>
          <table:table-cell office:value-type="string">
            <text:p/>
          </table:table-cell>
          <table:table-cell office:value-type="string">
            <text:p>{}</text:p>
          </table:table-cell>
          <table:table-cell/>
          <table:table-cell/>
        </table:table-row>
        <table:table-row>
          <table:table-cell office:value-type="string">
            <text:p>pli-tv-kd12:3.1.10</text:p>
          </table:table-cell>
          <table:table-cell office:value-type="string">
            <text:p>Nikkhitto hoti parivāso”.</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3.2.1</text:p>
          </table:table-cell>
          <table:table-cell office:value-type="string">
            <text:p>Tena kho pana samayena sāvatthiyā bhikkhū tahaṃ tahaṃ pakkamiṃsu.</text:p>
          </table:table-cell>
          <table:table-cell office:value-type="string">
            <text:p>Soon afterwards the monks at Sāvatthī left in various directions. </text:p>
          </table:table-cell>
          <table:table-cell office:value-type="string">
            <text:p/>
          </table:table-cell>
          <table:table-cell office:value-type="string">
            <text:p>&lt;p&gt;{}</text:p>
          </table:table-cell>
          <table:table-cell office:value-type="string">
            <text:p>csp1ed4.88, csp2ed4.88, ms4V_405, msdiv85, pts-cs3.2, sc32, vri90.83</text:p>
          </table:table-cell>
          <table:table-cell/>
        </table:table-row>
        <table:table-row>
          <table:table-cell office:value-type="string">
            <text:p>pli-tv-kd12:3.2.2</text:p>
          </table:table-cell>
          <table:table-cell office:value-type="string">
            <text:p>Sakkonti pārivāsikā bhikkhū parivāsaṃ sodhetuṃ.</text:p>
          </table:table-cell>
          <table:table-cell office:value-type="string">
            <text:p>The monks on probation were again able to fulfill their probationary duties. </text:p>
          </table:table-cell>
          <table:table-cell office:value-type="string">
            <text:p/>
          </table:table-cell>
          <table:table-cell office:value-type="string">
            <text:p>{}</text:p>
          </table:table-cell>
          <table:table-cell/>
          <table:table-cell/>
        </table:table-row>
        <table:table-row>
          <table:table-cell office:value-type="string">
            <text:p>pli-tv-kd12:3.2.3</text:p>
          </table:table-cell>
          <table:table-cell office:value-type="string">
            <text:p>Bhagavato etamatthaṃ ārocesuṃ.</text:p>
          </table:table-cell>
          <table:table-cell office:value-type="string">
            <text:p>They told the Buddha and he said, </text:p>
          </table:table-cell>
          <table:table-cell office:value-type="string">
            <text:p/>
          </table:table-cell>
          <table:table-cell office:value-type="string">
            <text:p>{}&lt;/p&gt;</text:p>
          </table:table-cell>
          <table:table-cell/>
          <table:table-cell/>
        </table:table-row>
        <table:table-row>
          <table:table-cell office:value-type="string">
            <text:p>pli-tv-kd12:3.2.4</text:p>
          </table:table-cell>
          <table:table-cell office:value-type="string">
            <text:p>“Anujānāmi, bhikkhave, parivāsaṃ samādiyituṃ.</text:p>
          </table:table-cell>
          <table:table-cell office:value-type="string">
            <text:p>“I allow you to take up the probation. </text:p>
          </table:table-cell>
          <table:table-cell office:value-type="string">
            <text:p/>
          </table:table-cell>
          <table:table-cell office:value-type="string">
            <text:p>&lt;p class='rule'&gt;{}&lt;/p&gt;</text:p>
          </table:table-cell>
          <table:table-cell office:value-type="string">
            <text:p/>
          </table:table-cell>
          <table:table-cell office:value-type="string">
            <text:p>samādiyituṃ → samādātuṃ (sya-all, km); samādituṃ (pts1ed)</text:p>
          </table:table-cell>
        </table:table-row>
        <table:table-row>
          <table:table-cell office:value-type="string">
            <text:p>pli-tv-kd12:3.2.5</text:p>
          </table:table-cell>
          <table:table-cell office:value-type="string">
            <text:p>Evañca pana, bhikkhave, samādiyitabbo.</text:p>
          </table:table-cell>
          <table:table-cell office:value-type="string">
            <text:p>And it should be done in this way. </text:p>
          </table:table-cell>
          <table:table-cell office:value-type="string">
            <text:p/>
          </table:table-cell>
          <table:table-cell office:value-type="string">
            <text:p>&lt;p&gt;{}</text:p>
          </table:table-cell>
          <table:table-cell office:value-type="string">
            <text:p/>
          </table:table-cell>
          <table:table-cell office:value-type="string">
            <text:p>samādiyitabbo → samāditabbo (bj, sya-all, km, pts1ed)</text:p>
          </table:table-cell>
        </table:table-row>
        <table:table-row>
          <table:table-cell office:value-type="string">
            <text:p>pli-tv-kd12:3.2.6</text:p>
          </table:table-cell>
          <table:table-cell office:value-type="string">
            <text:p>Tena pārivāsikena bhikkhunā ekaṃ bhikkhuṃ upasaṅkamitvā ekaṃsaṃ uttarāsaṅgaṃ karitvā ukkuṭikaṃ nisīditvā añjaliṃ paggahetvā evamassa vacanīyo—</text:p>
          </table:table-cell>
          <table:table-cell office:value-type="string">
            <text:p>The monk on probation should approach a monk, put his upper robe over one shoulder, squat on his heels, put the palms of his hands together, and say, </text:p>
          </table:table-cell>
          <table:table-cell office:value-type="string">
            <text:p/>
          </table:table-cell>
          <table:table-cell office:value-type="string">
            <text:p>{}</text:p>
          </table:table-cell>
          <table:table-cell/>
          <table:table-cell/>
        </table:table-row>
        <table:table-row>
          <table:table-cell office:value-type="string">
            <text:p>pli-tv-kd12:3.2.7</text:p>
          </table:table-cell>
          <table:table-cell office:value-type="string">
            <text:p>‘parivāsaṃ samādiyāmī’ti.</text:p>
          </table:table-cell>
          <table:table-cell office:value-type="string">
            <text:p>‘I take up the probation,’ </text:p>
          </table:table-cell>
          <table:table-cell office:value-type="string">
            <text:p/>
          </table:table-cell>
          <table:table-cell office:value-type="string">
            <text:p>{}</text:p>
          </table:table-cell>
          <table:table-cell/>
          <table:table-cell/>
        </table:table-row>
        <table:table-row>
          <table:table-cell office:value-type="string">
            <text:p>pli-tv-kd12:3.2.8</text:p>
          </table:table-cell>
          <table:table-cell office:value-type="string">
            <text:p>Samādinno hoti parivāso.</text:p>
          </table:table-cell>
          <table:table-cell office:value-type="string">
            <text:p/>
          </table:table-cell>
          <table:table-cell office:value-type="string">
            <text:p/>
          </table:table-cell>
          <table:table-cell office:value-type="string">
            <text:p>{}</text:p>
          </table:table-cell>
          <table:table-cell/>
          <table:table-cell/>
        </table:table-row>
        <table:table-row>
          <table:table-cell office:value-type="string">
            <text:p>pli-tv-kd12:3.2.9</text:p>
          </table:table-cell>
          <table:table-cell office:value-type="string">
            <text:p>‘Vattaṃ samādiyāmī’ti.</text:p>
          </table:table-cell>
          <table:table-cell office:value-type="string">
            <text:p>or ‘I take up the proper conduct.’” </text:p>
          </table:table-cell>
          <table:table-cell office:value-type="string">
            <text:p/>
          </table:table-cell>
          <table:table-cell office:value-type="string">
            <text:p>{}</text:p>
          </table:table-cell>
          <table:table-cell/>
          <table:table-cell/>
        </table:table-row>
        <table:table-row>
          <table:table-cell office:value-type="string">
            <text:p>pli-tv-kd12:3.2.10</text:p>
          </table:table-cell>
          <table:table-cell office:value-type="string">
            <text:p>Samādinno hoti parivāso”.</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3.2.11</text:p>
          </table:table-cell>
          <table:table-cell office:value-type="string">
            <text:p>Pārivāsikavattaṃ niṭṭhitaṃ.</text:p>
          </table:table-cell>
          <table:table-cell office:value-type="string">
            <text:p>The proper conduct of those on probation is finished. </text:p>
          </table:table-cell>
          <table:table-cell office:value-type="string">
            <text:p/>
          </table:table-cell>
          <table:table-cell office:value-type="string">
            <text:p>&lt;p class='end'&gt;{}&lt;/p&gt;</text:p>
          </table:table-cell>
          <table:table-cell office:value-type="string">
            <text:p>ms4V_406, sc33</text:p>
          </table:table-cell>
          <table:table-cell/>
        </table:table-row>
        <table:table-row>
          <table:table-cell office:value-type="string">
            <text:p>pli-tv-kd12:4.1.0</text:p>
          </table:table-cell>
          <table:table-cell office:value-type="string">
            <text:p>2. Mūlāyapaṭikassanārahavatta</text:p>
          </table:table-cell>
          <table:table-cell office:value-type="string">
            <text:p>The proper conduct of those deserving to be sent back to the beginning </text:p>
          </table:table-cell>
          <table:table-cell office:value-type="string">
            <text:p/>
          </table:table-cell>
          <table:table-cell office:value-type="string">
            <text:p>&lt;h2&gt;{}&lt;/h2&gt;</text:p>
          </table:table-cell>
          <table:table-cell/>
          <table:table-cell/>
        </table:table-row>
        <table:table-row>
          <table:table-cell office:value-type="string">
            <text:p>pli-tv-kd12:4.1.1</text:p>
          </table:table-cell>
          <table:table-cell office:value-type="string">
            <text:p>Tena kho pana samayena mūlāyapaṭikassanārah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At this time monks deserving to be sent back to the beginning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text:p/>
          </table:table-cell>
          <table:table-cell office:value-type="string">
            <text:p>&lt;p&gt;{}</text:p>
          </table:table-cell>
          <table:table-cell office:value-type="string">
            <text:p>cck6.123, dr6.112, ms4V_407, msdiv86, pts-cs4.1, pts-vp-en5.50, sc34, sya6.137</text:p>
          </table:table-cell>
          <table:table-cell/>
        </table:table-row>
        <table:table-row>
          <table:table-cell office:value-type="string">
            <text:p>pli-tv-kd12:4.1.2</text:p>
          </table:table-cell>
          <table:table-cell office:value-type="string">
            <text:p>Ye te bhikkhū appicchā …pe… te ujjhāyanti khiyyanti vipācenti—</text:p>
          </table:table-cell>
          <table:table-cell office:value-type="string">
            <text:p>The monks of few desires complained and criticized them, </text:p>
          </table:table-cell>
          <table:table-cell office:value-type="string">
            <text:p/>
          </table:table-cell>
          <table:table-cell office:value-type="string">
            <text:p>{}</text:p>
          </table:table-cell>
          <table:table-cell/>
          <table:table-cell/>
        </table:table-row>
        <table:table-row>
          <table:table-cell office:value-type="string">
            <text:p>pli-tv-kd12:4.1.3</text:p>
          </table:table-cell>
          <table:table-cell office:value-type="string">
            <text:p>“kathañhi nāma mūlāyapaṭikassanārahā bhikkhū sādiyissanti pakatattānaṃ bhikkhūnaṃ abhivādanaṃ, paccuṭṭhānaṃ …pe… nahāne piṭṭhiparikamman”ti.</text:p>
          </table:table-cell>
          <table:table-cell office:value-type="string">
            <text:p>“How can monks deserving to be sent back to the beginning consent to these things?” </text:p>
          </table:table-cell>
          <table:table-cell office:value-type="string">
            <text:p/>
          </table:table-cell>
          <table:table-cell office:value-type="string">
            <text:p>{}</text:p>
          </table:table-cell>
          <table:table-cell/>
          <table:table-cell/>
        </table:table-row>
        <table:table-row>
          <table:table-cell office:value-type="string">
            <text:p>pli-tv-kd12:4.1.4</text:p>
          </table:table-cell>
          <table:table-cell office:value-type="string">
            <text:p>Atha kho te bhikkhū bhagavato etamatthaṃ ārocesuṃ.</text:p>
          </table:table-cell>
          <table:table-cell office:value-type="string">
            <text:p>The monks told the Buddha. </text:p>
          </table:table-cell>
          <table:table-cell office:value-type="string">
            <text:p/>
          </table:table-cell>
          <table:table-cell office:value-type="string">
            <text:p>{}&lt;/p&gt;</text:p>
          </table:table-cell>
          <table:table-cell/>
          <table:table-cell/>
        </table:table-row>
        <table:table-row>
          <table:table-cell office:value-type="string">
            <text:p>pli-tv-kd12:4.1.5</text:p>
          </table:table-cell>
          <table:table-cell office:value-type="string">
            <text:p>Atha kho bhagavā etasmiṃ nidāne etasmiṃ pakaraṇe bhikkhusaṃghaṃ sannipātāpetvā bhikkhū paṭipucchi—</text:p>
          </table:table-cell>
          <table:table-cell office:value-type="string">
            <text:p>Soon afterwards the Buddha had the Sangha assembled and questioned the monks: </text:p>
          </table:table-cell>
          <table:table-cell office:value-type="string">
            <text:p/>
          </table:table-cell>
          <table:table-cell office:value-type="string">
            <text:p>&lt;p&gt;{}&lt;/p&gt;</text:p>
          </table:table-cell>
          <table:table-cell office:value-type="string">
            <text:p>bj4.170, cck6.124, csp1ed4.89, csp2ed4.89, ms4V_408, ndp4.72, sc35, sya6.138</text:p>
          </table:table-cell>
          <table:table-cell/>
        </table:table-row>
        <table:table-row>
          <table:table-cell office:value-type="string">
            <text:p>pli-tv-kd12:4.1.6</text:p>
          </table:table-cell>
          <table:table-cell office:value-type="string">
            <text:p>“saccaṃ kira, bhikkhave, mūlāyapaṭikassanārahā bhikkhū sādiyanti pakatattānaṃ bhikkhūnaṃ abhivādanaṃ, paccuṭṭhānaṃ …pe… nahāne piṭṭhiparikamman”ti?</text:p>
          </table:table-cell>
          <table:table-cell office:value-type="string">
            <text:p>“Is it true, monks, that monks deserving to be sent back to the beginning consent to these things?” </text:p>
          </table:table-cell>
          <table:table-cell office:value-type="string">
            <text:p/>
          </table:table-cell>
          <table:table-cell office:value-type="string">
            <text:p>&lt;p&gt;{}&lt;/p&gt;</text:p>
          </table:table-cell>
          <table:table-cell/>
          <table:table-cell/>
        </table:table-row>
        <table:table-row>
          <table:table-cell office:value-type="string">
            <text:p>pli-tv-kd12:4.1.7</text:p>
          </table:table-cell>
          <table:table-cell office:value-type="string">
            <text:p>“Saccaṃ,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kd12:4.1.8</text:p>
          </table:table-cell>
          <table:table-cell office:value-type="string">
            <text:p>Vigarahi buddho bhagavā—</text:p>
          </table:table-cell>
          <table:table-cell office:value-type="string">
            <text:p>The Buddha rebuked them … </text:p>
          </table:table-cell>
          <table:table-cell office:value-type="string">
            <text:p/>
          </table:table-cell>
          <table:table-cell office:value-type="string">
            <text:p>&lt;p&gt;{}</text:p>
          </table:table-cell>
          <table:table-cell/>
          <table:table-cell/>
        </table:table-row>
        <table:table-row>
          <table:table-cell office:value-type="string">
            <text:p>pli-tv-kd12:4.1.9</text:p>
          </table:table-cell>
          <table:table-cell office:value-type="string">
            <text:p>“ananucchavikaṃ …pe…</text:p>
          </table:table-cell>
          <table:table-cell office:value-type="string">
            <text:p>“It’s not suitable … </text:p>
          </table:table-cell>
          <table:table-cell office:value-type="string">
            <text:p/>
          </table:table-cell>
          <table:table-cell office:value-type="string">
            <text:p>{}</text:p>
          </table:table-cell>
          <table:table-cell/>
          <table:table-cell/>
        </table:table-row>
        <table:table-row>
          <table:table-cell office:value-type="string">
            <text:p>pli-tv-kd12:4.1.10</text:p>
          </table:table-cell>
          <table:table-cell office:value-type="string">
            <text:p>kathañhi nāma, bhikkhave, mūlāyapaṭikassanārahā bhikkhū sādiyissanti pakatattānaṃ bhikkhūnaṃ abhivādanaṃ, paccuṭṭhānaṃ …pe… nahāne piṭṭhiparikammaṃ.</text:p>
          </table:table-cell>
          <table:table-cell office:value-type="string">
            <text:p>How can monks deserving to be sent back to the beginning consent to these things? </text:p>
          </table:table-cell>
          <table:table-cell office:value-type="string">
            <text:p/>
          </table:table-cell>
          <table:table-cell office:value-type="string">
            <text:p>{}</text:p>
          </table:table-cell>
          <table:table-cell/>
          <table:table-cell/>
        </table:table-row>
        <table:table-row>
          <table:table-cell office:value-type="string">
            <text:p>pli-tv-kd12:4.1.11</text:p>
          </table:table-cell>
          <table:table-cell office:value-type="string">
            <text:p>Netaṃ bhikkhave, appasannānaṃ vā pasādāya …pe…</text:p>
          </table:table-cell>
          <table:table-cell office:value-type="string">
            <text:p>This won’t give rise to confidence in those without it …” … </text:p>
          </table:table-cell>
          <table:table-cell office:value-type="string">
            <text:p/>
          </table:table-cell>
          <table:table-cell office:value-type="string">
            <text:p>{}</text:p>
          </table:table-cell>
          <table:table-cell/>
          <table:table-cell/>
        </table:table-row>
        <table:table-row>
          <table:table-cell office:value-type="string">
            <text:p>pli-tv-kd12:4.1.12</text:p>
          </table:table-cell>
          <table:table-cell office:value-type="string">
            <text:p>vigarahitvā …pe…</text:p>
          </table:table-cell>
          <table:table-cell office:value-type="string">
            <text:p>after rebuking them … </text:p>
          </table:table-cell>
          <table:table-cell office:value-type="string">
            <text:p/>
          </table:table-cell>
          <table:table-cell office:value-type="string">
            <text:p>{}</text:p>
          </table:table-cell>
          <table:table-cell/>
          <table:table-cell/>
        </table:table-row>
        <table:table-row>
          <table:table-cell office:value-type="string">
            <text:p>pli-tv-kd12:4.1.13</text:p>
          </table:table-cell>
          <table:table-cell office:value-type="string">
            <text:p>dhammiṃ kathaṃ katvā bhikkhū āmantesi—</text:p>
          </table:table-cell>
          <table:table-cell office:value-type="string">
            <text:p>he gave a teaching and addressed the monks: </text:p>
          </table:table-cell>
          <table:table-cell office:value-type="string">
            <text:p/>
          </table:table-cell>
          <table:table-cell office:value-type="string">
            <text:p>{}&lt;/p&gt;</text:p>
          </table:table-cell>
          <table:table-cell/>
          <table:table-cell/>
        </table:table-row>
        <table:table-row>
          <table:table-cell office:value-type="string">
            <text:p>pli-tv-kd12:4.1.14</text:p>
          </table:table-cell>
          <table:table-cell office:value-type="string">
            <text:p>“na, bhikkhave, mūlāyapaṭikassanārahena bhikkhunā sāditabbaṃ</text:p>
          </table:table-cell>
          <table:table-cell office:value-type="string">
            <text:p>“A monk deserving to be sent back to the beginning should not consent to: </text:p>
          </table:table-cell>
          <table:table-cell office:value-type="string">
            <text:p/>
          </table:table-cell>
          <table:table-cell office:value-type="string">
            <text:p>&lt;p&gt;{}&lt;/p&gt;</text:p>
          </table:table-cell>
          <table:table-cell/>
          <table:table-cell/>
        </table:table-row>
        <table:table-row>
          <table:table-cell office:value-type="string">
            <text:p>pli-tv-kd12:4.1.15</text:p>
          </table:table-cell>
          <table:table-cell office:value-type="string">
            <text:p>pakatattānaṃ bhikkhūnaṃ abhivādanaṃ,</text:p>
          </table:table-cell>
          <table:table-cell office:value-type="string">
            <text:p>Regular monks bowing down to him; </text:p>
          </table:table-cell>
          <table:table-cell office:value-type="string">
            <text:p/>
          </table:table-cell>
          <table:table-cell office:value-type="string">
            <text:p>&lt;ul&gt;&lt;li&gt;{}&lt;/li&gt;</text:p>
          </table:table-cell>
          <table:table-cell/>
          <table:table-cell/>
        </table:table-row>
        <table:table-row>
          <table:table-cell office:value-type="string">
            <text:p>pli-tv-kd12:4.1.16</text:p>
          </table:table-cell>
          <table:table-cell office:value-type="string">
            <text:p>paccuṭṭhānaṃ,</text:p>
          </table:table-cell>
          <table:table-cell office:value-type="string">
            <text:p>Regular monks standing up for him; </text:p>
          </table:table-cell>
          <table:table-cell office:value-type="string">
            <text:p/>
          </table:table-cell>
          <table:table-cell office:value-type="string">
            <text:p>&lt;li&gt;{}&lt;/li&gt;</text:p>
          </table:table-cell>
          <table:table-cell/>
          <table:table-cell/>
        </table:table-row>
        <table:table-row>
          <table:table-cell office:value-type="string">
            <text:p>pli-tv-kd12:4.1.17</text:p>
          </table:table-cell>
          <table:table-cell office:value-type="string">
            <text:p>añjalikammaṃ,</text:p>
          </table:table-cell>
          <table:table-cell office:value-type="string">
            <text:p>Regular monks putting the palms of their hands together for him; </text:p>
          </table:table-cell>
          <table:table-cell office:value-type="string">
            <text:p/>
          </table:table-cell>
          <table:table-cell office:value-type="string">
            <text:p>&lt;li&gt;{}&lt;/li&gt;</text:p>
          </table:table-cell>
          <table:table-cell/>
          <table:table-cell/>
        </table:table-row>
        <table:table-row>
          <table:table-cell office:value-type="string">
            <text:p>pli-tv-kd12:4.1.18</text:p>
          </table:table-cell>
          <table:table-cell office:value-type="string">
            <text:p>sāmīcikammaṃ,</text:p>
          </table:table-cell>
          <table:table-cell office:value-type="string">
            <text:p>Regular monks doing acts of respect for him; </text:p>
          </table:table-cell>
          <table:table-cell office:value-type="string">
            <text:p/>
          </table:table-cell>
          <table:table-cell office:value-type="string">
            <text:p>&lt;li&gt;{}&lt;/li&gt;</text:p>
          </table:table-cell>
          <table:table-cell/>
          <table:table-cell/>
        </table:table-row>
        <table:table-row>
          <table:table-cell office:value-type="string">
            <text:p>pli-tv-kd12:4.1.19</text:p>
          </table:table-cell>
          <table:table-cell office:value-type="string">
            <text:p>āsanābhihāro,</text:p>
          </table:table-cell>
          <table:table-cell office:value-type="string">
            <text:p>Regular monks offering him a seat; </text:p>
          </table:table-cell>
          <table:table-cell office:value-type="string">
            <text:p/>
          </table:table-cell>
          <table:table-cell office:value-type="string">
            <text:p>&lt;li&gt;{}&lt;/li&gt;</text:p>
          </table:table-cell>
          <table:table-cell/>
          <table:table-cell/>
        </table:table-row>
        <table:table-row>
          <table:table-cell office:value-type="string">
            <text:p>pli-tv-kd12:4.1.20</text:p>
          </table:table-cell>
          <table:table-cell office:value-type="string">
            <text:p>seyyābhihāro,</text:p>
          </table:table-cell>
          <table:table-cell office:value-type="string">
            <text:p>Regular monks offering him a bed; </text:p>
          </table:table-cell>
          <table:table-cell office:value-type="string">
            <text:p/>
          </table:table-cell>
          <table:table-cell office:value-type="string">
            <text:p>&lt;li&gt;{}&lt;/li&gt;</text:p>
          </table:table-cell>
          <table:table-cell/>
          <table:table-cell/>
        </table:table-row>
        <table:table-row>
          <table:table-cell office:value-type="string">
            <text:p>pli-tv-kd12:4.1.21</text:p>
          </table:table-cell>
          <table:table-cell office:value-type="string">
            <text:p>pādodakaṃ pādapīṭhaṃ,</text:p>
          </table:table-cell>
          <table:table-cell office:value-type="string">
            <text:p>Regular monks offering him water for washing his feet and a foot-stool; </text:p>
          </table:table-cell>
          <table:table-cell office:value-type="string">
            <text:p/>
          </table:table-cell>
          <table:table-cell office:value-type="string">
            <text:p>&lt;li&gt;{}&lt;/li&gt;</text:p>
          </table:table-cell>
          <table:table-cell/>
          <table:table-cell/>
        </table:table-row>
        <table:table-row>
          <table:table-cell office:value-type="string">
            <text:p>pli-tv-kd12:4.1.22</text:p>
          </table:table-cell>
          <table:table-cell office:value-type="string">
            <text:p>pādakathalikaṃ,</text:p>
          </table:table-cell>
          <table:table-cell office:value-type="string">
            <text:p>Regular monks offering him a foot-scraper; </text:p>
          </table:table-cell>
          <table:table-cell office:value-type="string">
            <text:p/>
          </table:table-cell>
          <table:table-cell office:value-type="string">
            <text:p>&lt;li&gt;{}&lt;/li&gt;</text:p>
          </table:table-cell>
          <table:table-cell/>
          <table:table-cell/>
        </table:table-row>
        <table:table-row>
          <table:table-cell office:value-type="string">
            <text:p>pli-tv-kd12:4.1.23</text:p>
          </table:table-cell>
          <table:table-cell office:value-type="string">
            <text:p>pattacīvarappaṭiggahaṇaṃ,</text:p>
          </table:table-cell>
          <table:table-cell office:value-type="string">
            <text:p>Regular monks receiving his bowl and robe; </text:p>
          </table:table-cell>
          <table:table-cell office:value-type="string">
            <text:p/>
          </table:table-cell>
          <table:table-cell office:value-type="string">
            <text:p>&lt;li&gt;{}&lt;/li&gt;</text:p>
          </table:table-cell>
          <table:table-cell/>
          <table:table-cell/>
        </table:table-row>
        <table:table-row>
          <table:table-cell office:value-type="string">
            <text:p>pli-tv-kd12:4.1.24</text:p>
          </table:table-cell>
          <table:table-cell office:value-type="string">
            <text:p>nahāne piṭṭhiparikammaṃ.</text:p>
          </table:table-cell>
          <table:table-cell office:value-type="string">
            <text:p>Regular monks massaging his back when he is bathing. </text:p>
          </table:table-cell>
          <table:table-cell office:value-type="string">
            <text:p/>
          </table:table-cell>
          <table:table-cell office:value-type="string">
            <text:p>&lt;li&gt;{}&lt;/li&gt;&lt;/ul&gt;</text:p>
          </table:table-cell>
          <table:table-cell/>
          <table:table-cell/>
        </table:table-row>
        <table:table-row>
          <table:table-cell office:value-type="string">
            <text:p>pli-tv-kd12:4.1.25</text:p>
          </table:table-cell>
          <table:table-cell office:value-type="string">
            <text:p>Yo sādiyeyya, āpatti dukkaṭassa.</text:p>
          </table:table-cell>
          <table:table-cell office:value-type="string">
            <text:p>If he consents to any of these, he commits an offense of wrong conduct. </text:p>
          </table:table-cell>
          <table:table-cell office:value-type="string">
            <text:p/>
          </table:table-cell>
          <table:table-cell office:value-type="string">
            <text:p>&lt;p class='rule'&gt;{}&lt;/p&gt;</text:p>
          </table:table-cell>
          <table:table-cell/>
          <table:table-cell/>
        </table:table-row>
        <table:table-row>
          <table:table-cell office:value-type="string">
            <text:p>pli-tv-kd12:4.1.26</text:p>
          </table:table-cell>
          <table:table-cell office:value-type="string">
            <text:p>Anujānāmi, bhikkhave, mūlāyapaṭikassanārahānaṃ bhikkhūnaṃ mithu yathāvuḍḍhaṃ abhivādanaṃ, paccuṭṭhānaṃ …pe… nahāne piṭṭhiparikammaṃ.</text:p>
          </table:table-cell>
          <table:table-cell office:value-type="string">
            <text:p>Monks deserving to be sent back to the beginning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text:p/>
          </table:table-cell>
          <table:table-cell office:value-type="string">
            <text:p>&lt;p&gt;{}&lt;/p&gt;</text:p>
          </table:table-cell>
          <table:table-cell/>
          <table:table-cell/>
        </table:table-row>
        <table:table-row>
          <table:table-cell office:value-type="string">
            <text:p>pli-tv-kd12:4.1.27</text:p>
          </table:table-cell>
          <table:table-cell office:value-type="string">
            <text:p>Anujānāmi, bhikkhave, mūlāyapaṭikassanārahānaṃ bhikkhūnaṃ pañca yathāvuḍḍhaṃ—</text:p>
          </table:table-cell>
          <table:table-cell office:value-type="string">
            <text:p>Monks deserving to be sent back to the beginning should do five things with regular monks according to seniority: </text:p>
          </table:table-cell>
          <table:table-cell office:value-type="string">
            <text:p/>
          </table:table-cell>
          <table:table-cell office:value-type="string">
            <text:p>&lt;p&gt;{}</text:p>
          </table:table-cell>
          <table:table-cell/>
          <table:table-cell/>
        </table:table-row>
        <table:table-row>
          <table:table-cell office:value-type="string">
            <text:p>pli-tv-kd12:4.1.28</text:p>
          </table:table-cell>
          <table:table-cell office:value-type="string">
            <text:p>uposathaṃ, pavāraṇaṃ, vassikasāṭikaṃ, oṇojanaṃ, bhattaṃ.</text:p>
          </table:table-cell>
          <table:table-cell office:value-type="string">
            <text:p>the observance-day procedure, the invitation procedure, sharing out of rainy-season robes, meal invitations, and meals. </text:p>
          </table:table-cell>
          <table:table-cell office:value-type="string">
            <text:p/>
          </table:table-cell>
          <table:table-cell office:value-type="string">
            <text:p>{}</text:p>
          </table:table-cell>
          <table:table-cell/>
          <table:table-cell/>
        </table:table-row>
        <table:table-row>
          <table:table-cell office:value-type="string">
            <text:p>pli-tv-kd12:4.1.29</text:p>
          </table:table-cell>
          <table:table-cell office:value-type="string">
            <text:p>Tena hi, bhikkhave, mūlāyapaṭikassanārahānaṃ bhikkhūnaṃ vattaṃ paññapessāmi yathā mūlāyapaṭikassanārahehi bhikkhūhi vattitabbaṃ.</text:p>
          </table:table-cell>
          <table:table-cell office:value-type="string">
            <text:p>“I will lay down the proper conduct for a monk deserving to be sent back to the beginning. </text:p>
          </table:table-cell>
          <table:table-cell office:value-type="string">
            <text:p/>
          </table:table-cell>
          <table:table-cell office:value-type="string">
            <text:p>{}&lt;/p&gt;</text:p>
          </table:table-cell>
          <table:table-cell/>
          <table:table-cell/>
        </table:table-row>
        <table:table-row>
          <table:table-cell office:value-type="string">
            <text:p>pli-tv-kd12:4.1.30</text:p>
          </table:table-cell>
          <table:table-cell office:value-type="string">
            <text:p>Mūlāyapaṭikassanārahena, bhikkhave, bhikkhunā sammā vattitabbaṃ.</text:p>
          </table:table-cell>
          <table:table-cell office:value-type="string">
            <text:p/>
          </table:table-cell>
          <table:table-cell office:value-type="string">
            <text:p/>
          </table:table-cell>
          <table:table-cell office:value-type="string">
            <text:p>&lt;hr&gt;&lt;p&gt;{}</text:p>
          </table:table-cell>
          <table:table-cell office:value-type="string">
            <text:p>ms4V_409, msdiv87, sc36, vri90.84</text:p>
          </table:table-cell>
          <table:table-cell/>
        </table:table-row>
        <table:table-row>
          <table:table-cell office:value-type="string">
            <text:p>pli-tv-kd12:4.1.31</text:p>
          </table:table-cell>
          <table:table-cell office:value-type="string">
            <text:p>Tatrāyaṃ sammāvattanā—</text:p>
          </table:table-cell>
          <table:table-cell office:value-type="string">
            <text:p>This is the proper conduct: </text:p>
          </table:table-cell>
          <table:table-cell office:value-type="string">
            <text:p/>
          </table:table-cell>
          <table:table-cell office:value-type="string">
            <text:p>{}&lt;/p&gt;</text:p>
          </table:table-cell>
          <table:table-cell/>
          <table:table-cell/>
        </table:table-row>
        <table:table-row>
          <table:table-cell office:value-type="string">
            <text:p>pli-tv-kd12:4.1.32</text:p>
          </table:table-cell>
          <table:table-cell office:value-type="string">
            <text:p>Na upasampādetabbaṃ,</text:p>
          </table:table-cell>
          <table:table-cell office:value-type="string">
            <text:p>He should not give the full ordination. </text:p>
          </table:table-cell>
          <table:table-cell office:value-type="string">
            <text:p/>
          </table:table-cell>
          <table:table-cell office:value-type="string">
            <text:p>&lt;ol&gt;&lt;li&gt;{}&lt;/li&gt;</text:p>
          </table:table-cell>
          <table:table-cell office:value-type="string">
            <text:p>dr6.113, ms4V_410, sc37</text:p>
          </table:table-cell>
          <table:table-cell/>
        </table:table-row>
        <table:table-row>
          <table:table-cell office:value-type="string">
            <text:p>pli-tv-kd12:4.1.33</text:p>
          </table:table-cell>
          <table:table-cell office:value-type="string">
            <text:p>na nissayo dātabbo,</text:p>
          </table:table-cell>
          <table:table-cell office:value-type="string">
            <text:p>He should not give formal support. </text:p>
          </table:table-cell>
          <table:table-cell office:value-type="string">
            <text:p/>
          </table:table-cell>
          <table:table-cell office:value-type="string">
            <text:p>&lt;li&gt;{}&lt;/li&gt;</text:p>
          </table:table-cell>
          <table:table-cell/>
          <table:table-cell/>
        </table:table-row>
        <table:table-row>
          <table:table-cell office:value-type="string">
            <text:p>pli-tv-kd12:4.1.34</text:p>
          </table:table-cell>
          <table:table-cell office:value-type="string">
            <text:p>na sāmaṇero upaṭṭhāpetabbo,</text:p>
          </table:table-cell>
          <table:table-cell office:value-type="string">
            <text:p>He should not have a novice monk attend on him. </text:p>
          </table:table-cell>
          <table:table-cell office:value-type="string">
            <text:p/>
          </table:table-cell>
          <table:table-cell office:value-type="string">
            <text:p>&lt;li&gt;{}&lt;/li&gt;</text:p>
          </table:table-cell>
          <table:table-cell/>
          <table:table-cell/>
        </table:table-row>
        <table:table-row>
          <table:table-cell office:value-type="string">
            <text:p>pli-tv-kd12:4.1.35</text:p>
          </table:table-cell>
          <table:table-cell office:value-type="string">
            <text:p>na bhikkhunovādakasammuti sāditabbā,</text:p>
          </table:table-cell>
          <table:table-cell office:value-type="string">
            <text:p>He should not accept being appointed as an instructor of the nuns. </text:p>
          </table:table-cell>
          <table:table-cell office:value-type="string">
            <text:p/>
          </table:table-cell>
          <table:table-cell office:value-type="string">
            <text:p>&lt;li&gt;{}&lt;/li&gt;</text:p>
          </table:table-cell>
          <table:table-cell/>
          <table:table-cell/>
        </table:table-row>
        <table:table-row>
          <table:table-cell office:value-type="string">
            <text:p>pli-tv-kd12:4.1.36</text:p>
          </table:table-cell>
          <table:table-cell office:value-type="string">
            <text:p>sammatenapi bhikkhuniyo na ovaditabbā.</text:p>
          </table:table-cell>
          <table:table-cell office:value-type="string">
            <text:p>Even if appointed, he should not instruct the nuns. </text:p>
          </table:table-cell>
          <table:table-cell office:value-type="string">
            <text:p/>
          </table:table-cell>
          <table:table-cell office:value-type="string">
            <text:p>&lt;li&gt;{}&lt;/li&gt;</text:p>
          </table:table-cell>
          <table:table-cell/>
          <table:table-cell/>
        </table:table-row>
        <table:table-row>
          <table:table-cell office:value-type="string">
            <text:p>pli-tv-kd12:4.1.37</text:p>
          </table:table-cell>
          <table:table-cell office:value-type="string">
            <text:p>Yāya āpattiyā saṃghena mūlāyapaṭikassanāraho kato hoti sā āpatti na āpajjitabbā, aññā vā tādisikā, tato vā pāpiṭṭhatarā;</text:p>
          </table:table-cell>
          <table:table-cell office:value-type="string">
            <text:p>He should not commit the same offense as the offense for which he deserves to be sent back to the beginning by the Sangha, nor one that is similar or worse. </text:p>
          </table:table-cell>
          <table:table-cell office:value-type="string">
            <text:p/>
          </table:table-cell>
          <table:table-cell office:value-type="string">
            <text:p>&lt;li&gt;{}&lt;/li&gt;</text:p>
          </table:table-cell>
          <table:table-cell/>
          <table:table-cell/>
        </table:table-row>
        <table:table-row>
          <table:table-cell office:value-type="string">
            <text:p>pli-tv-kd12:4.1.38</text:p>
          </table:table-cell>
          <table:table-cell office:value-type="string">
            <text:p>kammaṃ na garahitabbaṃ,</text:p>
          </table:table-cell>
          <table:table-cell office:value-type="string">
            <text:p>He should not criticize the legal procedure. </text:p>
          </table:table-cell>
          <table:table-cell office:value-type="string">
            <text:p/>
          </table:table-cell>
          <table:table-cell office:value-type="string">
            <text:p>&lt;li&gt;{}&lt;/li&gt;</text:p>
          </table:table-cell>
          <table:table-cell/>
          <table:table-cell/>
        </table:table-row>
        <table:table-row>
          <table:table-cell office:value-type="string">
            <text:p>pli-tv-kd12:4.1.39</text:p>
          </table:table-cell>
          <table:table-cell office:value-type="string">
            <text:p>kammikā na garahitabbā.</text:p>
          </table:table-cell>
          <table:table-cell office:value-type="string">
            <text:p>He should not criticize those who did the procedure. </text:p>
          </table:table-cell>
          <table:table-cell office:value-type="string">
            <text:p/>
          </table:table-cell>
          <table:table-cell office:value-type="string">
            <text:p>&lt;li&gt;{}&lt;/li&gt;</text:p>
          </table:table-cell>
          <table:table-cell/>
          <table:table-cell/>
        </table:table-row>
        <table:table-row>
          <table:table-cell office:value-type="string">
            <text:p>pli-tv-kd12:4.1.40</text:p>
          </table:table-cell>
          <table:table-cell office:value-type="string">
            <text:p>Na pakatattassa bhikkhuno uposatho ṭhapetabbo,</text:p>
          </table:table-cell>
          <table:table-cell office:value-type="string">
            <text:p>He should not cancel the observance-day procedure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41</text:p>
          </table:table-cell>
          <table:table-cell office:value-type="string">
            <text:p>na pavāraṇā ṭhapetabbā,</text:p>
          </table:table-cell>
          <table:table-cell office:value-type="string">
            <text:p>He should not cancel the invitation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42</text:p>
          </table:table-cell>
          <table:table-cell office:value-type="string">
            <text:p>na savacanīyaṃ kātabbaṃ,</text:p>
          </table:table-cell>
          <table:table-cell office:value-type="string">
            <text:p>He should not speak to a regular monk to initiate a legal process against him. </text:p>
          </table:table-cell>
          <table:table-cell office:value-type="string">
            <text:p/>
          </table:table-cell>
          <table:table-cell office:value-type="string">
            <text:p>&lt;li&gt;{}&lt;/li&gt;</text:p>
          </table:table-cell>
          <table:table-cell/>
          <table:table-cell/>
        </table:table-row>
        <table:table-row>
          <table:table-cell office:value-type="string">
            <text:p>pli-tv-kd12:4.1.43</text:p>
          </table:table-cell>
          <table:table-cell office:value-type="string">
            <text:p>na anuvādo paṭṭhapetabbo,</text:p>
          </table:table-cell>
          <table:table-cell office:value-type="string">
            <text:p>He should not make accusations against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44</text:p>
          </table:table-cell>
          <table:table-cell office:value-type="string">
            <text:p>na okāso kāretabbo,</text:p>
          </table:table-cell>
          <table:table-cell office:value-type="string">
            <text:p>He should not ask a regular monk for permission to accuse him of an offense. </text:p>
          </table:table-cell>
          <table:table-cell office:value-type="string">
            <text:p/>
          </table:table-cell>
          <table:table-cell office:value-type="string">
            <text:p>&lt;li&gt;{}&lt;/li&gt;</text:p>
          </table:table-cell>
          <table:table-cell/>
          <table:table-cell/>
        </table:table-row>
        <table:table-row>
          <table:table-cell office:value-type="string">
            <text:p>pli-tv-kd12:4.1.45</text:p>
          </table:table-cell>
          <table:table-cell office:value-type="string">
            <text:p>na codetabbo,</text:p>
          </table:table-cell>
          <table:table-cell office:value-type="string">
            <text:p>He should not accuse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4.1.46</text:p>
          </table:table-cell>
          <table:table-cell office:value-type="string">
            <text:p>na sāretabbo,</text:p>
          </table:table-cell>
          <table:table-cell office:value-type="string">
            <text:p>He should not remind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4.1.47</text:p>
          </table:table-cell>
          <table:table-cell office:value-type="string">
            <text:p>na bhikkhūhi sampayojetabbaṃ.</text:p>
          </table:table-cell>
          <table:table-cell office:value-type="string">
            <text:p>He should not associate inappropriately with other monks. </text:p>
          </table:table-cell>
          <table:table-cell office:value-type="string">
            <text:p/>
          </table:table-cell>
          <table:table-cell office:value-type="string">
            <text:p>&lt;li&gt;{}&lt;/li&gt;</text:p>
          </table:table-cell>
          <table:table-cell/>
          <table:table-cell/>
        </table:table-row>
        <table:table-row>
          <table:table-cell office:value-type="string">
            <text:p>pli-tv-kd12:4.1.48</text:p>
          </table:table-cell>
          <table:table-cell office:value-type="string">
            <text:p>Na, bhikkhave, mūlāyapaṭikassanārahena bhikkhunā pakatattassa bhikkhuno purato gantabbaṃ,</text:p>
          </table:table-cell>
          <table:table-cell office:value-type="string">
            <text:p>He should not walk in front of a regular monk. </text:p>
          </table:table-cell>
          <table:table-cell office:value-type="string">
            <text:p/>
          </table:table-cell>
          <table:table-cell office:value-type="string">
            <text:p>&lt;li&gt;{}&lt;/li&gt;</text:p>
          </table:table-cell>
          <table:table-cell office:value-type="string">
            <text:p>ms4V_411, ndp4.73, sc38</text:p>
          </table:table-cell>
          <table:table-cell/>
        </table:table-row>
        <table:table-row>
          <table:table-cell office:value-type="string">
            <text:p>pli-tv-kd12:4.1.49</text:p>
          </table:table-cell>
          <table:table-cell office:value-type="string">
            <text:p>na purato nisīditabbaṃ.</text:p>
          </table:table-cell>
          <table:table-cell office:value-type="string">
            <text:p>He should not sit in front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50</text:p>
          </table:table-cell>
          <table:table-cell office:value-type="string">
            <text:p>Yo hoti saṃghassa āsanapariyanto seyyāpariyanto vihārapariyanto so tassa padātabbo. Tena ca so sāditabbo.</text:p>
          </table:table-cell>
          <table:table-cell office:value-type="string">
            <text:p>He should be given the last seat, the last bed, and the last dwelling of the Sangha and should consent to that. </text:p>
          </table:table-cell>
          <table:table-cell office:value-type="string">
            <text:p/>
          </table:table-cell>
          <table:table-cell office:value-type="string">
            <text:p>&lt;li&gt;{}&lt;/li&gt;</text:p>
          </table:table-cell>
          <table:table-cell/>
          <table:table-cell/>
        </table:table-row>
        <table:table-row>
          <table:table-cell office:value-type="string">
            <text:p>pli-tv-kd12:4.1.51</text:p>
          </table:table-cell>
          <table:table-cell office:value-type="string">
            <text:p>Na, bhikkhave, mūlāyapaṭikassanārahena bhikkhunā pakatattena bhikkhunā puresamaṇena vā</text:p>
          </table:table-cell>
          <table:table-cell office:value-type="string">
            <text:p>He should not attend on a regular monk when approaching families. </text:p>
          </table:table-cell>
          <table:table-cell office:value-type="string">
            <text:p/>
          </table:table-cell>
          <table:table-cell office:value-type="string">
            <text:p>&lt;li&gt;{}&lt;/li&gt;</text:p>
          </table:table-cell>
          <table:table-cell office:value-type="string">
            <text:p>ms4V_412, sc39, sya6.139</text:p>
          </table:table-cell>
          <table:table-cell/>
        </table:table-row>
        <table:table-row>
          <table:table-cell office:value-type="string">
            <text:p>pli-tv-kd12:4.1.52</text:p>
          </table:table-cell>
          <table:table-cell office:value-type="string">
            <text:p>pacchāsamaṇena vā kulāni upasaṅkamitabbāni,</text:p>
          </table:table-cell>
          <table:table-cell office:value-type="string">
            <text:p>He should not be attended on by a regular monk when approaching families. </text:p>
          </table:table-cell>
          <table:table-cell office:value-type="string">
            <text:p/>
          </table:table-cell>
          <table:table-cell office:value-type="string">
            <text:p>&lt;li&gt;{}&lt;/li&gt;</text:p>
          </table:table-cell>
          <table:table-cell/>
          <table:table-cell/>
        </table:table-row>
        <table:table-row>
          <table:table-cell office:value-type="string">
            <text:p>pli-tv-kd12:4.1.53</text:p>
          </table:table-cell>
          <table:table-cell office:value-type="string">
            <text:p>na āraññikaṅgaṃ samādātabbaṃ,</text:p>
          </table:table-cell>
          <table:table-cell office:value-type="string">
            <text:p>He should not undertake the practice of staying in the wilderness. </text:p>
          </table:table-cell>
          <table:table-cell office:value-type="string">
            <text:p/>
          </table:table-cell>
          <table:table-cell office:value-type="string">
            <text:p>&lt;li&gt;{}&lt;/li&gt;</text:p>
          </table:table-cell>
          <table:table-cell/>
          <table:table-cell/>
        </table:table-row>
        <table:table-row>
          <table:table-cell office:value-type="string">
            <text:p>pli-tv-kd12:4.1.54</text:p>
          </table:table-cell>
          <table:table-cell office:value-type="string">
            <text:p>na piṇḍapātikaṅgaṃ samādātabbaṃ,</text:p>
          </table:table-cell>
          <table:table-cell office:value-type="string">
            <text:p>He should not undertake the practice of eating only almsfood. </text:p>
          </table:table-cell>
          <table:table-cell office:value-type="string">
            <text:p/>
          </table:table-cell>
          <table:table-cell office:value-type="string">
            <text:p>&lt;li&gt;{}&lt;/li&gt;</text:p>
          </table:table-cell>
          <table:table-cell/>
          <table:table-cell/>
        </table:table-row>
        <table:table-row>
          <table:table-cell office:value-type="string">
            <text:p>pli-tv-kd12:4.1.55</text:p>
          </table:table-cell>
          <table:table-cell office:value-type="string">
            <text:p>na ca tappaccayā piṇḍapāto nīharāpetabbo—mā maṃ jāniṃsūti.</text:p>
          </table:table-cell>
          <table:table-cell office:value-type="string">
            <text:p>He should not have someone bring back almsfood for him because he doesn’t want others to know about his status. </text:p>
          </table:table-cell>
          <table:table-cell office:value-type="string">
            <text:p/>
          </table:table-cell>
          <table:table-cell office:value-type="string">
            <text:p>&lt;li&gt;{}&lt;/li&gt;</text:p>
          </table:table-cell>
          <table:table-cell/>
          <table:table-cell/>
        </table:table-row>
        <table:table-row>
          <table:table-cell office:value-type="string">
            <text:p>pli-tv-kd12:4.1.56</text:p>
          </table:table-cell>
          <table:table-cell office:value-type="string">
            <text:p>Na, bhikkhave, mūlāyapaṭikassanārahena bhikkhunā sabhikkhukā āvāsā abhikkhuko āvāso gantabbo, aññatra pakatattena, aññatra antarāyā.</text:p>
          </table:table-cell>
          <table:table-cell office:value-type="string">
            <text:p>He should not go from a monastery with monks to one without monks, except together with a regular monk or if there are dangers. </text:p>
          </table:table-cell>
          <table:table-cell office:value-type="string">
            <text:p/>
          </table:table-cell>
          <table:table-cell office:value-type="string">
            <text:p>&lt;li&gt;{}</text:p>
          </table:table-cell>
          <table:table-cell office:value-type="string">
            <text:p>bj4.172, ms4V_413, sc40</text:p>
          </table:table-cell>
          <table:table-cell/>
        </table:table-row>
        <table:table-row>
          <table:table-cell office:value-type="string">
            <text:p>pli-tv-kd12:4.1.57</text:p>
          </table:table-cell>
          <table:table-cell office:value-type="string">
            <text:p>Na, bhikkhave, mūlāyapaṭikassanārahena bhikkhunā sabhikkhukā āvāsā abhikkhuko anāvāso gantabbo, aññatra pakatattena, aññatra antarāyā.</text:p>
          </table:table-cell>
          <table:table-cell office:value-type="string">
            <text:p>He should not go from a monastery with monks to a non-monastery without monks, except together with a regular monk or if there are dangers. </text:p>
          </table:table-cell>
          <table:table-cell office:value-type="string">
            <text:p/>
          </table:table-cell>
          <table:table-cell office:value-type="string">
            <text:p>{}</text:p>
          </table:table-cell>
          <table:table-cell office:value-type="string">
            <text:p>cck6.125, dr6.114, ms4V_414, sc41</text:p>
          </table:table-cell>
          <table:table-cell/>
        </table:table-row>
        <table:table-row>
          <table:table-cell office:value-type="string">
            <text:p>pli-tv-kd12:4.1.58</text:p>
          </table:table-cell>
          <table:table-cell office:value-type="string">
            <text:p>Na, bhikkhave, mūlāyapaṭikassanārahena bhikkhunā sabhikkhukā āvāsā abhikkhuko āvāso vā anāvāso vā gantabbo, aññatra pakatattena, aññatra antarāyā.</text:p>
          </table:table-cell>
          <table:table-cell office:value-type="string">
            <text:p>He should not go from a 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office:value-type="string">
            <text:p>csp1ed4.90, csp2ed4.90, ms4V_415, sc42</text:p>
          </table:table-cell>
          <table:table-cell/>
        </table:table-row>
        <table:table-row>
          <table:table-cell office:value-type="string">
            <text:p>pli-tv-kd12:4.1.59</text:p>
          </table:table-cell>
          <table:table-cell office:value-type="string">
            <text:p>Na, bhikkhave, mūlāyapaṭikassanārahena bhikkhunā sabhikkhukā anāvāsā abhikkhuko āvāso gantabbo …pe…</text:p>
          </table:table-cell>
          <table:table-cell office:value-type="string">
            <text:p>He should not go from a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ms4V_416, sc43, vri90.85</text:p>
          </table:table-cell>
          <table:table-cell/>
        </table:table-row>
        <table:table-row>
          <table:table-cell office:value-type="string">
            <text:p>pli-tv-kd12:4.1.60</text:p>
          </table:table-cell>
          <table:table-cell office:value-type="string">
            <text:p>abhikkhuko anāvāso gantabbo …pe…</text:p>
          </table:table-cell>
          <table:table-cell office:value-type="string">
            <text:p>He should not go from a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4.1.61</text:p>
          </table:table-cell>
          <table:table-cell office:value-type="string">
            <text:p>abhikkhuko āvāso vā anāvāso vā gantabbo, aññatra pakatattena, aññatra antarāyā.</text:p>
          </table:table-cell>
          <table:table-cell office:value-type="string">
            <text:p>He should not go from a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4.1.62</text:p>
          </table:table-cell>
          <table:table-cell office:value-type="string">
            <text:p>Na, bhikkhave, mūlāyapaṭikassanārahena bhikkhunā sabhikkhukā āvāsā vā anāvāsā vā abhikkhuko āvāso gantabbo …pe…</text:p>
          </table:table-cell>
          <table:table-cell office:value-type="string">
            <text:p>He should not go from a monastery or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ms4V_417, sc44, sya6.140</text:p>
          </table:table-cell>
          <table:table-cell/>
        </table:table-row>
        <table:table-row>
          <table:table-cell office:value-type="string">
            <text:p>pli-tv-kd12:4.1.63</text:p>
          </table:table-cell>
          <table:table-cell office:value-type="string">
            <text:p>abhikkhuko anāvāso gantabbo …pe…</text:p>
          </table:table-cell>
          <table:table-cell office:value-type="string">
            <text:p>He should not go from a monastery or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4.1.64</text:p>
          </table:table-cell>
          <table:table-cell office:value-type="string">
            <text:p>abhikkhuko āvāso vā anāvāso vā gantabbo, aññatra pakatattena, aññatra antarāyā.</text:p>
          </table:table-cell>
          <table:table-cell office:value-type="string">
            <text:p>He should not go from a monastery or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4.1.65</text:p>
          </table:table-cell>
          <table:table-cell office:value-type="string">
            <text:p>Na, bhikkhave, mūlāyapaṭikassanārahena bhikkhunā sabhikkhukā āvāsā sabhikkhuko āvāso gantabbo …pe…</text:p>
          </table:table-cell>
          <table:table-cell office:value-type="string">
            <text:p>He should not go from a monastery with monks to one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ms4V_418, sc45</text:p>
          </table:table-cell>
          <table:table-cell/>
        </table:table-row>
        <table:table-row>
          <table:table-cell office:value-type="string">
            <text:p>pli-tv-kd12:4.1.66</text:p>
          </table:table-cell>
          <table:table-cell office:value-type="string">
            <text:p>sabhikkhuko anāvāso gantabbo …pe…</text:p>
          </table:table-cell>
          <table:table-cell office:value-type="string">
            <text:p>He should not go from a 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4.1.67</text:p>
          </table:table-cell>
          <table:table-cell office:value-type="string">
            <text:p>sabhikkhuko āvāso vā anāvāso vā gantabbo, yatthassu bhikkhū nānāsaṃvāsakā, aññatra pakatattena, aññatra antarāyā.</text:p>
          </table:table-cell>
          <table:table-cell office:value-type="string">
            <text:p>He should not go from a 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4.1.68</text:p>
          </table:table-cell>
          <table:table-cell office:value-type="string">
            <text:p>Na, bhikkhave, mūlāyapaṭikassanārahena bhikkhunā sabhikkhukā anāvāsā sabhikkhuko āvāso gantabbo …pe…</text:p>
          </table:table-cell>
          <table:table-cell office:value-type="string">
            <text:p>He should not go from a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cck6.126, ms4V_419, sc46</text:p>
          </table:table-cell>
          <table:table-cell/>
        </table:table-row>
        <table:table-row>
          <table:table-cell office:value-type="string">
            <text:p>pli-tv-kd12:4.1.69</text:p>
          </table:table-cell>
          <table:table-cell office:value-type="string">
            <text:p>sabhikkhuko anāvāso gantabbo …pe…</text:p>
          </table:table-cell>
          <table:table-cell office:value-type="string">
            <text:p>He should not go from a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4.1.70</text:p>
          </table:table-cell>
          <table:table-cell office:value-type="string">
            <text:p>sabhikkhuko āvāso vā anāvāso vā gantabbo, yatthassu bhikkhū nānāsaṃvāsakā, aññatra pakatattena, aññatra antarāyā.</text:p>
          </table:table-cell>
          <table:table-cell office:value-type="string">
            <text:p>He should not go from a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4.1.71</text:p>
          </table:table-cell>
          <table:table-cell office:value-type="string">
            <text:p>Na, bhikkhave, mūlāyapaṭikassanārahena bhikkhunā sabhikkhukā āvāsā vā anāvāsā vā sabhikkhuko āvāso gantabbo …pe…</text:p>
          </table:table-cell>
          <table:table-cell office:value-type="string">
            <text:p>He should not go from a monastery or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dr6.115, ms4V_420, sc47</text:p>
          </table:table-cell>
          <table:table-cell/>
        </table:table-row>
        <table:table-row>
          <table:table-cell office:value-type="string">
            <text:p>pli-tv-kd12:4.1.72</text:p>
          </table:table-cell>
          <table:table-cell office:value-type="string">
            <text:p>sabhikkhuko anāvāso gantabbo …pe…</text:p>
          </table:table-cell>
          <table:table-cell office:value-type="string">
            <text:p>He should not go from a monastery or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4.1.73</text:p>
          </table:table-cell>
          <table:table-cell office:value-type="string">
            <text:p>sabhikkhuko āvāso vā anāvāso vā gantabbo, yatthassu bhikkhū nānāsaṃvāsakā, aññatra pakatattena, aññatra antarāyā.</text:p>
          </table:table-cell>
          <table:table-cell office:value-type="string">
            <text:p>He should not go from a monastery or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4.1.74</text:p>
          </table:table-cell>
          <table:table-cell office:value-type="string">
            <text:p>Gantabbo, bhikkhave, mūlāyapaṭikassanārahena bhikkhunā sabhikkhukā āvāsā sabhikkhuko āvāso …pe…</text:p>
          </table:table-cell>
          <table:table-cell office:value-type="string">
            <text:p>He may go from a monastery with monks to one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21, ndp4.74, sc48</text:p>
          </table:table-cell>
          <table:table-cell/>
        </table:table-row>
        <table:table-row>
          <table:table-cell office:value-type="string">
            <text:p>pli-tv-kd12:4.1.75</text:p>
          </table:table-cell>
          <table:table-cell office:value-type="string">
            <text:p>sabhikkhuko anāvāso …pe…</text:p>
          </table:table-cell>
          <table:table-cell office:value-type="string">
            <text:p>He may go from a 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4.1.76</text:p>
          </table:table-cell>
          <table:table-cell office:value-type="string">
            <text:p>sabhikkhuko āvāso vā anāvāso vā, yatthassu bhikkhū samānasaṃvāsakā, yaṃ jaññā sakkomi ajjeva gantunti.</text:p>
          </table:table-cell>
          <table:table-cell office:value-type="string">
            <text:p>He may go from a 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4.1.77</text:p>
          </table:table-cell>
          <table:table-cell office:value-type="string">
            <text:p>Gantabbo, bhikkhave, mūlāyapaṭikassanārahena bhikkhunā sabhikkhukā anāvāsā sabhikkhuko āvāso …pe…</text:p>
          </table:table-cell>
          <table:table-cell office:value-type="string">
            <text:p>He may go from a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csp1ed4.91, csp2ed4.91, ms4V_422, sc49, sya6.141</text:p>
          </table:table-cell>
          <table:table-cell/>
        </table:table-row>
        <table:table-row>
          <table:table-cell office:value-type="string">
            <text:p>pli-tv-kd12:4.1.78</text:p>
          </table:table-cell>
          <table:table-cell office:value-type="string">
            <text:p>sabhikkhuko anāvāso …pe…</text:p>
          </table:table-cell>
          <table:table-cell office:value-type="string">
            <text:p>He may go from a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4.1.79</text:p>
          </table:table-cell>
          <table:table-cell office:value-type="string">
            <text:p>sabhikkhuko āvāso vā anāvāso vā, yatthassu bhikkhū samānasaṃvāsakā, yaṃ jaññā sakkomi ajjeva gantunti.</text:p>
          </table:table-cell>
          <table:table-cell office:value-type="string">
            <text:p>He may go from a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4.1.80</text:p>
          </table:table-cell>
          <table:table-cell office:value-type="string">
            <text:p>Gantabbo, bhikkhave, mūlāyapaṭikassanārahena bhikkhunā sabhikkhukā āvāsā vā anāvāsā vā sabhikkhuko āvāso …pe…</text:p>
          </table:table-cell>
          <table:table-cell office:value-type="string">
            <text:p>He may go from a monastery or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bj4.174, ms4V_423, sc50, vri90.86</text:p>
          </table:table-cell>
          <table:table-cell/>
        </table:table-row>
        <table:table-row>
          <table:table-cell office:value-type="string">
            <text:p>pli-tv-kd12:4.1.81</text:p>
          </table:table-cell>
          <table:table-cell office:value-type="string">
            <text:p>sabhikkhuko anāvāso …pe…</text:p>
          </table:table-cell>
          <table:table-cell office:value-type="string">
            <text:p>He may go from a monastery or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4.1.82</text:p>
          </table:table-cell>
          <table:table-cell office:value-type="string">
            <text:p>sabhikkhuko āvāso vā anāvāso vā, yatthassu bhikkhū samānasaṃvāsakā, yaṃ jaññā sakkomi ajjeva gantunti.</text:p>
          </table:table-cell>
          <table:table-cell office:value-type="string">
            <text:p>He may go from a monastery or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4.1.83</text:p>
          </table:table-cell>
          <table:table-cell office:value-type="string">
            <text:p>Na, bhikkhave, mūlāyapaṭikassanārahena bhikkhunā pakatattena bhikkhunā saddhiṃ ekacchanne āvāse vatthabbaṃ,</text:p>
          </table:table-cell>
          <table:table-cell office:value-type="string">
            <text:p>He should not, in a monastery, stay in the same room as a regular monk. </text:p>
          </table:table-cell>
          <table:table-cell office:value-type="string">
            <text:p/>
          </table:table-cell>
          <table:table-cell office:value-type="string">
            <text:p>&lt;li&gt;{}&lt;/li&gt;</text:p>
          </table:table-cell>
          <table:table-cell office:value-type="string">
            <text:p>cck6.127, ms4V_424, sc51</text:p>
          </table:table-cell>
          <table:table-cell/>
        </table:table-row>
        <table:table-row>
          <table:table-cell office:value-type="string">
            <text:p>pli-tv-kd12:4.1.84</text:p>
          </table:table-cell>
          <table:table-cell office:value-type="string">
            <text:p>na ekacchanne anāvāse vatthabbaṃ,</text:p>
          </table:table-cell>
          <table:table-cell office:value-type="string">
            <text:p>He should not, in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85</text:p>
          </table:table-cell>
          <table:table-cell office:value-type="string">
            <text:p>na ekacchanne āvāse vā anāvāse vā vatthabbaṃ;</text:p>
          </table:table-cell>
          <table:table-cell office:value-type="string">
            <text:p>He should not, in a monastery or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86</text:p>
          </table:table-cell>
          <table:table-cell office:value-type="string">
            <text:p>pakatattaṃ bhikkhuṃ disvā āsanā vuṭṭhātabbaṃ,</text:p>
          </table:table-cell>
          <table:table-cell office:value-type="string">
            <text:p>If he sees a regular monk, he should get up from his seat. </text:p>
          </table:table-cell>
          <table:table-cell office:value-type="string">
            <text:p/>
          </table:table-cell>
          <table:table-cell office:value-type="string">
            <text:p>&lt;li&gt;{}&lt;/li&gt;</text:p>
          </table:table-cell>
          <table:table-cell/>
          <table:table-cell/>
        </table:table-row>
        <table:table-row>
          <table:table-cell office:value-type="string">
            <text:p>pli-tv-kd12:4.1.87</text:p>
          </table:table-cell>
          <table:table-cell office:value-type="string">
            <text:p>pakatatto bhikkhu āsanena nimantetabbo;</text:p>
          </table:table-cell>
          <table:table-cell office:value-type="string">
            <text:p>He should offer a seat to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88</text:p>
          </table:table-cell>
          <table:table-cell office:value-type="string">
            <text:p>na pakatattena bhikkhunā saddhiṃ ekāsane nisīditabbaṃ;</text:p>
          </table:table-cell>
          <table:table-cell office:value-type="string">
            <text:p>He should not sit on the same seat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89</text:p>
          </table:table-cell>
          <table:table-cell office:value-type="string">
            <text:p>na nīce āsane nisinne ucce āsane nisīditabbaṃ;</text:p>
          </table:table-cell>
          <table:table-cell office:value-type="string">
            <text:p>He should not sit on a higher seat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90</text:p>
          </table:table-cell>
          <table:table-cell office:value-type="string">
            <text:p>na chamāyaṃ nisinne āsane nisīditabbaṃ;</text:p>
          </table:table-cell>
          <table:table-cell office:value-type="string">
            <text:p>He should not sit on a seat when a regular monk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4.1.91</text:p>
          </table:table-cell>
          <table:table-cell office:value-type="string">
            <text:p>na ekacaṅkame caṅkamitabbaṃ,</text:p>
          </table:table-cell>
          <table:table-cell office:value-type="string">
            <text:p>He should not walk on the same walking-path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92</text:p>
          </table:table-cell>
          <table:table-cell office:value-type="string">
            <text:p>na nīce caṅkame caṅkamante ucce caṅkame caṅkamitabbaṃ,</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4.1.93</text:p>
          </table:table-cell>
          <table:table-cell office:value-type="string">
            <text:p>na chamāyaṃ caṅkamante caṅkame caṅkamitabbaṃ.</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4.1.94</text:p>
          </table:table-cell>
          <table:table-cell office:value-type="string">
            <text:p>Na, bhikkhave, mūlāyapaṭikassanārahena bhikkhunā pārivāsikena bhikkhunā saddhiṃ …pe…</text:p>
          </table:table-cell>
          <table:table-cell office:value-type="string">
            <text:p>He should not, in a monastery, stay in the same room as a monk on probation. … </text:p>
          </table:table-cell>
          <table:table-cell office:value-type="string">
            <text:p/>
          </table:table-cell>
          <table:table-cell office:value-type="string">
            <text:p>&lt;li&gt;{}&lt;/li&gt;</text:p>
          </table:table-cell>
          <table:table-cell office:value-type="string">
            <text:p>dr6.116, ms4V_425, pts-vp-pli2.35, sc52, sya6.142</text:p>
          </table:table-cell>
          <table:table-cell/>
        </table:table-row>
        <table:table-row>
          <table:table-cell office:value-type="string">
            <text:p>pli-tv-kd12:4.1.95</text:p>
          </table:table-cell>
          <table:table-cell office:value-type="string">
            <text:p>mūlāyapaṭikassanārahena vuḍḍhatarena bhikkhunā saddhiṃ …pe…</text:p>
          </table:table-cell>
          <table:table-cell office:value-type="string">
            <text:p>He should not, in a monastery, stay in the same room as a more senior monk deserving to be sent back to the beginning. … </text:p>
          </table:table-cell>
          <table:table-cell office:value-type="string">
            <text:p/>
          </table:table-cell>
          <table:table-cell office:value-type="string">
            <text:p>&lt;li value='54'&gt;{}&lt;/li&gt;</text:p>
          </table:table-cell>
          <table:table-cell/>
          <table:table-cell/>
        </table:table-row>
        <table:table-row>
          <table:table-cell office:value-type="string">
            <text:p>pli-tv-kd12:4.1.96</text:p>
          </table:table-cell>
          <table:table-cell office:value-type="string">
            <text:p>mānattārahena bhikkhunā saddhiṃ …pe…</text:p>
          </table:table-cell>
          <table:table-cell office:value-type="string">
            <text:p>He should not, in a monastery, stay in the same room as a monk deserving to be given the trial period. … </text:p>
          </table:table-cell>
          <table:table-cell office:value-type="string">
            <text:p/>
          </table:table-cell>
          <table:table-cell office:value-type="string">
            <text:p>&lt;li value='63'&gt;{}&lt;/li&gt;</text:p>
          </table:table-cell>
          <table:table-cell/>
          <table:table-cell/>
        </table:table-row>
        <table:table-row>
          <table:table-cell office:value-type="string">
            <text:p>pli-tv-kd12:4.1.97</text:p>
          </table:table-cell>
          <table:table-cell office:value-type="string">
            <text:p>mānattacārikena bhikkhunā saddhiṃ …pe…</text:p>
          </table:table-cell>
          <table:table-cell office:value-type="string">
            <text:p>He should not, in a monastery, stay in the same room as a monk undertaking the trial period. … </text:p>
          </table:table-cell>
          <table:table-cell office:value-type="string">
            <text:p/>
          </table:table-cell>
          <table:table-cell office:value-type="string">
            <text:p>&lt;li value='72'&gt;{}&lt;/li&gt;</text:p>
          </table:table-cell>
          <table:table-cell/>
          <table:table-cell/>
        </table:table-row>
        <table:table-row>
          <table:table-cell office:value-type="string">
            <text:p>pli-tv-kd12:4.1.98</text:p>
          </table:table-cell>
          <table:table-cell office:value-type="string">
            <text:p>abbhānārahena bhikkhunā saddhiṃ ekacchanne āvāse vatthabbaṃ,</text:p>
          </table:table-cell>
          <table:table-cell office:value-type="string">
            <text:p>He should not, in a monastery, stay in the same room as a monk deserving rehabilitation. </text:p>
          </table:table-cell>
          <table:table-cell office:value-type="string">
            <text:p/>
          </table:table-cell>
          <table:table-cell office:value-type="string">
            <text:p>&lt;li value='81'&gt;{}&lt;/li&gt;</text:p>
          </table:table-cell>
          <table:table-cell/>
          <table:table-cell/>
        </table:table-row>
        <table:table-row>
          <table:table-cell office:value-type="string">
            <text:p>pli-tv-kd12:4.1.99</text:p>
          </table:table-cell>
          <table:table-cell office:value-type="string">
            <text:p>na ekacchanne anāvāse vatthabbaṃ,</text:p>
          </table:table-cell>
          <table:table-cell office:value-type="string">
            <text:p>He should not, in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0</text:p>
          </table:table-cell>
          <table:table-cell office:value-type="string">
            <text:p>na ekacchanne āvāse vā anāvāse vā vatthabbaṃ;</text:p>
          </table:table-cell>
          <table:table-cell office:value-type="string">
            <text:p>He should not, in a monastery or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1</text:p>
          </table:table-cell>
          <table:table-cell office:value-type="string">
            <text:p>na ekāsane nisīditabbaṃ;</text:p>
          </table:table-cell>
          <table:table-cell office:value-type="string">
            <text:p>He should not sit on the same seat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2</text:p>
          </table:table-cell>
          <table:table-cell office:value-type="string">
            <text:p>na nīce āsane nisinne ucce āsane nisīditabbaṃ,</text:p>
          </table:table-cell>
          <table:table-cell office:value-type="string">
            <text:p>He should not sit on a higher seat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3</text:p>
          </table:table-cell>
          <table:table-cell office:value-type="string">
            <text:p>na chamāyaṃ nisinne āsane nisīditabbaṃ;</text:p>
          </table:table-cell>
          <table:table-cell office:value-type="string">
            <text:p>He should not sit on a seat when a monk deserving rehabilitation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4.1.104</text:p>
          </table:table-cell>
          <table:table-cell office:value-type="string">
            <text:p>na ekacaṅkame caṅkamitabbaṃ,</text:p>
          </table:table-cell>
          <table:table-cell office:value-type="string">
            <text:p>He should not walk on the same walking-path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5</text:p>
          </table:table-cell>
          <table:table-cell office:value-type="string">
            <text:p>na nīce caṅkame caṅkamante ucce caṅkame caṅkamitabbaṃ,</text:p>
          </table:table-cell>
          <table:table-cell office:value-type="string">
            <text:p>He should not walk on a higher walking-path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4.1.106</text:p>
          </table:table-cell>
          <table:table-cell office:value-type="string">
            <text:p>na chamāyaṃ caṅkamante caṅkame caṅkamitabbaṃ.</text:p>
          </table:table-cell>
          <table:table-cell office:value-type="string">
            <text:p>He should not walk on a walking-path when a monk deserving rehabilitation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4.1.107</text:p>
          </table:table-cell>
          <table:table-cell office:value-type="string">
            <text:p>Mūlāyapaṭikassanārahacatuttho ce, bhikkhave, parivāsaṃ dadeyya,</text:p>
          </table:table-cell>
          <table:table-cell office:value-type="string">
            <text:p>If, as the fourth member of a group, he gives probation, </text:p>
          </table:table-cell>
          <table:table-cell office:value-type="string">
            <text:p/>
          </table:table-cell>
          <table:table-cell office:value-type="string">
            <text:p>&lt;li&gt;{}&lt;/li&gt;</text:p>
          </table:table-cell>
          <table:table-cell office:value-type="string">
            <text:p>ms4V_426, sc53</text:p>
          </table:table-cell>
          <table:table-cell/>
        </table:table-row>
        <table:table-row>
          <table:table-cell office:value-type="string">
            <text:p>pli-tv-kd12:4.1.108</text:p>
          </table:table-cell>
          <table:table-cell office:value-type="string">
            <text:p>mūlāya paṭikasseyya,</text:p>
          </table:table-cell>
          <table:table-cell office:value-type="string">
            <text:p>sends back to the beginning, </text:p>
          </table:table-cell>
          <table:table-cell office:value-type="string">
            <text:p/>
          </table:table-cell>
          <table:table-cell office:value-type="string">
            <text:p>&lt;li&gt;{}&lt;/li&gt;</text:p>
          </table:table-cell>
          <table:table-cell/>
          <table:table-cell/>
        </table:table-row>
        <table:table-row>
          <table:table-cell office:value-type="string">
            <text:p>pli-tv-kd12:4.1.109</text:p>
          </table:table-cell>
          <table:table-cell office:value-type="string">
            <text:p>mānattaṃ dadeyya,</text:p>
          </table:table-cell>
          <table:table-cell office:value-type="string">
            <text:p>or gives the trial period, </text:p>
          </table:table-cell>
          <table:table-cell office:value-type="string">
            <text:p/>
          </table:table-cell>
          <table:table-cell office:value-type="string">
            <text:p>&lt;li&gt;{}&lt;/li&gt;</text:p>
          </table:table-cell>
          <table:table-cell/>
          <table:table-cell/>
        </table:table-row>
        <table:table-row>
          <table:table-cell office:value-type="string">
            <text:p>pli-tv-kd12:4.1.110</text:p>
          </table:table-cell>
          <table:table-cell office:value-type="string">
            <text:p>taṃvīso abbheyya, akammaṃ, na ca karaṇīyan”ti.</text:p>
          </table:table-cell>
          <table:table-cell office:value-type="string">
            <text:p>or as the twentieth member of a group, he rehabilitates, it is invalid and not to be done.” </text:p>
          </table:table-cell>
          <table:table-cell office:value-type="string">
            <text:p/>
          </table:table-cell>
          <table:table-cell office:value-type="string">
            <text:p>&lt;li&gt;{}&lt;/li&gt;&lt;/ol&gt;</text:p>
          </table:table-cell>
          <table:table-cell/>
          <table:table-cell/>
        </table:table-row>
        <table:table-row>
          <table:table-cell office:value-type="string">
            <text:p>pli-tv-kd12:4.1.111</text:p>
          </table:table-cell>
          <table:table-cell office:value-type="string">
            <text:p>Mūlāyapaṭikassanārahavattaṃ niṭṭhitaṃ.</text:p>
          </table:table-cell>
          <table:table-cell office:value-type="string">
            <text:p>The proper conduct of those deserving to be sent back to the beginning is finished. </text:p>
          </table:table-cell>
          <table:table-cell office:value-type="string">
            <text:p/>
          </table:table-cell>
          <table:table-cell office:value-type="string">
            <text:p>&lt;p class='end'&gt;{}&lt;/p&gt;</text:p>
          </table:table-cell>
          <table:table-cell office:value-type="string">
            <text:p>ms4V_427, sc54</text:p>
          </table:table-cell>
          <table:table-cell/>
        </table:table-row>
        <table:table-row>
          <table:table-cell office:value-type="string">
            <text:p>pli-tv-kd12:5.1.0</text:p>
          </table:table-cell>
          <table:table-cell office:value-type="string">
            <text:p>3. Mānattārahavatta</text:p>
          </table:table-cell>
          <table:table-cell office:value-type="string">
            <text:p>The proper conduct of those deserving to be given the trial period </text:p>
          </table:table-cell>
          <table:table-cell office:value-type="string">
            <text:p/>
          </table:table-cell>
          <table:table-cell office:value-type="string">
            <text:p>&lt;h2&gt;{}&lt;/h2&gt;</text:p>
          </table:table-cell>
          <table:table-cell/>
          <table:table-cell/>
        </table:table-row>
        <table:table-row>
          <table:table-cell office:value-type="string">
            <text:p>pli-tv-kd12:5.1.1</text:p>
          </table:table-cell>
          <table:table-cell office:value-type="string">
            <text:p>Tena kho pana samayena mānattārah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At this time monks deserving to be given the trial period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text:p/>
          </table:table-cell>
          <table:table-cell office:value-type="string">
            <text:p>&lt;p&gt;{}</text:p>
          </table:table-cell>
          <table:table-cell office:value-type="string">
            <text:p>bj4.176, cck6.128, csp1ed4.92, csp2ed4.92, dr6.117, ms4V_428, msdiv88, ndp4.75, pts-cs5.1, pts-vp-en5.51, sc55, sya6.143, vri90.87</text:p>
          </table:table-cell>
          <table:table-cell/>
        </table:table-row>
        <table:table-row>
          <table:table-cell office:value-type="string">
            <text:p>pli-tv-kd12:5.1.2</text:p>
          </table:table-cell>
          <table:table-cell office:value-type="string">
            <text:p>Ye te bhikkhū appicchā …pe… te ujjhāyanti khiyyanti vipācenti—</text:p>
          </table:table-cell>
          <table:table-cell office:value-type="string">
            <text:p>The monks of few desires complained and criticized them, </text:p>
          </table:table-cell>
          <table:table-cell office:value-type="string">
            <text:p/>
          </table:table-cell>
          <table:table-cell office:value-type="string">
            <text:p>{}</text:p>
          </table:table-cell>
          <table:table-cell/>
          <table:table-cell/>
        </table:table-row>
        <table:table-row>
          <table:table-cell office:value-type="string">
            <text:p>pli-tv-kd12:5.1.3</text:p>
          </table:table-cell>
          <table:table-cell office:value-type="string">
            <text:p>“kathañhi nāma mānattārahā bhikkhū sādiyiss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text:p>“How can monks deserving to be given the trial period consent to these things?” </text:p>
          </table:table-cell>
          <table:table-cell office:value-type="string">
            <text:p/>
          </table:table-cell>
          <table:table-cell office:value-type="string">
            <text:p>{}</text:p>
          </table:table-cell>
          <table:table-cell/>
          <table:table-cell/>
        </table:table-row>
        <table:table-row>
          <table:table-cell office:value-type="string">
            <text:p>pli-tv-kd12:5.1.4</text:p>
          </table:table-cell>
          <table:table-cell office:value-type="string">
            <text:p>Atha kho te bhikkhū bhagavato etamatthaṃ ārocesuṃ …pe…</text:p>
          </table:table-cell>
          <table:table-cell office:value-type="string">
            <text:p>The monks told the Buddha. Soon afterwards he had the Sangha of monks assembled and questioned them: </text:p>
          </table:table-cell>
          <table:table-cell office:value-type="string">
            <text:p/>
          </table:table-cell>
          <table:table-cell office:value-type="string">
            <text:p>{}&lt;/p&gt;</text:p>
          </table:table-cell>
          <table:table-cell/>
          <table:table-cell/>
        </table:table-row>
        <table:table-row>
          <table:table-cell office:value-type="string">
            <text:p>pli-tv-kd12:5.1.5</text:p>
          </table:table-cell>
          <table:table-cell office:value-type="string">
            <text:p>“saccaṃ kira, bhikkhave, mānattārahā bhikkhū sādiyanti pakatattānaṃ bhikkhūnaṃ abhivādanaṃ, paccuṭṭhānaṃ …pe… nahāne piṭṭhiparikamman”ti?</text:p>
          </table:table-cell>
          <table:table-cell office:value-type="string">
            <text:p>“Is it true, monks, that monks deserving to be given the trial period consent to these things?” </text:p>
          </table:table-cell>
          <table:table-cell office:value-type="string">
            <text:p/>
          </table:table-cell>
          <table:table-cell office:value-type="string">
            <text:p>&lt;p&gt;{}&lt;/p&gt;</text:p>
          </table:table-cell>
          <table:table-cell/>
          <table:table-cell/>
        </table:table-row>
        <table:table-row>
          <table:table-cell office:value-type="string">
            <text:p>pli-tv-kd12:5.1.6</text:p>
          </table:table-cell>
          <table:table-cell office:value-type="string">
            <text:p>“Saccaṃ,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kd12:5.1.7</text:p>
          </table:table-cell>
          <table:table-cell office:value-type="string">
            <text:p>Vigarahi buddho bhagavā—</text:p>
          </table:table-cell>
          <table:table-cell office:value-type="string">
            <text:p>The Buddha rebuked them … </text:p>
          </table:table-cell>
          <table:table-cell office:value-type="string">
            <text:p/>
          </table:table-cell>
          <table:table-cell office:value-type="string">
            <text:p>&lt;p&gt;{}</text:p>
          </table:table-cell>
          <table:table-cell/>
          <table:table-cell/>
        </table:table-row>
        <table:table-row>
          <table:table-cell office:value-type="string">
            <text:p>pli-tv-kd12:5.1.8</text:p>
          </table:table-cell>
          <table:table-cell office:value-type="string">
            <text:p>“ananucchavikaṃ …pe…</text:p>
          </table:table-cell>
          <table:table-cell office:value-type="string">
            <text:p>“It’s not suitable … </text:p>
          </table:table-cell>
          <table:table-cell office:value-type="string">
            <text:p/>
          </table:table-cell>
          <table:table-cell office:value-type="string">
            <text:p>{}</text:p>
          </table:table-cell>
          <table:table-cell/>
          <table:table-cell/>
        </table:table-row>
        <table:table-row>
          <table:table-cell office:value-type="string">
            <text:p>pli-tv-kd12:5.1.9</text:p>
          </table:table-cell>
          <table:table-cell office:value-type="string">
            <text:p>kathañhi nāma, bhikkhave, mānattārahā bhikkhū sādiyissanti pakatattānaṃ bhikkhūnaṃ abhivādanaṃ …pe… nahāne piṭṭhiparikammaṃ.</text:p>
          </table:table-cell>
          <table:table-cell office:value-type="string">
            <text:p>How can monks deserving to be given the trial period consent to these things? </text:p>
          </table:table-cell>
          <table:table-cell office:value-type="string">
            <text:p/>
          </table:table-cell>
          <table:table-cell office:value-type="string">
            <text:p>{}</text:p>
          </table:table-cell>
          <table:table-cell/>
          <table:table-cell/>
        </table:table-row>
        <table:table-row>
          <table:table-cell office:value-type="string">
            <text:p>pli-tv-kd12:5.1.10</text:p>
          </table:table-cell>
          <table:table-cell office:value-type="string">
            <text:p>Netaṃ, bhikkhave, appasannānaṃ vā pasādāya …pe…</text:p>
          </table:table-cell>
          <table:table-cell office:value-type="string">
            <text:p>This won’t give rise to confidence in those without it …” … </text:p>
          </table:table-cell>
          <table:table-cell office:value-type="string">
            <text:p/>
          </table:table-cell>
          <table:table-cell office:value-type="string">
            <text:p>{}</text:p>
          </table:table-cell>
          <table:table-cell/>
          <table:table-cell/>
        </table:table-row>
        <table:table-row>
          <table:table-cell office:value-type="string">
            <text:p>pli-tv-kd12:5.1.11</text:p>
          </table:table-cell>
          <table:table-cell office:value-type="string">
            <text:p>vigarahitvā …pe…</text:p>
          </table:table-cell>
          <table:table-cell office:value-type="string">
            <text:p>after rebuking them … </text:p>
          </table:table-cell>
          <table:table-cell office:value-type="string">
            <text:p/>
          </table:table-cell>
          <table:table-cell office:value-type="string">
            <text:p>{}</text:p>
          </table:table-cell>
          <table:table-cell/>
          <table:table-cell/>
        </table:table-row>
        <table:table-row>
          <table:table-cell office:value-type="string">
            <text:p>pli-tv-kd12:5.1.12</text:p>
          </table:table-cell>
          <table:table-cell office:value-type="string">
            <text:p>dhammiṃ kathaṃ katvā bhikkhū āmantesi—</text:p>
          </table:table-cell>
          <table:table-cell office:value-type="string">
            <text:p>he gave a teaching and addressed the monks: </text:p>
          </table:table-cell>
          <table:table-cell office:value-type="string">
            <text:p/>
          </table:table-cell>
          <table:table-cell office:value-type="string">
            <text:p>{}&lt;/p&gt;</text:p>
          </table:table-cell>
          <table:table-cell/>
          <table:table-cell/>
        </table:table-row>
        <table:table-row>
          <table:table-cell office:value-type="string">
            <text:p>pli-tv-kd12:5.1.13</text:p>
          </table:table-cell>
          <table:table-cell office:value-type="string">
            <text:p>“na, bhikkhave, mānattārahena bhikkhunā sāditabbaṃ pakatattānaṃ bhikkhūnaṃ abhivādanaṃ,</text:p>
          </table:table-cell>
          <table:table-cell office:value-type="string">
            <text:p>“A monk deserving to be given the trial period should not consent to: </text:p>
          </table:table-cell>
          <table:table-cell office:value-type="string">
            <text:p/>
          </table:table-cell>
          <table:table-cell office:value-type="string">
            <text:p>&lt;p&gt;{}&lt;/p&gt;</text:p>
          </table:table-cell>
          <table:table-cell/>
          <table:table-cell/>
        </table:table-row>
        <table:table-row>
          <table:table-cell office:value-type="string">
            <text:p>pli-tv-kd12:5.1.14</text:p>
          </table:table-cell>
          <table:table-cell office:value-type="string">
            <text:p>pakatattānaṃ bhikkhūnaṃ abhivādanaṃ,</text:p>
          </table:table-cell>
          <table:table-cell office:value-type="string">
            <text:p>Regular monks bowing down to him; </text:p>
          </table:table-cell>
          <table:table-cell office:value-type="string">
            <text:p/>
          </table:table-cell>
          <table:table-cell office:value-type="string">
            <text:p>&lt;ul&gt;&lt;li&gt;{}&lt;/li&gt;</text:p>
          </table:table-cell>
          <table:table-cell/>
          <table:table-cell/>
        </table:table-row>
        <table:table-row>
          <table:table-cell office:value-type="string">
            <text:p>pli-tv-kd12:5.1.15</text:p>
          </table:table-cell>
          <table:table-cell office:value-type="string">
            <text:p>paccuṭṭhānaṃ</text:p>
          </table:table-cell>
          <table:table-cell office:value-type="string">
            <text:p>Regular monks standing up for him; </text:p>
          </table:table-cell>
          <table:table-cell office:value-type="string">
            <text:p/>
          </table:table-cell>
          <table:table-cell office:value-type="string">
            <text:p>&lt;li&gt;{}&lt;/li&gt;</text:p>
          </table:table-cell>
          <table:table-cell/>
          <table:table-cell/>
        </table:table-row>
        <table:table-row>
          <table:table-cell office:value-type="string">
            <text:p>pli-tv-kd12:5.1.16.1</text:p>
          </table:table-cell>
          <table:table-cell office:value-type="string">
            <text:p>…pe…</text:p>
          </table:table-cell>
          <table:table-cell office:value-type="string">
            <text:p>Regular monks putting the palms of their hands together for him; </text:p>
          </table:table-cell>
          <table:table-cell office:value-type="string">
            <text:p/>
          </table:table-cell>
          <table:table-cell office:value-type="string">
            <text:p>&lt;li&gt;{}&lt;/li&gt;</text:p>
          </table:table-cell>
          <table:table-cell/>
          <table:table-cell/>
        </table:table-row>
        <table:table-row>
          <table:table-cell office:value-type="string">
            <text:p>pli-tv-kd12:5.1.16.2</text:p>
          </table:table-cell>
          <table:table-cell office:value-type="string">
            <text:p/>
          </table:table-cell>
          <table:table-cell office:value-type="string">
            <text:p>Regular monks doing acts of respect for him. ; </text:p>
          </table:table-cell>
          <table:table-cell office:value-type="string">
            <text:p/>
          </table:table-cell>
          <table:table-cell office:value-type="string">
            <text:p>&lt;li&gt;{}&lt;/li&gt;</text:p>
          </table:table-cell>
          <table:table-cell/>
          <table:table-cell/>
        </table:table-row>
        <table:table-row>
          <table:table-cell office:value-type="string">
            <text:p>pli-tv-kd12:5.1.16.3</text:p>
          </table:table-cell>
          <table:table-cell office:value-type="string">
            <text:p/>
          </table:table-cell>
          <table:table-cell office:value-type="string">
            <text:p>Regular monks offering him a seat; </text:p>
          </table:table-cell>
          <table:table-cell office:value-type="string">
            <text:p/>
          </table:table-cell>
          <table:table-cell office:value-type="string">
            <text:p>&lt;li&gt;{}&lt;/li&gt;</text:p>
          </table:table-cell>
          <table:table-cell/>
          <table:table-cell/>
        </table:table-row>
        <table:table-row>
          <table:table-cell office:value-type="string">
            <text:p>pli-tv-kd12:5.1.16.4</text:p>
          </table:table-cell>
          <table:table-cell office:value-type="string">
            <text:p/>
          </table:table-cell>
          <table:table-cell office:value-type="string">
            <text:p>Regular monks offering him a bed; </text:p>
          </table:table-cell>
          <table:table-cell office:value-type="string">
            <text:p/>
          </table:table-cell>
          <table:table-cell office:value-type="string">
            <text:p>&lt;li&gt;{}&lt;/li&gt;</text:p>
          </table:table-cell>
          <table:table-cell/>
          <table:table-cell/>
        </table:table-row>
        <table:table-row>
          <table:table-cell office:value-type="string">
            <text:p>pli-tv-kd12:5.1.16.5</text:p>
          </table:table-cell>
          <table:table-cell office:value-type="string">
            <text:p/>
          </table:table-cell>
          <table:table-cell office:value-type="string">
            <text:p>Regular monks offering him water for washing his feet and a foot-stool; </text:p>
          </table:table-cell>
          <table:table-cell office:value-type="string">
            <text:p/>
          </table:table-cell>
          <table:table-cell office:value-type="string">
            <text:p>&lt;li&gt;{}&lt;/li&gt;</text:p>
          </table:table-cell>
          <table:table-cell/>
          <table:table-cell/>
        </table:table-row>
        <table:table-row>
          <table:table-cell office:value-type="string">
            <text:p>pli-tv-kd12:5.1.16.6</text:p>
          </table:table-cell>
          <table:table-cell office:value-type="string">
            <text:p/>
          </table:table-cell>
          <table:table-cell office:value-type="string">
            <text:p>Regular monks offering him a foot-scraper; </text:p>
          </table:table-cell>
          <table:table-cell office:value-type="string">
            <text:p/>
          </table:table-cell>
          <table:table-cell office:value-type="string">
            <text:p>&lt;li&gt;{}&lt;/li&gt;</text:p>
          </table:table-cell>
          <table:table-cell/>
          <table:table-cell/>
        </table:table-row>
        <table:table-row>
          <table:table-cell office:value-type="string">
            <text:p>pli-tv-kd12:5.1.16.7</text:p>
          </table:table-cell>
          <table:table-cell office:value-type="string">
            <text:p/>
          </table:table-cell>
          <table:table-cell office:value-type="string">
            <text:p>Regular monks receiving his bowl and robe; </text:p>
          </table:table-cell>
          <table:table-cell office:value-type="string">
            <text:p/>
          </table:table-cell>
          <table:table-cell office:value-type="string">
            <text:p>&lt;li&gt;{}&lt;/li&gt;</text:p>
          </table:table-cell>
          <table:table-cell/>
          <table:table-cell/>
        </table:table-row>
        <table:table-row>
          <table:table-cell office:value-type="string">
            <text:p>pli-tv-kd12:5.1.17</text:p>
          </table:table-cell>
          <table:table-cell office:value-type="string">
            <text:p>nahāne piṭṭhiparikammaṃ.</text:p>
          </table:table-cell>
          <table:table-cell office:value-type="string">
            <text:p>Regular monks massaging his back when he is bathing. </text:p>
          </table:table-cell>
          <table:table-cell office:value-type="string">
            <text:p/>
          </table:table-cell>
          <table:table-cell office:value-type="string">
            <text:p>&lt;li&gt;{}&lt;/li&gt;&lt;/ul&gt;</text:p>
          </table:table-cell>
          <table:table-cell/>
          <table:table-cell/>
        </table:table-row>
        <table:table-row>
          <table:table-cell office:value-type="string">
            <text:p>pli-tv-kd12:5.1.18</text:p>
          </table:table-cell>
          <table:table-cell office:value-type="string">
            <text:p>Yo sādiyeyya, āpatti dukkaṭassa.</text:p>
          </table:table-cell>
          <table:table-cell office:value-type="string">
            <text:p>If he consents to any of these, he commits an offense of wrong conduct. </text:p>
          </table:table-cell>
          <table:table-cell office:value-type="string">
            <text:p/>
          </table:table-cell>
          <table:table-cell office:value-type="string">
            <text:p>&lt;p class='rule'&gt;{}&lt;/p&gt;</text:p>
          </table:table-cell>
          <table:table-cell/>
          <table:table-cell/>
        </table:table-row>
        <table:table-row>
          <table:table-cell office:value-type="string">
            <text:p>pli-tv-kd12:5.1.19</text:p>
          </table:table-cell>
          <table:table-cell office:value-type="string">
            <text:p>Anujānāmi, bhikkhave, mānattārahānaṃ bhikkhūnaṃ mithu yathāvuḍḍhaṃ abhivādanaṃ, paccuṭṭhānaṃ …pe… nahāne piṭṭhiparikammaṃ.</text:p>
          </table:table-cell>
          <table:table-cell office:value-type="string">
            <text:p>Monks deserving to be given the trial period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text:p/>
          </table:table-cell>
          <table:table-cell office:value-type="string">
            <text:p>&lt;p&gt;{}&lt;/p&gt;</text:p>
          </table:table-cell>
          <table:table-cell/>
          <table:table-cell/>
        </table:table-row>
        <table:table-row>
          <table:table-cell office:value-type="string">
            <text:p>pli-tv-kd12:5.1.20</text:p>
          </table:table-cell>
          <table:table-cell office:value-type="string">
            <text:p>Anujānāmi, bhikkhave, mānattārahānaṃ bhikkhūnaṃ pañca yathāvuḍḍhaṃ—</text:p>
          </table:table-cell>
          <table:table-cell office:value-type="string">
            <text:p>Monks deserving to be given the trial period should do five things with regular monks according to seniority: </text:p>
          </table:table-cell>
          <table:table-cell office:value-type="string">
            <text:p/>
          </table:table-cell>
          <table:table-cell office:value-type="string">
            <text:p>&lt;p&gt;{}</text:p>
          </table:table-cell>
          <table:table-cell/>
          <table:table-cell/>
        </table:table-row>
        <table:table-row>
          <table:table-cell office:value-type="string">
            <text:p>pli-tv-kd12:5.1.21</text:p>
          </table:table-cell>
          <table:table-cell office:value-type="string">
            <text:p>uposathaṃ, pavāraṇaṃ, vassikasāṭikaṃ, oṇojanaṃ, bhattaṃ.</text:p>
          </table:table-cell>
          <table:table-cell office:value-type="string">
            <text:p>the observance-day procedure, the invitation procedure, sharing out of rainy-season robes, meal invitations, and meals. </text:p>
          </table:table-cell>
          <table:table-cell office:value-type="string">
            <text:p/>
          </table:table-cell>
          <table:table-cell office:value-type="string">
            <text:p>{}</text:p>
          </table:table-cell>
          <table:table-cell/>
          <table:table-cell/>
        </table:table-row>
        <table:table-row>
          <table:table-cell office:value-type="string">
            <text:p>pli-tv-kd12:5.1.22</text:p>
          </table:table-cell>
          <table:table-cell office:value-type="string">
            <text:p>Tena hi, bhikkhave, mānattārahānaṃ bhikkhūnaṃ vattaṃ paññapessāmi yathā mānattārahehi bhikkhūhi vattitabbaṃ.</text:p>
          </table:table-cell>
          <table:table-cell office:value-type="string">
            <text:p>“I will lay down the proper conduct for a monk deserving to be given the trial period. </text:p>
          </table:table-cell>
          <table:table-cell office:value-type="string">
            <text:p/>
          </table:table-cell>
          <table:table-cell office:value-type="string">
            <text:p>{}&lt;/p&gt;</text:p>
          </table:table-cell>
          <table:table-cell/>
          <table:table-cell/>
        </table:table-row>
        <table:table-row>
          <table:table-cell office:value-type="string">
            <text:p>pli-tv-kd12:5.1.23</text:p>
          </table:table-cell>
          <table:table-cell office:value-type="string">
            <text:p>Mānattārahena, bhikkhave, bhikkhunā sammā vattitabbaṃ.</text:p>
          </table:table-cell>
          <table:table-cell office:value-type="string">
            <text:p/>
          </table:table-cell>
          <table:table-cell office:value-type="string">
            <text:p/>
          </table:table-cell>
          <table:table-cell office:value-type="string">
            <text:p>&lt;hr&gt;&lt;p&gt;{}</text:p>
          </table:table-cell>
          <table:table-cell office:value-type="string">
            <text:p>ms4V_429, msdiv89, sc56</text:p>
          </table:table-cell>
          <table:table-cell/>
        </table:table-row>
        <table:table-row>
          <table:table-cell office:value-type="string">
            <text:p>pli-tv-kd12:5.1.24</text:p>
          </table:table-cell>
          <table:table-cell office:value-type="string">
            <text:p>Tatrāyaṃ sammāvattanā—</text:p>
          </table:table-cell>
          <table:table-cell office:value-type="string">
            <text:p>This is the proper conduct: </text:p>
          </table:table-cell>
          <table:table-cell office:value-type="string">
            <text:p/>
          </table:table-cell>
          <table:table-cell office:value-type="string">
            <text:p>{}&lt;/p&gt;</text:p>
          </table:table-cell>
          <table:table-cell/>
          <table:table-cell/>
        </table:table-row>
        <table:table-row>
          <table:table-cell office:value-type="string">
            <text:p>pli-tv-kd12:5.1.25</text:p>
          </table:table-cell>
          <table:table-cell office:value-type="string">
            <text:p>Na upasampādetabbaṃ …pe…</text:p>
          </table:table-cell>
          <table:table-cell office:value-type="string">
            <text:p>He should not give the full ordination. </text:p>
          </table:table-cell>
          <table:table-cell office:value-type="string">
            <text:p/>
          </table:table-cell>
          <table:table-cell office:value-type="string">
            <text:p>&lt;ol&gt;&lt;li&gt;{}&lt;/li&gt;</text:p>
          </table:table-cell>
          <table:table-cell office:value-type="string">
            <text:p>cck6.129, ms4V_430, sc57, sya6.144</text:p>
          </table:table-cell>
          <table:table-cell/>
        </table:table-row>
        <table:table-row>
          <table:table-cell office:value-type="string">
            <text:p>pli-tv-kd12:5.1.26.1</text:p>
          </table:table-cell>
          <table:table-cell office:value-type="string">
            <text:p>(yathā mūlāyapaṭikassanā, tathā vitthāretabbaṃ.)</text:p>
          </table:table-cell>
          <table:table-cell office:value-type="string">
            <text:p>He should not give formal support. </text:p>
          </table:table-cell>
          <table:table-cell office:value-type="string">
            <text:p/>
          </table:table-cell>
          <table:table-cell office:value-type="string">
            <text:p>&lt;li&gt;{}&lt;/li&gt;</text:p>
          </table:table-cell>
          <table:table-cell/>
          <table:table-cell/>
        </table:table-row>
        <table:table-row>
          <table:table-cell office:value-type="string">
            <text:p>pli-tv-kd12:5.1.26.2</text:p>
          </table:table-cell>
          <table:table-cell office:value-type="string">
            <text:p/>
          </table:table-cell>
          <table:table-cell office:value-type="string">
            <text:p>He should not have a novice monk attend on him. </text:p>
          </table:table-cell>
          <table:table-cell office:value-type="string">
            <text:p/>
          </table:table-cell>
          <table:table-cell office:value-type="string">
            <text:p>&lt;li&gt;{}&lt;/li&gt;</text:p>
          </table:table-cell>
          <table:table-cell/>
          <table:table-cell/>
        </table:table-row>
        <table:table-row>
          <table:table-cell office:value-type="string">
            <text:p>pli-tv-kd12:5.1.26.3</text:p>
          </table:table-cell>
          <table:table-cell office:value-type="string">
            <text:p/>
          </table:table-cell>
          <table:table-cell office:value-type="string">
            <text:p>He should not accept being appointed as an instructor of the nuns. </text:p>
          </table:table-cell>
          <table:table-cell office:value-type="string">
            <text:p/>
          </table:table-cell>
          <table:table-cell office:value-type="string">
            <text:p>&lt;li&gt;{}&lt;/li&gt;</text:p>
          </table:table-cell>
          <table:table-cell/>
          <table:table-cell/>
        </table:table-row>
        <table:table-row>
          <table:table-cell office:value-type="string">
            <text:p>pli-tv-kd12:5.1.26.4</text:p>
          </table:table-cell>
          <table:table-cell office:value-type="string">
            <text:p/>
          </table:table-cell>
          <table:table-cell office:value-type="string">
            <text:p>Even if appointed, he should not instruct the nuns. </text:p>
          </table:table-cell>
          <table:table-cell office:value-type="string">
            <text:p/>
          </table:table-cell>
          <table:table-cell office:value-type="string">
            <text:p>&lt;li&gt;{}&lt;/li&gt;</text:p>
          </table:table-cell>
          <table:table-cell/>
          <table:table-cell/>
        </table:table-row>
        <table:table-row>
          <table:table-cell office:value-type="string">
            <text:p>pli-tv-kd12:5.1.26.5</text:p>
          </table:table-cell>
          <table:table-cell office:value-type="string">
            <text:p/>
          </table:table-cell>
          <table:table-cell office:value-type="string">
            <text:p>He should not commit the same offense as the offense for which he deserves to be given the trial period by the Sangha, nor one that is similar or worse.. </text:p>
          </table:table-cell>
          <table:table-cell office:value-type="string">
            <text:p/>
          </table:table-cell>
          <table:table-cell office:value-type="string">
            <text:p>&lt;li&gt;{}&lt;/li&gt;</text:p>
          </table:table-cell>
          <table:table-cell/>
          <table:table-cell/>
        </table:table-row>
        <table:table-row>
          <table:table-cell office:value-type="string">
            <text:p>pli-tv-kd12:5.1.26.6</text:p>
          </table:table-cell>
          <table:table-cell office:value-type="string">
            <text:p/>
          </table:table-cell>
          <table:table-cell office:value-type="string">
            <text:p>He should not criticize the legal procedure. </text:p>
          </table:table-cell>
          <table:table-cell office:value-type="string">
            <text:p/>
          </table:table-cell>
          <table:table-cell office:value-type="string">
            <text:p>&lt;li&gt;{}&lt;/li&gt;</text:p>
          </table:table-cell>
          <table:table-cell/>
          <table:table-cell/>
        </table:table-row>
        <table:table-row>
          <table:table-cell office:value-type="string">
            <text:p>pli-tv-kd12:5.1.26.7</text:p>
          </table:table-cell>
          <table:table-cell office:value-type="string">
            <text:p/>
          </table:table-cell>
          <table:table-cell office:value-type="string">
            <text:p>He should not criticize those who did the procedure. </text:p>
          </table:table-cell>
          <table:table-cell office:value-type="string">
            <text:p/>
          </table:table-cell>
          <table:table-cell office:value-type="string">
            <text:p>&lt;li&gt;{}&lt;/li&gt;</text:p>
          </table:table-cell>
          <table:table-cell/>
          <table:table-cell/>
        </table:table-row>
        <table:table-row>
          <table:table-cell office:value-type="string">
            <text:p>pli-tv-kd12:5.1.26.8</text:p>
          </table:table-cell>
          <table:table-cell office:value-type="string">
            <text:p/>
          </table:table-cell>
          <table:table-cell office:value-type="string">
            <text:p>He should not cancel the observance-day procedure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26.9</text:p>
          </table:table-cell>
          <table:table-cell office:value-type="string">
            <text:p/>
          </table:table-cell>
          <table:table-cell office:value-type="string">
            <text:p>He should not cancel the invitation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26.10</text:p>
          </table:table-cell>
          <table:table-cell office:value-type="string">
            <text:p/>
          </table:table-cell>
          <table:table-cell office:value-type="string">
            <text:p>He should not speak to a regular monk to initiate a legal process against him. </text:p>
          </table:table-cell>
          <table:table-cell office:value-type="string">
            <text:p/>
          </table:table-cell>
          <table:table-cell office:value-type="string">
            <text:p>&lt;li&gt;{}&lt;/li&gt;</text:p>
          </table:table-cell>
          <table:table-cell/>
          <table:table-cell/>
        </table:table-row>
        <table:table-row>
          <table:table-cell office:value-type="string">
            <text:p>pli-tv-kd12:5.1.26.11</text:p>
          </table:table-cell>
          <table:table-cell office:value-type="string">
            <text:p/>
          </table:table-cell>
          <table:table-cell office:value-type="string">
            <text:p>He should not criticize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26.12</text:p>
          </table:table-cell>
          <table:table-cell office:value-type="string">
            <text:p/>
          </table:table-cell>
          <table:table-cell office:value-type="string">
            <text:p>He should not ask a regular monk for permission to accuse him of an offense. </text:p>
          </table:table-cell>
          <table:table-cell office:value-type="string">
            <text:p/>
          </table:table-cell>
          <table:table-cell office:value-type="string">
            <text:p>&lt;li&gt;{}&lt;/li&gt;</text:p>
          </table:table-cell>
          <table:table-cell/>
          <table:table-cell/>
        </table:table-row>
        <table:table-row>
          <table:table-cell office:value-type="string">
            <text:p>pli-tv-kd12:5.1.26.13</text:p>
          </table:table-cell>
          <table:table-cell office:value-type="string">
            <text:p/>
          </table:table-cell>
          <table:table-cell office:value-type="string">
            <text:p>He should not accuse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5.1.26.14</text:p>
          </table:table-cell>
          <table:table-cell office:value-type="string">
            <text:p/>
          </table:table-cell>
          <table:table-cell office:value-type="string">
            <text:p>He should not remind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5.1.27</text:p>
          </table:table-cell>
          <table:table-cell office:value-type="string">
            <text:p>Na bhikkhūhi sampayojetabbaṃ.</text:p>
          </table:table-cell>
          <table:table-cell office:value-type="string">
            <text:p>He should not associate inappropriately with other monks. </text:p>
          </table:table-cell>
          <table:table-cell office:value-type="string">
            <text:p/>
          </table:table-cell>
          <table:table-cell office:value-type="string">
            <text:p>&lt;li&gt;{}&lt;/li&gt;</text:p>
          </table:table-cell>
          <table:table-cell/>
          <table:table-cell/>
        </table:table-row>
        <table:table-row>
          <table:table-cell office:value-type="string">
            <text:p>pli-tv-kd12:5.1.28</text:p>
          </table:table-cell>
          <table:table-cell office:value-type="string">
            <text:p>Na, bhikkhave, mānattārahena bhikkhunā pakatattassa bhikkhuno purato gantabbaṃ,</text:p>
          </table:table-cell>
          <table:table-cell office:value-type="string">
            <text:p>He should not walk in front of a regular monk. </text:p>
          </table:table-cell>
          <table:table-cell office:value-type="string">
            <text:p/>
          </table:table-cell>
          <table:table-cell office:value-type="string">
            <text:p>&lt;li&gt;{}&lt;/li&gt;</text:p>
          </table:table-cell>
          <table:table-cell office:value-type="string">
            <text:p>dr6.118, ms4V_431, ndp4.76, sc58</text:p>
          </table:table-cell>
          <table:table-cell/>
        </table:table-row>
        <table:table-row>
          <table:table-cell office:value-type="string">
            <text:p>pli-tv-kd12:5.1.29</text:p>
          </table:table-cell>
          <table:table-cell office:value-type="string">
            <text:p>na purato nisīditabbaṃ.</text:p>
          </table:table-cell>
          <table:table-cell office:value-type="string">
            <text:p>He should not sit in front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30</text:p>
          </table:table-cell>
          <table:table-cell office:value-type="string">
            <text:p>Yo hoti saṃghassa āsanapariyanto seyyāpariyanto vihārapariyanto so tassa padātabbo. Tena ca so sāditabbo.</text:p>
          </table:table-cell>
          <table:table-cell office:value-type="string">
            <text:p>He should be given the last seat, the last bed, and the last dwelling of the Sangha and should consent to that. </text:p>
          </table:table-cell>
          <table:table-cell office:value-type="string">
            <text:p/>
          </table:table-cell>
          <table:table-cell office:value-type="string">
            <text:p>&lt;li&gt;{}&lt;/li&gt;</text:p>
          </table:table-cell>
          <table:table-cell/>
          <table:table-cell/>
        </table:table-row>
        <table:table-row>
          <table:table-cell office:value-type="string">
            <text:p>pli-tv-kd12:5.1.31</text:p>
          </table:table-cell>
          <table:table-cell office:value-type="string">
            <text:p>Na, bhikkhave, mānattārahena bhikkhunā pakatattena bhikkhunā puresamaṇena vā</text:p>
          </table:table-cell>
          <table:table-cell office:value-type="string">
            <text:p>He should not attend on a regular monk when approaching families. </text:p>
          </table:table-cell>
          <table:table-cell office:value-type="string">
            <text:p/>
          </table:table-cell>
          <table:table-cell office:value-type="string">
            <text:p>&lt;li&gt;{}&lt;/li&gt;</text:p>
          </table:table-cell>
          <table:table-cell office:value-type="string">
            <text:p>csp1ed4.93, csp2ed4.93, ms4V_432, sc59, vri90.88</text:p>
          </table:table-cell>
          <table:table-cell/>
        </table:table-row>
        <table:table-row>
          <table:table-cell office:value-type="string">
            <text:p>pli-tv-kd12:5.1.32</text:p>
          </table:table-cell>
          <table:table-cell office:value-type="string">
            <text:p>pacchāsamaṇena vā kulāni upasaṅkamitabbāni,</text:p>
          </table:table-cell>
          <table:table-cell office:value-type="string">
            <text:p>He should not be attended on by a regular monk when approaching families. </text:p>
          </table:table-cell>
          <table:table-cell office:value-type="string">
            <text:p/>
          </table:table-cell>
          <table:table-cell office:value-type="string">
            <text:p>&lt;li&gt;{}&lt;/li&gt;</text:p>
          </table:table-cell>
          <table:table-cell/>
          <table:table-cell/>
        </table:table-row>
        <table:table-row>
          <table:table-cell office:value-type="string">
            <text:p>pli-tv-kd12:5.1.33</text:p>
          </table:table-cell>
          <table:table-cell office:value-type="string">
            <text:p>na āraññikaṅgaṃ samādātabbaṃ,</text:p>
          </table:table-cell>
          <table:table-cell office:value-type="string">
            <text:p>He should not undertake the practice of staying in the wilderness. </text:p>
          </table:table-cell>
          <table:table-cell office:value-type="string">
            <text:p/>
          </table:table-cell>
          <table:table-cell office:value-type="string">
            <text:p>&lt;li&gt;{}&lt;/li&gt;</text:p>
          </table:table-cell>
          <table:table-cell/>
          <table:table-cell/>
        </table:table-row>
        <table:table-row>
          <table:table-cell office:value-type="string">
            <text:p>pli-tv-kd12:5.1.34</text:p>
          </table:table-cell>
          <table:table-cell office:value-type="string">
            <text:p>na piṇḍapātikaṅgaṃ samādātabbaṃ,</text:p>
          </table:table-cell>
          <table:table-cell office:value-type="string">
            <text:p>He should not undertake the practice of eating only almsfood. </text:p>
          </table:table-cell>
          <table:table-cell office:value-type="string">
            <text:p/>
          </table:table-cell>
          <table:table-cell office:value-type="string">
            <text:p>&lt;li&gt;{}&lt;/li&gt;</text:p>
          </table:table-cell>
          <table:table-cell/>
          <table:table-cell/>
        </table:table-row>
        <table:table-row>
          <table:table-cell office:value-type="string">
            <text:p>pli-tv-kd12:5.1.35</text:p>
          </table:table-cell>
          <table:table-cell office:value-type="string">
            <text:p>na ca tappaccayā piṇḍapāto nīharāpetabbo—mā maṃ jāniṃsūti.</text:p>
          </table:table-cell>
          <table:table-cell office:value-type="string">
            <text:p>He should not have someone bring back almsfood for him because he doesn’t want others to know about his status. </text:p>
          </table:table-cell>
          <table:table-cell office:value-type="string">
            <text:p/>
          </table:table-cell>
          <table:table-cell office:value-type="string">
            <text:p>&lt;li&gt;{}&lt;/li&gt;</text:p>
          </table:table-cell>
          <table:table-cell/>
          <table:table-cell/>
        </table:table-row>
        <table:table-row>
          <table:table-cell office:value-type="string">
            <text:p>pli-tv-kd12:5.1.36</text:p>
          </table:table-cell>
          <table:table-cell office:value-type="string">
            <text:p>Na, bhikkhave, mānattārahena bhikkhunā sabhikkhukā āvāsā abhikkhuko āvāso gantabbo, aññatra pakatattena, aññatra antarāyā.</text:p>
          </table:table-cell>
          <table:table-cell office:value-type="string">
            <text:p>He should not go from a monastery with monks to one without monks, except together with a regular monk or if there are dangers. </text:p>
          </table:table-cell>
          <table:table-cell office:value-type="string">
            <text:p/>
          </table:table-cell>
          <table:table-cell office:value-type="string">
            <text:p>&lt;li&gt;{}</text:p>
          </table:table-cell>
          <table:table-cell office:value-type="string">
            <text:p>bj4.178, cck6.130, ms4V_433, sc60</text:p>
          </table:table-cell>
          <table:table-cell/>
        </table:table-row>
        <table:table-row>
          <table:table-cell office:value-type="string">
            <text:p>pli-tv-kd12:5.1.37</text:p>
          </table:table-cell>
          <table:table-cell office:value-type="string">
            <text:p>Na, bhikkhave, mānattārahena bhikkhunā sabhikkhukā āvāsā abhikkhuko anāvāso gantabbo, aññatra pakatattena, aññatra antarāyā.</text:p>
          </table:table-cell>
          <table:table-cell office:value-type="string">
            <text:p>He should not go from a monastery with monks to a non-monastery without monks, except together with a regular monk or if there are dangers. </text:p>
          </table:table-cell>
          <table:table-cell office:value-type="string">
            <text:p/>
          </table:table-cell>
          <table:table-cell office:value-type="string">
            <text:p>{}</text:p>
          </table:table-cell>
          <table:table-cell office:value-type="string">
            <text:p>ms4V_434, sc61</text:p>
          </table:table-cell>
          <table:table-cell/>
        </table:table-row>
        <table:table-row>
          <table:table-cell office:value-type="string">
            <text:p>pli-tv-kd12:5.1.38</text:p>
          </table:table-cell>
          <table:table-cell office:value-type="string">
            <text:p>Na, bhikkhave, mānattārahena bhikkhunā sabhikkhukā āvāsā abhikkhuko āvāso vā anāvāso vā gantabbo, aññatra pakatattena, aññatra antarāyā.</text:p>
          </table:table-cell>
          <table:table-cell office:value-type="string">
            <text:p>He should not go from a 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office:value-type="string">
            <text:p>ms4V_435, sc62, sya6.145</text:p>
          </table:table-cell>
          <table:table-cell/>
        </table:table-row>
        <table:table-row>
          <table:table-cell office:value-type="string">
            <text:p>pli-tv-kd12:5.1.39</text:p>
          </table:table-cell>
          <table:table-cell office:value-type="string">
            <text:p>Na, bhikkhave, mānattārahena bhikkhunā sabhikkhukā anāvāsā abhikkhuko āvāso gantabbo …pe…</text:p>
          </table:table-cell>
          <table:table-cell office:value-type="string">
            <text:p>He should not go from a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ms4V_436, sc63</text:p>
          </table:table-cell>
          <table:table-cell/>
        </table:table-row>
        <table:table-row>
          <table:table-cell office:value-type="string">
            <text:p>pli-tv-kd12:5.1.40</text:p>
          </table:table-cell>
          <table:table-cell office:value-type="string">
            <text:p>abhikkhuko anāvāso gantabbo …pe…</text:p>
          </table:table-cell>
          <table:table-cell office:value-type="string">
            <text:p>He should not go from a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5.1.41</text:p>
          </table:table-cell>
          <table:table-cell office:value-type="string">
            <text:p>abhikkhuko āvāso vā anāvāso vā gantabbo, aññatra pakatattena, aññatra antarāyā.</text:p>
          </table:table-cell>
          <table:table-cell office:value-type="string">
            <text:p>He should not go from a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5.1.42</text:p>
          </table:table-cell>
          <table:table-cell office:value-type="string">
            <text:p>Na, bhikkhave, mānattārahena bhikkhunā sabhikkhukā āvāsā vā anāvāsā vā abhikkhuko āvāso gantabbo …pe…</text:p>
          </table:table-cell>
          <table:table-cell office:value-type="string">
            <text:p>He should not go from a monastery or non-monastery with monks to a monastery without monks, except together with a regular monk or if there are dangers. </text:p>
          </table:table-cell>
          <table:table-cell office:value-type="string">
            <text:p/>
          </table:table-cell>
          <table:table-cell office:value-type="string">
            <text:p>&lt;li&gt;{}</text:p>
          </table:table-cell>
          <table:table-cell office:value-type="string">
            <text:p>dr6.119, ms4V_437, sc64</text:p>
          </table:table-cell>
          <table:table-cell/>
        </table:table-row>
        <table:table-row>
          <table:table-cell office:value-type="string">
            <text:p>pli-tv-kd12:5.1.43</text:p>
          </table:table-cell>
          <table:table-cell office:value-type="string">
            <text:p>abhikkhuko anāvāso gantabbo …pe…</text:p>
          </table:table-cell>
          <table:table-cell office:value-type="string">
            <text:p>He should not go from a monastery or non-monastery with monks to a non-monastery without monks,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5.1.44</text:p>
          </table:table-cell>
          <table:table-cell office:value-type="string">
            <text:p>abhikkhuko āvāso vā anāvāso vā gantabbo, aññatra pakatattena, aññatra antarāyā.</text:p>
          </table:table-cell>
          <table:table-cell office:value-type="string">
            <text:p>He should not go from a monastery or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5.1.45</text:p>
          </table:table-cell>
          <table:table-cell office:value-type="string">
            <text:p>Na, bhikkhave, mānattārahena bhikkhunā sabhikkhukā āvāsā sabhikkhuko āvāso gantabbo …pe…</text:p>
          </table:table-cell>
          <table:table-cell office:value-type="string">
            <text:p>He should not go from a monastery with monks to one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ms4V_438, sc65</text:p>
          </table:table-cell>
          <table:table-cell/>
        </table:table-row>
        <table:table-row>
          <table:table-cell office:value-type="string">
            <text:p>pli-tv-kd12:5.1.46</text:p>
          </table:table-cell>
          <table:table-cell office:value-type="string">
            <text:p>sabhikkhuko anāvāso gantabbo …pe…</text:p>
          </table:table-cell>
          <table:table-cell office:value-type="string">
            <text:p>He should not go from a 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5.1.47</text:p>
          </table:table-cell>
          <table:table-cell office:value-type="string">
            <text:p>sabhikkhuko āvāso vā anāvāso vā gantabbo, yatthassu bhikkhū nānāsaṃvāsakā, aññatra pakatattena, aññatra antarāyā.</text:p>
          </table:table-cell>
          <table:table-cell office:value-type="string">
            <text:p>He should not go from a 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5.1.48</text:p>
          </table:table-cell>
          <table:table-cell office:value-type="string">
            <text:p>Na, bhikkhave, mānattārahena bhikkhunā sabhikkhukā anāvāsā sabhikkhuko āvāso gantabbo …pe…</text:p>
          </table:table-cell>
          <table:table-cell office:value-type="string">
            <text:p>He should not go from a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csp1ed4.94, csp2ed4.94, ms4V_439, sc66, vri90.89</text:p>
          </table:table-cell>
          <table:table-cell/>
        </table:table-row>
        <table:table-row>
          <table:table-cell office:value-type="string">
            <text:p>pli-tv-kd12:5.1.49</text:p>
          </table:table-cell>
          <table:table-cell office:value-type="string">
            <text:p>sabhikkhuko anāvāso gantabbo …pe…</text:p>
          </table:table-cell>
          <table:table-cell office:value-type="string">
            <text:p>He should not go from a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5.1.50</text:p>
          </table:table-cell>
          <table:table-cell office:value-type="string">
            <text:p>sabhikkhuko āvāso vā anāvāso vā gantabbo, yatthassu bhikkhū nānāsaṃvāsakā, aññatra pakatattena, aññatra antarāyā.</text:p>
          </table:table-cell>
          <table:table-cell office:value-type="string">
            <text:p>He should not go from a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5.1.51</text:p>
          </table:table-cell>
          <table:table-cell office:value-type="string">
            <text:p>Na, bhikkhave, mānattārahena bhikkhunā sabhikkhukā āvāsā vā anāvāsā vā sabhikkhuko āvāso gantabbo …pe…</text:p>
          </table:table-cell>
          <table:table-cell office:value-type="string">
            <text:p>He should not go from a monastery or non-monastery with monks to a 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office:value-type="string">
            <text:p>cck6.131, ms4V_440, sc67, sya6.146</text:p>
          </table:table-cell>
          <table:table-cell/>
        </table:table-row>
        <table:table-row>
          <table:table-cell office:value-type="string">
            <text:p>pli-tv-kd12:5.1.52</text:p>
          </table:table-cell>
          <table:table-cell office:value-type="string">
            <text:p>sabhikkhuko anāvāso gantabbo …pe…</text:p>
          </table:table-cell>
          <table:table-cell office:value-type="string">
            <text:p>He should not go from a monastery or non-monastery with monks to a non-monastery with monks who belong to a different community, except together with a regular monk or if there are dangers. </text:p>
          </table:table-cell>
          <table:table-cell office:value-type="string">
            <text:p/>
          </table:table-cell>
          <table:table-cell office:value-type="string">
            <text:p>{}</text:p>
          </table:table-cell>
          <table:table-cell/>
          <table:table-cell/>
        </table:table-row>
        <table:table-row>
          <table:table-cell office:value-type="string">
            <text:p>pli-tv-kd12:5.1.53</text:p>
          </table:table-cell>
          <table:table-cell office:value-type="string">
            <text:p>sabhikkhuko āvāso vā anāvāso vā gantabbo, yatthassu bhikkhū nānāsaṃvāsakā, aññatra pakatattena, aññatra antarāyā.</text:p>
          </table:table-cell>
          <table:table-cell office:value-type="string">
            <text:p>He should not go from a monastery or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5.1.54</text:p>
          </table:table-cell>
          <table:table-cell office:value-type="string">
            <text:p>Gantabbo, bhikkhave, mānattārahena bhikkhunā sabhikkhukā āvāsā sabhikkhuko āvāso …pe…</text:p>
          </table:table-cell>
          <table:table-cell office:value-type="string">
            <text:p>He may go from a monastery with monks to one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41, ndp4.77, sc68</text:p>
          </table:table-cell>
          <table:table-cell/>
        </table:table-row>
        <table:table-row>
          <table:table-cell office:value-type="string">
            <text:p>pli-tv-kd12:5.1.55</text:p>
          </table:table-cell>
          <table:table-cell office:value-type="string">
            <text:p>sabhikkhuko anāvāso …pe…</text:p>
          </table:table-cell>
          <table:table-cell office:value-type="string">
            <text:p>He may go from a monastery with monks to a non-monastery with monks who belong to the same community if he knows he will be able to arrive on the same day. </text:p>
          </table:table-cell>
          <table:table-cell office:value-type="string">
            <text:p/>
          </table:table-cell>
          <table:table-cell office:value-type="string">
            <text:p>{} </text:p>
          </table:table-cell>
          <table:table-cell/>
          <table:table-cell/>
        </table:table-row>
        <table:table-row>
          <table:table-cell office:value-type="string">
            <text:p>pli-tv-kd12:5.1.56</text:p>
          </table:table-cell>
          <table:table-cell office:value-type="string">
            <text:p>sabhikkhuko āvāso vā anāvāso vā, yatthassu bhikkhū samānasaṃvāsakā, yaṃ jaññā sakkomi ajjeva gantunti.</text:p>
          </table:table-cell>
          <table:table-cell office:value-type="string">
            <text:p>He may go from a 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5.1.57</text:p>
          </table:table-cell>
          <table:table-cell office:value-type="string">
            <text:p>Gantabbo, bhikkhave, mānattārahena bhikkhunā sabhikkhukā anāvāsā sabhikkhuko āvāso …pe…</text:p>
          </table:table-cell>
          <table:table-cell office:value-type="string">
            <text:p>He may go from a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42, sc69</text:p>
          </table:table-cell>
          <table:table-cell/>
        </table:table-row>
        <table:table-row>
          <table:table-cell office:value-type="string">
            <text:p>pli-tv-kd12:5.1.58</text:p>
          </table:table-cell>
          <table:table-cell office:value-type="string">
            <text:p>sabhikkhuko anāvāso …pe…</text:p>
          </table:table-cell>
          <table:table-cell office:value-type="string">
            <text:p>He may go from a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5.1.59</text:p>
          </table:table-cell>
          <table:table-cell office:value-type="string">
            <text:p>sabhikkhuko āvāso vā anāvāso vā, yatthassu bhikkhū samānasaṃvāsakā, yaṃ jaññā sakkomi ajjeva gantunti.</text:p>
          </table:table-cell>
          <table:table-cell office:value-type="string">
            <text:p>He may go from a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5.1.60</text:p>
          </table:table-cell>
          <table:table-cell office:value-type="string">
            <text:p>Gantabbo, bhikkhave, mānattārahena bhikkhunā sabhikkhukā āvāsā vā anāvāsā vā sabhikkhuko āvāso …pe…</text:p>
          </table:table-cell>
          <table:table-cell office:value-type="string">
            <text:p>He may go from a monastery or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dr6.120, ms4V_443, sc70</text:p>
          </table:table-cell>
          <table:table-cell/>
        </table:table-row>
        <table:table-row>
          <table:table-cell office:value-type="string">
            <text:p>pli-tv-kd12:5.1.61</text:p>
          </table:table-cell>
          <table:table-cell office:value-type="string">
            <text:p>sabhikkhuko anāvāso …pe…</text:p>
          </table:table-cell>
          <table:table-cell office:value-type="string">
            <text:p>He may go from a monastery or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5.1.62</text:p>
          </table:table-cell>
          <table:table-cell office:value-type="string">
            <text:p>sabhikkhuko āvāso vā anāvāso vā, yatthassu bhikkhū samānasaṃvāsakā, yaṃ jaññā sakkomi ajjeva gantunti.</text:p>
          </table:table-cell>
          <table:table-cell office:value-type="string">
            <text:p>He may go from a monastery or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5.1.63</text:p>
          </table:table-cell>
          <table:table-cell office:value-type="string">
            <text:p>Na, bhikkhave, mānattārahena bhikkhunā pakatattena bhikkhunā saddhiṃ ekacchanne āvāse vatthabbaṃ,</text:p>
          </table:table-cell>
          <table:table-cell office:value-type="string">
            <text:p>He should not, in a monastery, stay in the same room as a regular monk. </text:p>
          </table:table-cell>
          <table:table-cell office:value-type="string">
            <text:p/>
          </table:table-cell>
          <table:table-cell office:value-type="string">
            <text:p>&lt;li&gt;{}&lt;/li&gt;</text:p>
          </table:table-cell>
          <table:table-cell office:value-type="string">
            <text:p>bj4.180, cck6.132, ms4V_444, sc71, sya6.147</text:p>
          </table:table-cell>
          <table:table-cell/>
        </table:table-row>
        <table:table-row>
          <table:table-cell office:value-type="string">
            <text:p>pli-tv-kd12:5.1.64</text:p>
          </table:table-cell>
          <table:table-cell office:value-type="string">
            <text:p>na ekacchanne anāvāse vatthabbaṃ,</text:p>
          </table:table-cell>
          <table:table-cell office:value-type="string">
            <text:p>He should not, in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65</text:p>
          </table:table-cell>
          <table:table-cell office:value-type="string">
            <text:p>na ekacchanne āvāse vā anāvāse vā vatthabbaṃ.</text:p>
          </table:table-cell>
          <table:table-cell office:value-type="string">
            <text:p>He should not, in a monastery or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66</text:p>
          </table:table-cell>
          <table:table-cell office:value-type="string">
            <text:p>Pakatattaṃ bhikkhuṃ disvā āsanā vuṭṭhātabbaṃ.</text:p>
          </table:table-cell>
          <table:table-cell office:value-type="string">
            <text:p>If he sees a regular monk, he should get up from his seat. </text:p>
          </table:table-cell>
          <table:table-cell office:value-type="string">
            <text:p/>
          </table:table-cell>
          <table:table-cell office:value-type="string">
            <text:p>&lt;li&gt;{}&lt;/li&gt;</text:p>
          </table:table-cell>
          <table:table-cell/>
          <table:table-cell/>
        </table:table-row>
        <table:table-row>
          <table:table-cell office:value-type="string">
            <text:p>pli-tv-kd12:5.1.67</text:p>
          </table:table-cell>
          <table:table-cell office:value-type="string">
            <text:p>Pakatatto bhikkhu āsanena nimantetabbo.</text:p>
          </table:table-cell>
          <table:table-cell office:value-type="string">
            <text:p>He should offer a seat to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68</text:p>
          </table:table-cell>
          <table:table-cell office:value-type="string">
            <text:p>Na pakatattena bhikkhunā saddhiṃ ekāsane nisīditabbaṃ,</text:p>
          </table:table-cell>
          <table:table-cell office:value-type="string">
            <text:p>He should not sit on the same seat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69</text:p>
          </table:table-cell>
          <table:table-cell office:value-type="string">
            <text:p>na nīce āsane nisinne ucce āsane nisīditabbaṃ,</text:p>
          </table:table-cell>
          <table:table-cell office:value-type="string">
            <text:p>He should not sit on a higher seat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70</text:p>
          </table:table-cell>
          <table:table-cell office:value-type="string">
            <text:p>na chamāyaṃ nisinne āsane nisīditabbaṃ;</text:p>
          </table:table-cell>
          <table:table-cell office:value-type="string">
            <text:p>He should not sit on a seat when a regular monk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5.1.71</text:p>
          </table:table-cell>
          <table:table-cell office:value-type="string">
            <text:p>na ekacaṅkame caṅkamitabbaṃ,</text:p>
          </table:table-cell>
          <table:table-cell office:value-type="string">
            <text:p>He should not walk on the same walking-path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72</text:p>
          </table:table-cell>
          <table:table-cell office:value-type="string">
            <text:p>na nīce caṅkame caṅkamante ucce caṅkame caṅkamitabbaṃ,</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5.1.73</text:p>
          </table:table-cell>
          <table:table-cell office:value-type="string">
            <text:p>na chamāyaṃ caṅkamante caṅkame caṅkamitabbaṃ.</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5.1.74</text:p>
          </table:table-cell>
          <table:table-cell office:value-type="string">
            <text:p>Na, bhikkhave, mānattārahena bhikkhunā pārivāsikena bhikkhunā saddhiṃ …pe…</text:p>
          </table:table-cell>
          <table:table-cell office:value-type="string">
            <text:p>He should not, in a monastery, stay in the same room as a monk on probation. … </text:p>
          </table:table-cell>
          <table:table-cell office:value-type="string">
            <text:p/>
          </table:table-cell>
          <table:table-cell office:value-type="string">
            <text:p>&lt;li&gt;{}&lt;/li&gt;</text:p>
          </table:table-cell>
          <table:table-cell office:value-type="string">
            <text:p>csp1ed4.95, csp2ed4.95, ms4V_445, sc72</text:p>
          </table:table-cell>
          <table:table-cell/>
        </table:table-row>
        <table:table-row>
          <table:table-cell office:value-type="string">
            <text:p>pli-tv-kd12:5.1.75</text:p>
          </table:table-cell>
          <table:table-cell office:value-type="string">
            <text:p>mūlāyapaṭikassanārahena bhikkhunā saddhiṃ …pe…</text:p>
          </table:table-cell>
          <table:table-cell office:value-type="string">
            <text:p>He should not, in a monastery, stay in the same room as a monk deserving to be sent back to the beginning. … </text:p>
          </table:table-cell>
          <table:table-cell office:value-type="string">
            <text:p/>
          </table:table-cell>
          <table:table-cell office:value-type="string">
            <text:p>&lt;li value='54'&gt;{}&lt;/li&gt;</text:p>
          </table:table-cell>
          <table:table-cell/>
          <table:table-cell/>
        </table:table-row>
        <table:table-row>
          <table:table-cell office:value-type="string">
            <text:p>pli-tv-kd12:5.1.76</text:p>
          </table:table-cell>
          <table:table-cell office:value-type="string">
            <text:p>mānattārahena vuḍḍhatarena bhikkhunā saddhiṃ …pe…</text:p>
          </table:table-cell>
          <table:table-cell office:value-type="string">
            <text:p>He should not, in a monastery, stay in the same room as a more senior monk deserving to be given the trial period. … </text:p>
          </table:table-cell>
          <table:table-cell office:value-type="string">
            <text:p/>
          </table:table-cell>
          <table:table-cell office:value-type="string">
            <text:p>&lt;li value='63'&gt;{}&lt;/li&gt;</text:p>
          </table:table-cell>
          <table:table-cell/>
          <table:table-cell/>
        </table:table-row>
        <table:table-row>
          <table:table-cell office:value-type="string">
            <text:p>pli-tv-kd12:5.1.77</text:p>
          </table:table-cell>
          <table:table-cell office:value-type="string">
            <text:p>mānattacārikena bhikkhunā saddhiṃ …pe…</text:p>
          </table:table-cell>
          <table:table-cell office:value-type="string">
            <text:p>He should not, in a monastery, stay in the same room as a monk undertaking the trial period. … </text:p>
          </table:table-cell>
          <table:table-cell office:value-type="string">
            <text:p/>
          </table:table-cell>
          <table:table-cell office:value-type="string">
            <text:p>&lt;li value='72'&gt;{}&lt;/li&gt;</text:p>
          </table:table-cell>
          <table:table-cell/>
          <table:table-cell/>
        </table:table-row>
        <table:table-row>
          <table:table-cell office:value-type="string">
            <text:p>pli-tv-kd12:5.1.78</text:p>
          </table:table-cell>
          <table:table-cell office:value-type="string">
            <text:p>abbhānārahena bhikkhunā saddhiṃ ekacchanne āvāse vatthabbaṃ,</text:p>
          </table:table-cell>
          <table:table-cell office:value-type="string">
            <text:p>He should not, in a monastery, stay in the same room as a monk deserving rehabilitation. </text:p>
          </table:table-cell>
          <table:table-cell office:value-type="string">
            <text:p/>
          </table:table-cell>
          <table:table-cell office:value-type="string">
            <text:p>&lt;li value='81'&gt;{}&lt;/li&gt;</text:p>
          </table:table-cell>
          <table:table-cell/>
          <table:table-cell/>
        </table:table-row>
        <table:table-row>
          <table:table-cell office:value-type="string">
            <text:p>pli-tv-kd12:5.1.79</text:p>
          </table:table-cell>
          <table:table-cell office:value-type="string">
            <text:p>na ekacchanne anāvāse vatthabbaṃ,</text:p>
          </table:table-cell>
          <table:table-cell office:value-type="string">
            <text:p>He should not, in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0</text:p>
          </table:table-cell>
          <table:table-cell office:value-type="string">
            <text:p>na ekacchanne āvāse vā anāvāse vā vatthabbaṃ;</text:p>
          </table:table-cell>
          <table:table-cell office:value-type="string">
            <text:p>He should not, in a monastery or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1</text:p>
          </table:table-cell>
          <table:table-cell office:value-type="string">
            <text:p>na ekāsane nisīditabbaṃ,</text:p>
          </table:table-cell>
          <table:table-cell office:value-type="string">
            <text:p>He should not sit on the same seat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2</text:p>
          </table:table-cell>
          <table:table-cell office:value-type="string">
            <text:p>na nīce āsane nisinne ucce āsane nisīditabbaṃ,</text:p>
          </table:table-cell>
          <table:table-cell office:value-type="string">
            <text:p>He should not sit on a higher seat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3</text:p>
          </table:table-cell>
          <table:table-cell office:value-type="string">
            <text:p>na chamāyaṃ nisinne āsane nisīditabbaṃ;</text:p>
          </table:table-cell>
          <table:table-cell office:value-type="string">
            <text:p>He should not sit on a seat when a monk deserving rehabilitation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5.1.84</text:p>
          </table:table-cell>
          <table:table-cell office:value-type="string">
            <text:p>na ekacaṅkame caṅkamitabbaṃ,</text:p>
          </table:table-cell>
          <table:table-cell office:value-type="string">
            <text:p>He should not walk on the same walking-path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5</text:p>
          </table:table-cell>
          <table:table-cell office:value-type="string">
            <text:p>na nīce caṅkame caṅkamante ucce caṅkame caṅkamitabbaṃ,</text:p>
          </table:table-cell>
          <table:table-cell office:value-type="string">
            <text:p>He should not walk on a higher walking-path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5.1.86</text:p>
          </table:table-cell>
          <table:table-cell office:value-type="string">
            <text:p>na chamāyaṃ caṅkamante caṅkame caṅkamitabbaṃ.</text:p>
          </table:table-cell>
          <table:table-cell office:value-type="string">
            <text:p>He should not walk on a walking-path when a monk deserving rehabilitation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5.1.87</text:p>
          </table:table-cell>
          <table:table-cell office:value-type="string">
            <text:p>Mānattārahacatuttho ce, bhikkhave, parivāsaṃ dadeyya,</text:p>
          </table:table-cell>
          <table:table-cell office:value-type="string">
            <text:p>If, as the fourth member of a group, he gives probation, </text:p>
          </table:table-cell>
          <table:table-cell office:value-type="string">
            <text:p/>
          </table:table-cell>
          <table:table-cell office:value-type="string">
            <text:p>&lt;li&gt;{}&lt;/li&gt;</text:p>
          </table:table-cell>
          <table:table-cell office:value-type="string">
            <text:p>ms4V_446, sc73, vri90.90</text:p>
          </table:table-cell>
          <table:table-cell/>
        </table:table-row>
        <table:table-row>
          <table:table-cell office:value-type="string">
            <text:p>pli-tv-kd12:5.1.88</text:p>
          </table:table-cell>
          <table:table-cell office:value-type="string">
            <text:p>mūlāya paṭikasseyya,</text:p>
          </table:table-cell>
          <table:table-cell office:value-type="string">
            <text:p>sends back to the beginning, </text:p>
          </table:table-cell>
          <table:table-cell office:value-type="string">
            <text:p/>
          </table:table-cell>
          <table:table-cell office:value-type="string">
            <text:p>&lt;li&gt;{}&lt;/li&gt;</text:p>
          </table:table-cell>
          <table:table-cell/>
          <table:table-cell/>
        </table:table-row>
        <table:table-row>
          <table:table-cell office:value-type="string">
            <text:p>pli-tv-kd12:5.1.89</text:p>
          </table:table-cell>
          <table:table-cell office:value-type="string">
            <text:p>mānattaṃ dadeyya,</text:p>
          </table:table-cell>
          <table:table-cell office:value-type="string">
            <text:p>or gives the trial period, </text:p>
          </table:table-cell>
          <table:table-cell office:value-type="string">
            <text:p/>
          </table:table-cell>
          <table:table-cell office:value-type="string">
            <text:p>&lt;li&gt;{}&lt;/li&gt;</text:p>
          </table:table-cell>
          <table:table-cell/>
          <table:table-cell/>
        </table:table-row>
        <table:table-row>
          <table:table-cell office:value-type="string">
            <text:p>pli-tv-kd12:5.1.90</text:p>
          </table:table-cell>
          <table:table-cell office:value-type="string">
            <text:p>taṃvīso abbheyya, akammaṃ, na ca karaṇīyan”ti.</text:p>
          </table:table-cell>
          <table:table-cell office:value-type="string">
            <text:p>or as the twentieth member of a group, he rehabilitates, it is invalid and not to be done.” </text:p>
          </table:table-cell>
          <table:table-cell office:value-type="string">
            <text:p/>
          </table:table-cell>
          <table:table-cell office:value-type="string">
            <text:p>&lt;li&gt;{}&lt;/li&gt;&lt;/ol&gt;</text:p>
          </table:table-cell>
          <table:table-cell/>
          <table:table-cell/>
        </table:table-row>
        <table:table-row>
          <table:table-cell office:value-type="string">
            <text:p>pli-tv-kd12:5.1.91</text:p>
          </table:table-cell>
          <table:table-cell office:value-type="string">
            <text:p>Mānattārahavattaṃ niṭṭhitaṃ.</text:p>
          </table:table-cell>
          <table:table-cell office:value-type="string">
            <text:p>The proper conduct of those deserving to be given the trial period is finished. </text:p>
          </table:table-cell>
          <table:table-cell office:value-type="string">
            <text:p/>
          </table:table-cell>
          <table:table-cell office:value-type="string">
            <text:p>&lt;p class='end'&gt;{}&lt;/p&gt;</text:p>
          </table:table-cell>
          <table:table-cell office:value-type="string">
            <text:p>ms4V_447, sc74</text:p>
          </table:table-cell>
          <table:table-cell/>
        </table:table-row>
        <table:table-row>
          <table:table-cell office:value-type="string">
            <text:p>pli-tv-kd12:6.1.0</text:p>
          </table:table-cell>
          <table:table-cell office:value-type="string">
            <text:p>4. Mānattacārikavatta</text:p>
          </table:table-cell>
          <table:table-cell office:value-type="string">
            <text:p>The proper conduct of those undertaking the trial period </text:p>
          </table:table-cell>
          <table:table-cell office:value-type="string">
            <text:p/>
          </table:table-cell>
          <table:table-cell office:value-type="string">
            <text:p>&lt;h2&gt;{}&lt;/h2&gt;</text:p>
          </table:table-cell>
          <table:table-cell/>
          <table:table-cell/>
        </table:table-row>
        <table:table-row>
          <table:table-cell office:value-type="string">
            <text:p>pli-tv-kd12:6.1.1</text:p>
          </table:table-cell>
          <table:table-cell office:value-type="string">
            <text:p>Tena kho pana samayena mānattacārik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text:p>At this time monks undertaking the trial period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text:p/>
          </table:table-cell>
          <table:table-cell office:value-type="string">
            <text:p>&lt;p&gt;{}</text:p>
          </table:table-cell>
          <table:table-cell office:value-type="string">
            <text:p>dr6.121, ms4V_448, msdiv90, ndp4.78, pts-cs6.1, sc75, sya6.148</text:p>
          </table:table-cell>
          <table:table-cell/>
        </table:table-row>
        <table:table-row>
          <table:table-cell office:value-type="string">
            <text:p>pli-tv-kd12:6.1.2</text:p>
          </table:table-cell>
          <table:table-cell office:value-type="string">
            <text:p>Ye te bhikkhū appicchā …pe… te ujjhāyanti khiyyanti vipācenti—</text:p>
          </table:table-cell>
          <table:table-cell office:value-type="string">
            <text:p>The monks of few desires complained and criticized them, </text:p>
          </table:table-cell>
          <table:table-cell office:value-type="string">
            <text:p/>
          </table:table-cell>
          <table:table-cell office:value-type="string">
            <text:p>{}</text:p>
          </table:table-cell>
          <table:table-cell/>
          <table:table-cell/>
        </table:table-row>
        <table:table-row>
          <table:table-cell office:value-type="string">
            <text:p>pli-tv-kd12:6.1.3</text:p>
          </table:table-cell>
          <table:table-cell office:value-type="string">
            <text:p>“kathañhi nāma mānattacārikā bhikkhū sādiyissanti pakatattānaṃ bhikkhūnaṃ abhivādanaṃ, paccuṭṭhānaṃ …pe… nahāne piṭṭhiparikamman”ti.</text:p>
          </table:table-cell>
          <table:table-cell office:value-type="string">
            <text:p>“How can monks undertaking the trial period consent to these things?” </text:p>
          </table:table-cell>
          <table:table-cell office:value-type="string">
            <text:p/>
          </table:table-cell>
          <table:table-cell office:value-type="string">
            <text:p>{}</text:p>
          </table:table-cell>
          <table:table-cell/>
          <table:table-cell/>
        </table:table-row>
        <table:table-row>
          <table:table-cell office:value-type="string">
            <text:p>pli-tv-kd12:6.1.4</text:p>
          </table:table-cell>
          <table:table-cell office:value-type="string">
            <text:p>Atha kho te bhikkhū bhagavato etamatthaṃ ārocesuṃ.</text:p>
          </table:table-cell>
          <table:table-cell office:value-type="string">
            <text:p>The monks told the Buddha. </text:p>
          </table:table-cell>
          <table:table-cell office:value-type="string">
            <text:p/>
          </table:table-cell>
          <table:table-cell office:value-type="string">
            <text:p>{}&lt;/p&gt;</text:p>
          </table:table-cell>
          <table:table-cell/>
          <table:table-cell/>
        </table:table-row>
        <table:table-row>
          <table:table-cell office:value-type="string">
            <text:p>pli-tv-kd12:6.1.5</text:p>
          </table:table-cell>
          <table:table-cell office:value-type="string">
            <text:p>Atha kho bhagavā etasmiṃ nidāne etasmiṃ pakaraṇe bhikkhusaṃghaṃ sannipātāpetvā bhikkhū paṭipucchi—</text:p>
          </table:table-cell>
          <table:table-cell office:value-type="string">
            <text:p>Soon afterwards the Buddha had the Sangha assembled and questioned the monks: </text:p>
          </table:table-cell>
          <table:table-cell office:value-type="string">
            <text:p/>
          </table:table-cell>
          <table:table-cell office:value-type="string">
            <text:p>&lt;p&gt;{}&lt;/p&gt;</text:p>
          </table:table-cell>
          <table:table-cell office:value-type="string">
            <text:p>bj4.182, cck6.133, ms4V_449, sc76</text:p>
          </table:table-cell>
          <table:table-cell/>
        </table:table-row>
        <table:table-row>
          <table:table-cell office:value-type="string">
            <text:p>pli-tv-kd12:6.1.6</text:p>
          </table:table-cell>
          <table:table-cell office:value-type="string">
            <text:p>“saccaṃ kira, bhikkhave, mānattacārikā bhikkhū sādiyanti pakatattānaṃ bhikkhūnaṃ abhivādanaṃ, paccuṭṭhānaṃ …pe… nahāne piṭṭhiparikamman”ti?</text:p>
          </table:table-cell>
          <table:table-cell office:value-type="string">
            <text:p>“Is it true, monks, that monks undertaking the trial period consent to these things?” </text:p>
          </table:table-cell>
          <table:table-cell office:value-type="string">
            <text:p/>
          </table:table-cell>
          <table:table-cell office:value-type="string">
            <text:p>&lt;p&gt;{}&lt;/p&gt;</text:p>
          </table:table-cell>
          <table:table-cell/>
          <table:table-cell/>
        </table:table-row>
        <table:table-row>
          <table:table-cell office:value-type="string">
            <text:p>pli-tv-kd12:6.1.7</text:p>
          </table:table-cell>
          <table:table-cell office:value-type="string">
            <text:p>“Saccaṃ,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kd12:6.1.8</text:p>
          </table:table-cell>
          <table:table-cell office:value-type="string">
            <text:p>Vigarahi buddho bhagavā—</text:p>
          </table:table-cell>
          <table:table-cell office:value-type="string">
            <text:p>The Buddha rebuked them … </text:p>
          </table:table-cell>
          <table:table-cell office:value-type="string">
            <text:p/>
          </table:table-cell>
          <table:table-cell office:value-type="string">
            <text:p>&lt;p&gt;{}</text:p>
          </table:table-cell>
          <table:table-cell/>
          <table:table-cell/>
        </table:table-row>
        <table:table-row>
          <table:table-cell office:value-type="string">
            <text:p>pli-tv-kd12:6.1.9</text:p>
          </table:table-cell>
          <table:table-cell office:value-type="string">
            <text:p>“ananucchavikaṃ …pe…</text:p>
          </table:table-cell>
          <table:table-cell office:value-type="string">
            <text:p>“It’s not suitable … </text:p>
          </table:table-cell>
          <table:table-cell office:value-type="string">
            <text:p/>
          </table:table-cell>
          <table:table-cell office:value-type="string">
            <text:p>{}</text:p>
          </table:table-cell>
          <table:table-cell/>
          <table:table-cell/>
        </table:table-row>
        <table:table-row>
          <table:table-cell office:value-type="string">
            <text:p>pli-tv-kd12:6.1.10</text:p>
          </table:table-cell>
          <table:table-cell office:value-type="string">
            <text:p>kathañhi nāma, bhikkhave, mānattacārikā bhikkhū sādiyissanti pakatattānaṃ bhikkhūnaṃ abhivādanaṃ …pe… nahāne piṭṭhiparikammaṃ.</text:p>
          </table:table-cell>
          <table:table-cell office:value-type="string">
            <text:p>How can monks undertaking the trial period consent to these things? </text:p>
          </table:table-cell>
          <table:table-cell office:value-type="string">
            <text:p/>
          </table:table-cell>
          <table:table-cell office:value-type="string">
            <text:p>{}</text:p>
          </table:table-cell>
          <table:table-cell/>
          <table:table-cell/>
        </table:table-row>
        <table:table-row>
          <table:table-cell office:value-type="string">
            <text:p>pli-tv-kd12:6.1.11</text:p>
          </table:table-cell>
          <table:table-cell office:value-type="string">
            <text:p>Netaṃ, bhikkhave, appasannānaṃ vā pasādāya …pe…</text:p>
          </table:table-cell>
          <table:table-cell office:value-type="string">
            <text:p>This won’t give rise to confidence in those without it …” … </text:p>
          </table:table-cell>
          <table:table-cell office:value-type="string">
            <text:p/>
          </table:table-cell>
          <table:table-cell office:value-type="string">
            <text:p>{}</text:p>
          </table:table-cell>
          <table:table-cell/>
          <table:table-cell/>
        </table:table-row>
        <table:table-row>
          <table:table-cell office:value-type="string">
            <text:p>pli-tv-kd12:6.1.12</text:p>
          </table:table-cell>
          <table:table-cell office:value-type="string">
            <text:p>vigarahitvā …pe…</text:p>
          </table:table-cell>
          <table:table-cell office:value-type="string">
            <text:p>after rebuking them … </text:p>
          </table:table-cell>
          <table:table-cell office:value-type="string">
            <text:p/>
          </table:table-cell>
          <table:table-cell office:value-type="string">
            <text:p>{}</text:p>
          </table:table-cell>
          <table:table-cell/>
          <table:table-cell/>
        </table:table-row>
        <table:table-row>
          <table:table-cell office:value-type="string">
            <text:p>pli-tv-kd12:6.1.13</text:p>
          </table:table-cell>
          <table:table-cell office:value-type="string">
            <text:p>dhammiṃ kathaṃ katvā bhikkhū āmantesi—</text:p>
          </table:table-cell>
          <table:table-cell office:value-type="string">
            <text:p>he gave a teaching and addressed the monks: </text:p>
          </table:table-cell>
          <table:table-cell office:value-type="string">
            <text:p/>
          </table:table-cell>
          <table:table-cell office:value-type="string">
            <text:p>{}&lt;/p&gt;</text:p>
          </table:table-cell>
          <table:table-cell/>
          <table:table-cell/>
        </table:table-row>
        <table:table-row>
          <table:table-cell office:value-type="string">
            <text:p>pli-tv-kd12:6.1.14</text:p>
          </table:table-cell>
          <table:table-cell office:value-type="string">
            <text:p>“Na, bhikkhave, mānattacārikena bhikkhunā sāditabbaṃ</text:p>
          </table:table-cell>
          <table:table-cell office:value-type="string">
            <text:p>“A monk undertaking the trial period should not consent to: </text:p>
          </table:table-cell>
          <table:table-cell office:value-type="string">
            <text:p/>
          </table:table-cell>
          <table:table-cell office:value-type="string">
            <text:p>&lt;p&gt;{}&lt;/p&gt;</text:p>
          </table:table-cell>
          <table:table-cell office:value-type="string">
            <text:p>csp1ed4.96, csp2ed4.96, ms4V_450, sc77</text:p>
          </table:table-cell>
          <table:table-cell/>
        </table:table-row>
        <table:table-row>
          <table:table-cell office:value-type="string">
            <text:p>pli-tv-kd12:6.1.15</text:p>
          </table:table-cell>
          <table:table-cell office:value-type="string">
            <text:p>pakatattānaṃ bhikkhūnaṃ abhivādanaṃ,</text:p>
          </table:table-cell>
          <table:table-cell office:value-type="string">
            <text:p>Regular monks bowing down to him; </text:p>
          </table:table-cell>
          <table:table-cell office:value-type="string">
            <text:p/>
          </table:table-cell>
          <table:table-cell office:value-type="string">
            <text:p>&lt;ul&gt;&lt;li&gt;{}&lt;/li&gt;</text:p>
          </table:table-cell>
          <table:table-cell/>
          <table:table-cell/>
        </table:table-row>
        <table:table-row>
          <table:table-cell office:value-type="string">
            <text:p>pli-tv-kd12:6.1.16</text:p>
          </table:table-cell>
          <table:table-cell office:value-type="string">
            <text:p>paccuṭṭhānaṃ,</text:p>
          </table:table-cell>
          <table:table-cell office:value-type="string">
            <text:p>Regular monks standing up for him; </text:p>
          </table:table-cell>
          <table:table-cell office:value-type="string">
            <text:p/>
          </table:table-cell>
          <table:table-cell office:value-type="string">
            <text:p>&lt;li&gt;{}&lt;/li&gt;</text:p>
          </table:table-cell>
          <table:table-cell/>
          <table:table-cell/>
        </table:table-row>
        <table:table-row>
          <table:table-cell office:value-type="string">
            <text:p>pli-tv-kd12:6.1.17</text:p>
          </table:table-cell>
          <table:table-cell office:value-type="string">
            <text:p>añjalikammaṃ,</text:p>
          </table:table-cell>
          <table:table-cell office:value-type="string">
            <text:p>Regular monks putting the palms of their hands together for him; </text:p>
          </table:table-cell>
          <table:table-cell office:value-type="string">
            <text:p/>
          </table:table-cell>
          <table:table-cell office:value-type="string">
            <text:p>&lt;li&gt;{}&lt;/li&gt;</text:p>
          </table:table-cell>
          <table:table-cell/>
          <table:table-cell/>
        </table:table-row>
        <table:table-row>
          <table:table-cell office:value-type="string">
            <text:p>pli-tv-kd12:6.1.18</text:p>
          </table:table-cell>
          <table:table-cell office:value-type="string">
            <text:p>sāmīcikammaṃ,</text:p>
          </table:table-cell>
          <table:table-cell office:value-type="string">
            <text:p>Regular monks doing acts of respect for him; </text:p>
          </table:table-cell>
          <table:table-cell office:value-type="string">
            <text:p/>
          </table:table-cell>
          <table:table-cell office:value-type="string">
            <text:p>&lt;li&gt;{}&lt;/li&gt;</text:p>
          </table:table-cell>
          <table:table-cell/>
          <table:table-cell/>
        </table:table-row>
        <table:table-row>
          <table:table-cell office:value-type="string">
            <text:p>pli-tv-kd12:6.1.19</text:p>
          </table:table-cell>
          <table:table-cell office:value-type="string">
            <text:p>āsanābhihāro,</text:p>
          </table:table-cell>
          <table:table-cell office:value-type="string">
            <text:p>Regular monks offering him a seat; </text:p>
          </table:table-cell>
          <table:table-cell office:value-type="string">
            <text:p/>
          </table:table-cell>
          <table:table-cell office:value-type="string">
            <text:p>&lt;li&gt;{}&lt;/li&gt;</text:p>
          </table:table-cell>
          <table:table-cell/>
          <table:table-cell/>
        </table:table-row>
        <table:table-row>
          <table:table-cell office:value-type="string">
            <text:p>pli-tv-kd12:6.1.20</text:p>
          </table:table-cell>
          <table:table-cell office:value-type="string">
            <text:p>seyyābhihāro,</text:p>
          </table:table-cell>
          <table:table-cell office:value-type="string">
            <text:p>Regular monks offering him a bed; </text:p>
          </table:table-cell>
          <table:table-cell office:value-type="string">
            <text:p/>
          </table:table-cell>
          <table:table-cell office:value-type="string">
            <text:p>&lt;li&gt;{}&lt;/li&gt;</text:p>
          </table:table-cell>
          <table:table-cell/>
          <table:table-cell/>
        </table:table-row>
        <table:table-row>
          <table:table-cell office:value-type="string">
            <text:p>pli-tv-kd12:6.1.21</text:p>
          </table:table-cell>
          <table:table-cell office:value-type="string">
            <text:p>pādodakaṃ pādapīṭhaṃ,</text:p>
          </table:table-cell>
          <table:table-cell office:value-type="string">
            <text:p>Regular monks offering him water for washing his feet and a foot-stool; </text:p>
          </table:table-cell>
          <table:table-cell office:value-type="string">
            <text:p/>
          </table:table-cell>
          <table:table-cell office:value-type="string">
            <text:p>&lt;li&gt;{}&lt;/li&gt;</text:p>
          </table:table-cell>
          <table:table-cell/>
          <table:table-cell/>
        </table:table-row>
        <table:table-row>
          <table:table-cell office:value-type="string">
            <text:p>pli-tv-kd12:6.1.22</text:p>
          </table:table-cell>
          <table:table-cell office:value-type="string">
            <text:p>pādakathalikaṃ,</text:p>
          </table:table-cell>
          <table:table-cell office:value-type="string">
            <text:p>Regular monks offering him a foot-scraper; </text:p>
          </table:table-cell>
          <table:table-cell office:value-type="string">
            <text:p/>
          </table:table-cell>
          <table:table-cell office:value-type="string">
            <text:p>&lt;li&gt;{}&lt;/li&gt;</text:p>
          </table:table-cell>
          <table:table-cell/>
          <table:table-cell/>
        </table:table-row>
        <table:table-row>
          <table:table-cell office:value-type="string">
            <text:p>pli-tv-kd12:6.1.23</text:p>
          </table:table-cell>
          <table:table-cell office:value-type="string">
            <text:p>pattacīvarappaṭiggahaṇaṃ,</text:p>
          </table:table-cell>
          <table:table-cell office:value-type="string">
            <text:p>Regular monks receiving his bowl and robe; </text:p>
          </table:table-cell>
          <table:table-cell office:value-type="string">
            <text:p/>
          </table:table-cell>
          <table:table-cell office:value-type="string">
            <text:p>&lt;li&gt;{}&lt;/li&gt;</text:p>
          </table:table-cell>
          <table:table-cell/>
          <table:table-cell/>
        </table:table-row>
        <table:table-row>
          <table:table-cell office:value-type="string">
            <text:p>pli-tv-kd12:6.1.24</text:p>
          </table:table-cell>
          <table:table-cell office:value-type="string">
            <text:p>nahāne piṭṭhiparikammaṃ.</text:p>
          </table:table-cell>
          <table:table-cell office:value-type="string">
            <text:p>Regular monks massaging his back when he is bathing. </text:p>
          </table:table-cell>
          <table:table-cell office:value-type="string">
            <text:p/>
          </table:table-cell>
          <table:table-cell office:value-type="string">
            <text:p>&lt;li&gt;{}&lt;/li&gt;&lt;/ul&gt;</text:p>
          </table:table-cell>
          <table:table-cell/>
          <table:table-cell/>
        </table:table-row>
        <table:table-row>
          <table:table-cell office:value-type="string">
            <text:p>pli-tv-kd12:6.1.25</text:p>
          </table:table-cell>
          <table:table-cell office:value-type="string">
            <text:p>Yo sādiyeyya, āpatti dukkaṭassa.</text:p>
          </table:table-cell>
          <table:table-cell office:value-type="string">
            <text:p>If he consents to any of these, he commits an offense of wrong conduct. </text:p>
          </table:table-cell>
          <table:table-cell office:value-type="string">
            <text:p/>
          </table:table-cell>
          <table:table-cell office:value-type="string">
            <text:p>&lt;p class='rule'&gt;{}&lt;/p&gt;</text:p>
          </table:table-cell>
          <table:table-cell/>
          <table:table-cell/>
        </table:table-row>
        <table:table-row>
          <table:table-cell office:value-type="string">
            <text:p>pli-tv-kd12:6.1.26</text:p>
          </table:table-cell>
          <table:table-cell office:value-type="string">
            <text:p>Anujānāmi, bhikkhave, mānattacārikānaṃ bhikkhūnaṃ mithu yathāvuḍḍhaṃ abhivādanaṃ, paccuṭṭhānaṃ …pe… nahāne piṭṭhiparikammaṃ.</text:p>
          </table:table-cell>
          <table:table-cell office:value-type="string">
            <text:p>Monks undertaking the trial period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text:p/>
          </table:table-cell>
          <table:table-cell office:value-type="string">
            <text:p>&lt;p&gt;{}&lt;/p&gt;</text:p>
          </table:table-cell>
          <table:table-cell/>
          <table:table-cell/>
        </table:table-row>
        <table:table-row>
          <table:table-cell office:value-type="string">
            <text:p>pli-tv-kd12:6.1.27</text:p>
          </table:table-cell>
          <table:table-cell office:value-type="string">
            <text:p>Anujānāmi, bhikkhave, mānattacārikānaṃ bhikkhūnaṃ pañca yathāvuḍḍhaṃ—</text:p>
          </table:table-cell>
          <table:table-cell office:value-type="string">
            <text:p>Monks undertaking the trial period should do five things with regular monks according to seniority: </text:p>
          </table:table-cell>
          <table:table-cell office:value-type="string">
            <text:p/>
          </table:table-cell>
          <table:table-cell office:value-type="string">
            <text:p>&lt;p&gt;{}</text:p>
          </table:table-cell>
          <table:table-cell/>
          <table:table-cell/>
        </table:table-row>
        <table:table-row>
          <table:table-cell office:value-type="string">
            <text:p>pli-tv-kd12:6.1.28</text:p>
          </table:table-cell>
          <table:table-cell office:value-type="string">
            <text:p>uposathaṃ, pavāraṇaṃ, vassikasāṭikaṃ, oṇojanaṃ, bhattaṃ.</text:p>
          </table:table-cell>
          <table:table-cell office:value-type="string">
            <text:p>the observance-day procedure, the invitation procedure, sharing out of rainy-season robes, meal invitations, and meals. </text:p>
          </table:table-cell>
          <table:table-cell office:value-type="string">
            <text:p/>
          </table:table-cell>
          <table:table-cell office:value-type="string">
            <text:p>{}</text:p>
          </table:table-cell>
          <table:table-cell/>
          <table:table-cell/>
        </table:table-row>
        <table:table-row>
          <table:table-cell office:value-type="string">
            <text:p>pli-tv-kd12:6.1.29</text:p>
          </table:table-cell>
          <table:table-cell office:value-type="string">
            <text:p>Tena hi, bhikkhave, mānattacārikānaṃ bhikkhūnaṃ vattaṃ paññapessāmi yathā mānattacārikehi bhikkhūhi vattitabbaṃ.</text:p>
          </table:table-cell>
          <table:table-cell office:value-type="string">
            <text:p>“I will lay down the proper conduct for a monk undertaking the trial period. </text:p>
          </table:table-cell>
          <table:table-cell office:value-type="string">
            <text:p/>
          </table:table-cell>
          <table:table-cell office:value-type="string">
            <text:p>{}&lt;/p&gt;</text:p>
          </table:table-cell>
          <table:table-cell/>
          <table:table-cell/>
        </table:table-row>
        <table:table-row>
          <table:table-cell office:value-type="string">
            <text:p>pli-tv-kd12:6.1.30</text:p>
          </table:table-cell>
          <table:table-cell office:value-type="string">
            <text:p>Mānattacārikena, bhikkhave, bhikkhunā sammā vattitabbaṃ.</text:p>
          </table:table-cell>
          <table:table-cell office:value-type="string">
            <text:p/>
          </table:table-cell>
          <table:table-cell office:value-type="string">
            <text:p/>
          </table:table-cell>
          <table:table-cell office:value-type="string">
            <text:p>&lt;hr&gt;&lt;p&gt;{}</text:p>
          </table:table-cell>
          <table:table-cell office:value-type="string">
            <text:p>dr6.122, ms4V_451, msdiv91, sc78, sya6.149, vri90.91</text:p>
          </table:table-cell>
          <table:table-cell/>
        </table:table-row>
        <table:table-row>
          <table:table-cell office:value-type="string">
            <text:p>pli-tv-kd12:6.1.31</text:p>
          </table:table-cell>
          <table:table-cell office:value-type="string">
            <text:p>Tatrāyaṃ sammāvattanā—</text:p>
          </table:table-cell>
          <table:table-cell office:value-type="string">
            <text:p>This is the proper conduct: </text:p>
          </table:table-cell>
          <table:table-cell office:value-type="string">
            <text:p/>
          </table:table-cell>
          <table:table-cell office:value-type="string">
            <text:p>{}&lt;/p&gt;</text:p>
          </table:table-cell>
          <table:table-cell/>
          <table:table-cell/>
        </table:table-row>
        <table:table-row>
          <table:table-cell office:value-type="string">
            <text:p>pli-tv-kd12:6.1.32</text:p>
          </table:table-cell>
          <table:table-cell office:value-type="string">
            <text:p>Na upasampādetabbaṃ,</text:p>
          </table:table-cell>
          <table:table-cell office:value-type="string">
            <text:p>He should not give the full ordination. </text:p>
          </table:table-cell>
          <table:table-cell office:value-type="string">
            <text:p/>
          </table:table-cell>
          <table:table-cell office:value-type="string">
            <text:p>&lt;ol&gt;&lt;li&gt;{}&lt;/li&gt;</text:p>
          </table:table-cell>
          <table:table-cell office:value-type="string">
            <text:p>cck6.134, ms4V_452, sc79</text:p>
          </table:table-cell>
          <table:table-cell/>
        </table:table-row>
        <table:table-row>
          <table:table-cell office:value-type="string">
            <text:p>pli-tv-kd12:6.1.33</text:p>
          </table:table-cell>
          <table:table-cell office:value-type="string">
            <text:p>na nissayo dātabbo,</text:p>
          </table:table-cell>
          <table:table-cell office:value-type="string">
            <text:p>He should not give formal support. </text:p>
          </table:table-cell>
          <table:table-cell office:value-type="string">
            <text:p/>
          </table:table-cell>
          <table:table-cell office:value-type="string">
            <text:p>&lt;li&gt;{}&lt;/li&gt;</text:p>
          </table:table-cell>
          <table:table-cell/>
          <table:table-cell/>
        </table:table-row>
        <table:table-row>
          <table:table-cell office:value-type="string">
            <text:p>pli-tv-kd12:6.1.34</text:p>
          </table:table-cell>
          <table:table-cell office:value-type="string">
            <text:p>na sāmaṇero upaṭṭhāpetabbo,</text:p>
          </table:table-cell>
          <table:table-cell office:value-type="string">
            <text:p>He should not have a novice monk attend on him. </text:p>
          </table:table-cell>
          <table:table-cell office:value-type="string">
            <text:p/>
          </table:table-cell>
          <table:table-cell office:value-type="string">
            <text:p>&lt;li&gt;{}&lt;/li&gt;</text:p>
          </table:table-cell>
          <table:table-cell/>
          <table:table-cell/>
        </table:table-row>
        <table:table-row>
          <table:table-cell office:value-type="string">
            <text:p>pli-tv-kd12:6.1.35</text:p>
          </table:table-cell>
          <table:table-cell office:value-type="string">
            <text:p>na bhikkhunovādakasammuti sāditabbā,</text:p>
          </table:table-cell>
          <table:table-cell office:value-type="string">
            <text:p>He should not accept being appointed as an instructor of the nuns. </text:p>
          </table:table-cell>
          <table:table-cell office:value-type="string">
            <text:p/>
          </table:table-cell>
          <table:table-cell office:value-type="string">
            <text:p>&lt;li&gt;{}&lt;/li&gt;</text:p>
          </table:table-cell>
          <table:table-cell/>
          <table:table-cell/>
        </table:table-row>
        <table:table-row>
          <table:table-cell office:value-type="string">
            <text:p>pli-tv-kd12:6.1.36</text:p>
          </table:table-cell>
          <table:table-cell office:value-type="string">
            <text:p>sammatenapi bhikkhuniyo na ovaditabbā.</text:p>
          </table:table-cell>
          <table:table-cell office:value-type="string">
            <text:p>Even if appointed, he should not instruct the nuns. </text:p>
          </table:table-cell>
          <table:table-cell office:value-type="string">
            <text:p/>
          </table:table-cell>
          <table:table-cell office:value-type="string">
            <text:p>&lt;li&gt;{}&lt;/li&gt;</text:p>
          </table:table-cell>
          <table:table-cell/>
          <table:table-cell/>
        </table:table-row>
        <table:table-row>
          <table:table-cell office:value-type="string">
            <text:p>pli-tv-kd12:6.1.37</text:p>
          </table:table-cell>
          <table:table-cell office:value-type="string">
            <text:p>Yāya āpattiyā saṃghena mānattaṃ dinnaṃ hoti sā āpatti na āpajjitabbā, aññā vā tādisikā, tato vā pāpiṭṭhatarā;</text:p>
          </table:table-cell>
          <table:table-cell office:value-type="string">
            <text:p>He should not commit the same offense as the offense for which the Sangha gave him the trial period, nor one that is similar or worse. </text:p>
          </table:table-cell>
          <table:table-cell office:value-type="string">
            <text:p/>
          </table:table-cell>
          <table:table-cell office:value-type="string">
            <text:p>&lt;li&gt;{}&lt;/li&gt;</text:p>
          </table:table-cell>
          <table:table-cell/>
          <table:table-cell/>
        </table:table-row>
        <table:table-row>
          <table:table-cell office:value-type="string">
            <text:p>pli-tv-kd12:6.1.38</text:p>
          </table:table-cell>
          <table:table-cell office:value-type="string">
            <text:p>kammaṃ na garahitabbaṃ,</text:p>
          </table:table-cell>
          <table:table-cell office:value-type="string">
            <text:p>He should not criticize the legal procedure. </text:p>
          </table:table-cell>
          <table:table-cell office:value-type="string">
            <text:p/>
          </table:table-cell>
          <table:table-cell office:value-type="string">
            <text:p>&lt;li&gt;{}&lt;/li&gt;</text:p>
          </table:table-cell>
          <table:table-cell/>
          <table:table-cell/>
        </table:table-row>
        <table:table-row>
          <table:table-cell office:value-type="string">
            <text:p>pli-tv-kd12:6.1.39</text:p>
          </table:table-cell>
          <table:table-cell office:value-type="string">
            <text:p>kammikā na garahitabbā.</text:p>
          </table:table-cell>
          <table:table-cell office:value-type="string">
            <text:p>He should not criticize those who did the procedure. </text:p>
          </table:table-cell>
          <table:table-cell office:value-type="string">
            <text:p/>
          </table:table-cell>
          <table:table-cell office:value-type="string">
            <text:p>&lt;li&gt;{}&lt;/li&gt;</text:p>
          </table:table-cell>
          <table:table-cell/>
          <table:table-cell/>
        </table:table-row>
        <table:table-row>
          <table:table-cell office:value-type="string">
            <text:p>pli-tv-kd12:6.1.40</text:p>
          </table:table-cell>
          <table:table-cell office:value-type="string">
            <text:p>Na pakatattassa bhikkhuno uposatho ṭhapetabbo,</text:p>
          </table:table-cell>
          <table:table-cell office:value-type="string">
            <text:p>He should not cancel the observance-day procedure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41</text:p>
          </table:table-cell>
          <table:table-cell office:value-type="string">
            <text:p>na pavāraṇā ṭhapetabbā,</text:p>
          </table:table-cell>
          <table:table-cell office:value-type="string">
            <text:p>He should not cancel the invitation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42</text:p>
          </table:table-cell>
          <table:table-cell office:value-type="string">
            <text:p>na savacanīyaṃ kātabbaṃ,</text:p>
          </table:table-cell>
          <table:table-cell office:value-type="string">
            <text:p>He should not speak to a regular monk to initiate a legal process against him. </text:p>
          </table:table-cell>
          <table:table-cell office:value-type="string">
            <text:p/>
          </table:table-cell>
          <table:table-cell office:value-type="string">
            <text:p>&lt;li&gt;{}&lt;/li&gt;</text:p>
          </table:table-cell>
          <table:table-cell/>
          <table:table-cell/>
        </table:table-row>
        <table:table-row>
          <table:table-cell office:value-type="string">
            <text:p>pli-tv-kd12:6.1.43</text:p>
          </table:table-cell>
          <table:table-cell office:value-type="string">
            <text:p>na anuvādo paṭṭhapetabbo,</text:p>
          </table:table-cell>
          <table:table-cell office:value-type="string">
            <text:p>He should not make accusations against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44</text:p>
          </table:table-cell>
          <table:table-cell office:value-type="string">
            <text:p>na okāso kāretabbo,</text:p>
          </table:table-cell>
          <table:table-cell office:value-type="string">
            <text:p>He should not ask a regular monk for permission to accuse him of an offense. </text:p>
          </table:table-cell>
          <table:table-cell office:value-type="string">
            <text:p/>
          </table:table-cell>
          <table:table-cell office:value-type="string">
            <text:p>&lt;li&gt;{}&lt;/li&gt;</text:p>
          </table:table-cell>
          <table:table-cell/>
          <table:table-cell/>
        </table:table-row>
        <table:table-row>
          <table:table-cell office:value-type="string">
            <text:p>pli-tv-kd12:6.1.45</text:p>
          </table:table-cell>
          <table:table-cell office:value-type="string">
            <text:p>na codetabbo,</text:p>
          </table:table-cell>
          <table:table-cell office:value-type="string">
            <text:p>He should not accuse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6.1.46</text:p>
          </table:table-cell>
          <table:table-cell office:value-type="string">
            <text:p>na sāretabbo,</text:p>
          </table:table-cell>
          <table:table-cell office:value-type="string">
            <text:p>He should not remind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6.1.47</text:p>
          </table:table-cell>
          <table:table-cell office:value-type="string">
            <text:p>na bhikkhūhi sampayojetabbaṃ.</text:p>
          </table:table-cell>
          <table:table-cell office:value-type="string">
            <text:p>He should not associate inappropriately with other monks. </text:p>
          </table:table-cell>
          <table:table-cell office:value-type="string">
            <text:p/>
          </table:table-cell>
          <table:table-cell office:value-type="string">
            <text:p>&lt;li&gt;{}&lt;/li&gt;</text:p>
          </table:table-cell>
          <table:table-cell/>
          <table:table-cell/>
        </table:table-row>
        <table:table-row>
          <table:table-cell office:value-type="string">
            <text:p>pli-tv-kd12:6.1.48</text:p>
          </table:table-cell>
          <table:table-cell office:value-type="string">
            <text:p>Na, bhikkhave, mānattacārikena bhikkhunā pakatattassa bhikkhuno purato gantabbaṃ,</text:p>
          </table:table-cell>
          <table:table-cell office:value-type="string">
            <text:p>He should not walk in front of a regular monk. </text:p>
          </table:table-cell>
          <table:table-cell office:value-type="string">
            <text:p/>
          </table:table-cell>
          <table:table-cell office:value-type="string">
            <text:p>&lt;li&gt;{}&lt;/li&gt;</text:p>
          </table:table-cell>
          <table:table-cell office:value-type="string">
            <text:p>ms4V_453, ndp4.79, sc80</text:p>
          </table:table-cell>
          <table:table-cell/>
        </table:table-row>
        <table:table-row>
          <table:table-cell office:value-type="string">
            <text:p>pli-tv-kd12:6.1.49</text:p>
          </table:table-cell>
          <table:table-cell office:value-type="string">
            <text:p>na purato nisīditabbaṃ.</text:p>
          </table:table-cell>
          <table:table-cell office:value-type="string">
            <text:p>He should not sit in front of a regular monk. </text:p>
          </table:table-cell>
          <table:table-cell office:value-type="string">
            <text:p/>
          </table:table-cell>
          <table:table-cell office:value-type="string">
            <text:p>&lt;li&gt;{}&lt;/li&gt;</text:p>
          </table:table-cell>
          <table:table-cell office:value-type="string">
            <text:p>sc81</text:p>
          </table:table-cell>
          <table:table-cell/>
        </table:table-row>
        <table:table-row>
          <table:table-cell office:value-type="string">
            <text:p>pli-tv-kd12:6.1.50</text:p>
          </table:table-cell>
          <table:table-cell office:value-type="string">
            <text:p>Yo hoti saṃghassa āsanapariyanto seyyāpariyanto vihārapariyanto so tassa padātabbo. Tena ca so sāditabbo.</text:p>
          </table:table-cell>
          <table:table-cell office:value-type="string">
            <text:p>He should be given the last sea, the last bed, and the last dwelling of the Sangha and should consent to that. </text:p>
          </table:table-cell>
          <table:table-cell office:value-type="string">
            <text:p/>
          </table:table-cell>
          <table:table-cell office:value-type="string">
            <text:p>&lt;li&gt;{}&lt;/li&gt;</text:p>
          </table:table-cell>
          <table:table-cell/>
          <table:table-cell/>
        </table:table-row>
        <table:table-row>
          <table:table-cell office:value-type="string">
            <text:p>pli-tv-kd12:6.1.51</text:p>
          </table:table-cell>
          <table:table-cell office:value-type="string">
            <text:p>Na, bhikkhave, mānattacārikena bhikkhunā pakatattena bhikkhunā puresamaṇena vā</text:p>
          </table:table-cell>
          <table:table-cell office:value-type="string">
            <text:p>He should not attend on a regular monk when approaching families. </text:p>
          </table:table-cell>
          <table:table-cell office:value-type="string">
            <text:p/>
          </table:table-cell>
          <table:table-cell office:value-type="string">
            <text:p>&lt;li&gt;{}&lt;/li&gt;</text:p>
          </table:table-cell>
          <table:table-cell office:value-type="string">
            <text:p>bj5.184, csp1ed4.97, csp2ed4.97, ms4V_454, sc82, sya6.150</text:p>
          </table:table-cell>
          <table:table-cell/>
        </table:table-row>
        <table:table-row>
          <table:table-cell office:value-type="string">
            <text:p>pli-tv-kd12:6.1.52</text:p>
          </table:table-cell>
          <table:table-cell office:value-type="string">
            <text:p>pacchāsamaṇena vā kulāni upasaṅkamitabbāni,</text:p>
          </table:table-cell>
          <table:table-cell office:value-type="string">
            <text:p>He should not be attended on by a regular monk when approaching families. </text:p>
          </table:table-cell>
          <table:table-cell office:value-type="string">
            <text:p/>
          </table:table-cell>
          <table:table-cell office:value-type="string">
            <text:p>&lt;li&gt;{}&lt;/li&gt;</text:p>
          </table:table-cell>
          <table:table-cell/>
          <table:table-cell/>
        </table:table-row>
        <table:table-row>
          <table:table-cell office:value-type="string">
            <text:p>pli-tv-kd12:6.1.53</text:p>
          </table:table-cell>
          <table:table-cell office:value-type="string">
            <text:p>na āraññikaṅgaṃ samādātabbaṃ,</text:p>
          </table:table-cell>
          <table:table-cell office:value-type="string">
            <text:p>He should not undertake the practice of staying in the wilderness. </text:p>
          </table:table-cell>
          <table:table-cell office:value-type="string">
            <text:p/>
          </table:table-cell>
          <table:table-cell office:value-type="string">
            <text:p>&lt;li&gt;{}&lt;/li&gt;</text:p>
          </table:table-cell>
          <table:table-cell/>
          <table:table-cell/>
        </table:table-row>
        <table:table-row>
          <table:table-cell office:value-type="string">
            <text:p>pli-tv-kd12:6.1.54</text:p>
          </table:table-cell>
          <table:table-cell office:value-type="string">
            <text:p>na piṇḍapātikaṅgaṃ samādātabbaṃ,</text:p>
          </table:table-cell>
          <table:table-cell office:value-type="string">
            <text:p>He should not undertake the practice of eating only almsfood. </text:p>
          </table:table-cell>
          <table:table-cell office:value-type="string">
            <text:p/>
          </table:table-cell>
          <table:table-cell office:value-type="string">
            <text:p>&lt;li&gt;{}&lt;/li&gt;</text:p>
          </table:table-cell>
          <table:table-cell/>
          <table:table-cell/>
        </table:table-row>
        <table:table-row>
          <table:table-cell office:value-type="string">
            <text:p>pli-tv-kd12:6.1.55</text:p>
          </table:table-cell>
          <table:table-cell office:value-type="string">
            <text:p>na ca tappaccayā piṇḍapāto nīharāpetabbo—mā maṃ jāniṃsūti.</text:p>
          </table:table-cell>
          <table:table-cell office:value-type="string">
            <text:p>He should not have someone bring back almsfood for him because he doesn’t want others to know about his status. </text:p>
          </table:table-cell>
          <table:table-cell office:value-type="string">
            <text:p/>
          </table:table-cell>
          <table:table-cell office:value-type="string">
            <text:p>&lt;li&gt;{}&lt;/li&gt;</text:p>
          </table:table-cell>
          <table:table-cell/>
          <table:table-cell/>
        </table:table-row>
        <table:table-row>
          <table:table-cell office:value-type="string">
            <text:p>pli-tv-kd12:6.1.56</text:p>
          </table:table-cell>
          <table:table-cell office:value-type="string">
            <text:p>Mānattacārikena, bhikkhave, bhikkhunā āgantukena ārocetabbaṃ,</text:p>
          </table:table-cell>
          <table:table-cell office:value-type="string">
            <text:p>He should inform about his status when he is newly arrived in a monastery. </text:p>
          </table:table-cell>
          <table:table-cell office:value-type="string">
            <text:p/>
          </table:table-cell>
          <table:table-cell office:value-type="string">
            <text:p>&lt;li&gt;{} </text:p>
          </table:table-cell>
          <table:table-cell office:value-type="string">
            <text:p>ms4V_455, sc83</text:p>
          </table:table-cell>
          <table:table-cell/>
        </table:table-row>
        <table:table-row>
          <table:table-cell office:value-type="string">
            <text:p>pli-tv-kd12:6.1.57</text:p>
          </table:table-cell>
          <table:table-cell office:value-type="string">
            <text:p>āgantukassa ārocetabbaṃ,</text:p>
          </table:table-cell>
          <table:table-cell office:value-type="string">
            <text:p>He should inform new arrivals of his status . </text:p>
          </table:table-cell>
          <table:table-cell office:value-type="string">
            <text:p/>
          </table:table-cell>
          <table:table-cell office:value-type="string">
            <text:p>{} </text:p>
          </table:table-cell>
          <table:table-cell/>
          <table:table-cell/>
        </table:table-row>
        <table:table-row>
          <table:table-cell office:value-type="string">
            <text:p>pli-tv-kd12:6.1.58</text:p>
          </table:table-cell>
          <table:table-cell office:value-type="string">
            <text:p>uposathe ārocetabbaṃ,</text:p>
          </table:table-cell>
          <table:table-cell office:value-type="string">
            <text:p>He should inform about his status on the observance-day. </text:p>
          </table:table-cell>
          <table:table-cell office:value-type="string">
            <text:p/>
          </table:table-cell>
          <table:table-cell office:value-type="string">
            <text:p>{} </text:p>
          </table:table-cell>
          <table:table-cell/>
          <table:table-cell/>
        </table:table-row>
        <table:table-row>
          <table:table-cell office:value-type="string">
            <text:p>pli-tv-kd12:6.1.59</text:p>
          </table:table-cell>
          <table:table-cell office:value-type="string">
            <text:p>pavāraṇāya ārocetabbaṃ,</text:p>
          </table:table-cell>
          <table:table-cell office:value-type="string">
            <text:p>He should inform about his status on the invitation day. </text:p>
          </table:table-cell>
          <table:table-cell office:value-type="string">
            <text:p/>
          </table:table-cell>
          <table:table-cell office:value-type="string">
            <text:p>{} </text:p>
          </table:table-cell>
          <table:table-cell/>
          <table:table-cell/>
        </table:table-row>
        <table:table-row>
          <table:table-cell office:value-type="string">
            <text:p>pli-tv-kd12:6.1.60</text:p>
          </table:table-cell>
          <table:table-cell office:value-type="string">
            <text:p>devasikaṃ ārocetabbaṃ.</text:p>
          </table:table-cell>
          <table:table-cell office:value-type="string">
            <text:p>He should inform about his status on a daily basis. </text:p>
          </table:table-cell>
          <table:table-cell office:value-type="string">
            <text:p/>
          </table:table-cell>
          <table:table-cell office:value-type="string">
            <text:p>{}</text:p>
          </table:table-cell>
          <table:table-cell/>
          <table:table-cell/>
        </table:table-row>
        <table:table-row>
          <table:table-cell office:value-type="string">
            <text:p>pli-tv-kd12:6.1.61</text:p>
          </table:table-cell>
          <table:table-cell office:value-type="string">
            <text:p>Sace gilāno hoti, dūtenapi ārocetabbaṃ.</text:p>
          </table:table-cell>
          <table:table-cell office:value-type="string">
            <text:p>If he is sick, he should inform about his status by messenger. </text:p>
          </table:table-cell>
          <table:table-cell office:value-type="string">
            <text:p/>
          </table:table-cell>
          <table:table-cell office:value-type="string">
            <text:p>{}&lt;/li&gt;</text:p>
          </table:table-cell>
          <table:table-cell/>
          <table:table-cell/>
        </table:table-row>
        <table:table-row>
          <table:table-cell office:value-type="string">
            <text:p>pli-tv-kd12:6.1.62</text:p>
          </table:table-cell>
          <table:table-cell office:value-type="string">
            <text:p>Na, bhikkhave, mānattacārikena bhikkhunā sabhikkhukā āvāsā abhikkhuko āvāso gantabbo, aññatra saṃghena, aññatra antarāyā.</text:p>
          </table:table-cell>
          <table:table-cell office:value-type="string">
            <text:p>He should not go from a monastery with monks to one without monks, except together with a sangha or if there are dangers. </text:p>
          </table:table-cell>
          <table:table-cell office:value-type="string">
            <text:p/>
          </table:table-cell>
          <table:table-cell office:value-type="string">
            <text:p>&lt;li&gt;{}</text:p>
          </table:table-cell>
          <table:table-cell office:value-type="string">
            <text:p>dr6.123, ms4V_456, sc84</text:p>
          </table:table-cell>
          <table:table-cell/>
        </table:table-row>
        <table:table-row>
          <table:table-cell office:value-type="string">
            <text:p>pli-tv-kd12:6.1.63</text:p>
          </table:table-cell>
          <table:table-cell office:value-type="string">
            <text:p>Na, bhikkhave, mānattacārikena bhikkhunā sabhikkhukā āvāsā abhikkhuko anāvāso gantabbo, aññatra saṃghena, aññatra antarāyā.</text:p>
          </table:table-cell>
          <table:table-cell office:value-type="string">
            <text:p>He should not go from a monastery with monks to a non-monastery without monks, except together with a sangha or if there are dangers. </text:p>
          </table:table-cell>
          <table:table-cell office:value-type="string">
            <text:p/>
          </table:table-cell>
          <table:table-cell office:value-type="string">
            <text:p>{}</text:p>
          </table:table-cell>
          <table:table-cell office:value-type="string">
            <text:p>ms4V_457, sc85, vri90.92</text:p>
          </table:table-cell>
          <table:table-cell/>
        </table:table-row>
        <table:table-row>
          <table:table-cell office:value-type="string">
            <text:p>pli-tv-kd12:6.1.64</text:p>
          </table:table-cell>
          <table:table-cell office:value-type="string">
            <text:p>Na, bhikkhave, mānattacārikena bhikkhunā sabhikkhukā āvāsā abhikkhuko āvāso vā anāvāso vā gantabbo, aññatra saṃghena, aññatra antarāyā.</text:p>
          </table:table-cell>
          <table:table-cell office:value-type="string">
            <text:p>He should not go from a monastery with monks to a monastery or non-monastery without monks, except together with a sangha or if there are dangers. </text:p>
          </table:table-cell>
          <table:table-cell office:value-type="string">
            <text:p/>
          </table:table-cell>
          <table:table-cell office:value-type="string">
            <text:p>{}&lt;/li&gt;</text:p>
          </table:table-cell>
          <table:table-cell office:value-type="string">
            <text:p>cck6.135, ms4V_458, sc86</text:p>
          </table:table-cell>
          <table:table-cell/>
        </table:table-row>
        <table:table-row>
          <table:table-cell office:value-type="string">
            <text:p>pli-tv-kd12:6.1.65</text:p>
          </table:table-cell>
          <table:table-cell office:value-type="string">
            <text:p>Na, bhikkhave, mānattacārikena bhikkhunā sabhikkhukā anāvāsā abhikkhuko āvāso gantabbo …pe…</text:p>
          </table:table-cell>
          <table:table-cell office:value-type="string">
            <text:p>He should not go from a non-monastery with monks to a monastery without monks, except together with a sangha or if there are dangers. </text:p>
          </table:table-cell>
          <table:table-cell office:value-type="string">
            <text:p/>
          </table:table-cell>
          <table:table-cell office:value-type="string">
            <text:p>&lt;li&gt;{}</text:p>
          </table:table-cell>
          <table:table-cell office:value-type="string">
            <text:p>ms4V_459, sc87</text:p>
          </table:table-cell>
          <table:table-cell/>
        </table:table-row>
        <table:table-row>
          <table:table-cell office:value-type="string">
            <text:p>pli-tv-kd12:6.1.66</text:p>
          </table:table-cell>
          <table:table-cell office:value-type="string">
            <text:p>abhikkhuko anāvāso gantabbo …pe…</text:p>
          </table:table-cell>
          <table:table-cell office:value-type="string">
            <text:p>He should not go from a non-monastery with monks to a non-monastery without monks, except together with a sangha or if there are dangers. </text:p>
          </table:table-cell>
          <table:table-cell office:value-type="string">
            <text:p/>
          </table:table-cell>
          <table:table-cell office:value-type="string">
            <text:p>{}</text:p>
          </table:table-cell>
          <table:table-cell/>
          <table:table-cell/>
        </table:table-row>
        <table:table-row>
          <table:table-cell office:value-type="string">
            <text:p>pli-tv-kd12:6.1.67</text:p>
          </table:table-cell>
          <table:table-cell office:value-type="string">
            <text:p>abhikkhuko āvāso vā anāvāso vā gantabbo, aññatra saṃghena, aññatra antarāyā.</text:p>
          </table:table-cell>
          <table:table-cell office:value-type="string">
            <text:p>He should not go from a non-monastery with monks to a monastery or non-monastery without monks, except together with a sangha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6.1.68</text:p>
          </table:table-cell>
          <table:table-cell office:value-type="string">
            <text:p>Na, bhikkhave, mānattacārikena bhikkhunā sabhikkhukā āvāsā vā anāvāsā vā abhikkhuko āvāso gantabbo …pe…</text:p>
          </table:table-cell>
          <table:table-cell office:value-type="string">
            <text:p>He should not go from a monastery or non-monastery with monks to a monastery without monks, except together with a sangha or if there are dangers. </text:p>
          </table:table-cell>
          <table:table-cell office:value-type="string">
            <text:p/>
          </table:table-cell>
          <table:table-cell office:value-type="string">
            <text:p>&lt;li&gt;{}</text:p>
          </table:table-cell>
          <table:table-cell office:value-type="string">
            <text:p>ms4V_460, sc88</text:p>
          </table:table-cell>
          <table:table-cell/>
        </table:table-row>
        <table:table-row>
          <table:table-cell office:value-type="string">
            <text:p>pli-tv-kd12:6.1.69</text:p>
          </table:table-cell>
          <table:table-cell office:value-type="string">
            <text:p>abhikkhuko anāvāso gantabbo …pe…</text:p>
          </table:table-cell>
          <table:table-cell office:value-type="string">
            <text:p>He should not go from a monastery or non-monastery with monks to a non-monastery without monks, except together with a sangha or if there are dangers. </text:p>
          </table:table-cell>
          <table:table-cell office:value-type="string">
            <text:p/>
          </table:table-cell>
          <table:table-cell office:value-type="string">
            <text:p>{}</text:p>
          </table:table-cell>
          <table:table-cell/>
          <table:table-cell/>
        </table:table-row>
        <table:table-row>
          <table:table-cell office:value-type="string">
            <text:p>pli-tv-kd12:6.1.70</text:p>
          </table:table-cell>
          <table:table-cell office:value-type="string">
            <text:p>abhikkhuko āvāso vā anāvāso vā gantabbo, aññatra saṃghena, aññatra antarāyā.</text:p>
          </table:table-cell>
          <table:table-cell office:value-type="string">
            <text:p>He should not go from a monastery or non-monastery with monks to a monastery or non-monastery without monks, except together with a sangha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6.1.71</text:p>
          </table:table-cell>
          <table:table-cell office:value-type="string">
            <text:p>Na, bhikkhave, mānattacārikena bhikkhunā sabhikkhukā āvāsā sabhikkhuko āvāso gantabbo …pe…</text:p>
          </table:table-cell>
          <table:table-cell office:value-type="string">
            <text:p>He should not go from a monastery with monks to one with monks who belong to a different community, except together with a sangha or if there are dangers. </text:p>
          </table:table-cell>
          <table:table-cell office:value-type="string">
            <text:p/>
          </table:table-cell>
          <table:table-cell office:value-type="string">
            <text:p>&lt;li&gt;{}</text:p>
          </table:table-cell>
          <table:table-cell office:value-type="string">
            <text:p>ms4V_461, sc89, sya6.151</text:p>
          </table:table-cell>
          <table:table-cell/>
        </table:table-row>
        <table:table-row>
          <table:table-cell office:value-type="string">
            <text:p>pli-tv-kd12:6.1.72</text:p>
          </table:table-cell>
          <table:table-cell office:value-type="string">
            <text:p>sabhikkhuko anāvāso gantabbo …pe…</text:p>
          </table:table-cell>
          <table:table-cell office:value-type="string">
            <text:p>He should not go from a monastery with monks to a non-monastery with monks who belong to a different community, except together with a sangha or if there are dangers. </text:p>
          </table:table-cell>
          <table:table-cell office:value-type="string">
            <text:p/>
          </table:table-cell>
          <table:table-cell office:value-type="string">
            <text:p>{}</text:p>
          </table:table-cell>
          <table:table-cell/>
          <table:table-cell/>
        </table:table-row>
        <table:table-row>
          <table:table-cell office:value-type="string">
            <text:p>pli-tv-kd12:6.1.73</text:p>
          </table:table-cell>
          <table:table-cell office:value-type="string">
            <text:p>sabhikkhuko āvāso vā anāvāso vā gantabbo, yatthassu bhikkhū nānāsaṃvāsakā, aññatra saṃghena, aññatra antarāyā.</text:p>
          </table:table-cell>
          <table:table-cell office:value-type="string">
            <text:p>He should not go from a monastery with monks to a monastery or non-monastery with monks who belong to a different community, except together with a sangha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6.1.74</text:p>
          </table:table-cell>
          <table:table-cell office:value-type="string">
            <text:p>Na bhikkhave, mānattacārikena bhikkhunā sabhikkhukā anāvāsā sabhikkhuko āvāso gantabbo …pe…</text:p>
          </table:table-cell>
          <table:table-cell office:value-type="string">
            <text:p>He should not go from a non-monastery with monks to a monastery with monks who belong to a different community, except together with a sangha or if there are dangers. </text:p>
          </table:table-cell>
          <table:table-cell office:value-type="string">
            <text:p/>
          </table:table-cell>
          <table:table-cell office:value-type="string">
            <text:p>&lt;li&gt;{} </text:p>
          </table:table-cell>
          <table:table-cell office:value-type="string">
            <text:p>csp1ed4.98, csp2ed4.98, dr6.124, ms4V_462, ndp4.80, sc90</text:p>
          </table:table-cell>
          <table:table-cell/>
        </table:table-row>
        <table:table-row>
          <table:table-cell office:value-type="string">
            <text:p>pli-tv-kd12:6.1.75</text:p>
          </table:table-cell>
          <table:table-cell office:value-type="string">
            <text:p>sabhikkhuko anāvāso gantabbo …pe…</text:p>
          </table:table-cell>
          <table:table-cell office:value-type="string">
            <text:p>He should not go from a non-monastery with monks to a non-monastery with monks who belong to a different community, except together with a sangha or if there are dangers. </text:p>
          </table:table-cell>
          <table:table-cell office:value-type="string">
            <text:p/>
          </table:table-cell>
          <table:table-cell office:value-type="string">
            <text:p>{}</text:p>
          </table:table-cell>
          <table:table-cell/>
          <table:table-cell/>
        </table:table-row>
        <table:table-row>
          <table:table-cell office:value-type="string">
            <text:p>pli-tv-kd12:6.1.76</text:p>
          </table:table-cell>
          <table:table-cell office:value-type="string">
            <text:p>sabhikkhuko āvāso vā anāvāso vā gantabbo, yatthassu bhikkhū nānāsaṃvāsakā, aññatra saṃghena, aññatra antarāyā.</text:p>
          </table:table-cell>
          <table:table-cell office:value-type="string">
            <text:p>He should not go from a non-monastery with monks to a monastery or non-monastery with monks who belong to a different community, except together with a sangha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6.1.77</text:p>
          </table:table-cell>
          <table:table-cell office:value-type="string">
            <text:p>Na, bhikkhave, mānattacārikena bhikkhunā sabhikkhukā āvāsā vā anāvāsā vā sabhikkhuko āvāso gantabbo …pe…</text:p>
          </table:table-cell>
          <table:table-cell office:value-type="string">
            <text:p>He should not go from a monastery or non-monastery with monks to a monastery with monks who belong to a different community, except together with a sangha or if there are dangers. </text:p>
          </table:table-cell>
          <table:table-cell office:value-type="string">
            <text:p/>
          </table:table-cell>
          <table:table-cell office:value-type="string">
            <text:p>&lt;li&gt;{}</text:p>
          </table:table-cell>
          <table:table-cell office:value-type="string">
            <text:p>bj5.186, cck6.136, ms4V_463, sc91</text:p>
          </table:table-cell>
          <table:table-cell/>
        </table:table-row>
        <table:table-row>
          <table:table-cell office:value-type="string">
            <text:p>pli-tv-kd12:6.1.78</text:p>
          </table:table-cell>
          <table:table-cell office:value-type="string">
            <text:p>sabhikkhuko anāvāso gantabbo …pe…</text:p>
          </table:table-cell>
          <table:table-cell office:value-type="string">
            <text:p>He should not go from a monastery or non-monastery with monks to a non-monastery with monks who belong to a different community, except together with a sangha or if there are dangers. </text:p>
          </table:table-cell>
          <table:table-cell office:value-type="string">
            <text:p/>
          </table:table-cell>
          <table:table-cell office:value-type="string">
            <text:p>{}</text:p>
          </table:table-cell>
          <table:table-cell/>
          <table:table-cell/>
        </table:table-row>
        <table:table-row>
          <table:table-cell office:value-type="string">
            <text:p>pli-tv-kd12:6.1.79</text:p>
          </table:table-cell>
          <table:table-cell office:value-type="string">
            <text:p>sabhikkhuko āvāso vā anāvāso vā gantabbo, yatthassu bhikkhū nānāsaṃvāsakā, aññatra saṃghena, aññatra antarāyā.</text:p>
          </table:table-cell>
          <table:table-cell office:value-type="string">
            <text:p>He should not go from a monastery or non-monastery with monks to a monastery or non-monastery with monks who belong to a different community, except together with a sangha or if there are dangers. </text:p>
          </table:table-cell>
          <table:table-cell office:value-type="string">
            <text:p/>
          </table:table-cell>
          <table:table-cell office:value-type="string">
            <text:p>{}&lt;/li&gt;</text:p>
          </table:table-cell>
          <table:table-cell office:value-type="string">
            <text:p>pts-vp-pli2.36</text:p>
          </table:table-cell>
          <table:table-cell/>
        </table:table-row>
        <table:table-row>
          <table:table-cell office:value-type="string">
            <text:p>pli-tv-kd12:6.1.80</text:p>
          </table:table-cell>
          <table:table-cell office:value-type="string">
            <text:p>Gantabbo, bhikkhave mānattacārikena bhikkhunā sabhikkhukā āvāsā sabhikkhuko āvāso …pe…</text:p>
          </table:table-cell>
          <table:table-cell office:value-type="string">
            <text:p>He may go from a monastery with monks to one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64, pts-vp-en5.52, sc92, vri90.93</text:p>
          </table:table-cell>
          <table:table-cell/>
        </table:table-row>
        <table:table-row>
          <table:table-cell office:value-type="string">
            <text:p>pli-tv-kd12:6.1.81</text:p>
          </table:table-cell>
          <table:table-cell office:value-type="string">
            <text:p>sabhikkhuko anāvāso …pe…</text:p>
          </table:table-cell>
          <table:table-cell office:value-type="string">
            <text:p>He may go from a 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6.1.82</text:p>
          </table:table-cell>
          <table:table-cell office:value-type="string">
            <text:p>sabhikkhuko āvāso vā anāvāso vā, yatthassu bhikkhū samānasaṃvāsakā, yaṃ jaññā sakkomi ajjeva gantunti.</text:p>
          </table:table-cell>
          <table:table-cell office:value-type="string">
            <text:p>He may go from a 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6.1.83</text:p>
          </table:table-cell>
          <table:table-cell office:value-type="string">
            <text:p>Gantabbo, bhikkhave, mānattacārikena bhikkhunā sabhikkhukā anāvāsā sabhikkhuko āvāso …pe…</text:p>
          </table:table-cell>
          <table:table-cell office:value-type="string">
            <text:p>He may go from a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65, sc93</text:p>
          </table:table-cell>
          <table:table-cell/>
        </table:table-row>
        <table:table-row>
          <table:table-cell office:value-type="string">
            <text:p>pli-tv-kd12:6.1.84</text:p>
          </table:table-cell>
          <table:table-cell office:value-type="string">
            <text:p>sabhikkhuko anāvāso …pe…</text:p>
          </table:table-cell>
          <table:table-cell office:value-type="string">
            <text:p>He may go from a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6.1.85</text:p>
          </table:table-cell>
          <table:table-cell office:value-type="string">
            <text:p>sabhikkhuko āvāso vā anāvāso vā, yatthassu bhikkhū samānasaṃvāsakā, yaṃ jaññā sakkomi ajjeva gantunti.</text:p>
          </table:table-cell>
          <table:table-cell office:value-type="string">
            <text:p>He may go from a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6.1.86</text:p>
          </table:table-cell>
          <table:table-cell office:value-type="string">
            <text:p>Gantabbo, bhikkhave, mānattacārikena bhikkhunā sabhikkhukā āvāsā vā anāvāsā vā sabhikkhuko āvāso …pe…</text:p>
          </table:table-cell>
          <table:table-cell office:value-type="string">
            <text:p>He may go from a monastery or non-monastery with monks to a monastery with monks who belong to the same community if he knows he will be able to arrive on the same day. </text:p>
          </table:table-cell>
          <table:table-cell office:value-type="string">
            <text:p/>
          </table:table-cell>
          <table:table-cell office:value-type="string">
            <text:p>&lt;li&gt;{}</text:p>
          </table:table-cell>
          <table:table-cell office:value-type="string">
            <text:p>ms4V_466, sc94, sya6.152</text:p>
          </table:table-cell>
          <table:table-cell/>
        </table:table-row>
        <table:table-row>
          <table:table-cell office:value-type="string">
            <text:p>pli-tv-kd12:6.1.87</text:p>
          </table:table-cell>
          <table:table-cell office:value-type="string">
            <text:p>sabhikkhuko anāvāso …pe…</text:p>
          </table:table-cell>
          <table:table-cell office:value-type="string">
            <text:p>He may go from a monastery or non-monastery with monks to a non-monastery with monks who belong to the same community if he knows he will be able to arrive on the same day. </text:p>
          </table:table-cell>
          <table:table-cell office:value-type="string">
            <text:p/>
          </table:table-cell>
          <table:table-cell office:value-type="string">
            <text:p>{}</text:p>
          </table:table-cell>
          <table:table-cell/>
          <table:table-cell/>
        </table:table-row>
        <table:table-row>
          <table:table-cell office:value-type="string">
            <text:p>pli-tv-kd12:6.1.88</text:p>
          </table:table-cell>
          <table:table-cell office:value-type="string">
            <text:p>sabhikkhuko āvāso vā anāvāso vā, yatthassu bhikkhū samānasaṃvāsakā, yaṃ jaññā sakkomi ajjeva gantunti.</text:p>
          </table:table-cell>
          <table:table-cell office:value-type="string">
            <text:p>He may go from a monastery or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6.1.89</text:p>
          </table:table-cell>
          <table:table-cell office:value-type="string">
            <text:p>Na, bhikkhave, mānattacārikena bhikkhunā pakatattena bhikkhunā saddhiṃ ekacchanne āvāse vatthabbaṃ,</text:p>
          </table:table-cell>
          <table:table-cell office:value-type="string">
            <text:p>He should not, in a monastery, stay in the same room as a regular monk. </text:p>
          </table:table-cell>
          <table:table-cell office:value-type="string">
            <text:p/>
          </table:table-cell>
          <table:table-cell office:value-type="string">
            <text:p>&lt;li&gt;{}&lt;/li&gt;</text:p>
          </table:table-cell>
          <table:table-cell office:value-type="string">
            <text:p>cck6.137, csp1ed4.99, csp2ed4.99, dr6.125, ms4V_467, sc95</text:p>
          </table:table-cell>
          <table:table-cell/>
        </table:table-row>
        <table:table-row>
          <table:table-cell office:value-type="string">
            <text:p>pli-tv-kd12:6.1.90</text:p>
          </table:table-cell>
          <table:table-cell office:value-type="string">
            <text:p>na ekacchanne anāvāse vatthabbaṃ,</text:p>
          </table:table-cell>
          <table:table-cell office:value-type="string">
            <text:p>He should not, in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1</text:p>
          </table:table-cell>
          <table:table-cell office:value-type="string">
            <text:p>na ekacchanne āvāse vā anāvāse vā vatthabbaṃ.</text:p>
          </table:table-cell>
          <table:table-cell office:value-type="string">
            <text:p>He should not, in a monastery or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2</text:p>
          </table:table-cell>
          <table:table-cell office:value-type="string">
            <text:p>Pakatattaṃ bhikkhuṃ disvā āsanā vuṭṭhātabbaṃ.</text:p>
          </table:table-cell>
          <table:table-cell office:value-type="string">
            <text:p>If he sees a regular monk, he should get up from his seat. </text:p>
          </table:table-cell>
          <table:table-cell office:value-type="string">
            <text:p/>
          </table:table-cell>
          <table:table-cell office:value-type="string">
            <text:p>&lt;li&gt;{}&lt;/li&gt;</text:p>
          </table:table-cell>
          <table:table-cell/>
          <table:table-cell/>
        </table:table-row>
        <table:table-row>
          <table:table-cell office:value-type="string">
            <text:p>pli-tv-kd12:6.1.93</text:p>
          </table:table-cell>
          <table:table-cell office:value-type="string">
            <text:p>Pakatatto bhikkhu āsanena nimantetabbo.</text:p>
          </table:table-cell>
          <table:table-cell office:value-type="string">
            <text:p>He should offer a seat to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4</text:p>
          </table:table-cell>
          <table:table-cell office:value-type="string">
            <text:p>Na pakatattena bhikkhunā saddhiṃ ekāsane nisīditabbaṃ,</text:p>
          </table:table-cell>
          <table:table-cell office:value-type="string">
            <text:p>He should not sit on the same seat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5</text:p>
          </table:table-cell>
          <table:table-cell office:value-type="string">
            <text:p>na nīce āsane nisinne ucce āsane nisīditabbaṃ,</text:p>
          </table:table-cell>
          <table:table-cell office:value-type="string">
            <text:p>He should not sit on a higher seat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6</text:p>
          </table:table-cell>
          <table:table-cell office:value-type="string">
            <text:p>na chamāyaṃ nisinne āsane nisīditabbaṃ;</text:p>
          </table:table-cell>
          <table:table-cell office:value-type="string">
            <text:p>He should not sit on a seat when a regular monk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6.1.97</text:p>
          </table:table-cell>
          <table:table-cell office:value-type="string">
            <text:p>na ekacaṅkame caṅkamitabbaṃ,</text:p>
          </table:table-cell>
          <table:table-cell office:value-type="string">
            <text:p>He should not walk on the same walking-path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8</text:p>
          </table:table-cell>
          <table:table-cell office:value-type="string">
            <text:p>na nīce caṅkame caṅkamante ucce caṅkame caṅkamitabbaṃ,</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6.1.99</text:p>
          </table:table-cell>
          <table:table-cell office:value-type="string">
            <text:p>na chamāyaṃ caṅkamante caṅkame caṅkamitabbaṃ.</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6.1.100</text:p>
          </table:table-cell>
          <table:table-cell office:value-type="string">
            <text:p>Na, bhikkhave, mānattacārikena bhikkhunā pārivāsikena bhikkhunā saddhiṃ …pe…</text:p>
          </table:table-cell>
          <table:table-cell office:value-type="string">
            <text:p>He should not, in a monastery, stay in the same room as a monk on probation. … </text:p>
          </table:table-cell>
          <table:table-cell office:value-type="string">
            <text:p/>
          </table:table-cell>
          <table:table-cell office:value-type="string">
            <text:p>&lt;li&gt;{}&lt;/li&gt;</text:p>
          </table:table-cell>
          <table:table-cell office:value-type="string">
            <text:p>ms4V_468, sc96, sya6.153</text:p>
          </table:table-cell>
          <table:table-cell/>
        </table:table-row>
        <table:table-row>
          <table:table-cell office:value-type="string">
            <text:p>pli-tv-kd12:6.1.101</text:p>
          </table:table-cell>
          <table:table-cell office:value-type="string">
            <text:p>mūlāyapaṭikassanārahena bhikkhunā saddhiṃ …pe…</text:p>
          </table:table-cell>
          <table:table-cell office:value-type="string">
            <text:p>He should not, in a monastery, stay in the same room as a monk deserving to be sent back to the beginning. … </text:p>
          </table:table-cell>
          <table:table-cell office:value-type="string">
            <text:p/>
          </table:table-cell>
          <table:table-cell office:value-type="string">
            <text:p>&lt;li value='55'&gt;{}&lt;/li&gt;</text:p>
          </table:table-cell>
          <table:table-cell/>
          <table:table-cell/>
        </table:table-row>
        <table:table-row>
          <table:table-cell office:value-type="string">
            <text:p>pli-tv-kd12:6.1.102</text:p>
          </table:table-cell>
          <table:table-cell office:value-type="string">
            <text:p>mānattārahena bhikkhunā saddhiṃ …pe…</text:p>
          </table:table-cell>
          <table:table-cell office:value-type="string">
            <text:p>He should not, in a monastery, stay in the same room as a monk deserving to be given the trial period. … </text:p>
          </table:table-cell>
          <table:table-cell office:value-type="string">
            <text:p/>
          </table:table-cell>
          <table:table-cell office:value-type="string">
            <text:p>&lt;li value='64'&gt;{}&lt;/li&gt;</text:p>
          </table:table-cell>
          <table:table-cell/>
          <table:table-cell/>
        </table:table-row>
        <table:table-row>
          <table:table-cell office:value-type="string">
            <text:p>pli-tv-kd12:6.1.103</text:p>
          </table:table-cell>
          <table:table-cell office:value-type="string">
            <text:p>mānattacārikena vuḍḍhatarena bhikkhunā saddhiṃ …pe…</text:p>
          </table:table-cell>
          <table:table-cell office:value-type="string">
            <text:p>He should not, in a monastery, stay in the same room as a more senior monk undertaking the trial period. … </text:p>
          </table:table-cell>
          <table:table-cell office:value-type="string">
            <text:p/>
          </table:table-cell>
          <table:table-cell office:value-type="string">
            <text:p>&lt;li value='73'&gt;{}&lt;/li&gt;</text:p>
          </table:table-cell>
          <table:table-cell/>
          <table:table-cell/>
        </table:table-row>
        <table:table-row>
          <table:table-cell office:value-type="string">
            <text:p>pli-tv-kd12:6.1.104</text:p>
          </table:table-cell>
          <table:table-cell office:value-type="string">
            <text:p>abbhānārahena bhikkhunā saddhiṃ ekacchanne āvāse vatthabbaṃ,</text:p>
          </table:table-cell>
          <table:table-cell office:value-type="string">
            <text:p>He should not, in a monastery, stay in the same room as a monk deserving rehabilitation. </text:p>
          </table:table-cell>
          <table:table-cell office:value-type="string">
            <text:p/>
          </table:table-cell>
          <table:table-cell office:value-type="string">
            <text:p>&lt;li value='82'&gt;{}&lt;/li&gt;</text:p>
          </table:table-cell>
          <table:table-cell/>
          <table:table-cell/>
        </table:table-row>
        <table:table-row>
          <table:table-cell office:value-type="string">
            <text:p>pli-tv-kd12:6.1.105</text:p>
          </table:table-cell>
          <table:table-cell office:value-type="string">
            <text:p>na ekacchanne anāvāse vatthabbaṃ,</text:p>
          </table:table-cell>
          <table:table-cell office:value-type="string">
            <text:p>He should not, in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06</text:p>
          </table:table-cell>
          <table:table-cell office:value-type="string">
            <text:p>na ekacchanne āvāse vā anāvāse vā vatthabbaṃ;</text:p>
          </table:table-cell>
          <table:table-cell office:value-type="string">
            <text:p>He should not, in a monastery or a non-monastery, stay in the same room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07</text:p>
          </table:table-cell>
          <table:table-cell office:value-type="string">
            <text:p>na ekāsane nisīditabbaṃ,</text:p>
          </table:table-cell>
          <table:table-cell office:value-type="string">
            <text:p>He should not sit on the same seat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08</text:p>
          </table:table-cell>
          <table:table-cell office:value-type="string">
            <text:p>na nīce āsane nisinne ucce āsane nisīditabbaṃ,</text:p>
          </table:table-cell>
          <table:table-cell office:value-type="string">
            <text:p>He should not sit on a higher seat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09</text:p>
          </table:table-cell>
          <table:table-cell office:value-type="string">
            <text:p>na chamāyaṃ nisinne āsane nisīditabbaṃ;</text:p>
          </table:table-cell>
          <table:table-cell office:value-type="string">
            <text:p>He should not sit on a seat when a monk deserving rehabilitation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6.1.110</text:p>
          </table:table-cell>
          <table:table-cell office:value-type="string">
            <text:p>na ekacaṅkame caṅkamitabbaṃ,</text:p>
          </table:table-cell>
          <table:table-cell office:value-type="string">
            <text:p>He should not walk on the same walking-path as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11</text:p>
          </table:table-cell>
          <table:table-cell office:value-type="string">
            <text:p>na nīce caṅkame caṅkamante ucce caṅkame caṅkamitabbaṃ,</text:p>
          </table:table-cell>
          <table:table-cell office:value-type="string">
            <text:p>He should not walk on a higher walking-path than a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6.1.112</text:p>
          </table:table-cell>
          <table:table-cell office:value-type="string">
            <text:p>na chamāyaṃ caṅkamante caṅkame caṅkamitabbaṃ.</text:p>
          </table:table-cell>
          <table:table-cell office:value-type="string">
            <text:p>He should not walk on a walking-path when a monk deserving rehabilitation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6.1.113</text:p>
          </table:table-cell>
          <table:table-cell office:value-type="string">
            <text:p>Mānattacārikacatuttho ce, bhikkhave, parivāsaṃ dadeyya,</text:p>
          </table:table-cell>
          <table:table-cell office:value-type="string">
            <text:p>If, as the fourth member of a group, he gives probation, </text:p>
          </table:table-cell>
          <table:table-cell office:value-type="string">
            <text:p/>
          </table:table-cell>
          <table:table-cell office:value-type="string">
            <text:p>&lt;li&gt;{}&lt;/li&gt;</text:p>
          </table:table-cell>
          <table:table-cell office:value-type="string">
            <text:p>bj5.188, ms4V_469, msdiv92, ndp4.81, sc97, vri90.94</text:p>
          </table:table-cell>
          <table:table-cell/>
        </table:table-row>
        <table:table-row>
          <table:table-cell office:value-type="string">
            <text:p>pli-tv-kd12:6.1.114</text:p>
          </table:table-cell>
          <table:table-cell office:value-type="string">
            <text:p>mūlāya paṭikasseyya,</text:p>
          </table:table-cell>
          <table:table-cell office:value-type="string">
            <text:p>sends back to the beginning, </text:p>
          </table:table-cell>
          <table:table-cell office:value-type="string">
            <text:p/>
          </table:table-cell>
          <table:table-cell office:value-type="string">
            <text:p>&lt;li&gt;{}&lt;/li&gt;</text:p>
          </table:table-cell>
          <table:table-cell/>
          <table:table-cell/>
        </table:table-row>
        <table:table-row>
          <table:table-cell office:value-type="string">
            <text:p>pli-tv-kd12:6.1.115</text:p>
          </table:table-cell>
          <table:table-cell office:value-type="string">
            <text:p>mānattaṃ dadeyya,</text:p>
          </table:table-cell>
          <table:table-cell office:value-type="string">
            <text:p>or gives the trial period, </text:p>
          </table:table-cell>
          <table:table-cell office:value-type="string">
            <text:p/>
          </table:table-cell>
          <table:table-cell office:value-type="string">
            <text:p>&lt;li&gt;{}&lt;/li&gt;</text:p>
          </table:table-cell>
          <table:table-cell/>
          <table:table-cell/>
        </table:table-row>
        <table:table-row>
          <table:table-cell office:value-type="string">
            <text:p>pli-tv-kd12:6.1.116</text:p>
          </table:table-cell>
          <table:table-cell office:value-type="string">
            <text:p>taṃvīso abbheyya, akammaṃ, na ca karaṇīyan”ti.</text:p>
          </table:table-cell>
          <table:table-cell office:value-type="string">
            <text:p>or as the twentieth member of a group, he rehabilitates, it is invalid and not to be done.” </text:p>
          </table:table-cell>
          <table:table-cell office:value-type="string">
            <text:p/>
          </table:table-cell>
          <table:table-cell office:value-type="string">
            <text:p>&lt;li&gt;{}&lt;/li&gt;&lt;/ol&gt;</text:p>
          </table:table-cell>
          <table:table-cell/>
          <table:table-cell/>
        </table:table-row>
        <table:table-row>
          <table:table-cell office:value-type="string">
            <text:p>pli-tv-kd12:7.1.1</text:p>
          </table:table-cell>
          <table:table-cell office:value-type="string">
            <text:p>Atha kho āyasmā upāli yena bhagavā tenupasaṅkami, upasaṅkamitvā bhagavantaṃ abhivādetvā ekamantaṃ nisīdi.</text:p>
          </table:table-cell>
          <table:table-cell office:value-type="string">
            <text:p>Soon afterwards Venerable Upāli approached the Buddha, bowed, sat down, </text:p>
          </table:table-cell>
          <table:table-cell office:value-type="string">
            <text:p/>
          </table:table-cell>
          <table:table-cell office:value-type="string">
            <text:p>&lt;hr&gt;&lt;p&gt;{}</text:p>
          </table:table-cell>
          <table:table-cell office:value-type="string">
            <text:p>cck6.138, dr6.126, ms4V_470, msdiv93, pts-cs7.1, sc98</text:p>
          </table:table-cell>
          <table:table-cell/>
        </table:table-row>
        <table:table-row>
          <table:table-cell office:value-type="string">
            <text:p>pli-tv-kd12:7.1.2</text:p>
          </table:table-cell>
          <table:table-cell office:value-type="string">
            <text:p>Ekamantaṃ nisinno kho āyasmā upāli bhagavantaṃ etadavoca—</text:p>
          </table:table-cell>
          <table:table-cell office:value-type="string">
            <text:p>and said, </text:p>
          </table:table-cell>
          <table:table-cell office:value-type="string">
            <text:p/>
          </table:table-cell>
          <table:table-cell office:value-type="string">
            <text:p>{}</text:p>
          </table:table-cell>
          <table:table-cell/>
          <table:table-cell/>
        </table:table-row>
        <table:table-row>
          <table:table-cell office:value-type="string">
            <text:p>pli-tv-kd12:7.1.3</text:p>
          </table:table-cell>
          <table:table-cell office:value-type="string">
            <text:p>“kati nu kho, bhante, mānattacārikassa bhikkhuno ratticchedā”ti?</text:p>
          </table:table-cell>
          <table:table-cell office:value-type="string">
            <text:p>“How many things are there, Venerable Sir, that stop a monk undertaking the trial period from counting a particular day toward his trial period?” </text:p>
          </table:table-cell>
          <table:table-cell office:value-type="string">
            <text:p/>
          </table:table-cell>
          <table:table-cell office:value-type="string">
            <text:p>{}&lt;/p&gt;</text:p>
          </table:table-cell>
          <table:table-cell/>
          <table:table-cell/>
        </table:table-row>
        <table:table-row>
          <table:table-cell office:value-type="string">
            <text:p>pli-tv-kd12:7.1.4</text:p>
          </table:table-cell>
          <table:table-cell office:value-type="string">
            <text:p>“Cattāro kho, upāli, mānattacārikassa bhikkhuno ratticchedā.</text:p>
          </table:table-cell>
          <table:table-cell office:value-type="string">
            <text:p>“There are four such things, Upāli: </text:p>
          </table:table-cell>
          <table:table-cell office:value-type="string">
            <text:p/>
          </table:table-cell>
          <table:table-cell office:value-type="string">
            <text:p>&lt;p class='rule'&gt;{}</text:p>
          </table:table-cell>
          <table:table-cell/>
          <table:table-cell/>
        </table:table-row>
        <table:table-row>
          <table:table-cell office:value-type="string">
            <text:p>pli-tv-kd12:7.1.5</text:p>
          </table:table-cell>
          <table:table-cell office:value-type="string">
            <text:p>Sahavāso, vippavāso, anārocanā, ūne gaṇe caraṇaṃ—</text:p>
          </table:table-cell>
          <table:table-cell office:value-type="string">
            <text:p>he stays in the same room as a regular monk; he stays apart from other monks; he doesn’t inform other monks of his status; he travels without a group.” </text:p>
          </table:table-cell>
          <table:table-cell office:value-type="string">
            <text:p/>
          </table:table-cell>
          <table:table-cell office:value-type="string">
            <text:p>{}</text:p>
          </table:table-cell>
          <table:table-cell office:value-type="string">
            <text:p/>
          </table:table-cell>
          <table:table-cell office:value-type="string">
            <text:p>caraṇaṃ → caraṇanti (bj, pts1ed, mr); carati (sya-all)</text:p>
          </table:table-cell>
        </table:table-row>
        <table:table-row>
          <table:table-cell office:value-type="string">
            <text:p>pli-tv-kd12:7.1.6</text:p>
          </table:table-cell>
          <table:table-cell office:value-type="string">
            <text:p>ime kho, upāli, cattāro mānattacārikassa bhikkhuno ratticchedā”ti.</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8.1.1</text:p>
          </table:table-cell>
          <table:table-cell office:value-type="string">
            <text:p>Tena kho pana samayena sāvatthiyaṃ mahābhikkhusaṃgho sannipatito hoti.</text:p>
          </table:table-cell>
          <table:table-cell office:value-type="string">
            <text:p>On one occasion a large sangha of monks had assembled at Sāvatthī. </text:p>
          </table:table-cell>
          <table:table-cell office:value-type="string">
            <text:p/>
          </table:table-cell>
          <table:table-cell office:value-type="string">
            <text:p>&lt;hr&gt;&lt;p&gt;{}</text:p>
          </table:table-cell>
          <table:table-cell office:value-type="string">
            <text:p>ms4V_471, msdiv94, pts-cs8.1, sc99, sya6.154</text:p>
          </table:table-cell>
          <table:table-cell/>
        </table:table-row>
        <table:table-row>
          <table:table-cell office:value-type="string">
            <text:p>pli-tv-kd12:8.1.2</text:p>
          </table:table-cell>
          <table:table-cell office:value-type="string">
            <text:p>Na sakkonti mānattacārikā bhikkhū mānattaṃ sodhetuṃ.</text:p>
          </table:table-cell>
          <table:table-cell office:value-type="string">
            <text:p>The monks undertaking the trial period were not able to fulfill their duties. </text:p>
          </table:table-cell>
          <table:table-cell office:value-type="string">
            <text:p/>
          </table:table-cell>
          <table:table-cell office:value-type="string">
            <text:p>{}</text:p>
          </table:table-cell>
          <table:table-cell/>
          <table:table-cell/>
        </table:table-row>
        <table:table-row>
          <table:table-cell office:value-type="string">
            <text:p>pli-tv-kd12:8.1.3</text:p>
          </table:table-cell>
          <table:table-cell office:value-type="string">
            <text:p>Bhagavato etamatthaṃ ārocesuṃ.</text:p>
          </table:table-cell>
          <table:table-cell office:value-type="string">
            <text:p>They told the Buddha and he said, </text:p>
          </table:table-cell>
          <table:table-cell office:value-type="string">
            <text:p/>
          </table:table-cell>
          <table:table-cell office:value-type="string">
            <text:p>{}&lt;/p&gt;</text:p>
          </table:table-cell>
          <table:table-cell/>
          <table:table-cell/>
        </table:table-row>
        <table:table-row>
          <table:table-cell office:value-type="string">
            <text:p>pli-tv-kd12:8.1.4</text:p>
          </table:table-cell>
          <table:table-cell office:value-type="string">
            <text:p>“Anujānāmi, bhikkhave, mānattaṃ nikkhipituṃ.</text:p>
          </table:table-cell>
          <table:table-cell office:value-type="string">
            <text:p>“I allow you to set aside the trial period. </text:p>
          </table:table-cell>
          <table:table-cell office:value-type="string">
            <text:p/>
          </table:table-cell>
          <table:table-cell office:value-type="string">
            <text:p>&lt;p class='rule'&gt;{}&lt;/p&gt;</text:p>
          </table:table-cell>
          <table:table-cell/>
          <table:table-cell/>
        </table:table-row>
        <table:table-row>
          <table:table-cell office:value-type="string">
            <text:p>pli-tv-kd12:8.1.5</text:p>
          </table:table-cell>
          <table:table-cell office:value-type="string">
            <text:p>Evañca pana, bhikkhave, nikkhipitabbaṃ.</text:p>
          </table:table-cell>
          <table:table-cell office:value-type="string">
            <text:p>And it should be done in this way. </text:p>
          </table:table-cell>
          <table:table-cell office:value-type="string">
            <text:p/>
          </table:table-cell>
          <table:table-cell office:value-type="string">
            <text:p>&lt;p&gt;{}</text:p>
          </table:table-cell>
          <table:table-cell/>
          <table:table-cell/>
        </table:table-row>
        <table:table-row>
          <table:table-cell office:value-type="string">
            <text:p>pli-tv-kd12:8.1.6</text:p>
          </table:table-cell>
          <table:table-cell office:value-type="string">
            <text:p>Tena mānattacārikena bhikkhunā ekaṃ bhikkhuṃ upasaṅkamitvā ekaṃsaṃ uttarāsaṅgaṃ karitvā ukkuṭikaṃ nisīditvā añjaliṃ paggahetvā evamassa vacanīyo—</text:p>
          </table:table-cell>
          <table:table-cell office:value-type="string">
            <text:p>The monk undertaking the trial period should approach a monk, put his upper robe over one shoulder, squat on his heels, put the palms of his hands together, and say, </text:p>
          </table:table-cell>
          <table:table-cell office:value-type="string">
            <text:p/>
          </table:table-cell>
          <table:table-cell office:value-type="string">
            <text:p>{}</text:p>
          </table:table-cell>
          <table:table-cell/>
          <table:table-cell/>
        </table:table-row>
        <table:table-row>
          <table:table-cell office:value-type="string">
            <text:p>pli-tv-kd12:8.1.7</text:p>
          </table:table-cell>
          <table:table-cell office:value-type="string">
            <text:p>‘mānattaṃ nikkhipāmī’ti.</text:p>
          </table:table-cell>
          <table:table-cell office:value-type="string">
            <text:p>‘I set aside the trial period,’ </text:p>
          </table:table-cell>
          <table:table-cell office:value-type="string">
            <text:p/>
          </table:table-cell>
          <table:table-cell office:value-type="string">
            <text:p>{}</text:p>
          </table:table-cell>
          <table:table-cell/>
          <table:table-cell/>
        </table:table-row>
        <table:table-row>
          <table:table-cell office:value-type="string">
            <text:p>pli-tv-kd12:8.1.8</text:p>
          </table:table-cell>
          <table:table-cell office:value-type="string">
            <text:p>Nikkhittaṃ hoti mānattaṃ.</text:p>
          </table:table-cell>
          <table:table-cell office:value-type="string">
            <text:p/>
          </table:table-cell>
          <table:table-cell office:value-type="string">
            <text:p/>
          </table:table-cell>
          <table:table-cell office:value-type="string">
            <text:p>{}</text:p>
          </table:table-cell>
          <table:table-cell/>
          <table:table-cell/>
        </table:table-row>
        <table:table-row>
          <table:table-cell office:value-type="string">
            <text:p>pli-tv-kd12:8.1.9</text:p>
          </table:table-cell>
          <table:table-cell office:value-type="string">
            <text:p>‘Vattaṃ nikkhipāmī’ti.</text:p>
          </table:table-cell>
          <table:table-cell office:value-type="string">
            <text:p>or ‘I set aside the proper conduct.’” </text:p>
          </table:table-cell>
          <table:table-cell office:value-type="string">
            <text:p/>
          </table:table-cell>
          <table:table-cell office:value-type="string">
            <text:p>{}</text:p>
          </table:table-cell>
          <table:table-cell/>
          <table:table-cell/>
        </table:table-row>
        <table:table-row>
          <table:table-cell office:value-type="string">
            <text:p>pli-tv-kd12:8.1.10</text:p>
          </table:table-cell>
          <table:table-cell office:value-type="string">
            <text:p>Nikkhittaṃ hoti mānattan”ti.</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8.1.11</text:p>
          </table:table-cell>
          <table:table-cell office:value-type="string">
            <text:p>Tena kho pana samayena sāvatthiyā bhikkhū tahaṃ tahaṃ pakkamiṃsu.</text:p>
          </table:table-cell>
          <table:table-cell office:value-type="string">
            <text:p>Soon afterwards the monks at Sāvatthī left in various directions. </text:p>
          </table:table-cell>
          <table:table-cell office:value-type="string">
            <text:p/>
          </table:table-cell>
          <table:table-cell office:value-type="string">
            <text:p>&lt;p&gt;{}</text:p>
          </table:table-cell>
          <table:table-cell office:value-type="string">
            <text:p>ms4V_472, sc100</text:p>
          </table:table-cell>
          <table:table-cell/>
        </table:table-row>
        <table:table-row>
          <table:table-cell office:value-type="string">
            <text:p>pli-tv-kd12:8.1.12</text:p>
          </table:table-cell>
          <table:table-cell office:value-type="string">
            <text:p>Sakkonti mānattacārikā bhikkhū mānattaṃ sodhetuṃ.</text:p>
          </table:table-cell>
          <table:table-cell office:value-type="string">
            <text:p>The monks undertaking the trial period were again able to fulfill their duties. </text:p>
          </table:table-cell>
          <table:table-cell office:value-type="string">
            <text:p/>
          </table:table-cell>
          <table:table-cell office:value-type="string">
            <text:p>{}</text:p>
          </table:table-cell>
          <table:table-cell/>
          <table:table-cell/>
        </table:table-row>
        <table:table-row>
          <table:table-cell office:value-type="string">
            <text:p>pli-tv-kd12:8.1.13</text:p>
          </table:table-cell>
          <table:table-cell office:value-type="string">
            <text:p>Bhagavato etamatthaṃ ārocesuṃ.</text:p>
          </table:table-cell>
          <table:table-cell office:value-type="string">
            <text:p>They told the Buddha and he said, </text:p>
          </table:table-cell>
          <table:table-cell office:value-type="string">
            <text:p/>
          </table:table-cell>
          <table:table-cell office:value-type="string">
            <text:p>{}&lt;/p&gt;</text:p>
          </table:table-cell>
          <table:table-cell/>
          <table:table-cell/>
        </table:table-row>
        <table:table-row>
          <table:table-cell office:value-type="string">
            <text:p>pli-tv-kd12:8.1.14</text:p>
          </table:table-cell>
          <table:table-cell office:value-type="string">
            <text:p>“Anujānāmi, bhikkhave, mānattaṃ samādiyituṃ.</text:p>
          </table:table-cell>
          <table:table-cell office:value-type="string">
            <text:p>“I allow you to take up the trial period. </text:p>
          </table:table-cell>
          <table:table-cell office:value-type="string">
            <text:p/>
          </table:table-cell>
          <table:table-cell office:value-type="string">
            <text:p>&lt;p class='rule'&gt;{}&lt;/p&gt;</text:p>
          </table:table-cell>
          <table:table-cell/>
          <table:table-cell/>
        </table:table-row>
        <table:table-row>
          <table:table-cell office:value-type="string">
            <text:p>pli-tv-kd12:8.1.15</text:p>
          </table:table-cell>
          <table:table-cell office:value-type="string">
            <text:p>Evañca pana, bhikkhave, samādiyitabbaṃ.</text:p>
          </table:table-cell>
          <table:table-cell office:value-type="string">
            <text:p>And it should be done in this way. </text:p>
          </table:table-cell>
          <table:table-cell office:value-type="string">
            <text:p/>
          </table:table-cell>
          <table:table-cell office:value-type="string">
            <text:p>&lt;p&gt;{}</text:p>
          </table:table-cell>
          <table:table-cell/>
          <table:table-cell/>
        </table:table-row>
        <table:table-row>
          <table:table-cell office:value-type="string">
            <text:p>pli-tv-kd12:8.1.16</text:p>
          </table:table-cell>
          <table:table-cell office:value-type="string">
            <text:p>Tena mānattacārikena bhikkhunā ekaṃ bhikkhuṃ upasaṅkamitvā ekaṃsaṃ uttarāsaṅgaṃ karitvā ukkuṭikaṃ nisīditvā añjaliṃ paggahetvā, evamassa vacanīyo—</text:p>
          </table:table-cell>
          <table:table-cell office:value-type="string">
            <text:p>The monk undertaking the trial period should approach a monk, put his upper robe over one shoulder, squat on his heels, put the palms of his hands together, and say, </text:p>
          </table:table-cell>
          <table:table-cell office:value-type="string">
            <text:p/>
          </table:table-cell>
          <table:table-cell office:value-type="string">
            <text:p>{}</text:p>
          </table:table-cell>
          <table:table-cell/>
          <table:table-cell/>
        </table:table-row>
        <table:table-row>
          <table:table-cell office:value-type="string">
            <text:p>pli-tv-kd12:8.1.17</text:p>
          </table:table-cell>
          <table:table-cell office:value-type="string">
            <text:p>‘mānattaṃ samādiyāmī’ti.</text:p>
          </table:table-cell>
          <table:table-cell office:value-type="string">
            <text:p>‘I take up the trial period,’ </text:p>
          </table:table-cell>
          <table:table-cell office:value-type="string">
            <text:p/>
          </table:table-cell>
          <table:table-cell office:value-type="string">
            <text:p>{}</text:p>
          </table:table-cell>
          <table:table-cell/>
          <table:table-cell/>
        </table:table-row>
        <table:table-row>
          <table:table-cell office:value-type="string">
            <text:p>pli-tv-kd12:8.1.18</text:p>
          </table:table-cell>
          <table:table-cell office:value-type="string">
            <text:p>Samādinnaṃ hoti mānattaṃ.</text:p>
          </table:table-cell>
          <table:table-cell office:value-type="string">
            <text:p/>
          </table:table-cell>
          <table:table-cell office:value-type="string">
            <text:p/>
          </table:table-cell>
          <table:table-cell office:value-type="string">
            <text:p>{}</text:p>
          </table:table-cell>
          <table:table-cell/>
          <table:table-cell/>
        </table:table-row>
        <table:table-row>
          <table:table-cell office:value-type="string">
            <text:p>pli-tv-kd12:8.1.19</text:p>
          </table:table-cell>
          <table:table-cell office:value-type="string">
            <text:p>‘Vattaṃ samādiyāmī’ti.</text:p>
          </table:table-cell>
          <table:table-cell office:value-type="string">
            <text:p>or ‘I take up the proper conduct.’” </text:p>
          </table:table-cell>
          <table:table-cell office:value-type="string">
            <text:p/>
          </table:table-cell>
          <table:table-cell office:value-type="string">
            <text:p>{}</text:p>
          </table:table-cell>
          <table:table-cell/>
          <table:table-cell/>
        </table:table-row>
        <table:table-row>
          <table:table-cell office:value-type="string">
            <text:p>pli-tv-kd12:8.1.20</text:p>
          </table:table-cell>
          <table:table-cell office:value-type="string">
            <text:p>Samādinnaṃ hoti mānattan”ti.</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8.1.21</text:p>
          </table:table-cell>
          <table:table-cell office:value-type="string">
            <text:p>Mānattacārikavattaṃ niṭṭhitaṃ.</text:p>
          </table:table-cell>
          <table:table-cell office:value-type="string">
            <text:p>The proper conduct of those undertaking the trial period is finished. </text:p>
          </table:table-cell>
          <table:table-cell office:value-type="string">
            <text:p/>
          </table:table-cell>
          <table:table-cell office:value-type="string">
            <text:p>&lt;p class='end'&gt;{}&lt;/p&gt;</text:p>
          </table:table-cell>
          <table:table-cell office:value-type="string">
            <text:p>bj5.190, csp1ed4.100, csp2ed4.100, ms4V_473, msdiv95, sc101</text:p>
          </table:table-cell>
          <table:table-cell/>
        </table:table-row>
        <table:table-row>
          <table:table-cell office:value-type="string">
            <text:p>pli-tv-kd12:9.1.0</text:p>
          </table:table-cell>
          <table:table-cell office:value-type="string">
            <text:p>5. Abbhānārahavatta</text:p>
          </table:table-cell>
          <table:table-cell office:value-type="string">
            <text:p>The proper conduct of those deserving rehabilitation. </text:p>
          </table:table-cell>
          <table:table-cell office:value-type="string">
            <text:p/>
          </table:table-cell>
          <table:table-cell office:value-type="string">
            <text:p>&lt;h2&gt;{}&lt;/h2&gt;</text:p>
          </table:table-cell>
          <table:table-cell/>
          <table:table-cell/>
        </table:table-row>
        <table:table-row>
          <table:table-cell office:value-type="string">
            <text:p>pli-tv-kd12:9.1.1</text:p>
          </table:table-cell>
          <table:table-cell office:value-type="string">
            <text:p>Tena kho pana samayena abbhānārahā bhikkhū sādiyanti pakatattānaṃ bhikkhūnaṃ abhivādanaṃ paccuṭṭhānaṃ …pe…</text:p>
          </table:table-cell>
          <table:table-cell office:value-type="string">
            <text:p>At this time monks deserving rehabilitation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text:p>
          </table:table-cell>
          <table:table-cell office:value-type="string">
            <text:p/>
          </table:table-cell>
          <table:table-cell office:value-type="string">
            <text:p>&lt;p&gt;{}</text:p>
          </table:table-cell>
          <table:table-cell office:value-type="string">
            <text:p>cck6.139, dr6.127, ms4V_474, ndp4.82, pts-cs9.1, pts-vp-en5.53, sc102, sya6.155, vri90.95</text:p>
          </table:table-cell>
          <table:table-cell/>
        </table:table-row>
        <table:table-row>
          <table:table-cell office:value-type="string">
            <text:p>pli-tv-kd12:9.1.2</text:p>
          </table:table-cell>
          <table:table-cell office:value-type="string">
            <text:p>nahāne piṭṭhiparikammaṃ.</text:p>
          </table:table-cell>
          <table:table-cell office:value-type="string">
            <text:p>and massaging their backs when bathing. </text:p>
          </table:table-cell>
          <table:table-cell office:value-type="string">
            <text:p/>
          </table:table-cell>
          <table:table-cell office:value-type="string">
            <text:p>{} </text:p>
          </table:table-cell>
          <table:table-cell/>
          <table:table-cell/>
        </table:table-row>
        <table:table-row>
          <table:table-cell office:value-type="string">
            <text:p>pli-tv-kd12:9.1.3</text:p>
          </table:table-cell>
          <table:table-cell office:value-type="string">
            <text:p>Ye te bhikkhū appicchā …pe… te ujjhāyanti khiyyanti vipācenti—</text:p>
          </table:table-cell>
          <table:table-cell office:value-type="string">
            <text:p>The monks of few desires complained and criticized them, </text:p>
          </table:table-cell>
          <table:table-cell office:value-type="string">
            <text:p/>
          </table:table-cell>
          <table:table-cell office:value-type="string">
            <text:p>{}</text:p>
          </table:table-cell>
          <table:table-cell/>
          <table:table-cell/>
        </table:table-row>
        <table:table-row>
          <table:table-cell office:value-type="string">
            <text:p>pli-tv-kd12:9.1.4</text:p>
          </table:table-cell>
          <table:table-cell office:value-type="string">
            <text:p>“kathañhi nāma abbhānārahā bhikkhū sādiyissanti pakatattānaṃ bhikkhūnaṃ abhivādanaṃ paccuṭṭhānaṃ …pe… nahāne piṭṭhiparikamman”ti.</text:p>
          </table:table-cell>
          <table:table-cell office:value-type="string">
            <text:p>“How can monks deserving rehabilitation consent to these things?” </text:p>
          </table:table-cell>
          <table:table-cell office:value-type="string">
            <text:p/>
          </table:table-cell>
          <table:table-cell office:value-type="string">
            <text:p>{}</text:p>
          </table:table-cell>
          <table:table-cell/>
          <table:table-cell/>
        </table:table-row>
        <table:table-row>
          <table:table-cell office:value-type="string">
            <text:p>pli-tv-kd12:9.1.5</text:p>
          </table:table-cell>
          <table:table-cell office:value-type="string">
            <text:p>Atha kho te bhikkhū bhagavato etamatthaṃ ārocesuṃ.</text:p>
          </table:table-cell>
          <table:table-cell office:value-type="string">
            <text:p>The monks told the Buddha. </text:p>
          </table:table-cell>
          <table:table-cell office:value-type="string">
            <text:p/>
          </table:table-cell>
          <table:table-cell office:value-type="string">
            <text:p>{}&lt;/p&gt;</text:p>
          </table:table-cell>
          <table:table-cell/>
          <table:table-cell/>
        </table:table-row>
        <table:table-row>
          <table:table-cell office:value-type="string">
            <text:p>pli-tv-kd12:9.1.6</text:p>
          </table:table-cell>
          <table:table-cell office:value-type="string">
            <text:p>Atha kho bhagavā etasmiṃ nidāne etasmiṃ pakaraṇe bhikkhusaṃghaṃ sannipātāpetvā bhikkhū paṭipucchi—</text:p>
          </table:table-cell>
          <table:table-cell office:value-type="string">
            <text:p>Soon afterwards the Buddha had the Sangha assembled and questioned the monks: </text:p>
          </table:table-cell>
          <table:table-cell office:value-type="string">
            <text:p/>
          </table:table-cell>
          <table:table-cell office:value-type="string">
            <text:p>&lt;p&gt;{}&lt;/p&gt;</text:p>
          </table:table-cell>
          <table:table-cell office:value-type="string">
            <text:p>ms4V_475, msdiv96, sc103</text:p>
          </table:table-cell>
          <table:table-cell/>
        </table:table-row>
        <table:table-row>
          <table:table-cell office:value-type="string">
            <text:p>pli-tv-kd12:9.1.7</text:p>
          </table:table-cell>
          <table:table-cell office:value-type="string">
            <text:p>“saccaṃ kira, bhikkhave, abbhānārahā bhikkhū sādiyanti pakatattānaṃ bhikkhūnaṃ abhivādanaṃ paccuṭṭhānaṃ …pe… nahāne piṭṭhiparikamman”ti?</text:p>
          </table:table-cell>
          <table:table-cell office:value-type="string">
            <text:p>“Is it true, monks, that monks deserving rehabilitation consent to these things?” </text:p>
          </table:table-cell>
          <table:table-cell office:value-type="string">
            <text:p/>
          </table:table-cell>
          <table:table-cell office:value-type="string">
            <text:p>&lt;p&gt;{}&lt;/p&gt;</text:p>
          </table:table-cell>
          <table:table-cell/>
          <table:table-cell/>
        </table:table-row>
        <table:table-row>
          <table:table-cell office:value-type="string">
            <text:p>pli-tv-kd12:9.1.8</text:p>
          </table:table-cell>
          <table:table-cell office:value-type="string">
            <text:p>“Saccaṃ,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kd12:9.1.9</text:p>
          </table:table-cell>
          <table:table-cell office:value-type="string">
            <text:p>Vigarahi buddho bhagavā—</text:p>
          </table:table-cell>
          <table:table-cell office:value-type="string">
            <text:p>The Buddha rebuked them … </text:p>
          </table:table-cell>
          <table:table-cell office:value-type="string">
            <text:p/>
          </table:table-cell>
          <table:table-cell office:value-type="string">
            <text:p>&lt;p&gt;{}</text:p>
          </table:table-cell>
          <table:table-cell/>
          <table:table-cell/>
        </table:table-row>
        <table:table-row>
          <table:table-cell office:value-type="string">
            <text:p>pli-tv-kd12:9.1.10</text:p>
          </table:table-cell>
          <table:table-cell office:value-type="string">
            <text:p>“ananucchavikaṃ …pe…</text:p>
          </table:table-cell>
          <table:table-cell office:value-type="string">
            <text:p>“It’s not suitable … </text:p>
          </table:table-cell>
          <table:table-cell office:value-type="string">
            <text:p/>
          </table:table-cell>
          <table:table-cell office:value-type="string">
            <text:p>{}</text:p>
          </table:table-cell>
          <table:table-cell/>
          <table:table-cell/>
        </table:table-row>
        <table:table-row>
          <table:table-cell office:value-type="string">
            <text:p>pli-tv-kd12:9.1.11</text:p>
          </table:table-cell>
          <table:table-cell office:value-type="string">
            <text:p>kathañhi nāma, bhikkhave, abbhānārahā bhikkhū sādiyissanti pakatattānaṃ bhikkhūnaṃ abhivādanaṃ paccuṭṭhānaṃ …pe… nahāne piṭṭhiparikammaṃ.</text:p>
          </table:table-cell>
          <table:table-cell office:value-type="string">
            <text:p>How can monks deserving rehabilitation consent to these things? </text:p>
          </table:table-cell>
          <table:table-cell office:value-type="string">
            <text:p/>
          </table:table-cell>
          <table:table-cell office:value-type="string">
            <text:p>{}</text:p>
          </table:table-cell>
          <table:table-cell/>
          <table:table-cell/>
        </table:table-row>
        <table:table-row>
          <table:table-cell office:value-type="string">
            <text:p>pli-tv-kd12:9.1.12</text:p>
          </table:table-cell>
          <table:table-cell office:value-type="string">
            <text:p>Netaṃ, bhikkhave, appasannānaṃ vā pasādāya …pe…</text:p>
          </table:table-cell>
          <table:table-cell office:value-type="string">
            <text:p>This won’t give rise to confidence in those without it …” … </text:p>
          </table:table-cell>
          <table:table-cell office:value-type="string">
            <text:p/>
          </table:table-cell>
          <table:table-cell office:value-type="string">
            <text:p>{}</text:p>
          </table:table-cell>
          <table:table-cell/>
          <table:table-cell/>
        </table:table-row>
        <table:table-row>
          <table:table-cell office:value-type="string">
            <text:p>pli-tv-kd12:9.1.13</text:p>
          </table:table-cell>
          <table:table-cell office:value-type="string">
            <text:p>vigarahitvā …pe…</text:p>
          </table:table-cell>
          <table:table-cell office:value-type="string">
            <text:p>after rebuking them … </text:p>
          </table:table-cell>
          <table:table-cell office:value-type="string">
            <text:p/>
          </table:table-cell>
          <table:table-cell office:value-type="string">
            <text:p>{}</text:p>
          </table:table-cell>
          <table:table-cell/>
          <table:table-cell/>
        </table:table-row>
        <table:table-row>
          <table:table-cell office:value-type="string">
            <text:p>pli-tv-kd12:9.1.14</text:p>
          </table:table-cell>
          <table:table-cell office:value-type="string">
            <text:p>dhammiṃ kathaṃ katvā bhikkhū āmantesi—</text:p>
          </table:table-cell>
          <table:table-cell office:value-type="string">
            <text:p>he gave a teaching and addressed the monks: </text:p>
          </table:table-cell>
          <table:table-cell office:value-type="string">
            <text:p/>
          </table:table-cell>
          <table:table-cell office:value-type="string">
            <text:p>{}&lt;/p&gt;</text:p>
          </table:table-cell>
          <table:table-cell/>
          <table:table-cell/>
        </table:table-row>
        <table:table-row>
          <table:table-cell office:value-type="string">
            <text:p>pli-tv-kd12:9.1.15</text:p>
          </table:table-cell>
          <table:table-cell office:value-type="string">
            <text:p>“na, bhikkhave, abbhānārahena bhikkhunā sāditabbaṃ</text:p>
          </table:table-cell>
          <table:table-cell office:value-type="string">
            <text:p>“A monk deserving rehabilitation should not consent to: </text:p>
          </table:table-cell>
          <table:table-cell office:value-type="string">
            <text:p/>
          </table:table-cell>
          <table:table-cell office:value-type="string">
            <text:p>&lt;p&gt;{}&lt;/p&gt;</text:p>
          </table:table-cell>
          <table:table-cell/>
          <table:table-cell/>
        </table:table-row>
        <table:table-row>
          <table:table-cell office:value-type="string">
            <text:p>pli-tv-kd12:9.1.16</text:p>
          </table:table-cell>
          <table:table-cell office:value-type="string">
            <text:p>pakatattānaṃ bhikkhūnaṃ abhivādanaṃ paccupaṭṭhānaṃ</text:p>
          </table:table-cell>
          <table:table-cell office:value-type="string">
            <text:p>Regular monks bowing down to him; </text:p>
          </table:table-cell>
          <table:table-cell office:value-type="string">
            <text:p/>
          </table:table-cell>
          <table:table-cell office:value-type="string">
            <text:p>&lt;ul&gt;&lt;li&gt;{}&lt;/li&gt;</text:p>
          </table:table-cell>
          <table:table-cell/>
          <table:table-cell/>
        </table:table-row>
        <table:table-row>
          <table:table-cell office:value-type="string">
            <text:p>pli-tv-kd12:9.1.17.1</text:p>
          </table:table-cell>
          <table:table-cell office:value-type="string">
            <text:p>…pe…</text:p>
          </table:table-cell>
          <table:table-cell office:value-type="string">
            <text:p>Regular monks standing up for him; </text:p>
          </table:table-cell>
          <table:table-cell office:value-type="string">
            <text:p/>
          </table:table-cell>
          <table:table-cell office:value-type="string">
            <text:p>&lt;li&gt;{}&lt;/li&gt;</text:p>
          </table:table-cell>
          <table:table-cell/>
          <table:table-cell/>
        </table:table-row>
        <table:table-row>
          <table:table-cell office:value-type="string">
            <text:p>pli-tv-kd12:9.1.17.2</text:p>
          </table:table-cell>
          <table:table-cell office:value-type="string">
            <text:p/>
          </table:table-cell>
          <table:table-cell office:value-type="string">
            <text:p>Regular monks putting the palms of their hands together for him; </text:p>
          </table:table-cell>
          <table:table-cell office:value-type="string">
            <text:p/>
          </table:table-cell>
          <table:table-cell office:value-type="string">
            <text:p>&lt;li&gt;{}&lt;/li&gt;</text:p>
          </table:table-cell>
          <table:table-cell/>
          <table:table-cell/>
        </table:table-row>
        <table:table-row>
          <table:table-cell office:value-type="string">
            <text:p>pli-tv-kd12:9.1.17.3</text:p>
          </table:table-cell>
          <table:table-cell office:value-type="string">
            <text:p/>
          </table:table-cell>
          <table:table-cell office:value-type="string">
            <text:p>Regular monks doing acts of respect for him; </text:p>
          </table:table-cell>
          <table:table-cell office:value-type="string">
            <text:p/>
          </table:table-cell>
          <table:table-cell office:value-type="string">
            <text:p>&lt;li&gt;{}&lt;/li&gt;</text:p>
          </table:table-cell>
          <table:table-cell/>
          <table:table-cell/>
        </table:table-row>
        <table:table-row>
          <table:table-cell office:value-type="string">
            <text:p>pli-tv-kd12:9.1.17.4</text:p>
          </table:table-cell>
          <table:table-cell office:value-type="string">
            <text:p/>
          </table:table-cell>
          <table:table-cell office:value-type="string">
            <text:p>Regular monks offering him a seat; </text:p>
          </table:table-cell>
          <table:table-cell office:value-type="string">
            <text:p/>
          </table:table-cell>
          <table:table-cell office:value-type="string">
            <text:p>&lt;li&gt;{}&lt;/li&gt;</text:p>
          </table:table-cell>
          <table:table-cell/>
          <table:table-cell/>
        </table:table-row>
        <table:table-row>
          <table:table-cell office:value-type="string">
            <text:p>pli-tv-kd12:9.1.17.5</text:p>
          </table:table-cell>
          <table:table-cell office:value-type="string">
            <text:p/>
          </table:table-cell>
          <table:table-cell office:value-type="string">
            <text:p>Regular monks offering him a bed; </text:p>
          </table:table-cell>
          <table:table-cell office:value-type="string">
            <text:p/>
          </table:table-cell>
          <table:table-cell office:value-type="string">
            <text:p>&lt;li&gt;{}&lt;/li&gt;</text:p>
          </table:table-cell>
          <table:table-cell/>
          <table:table-cell/>
        </table:table-row>
        <table:table-row>
          <table:table-cell office:value-type="string">
            <text:p>pli-tv-kd12:9.1.17.6</text:p>
          </table:table-cell>
          <table:table-cell office:value-type="string">
            <text:p/>
          </table:table-cell>
          <table:table-cell office:value-type="string">
            <text:p>Regular monks offering him water for washing his feet and a foot-stool; </text:p>
          </table:table-cell>
          <table:table-cell office:value-type="string">
            <text:p/>
          </table:table-cell>
          <table:table-cell office:value-type="string">
            <text:p>&lt;li&gt;{}&lt;/li&gt;</text:p>
          </table:table-cell>
          <table:table-cell/>
          <table:table-cell/>
        </table:table-row>
        <table:table-row>
          <table:table-cell office:value-type="string">
            <text:p>pli-tv-kd12:9.1.17.7</text:p>
          </table:table-cell>
          <table:table-cell office:value-type="string">
            <text:p/>
          </table:table-cell>
          <table:table-cell office:value-type="string">
            <text:p>Regular monks offering him a foot-scraper; </text:p>
          </table:table-cell>
          <table:table-cell office:value-type="string">
            <text:p/>
          </table:table-cell>
          <table:table-cell office:value-type="string">
            <text:p>&lt;li&gt;{}&lt;/li&gt;</text:p>
          </table:table-cell>
          <table:table-cell/>
          <table:table-cell/>
        </table:table-row>
        <table:table-row>
          <table:table-cell office:value-type="string">
            <text:p>pli-tv-kd12:9.1.17.8</text:p>
          </table:table-cell>
          <table:table-cell office:value-type="string">
            <text:p/>
          </table:table-cell>
          <table:table-cell office:value-type="string">
            <text:p>Regular monks receiving his bowl and robe; </text:p>
          </table:table-cell>
          <table:table-cell office:value-type="string">
            <text:p/>
          </table:table-cell>
          <table:table-cell office:value-type="string">
            <text:p>&lt;li&gt;{}&lt;/li&gt;</text:p>
          </table:table-cell>
          <table:table-cell/>
          <table:table-cell/>
        </table:table-row>
        <table:table-row>
          <table:table-cell office:value-type="string">
            <text:p>pli-tv-kd12:9.1.18</text:p>
          </table:table-cell>
          <table:table-cell office:value-type="string">
            <text:p>nahāne piṭṭhiparikammaṃ.</text:p>
          </table:table-cell>
          <table:table-cell office:value-type="string">
            <text:p>Regular monks massaging his back when he is bathing. </text:p>
          </table:table-cell>
          <table:table-cell office:value-type="string">
            <text:p/>
          </table:table-cell>
          <table:table-cell office:value-type="string">
            <text:p>&lt;li&gt;{}&lt;/li&gt;&lt;/ul&gt;</text:p>
          </table:table-cell>
          <table:table-cell/>
          <table:table-cell/>
        </table:table-row>
        <table:table-row>
          <table:table-cell office:value-type="string">
            <text:p>pli-tv-kd12:9.1.19</text:p>
          </table:table-cell>
          <table:table-cell office:value-type="string">
            <text:p>Yo sādiyeyya, āpatti dukkaṭassa.</text:p>
          </table:table-cell>
          <table:table-cell office:value-type="string">
            <text:p>If he consents to any of these, he commits an offense of wrong conduct. </text:p>
          </table:table-cell>
          <table:table-cell office:value-type="string">
            <text:p/>
          </table:table-cell>
          <table:table-cell office:value-type="string">
            <text:p>&lt;p class='rule'&gt;{}&lt;/p&gt;</text:p>
          </table:table-cell>
          <table:table-cell/>
          <table:table-cell/>
        </table:table-row>
        <table:table-row>
          <table:table-cell office:value-type="string">
            <text:p>pli-tv-kd12:9.1.20</text:p>
          </table:table-cell>
          <table:table-cell office:value-type="string">
            <text:p>Anujānāmi, bhikkhave, abbhānārahānaṃ bhikkhūnaṃ mithu yathāvuḍḍhaṃ abhivādanaṃ paccuṭṭhānaṃ …pe… nahāne piṭṭhiparikammaṃ.</text:p>
          </table:table-cell>
          <table:table-cell office:value-type="string">
            <text:p>Monks deserving rehabilitation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text:p/>
          </table:table-cell>
          <table:table-cell office:value-type="string">
            <text:p>&lt;p&gt;{}&lt;/p&gt;</text:p>
          </table:table-cell>
          <table:table-cell/>
          <table:table-cell/>
        </table:table-row>
        <table:table-row>
          <table:table-cell office:value-type="string">
            <text:p>pli-tv-kd12:9.1.21</text:p>
          </table:table-cell>
          <table:table-cell office:value-type="string">
            <text:p>Anujānāmi, bhikkhave, abbhānārahānaṃ bhikkhūnaṃ pañca yathāvuḍḍhaṃ—</text:p>
          </table:table-cell>
          <table:table-cell office:value-type="string">
            <text:p>Monks deserving rehabilitation should do five things with regular monks according to seniority: </text:p>
          </table:table-cell>
          <table:table-cell office:value-type="string">
            <text:p/>
          </table:table-cell>
          <table:table-cell office:value-type="string">
            <text:p>&lt;p&gt;{}</text:p>
          </table:table-cell>
          <table:table-cell/>
          <table:table-cell/>
        </table:table-row>
        <table:table-row>
          <table:table-cell office:value-type="string">
            <text:p>pli-tv-kd12:9.1.22</text:p>
          </table:table-cell>
          <table:table-cell office:value-type="string">
            <text:p>uposathaṃ, pavāraṇaṃ, vassikasāṭikaṃ, oṇojanaṃ, bhattaṃ.</text:p>
          </table:table-cell>
          <table:table-cell office:value-type="string">
            <text:p>the observance-day procedure, the invitation procedure, sharing out of rainy-season robes, meal invitations, and meals. </text:p>
          </table:table-cell>
          <table:table-cell office:value-type="string">
            <text:p/>
          </table:table-cell>
          <table:table-cell office:value-type="string">
            <text:p>{}</text:p>
          </table:table-cell>
          <table:table-cell/>
          <table:table-cell/>
        </table:table-row>
        <table:table-row>
          <table:table-cell office:value-type="string">
            <text:p>pli-tv-kd12:9.1.23</text:p>
          </table:table-cell>
          <table:table-cell office:value-type="string">
            <text:p>Tena hi, bhikkhave, abbhānārahānaṃ bhikkhūnaṃ vattaṃ paññapessāmi yathā abbhānārahehi bhikkhūhi vattitabbaṃ.</text:p>
          </table:table-cell>
          <table:table-cell office:value-type="string">
            <text:p>“I will lay down the proper conduct for a monk deserving rehabilitation. </text:p>
          </table:table-cell>
          <table:table-cell office:value-type="string">
            <text:p/>
          </table:table-cell>
          <table:table-cell office:value-type="string">
            <text:p>{}&lt;/p&gt;</text:p>
          </table:table-cell>
          <table:table-cell/>
          <table:table-cell/>
        </table:table-row>
        <table:table-row>
          <table:table-cell office:value-type="string">
            <text:p>pli-tv-kd12:9.1.24</text:p>
          </table:table-cell>
          <table:table-cell office:value-type="string">
            <text:p>Abbhānārahena, bhikkhave, bhikkhunā sammā vattitabbaṃ.</text:p>
          </table:table-cell>
          <table:table-cell office:value-type="string">
            <text:p/>
          </table:table-cell>
          <table:table-cell office:value-type="string">
            <text:p/>
          </table:table-cell>
          <table:table-cell office:value-type="string">
            <text:p>&lt;hr&gt;&lt;p&gt;{}</text:p>
          </table:table-cell>
          <table:table-cell office:value-type="string">
            <text:p>ms4V_476, sc104</text:p>
          </table:table-cell>
          <table:table-cell/>
        </table:table-row>
        <table:table-row>
          <table:table-cell office:value-type="string">
            <text:p>pli-tv-kd12:9.1.25</text:p>
          </table:table-cell>
          <table:table-cell office:value-type="string">
            <text:p>Tatrāyaṃ sammāvattanā—</text:p>
          </table:table-cell>
          <table:table-cell office:value-type="string">
            <text:p>This is the proper conduct: </text:p>
          </table:table-cell>
          <table:table-cell office:value-type="string">
            <text:p/>
          </table:table-cell>
          <table:table-cell office:value-type="string">
            <text:p>{}&lt;/p&gt;</text:p>
          </table:table-cell>
          <table:table-cell/>
          <table:table-cell/>
        </table:table-row>
        <table:table-row>
          <table:table-cell office:value-type="string">
            <text:p>pli-tv-kd12:9.1.26</text:p>
          </table:table-cell>
          <table:table-cell office:value-type="string">
            <text:p>Na upasampādetabbaṃ …pe…</text:p>
          </table:table-cell>
          <table:table-cell office:value-type="string">
            <text:p>He should not give the full ordination. </text:p>
          </table:table-cell>
          <table:table-cell office:value-type="string">
            <text:p/>
          </table:table-cell>
          <table:table-cell office:value-type="string">
            <text:p>&lt;ol&gt;&lt;li&gt;{}&lt;/li&gt;</text:p>
          </table:table-cell>
          <table:table-cell office:value-type="string">
            <text:p>cck6.140, ms4V_477, sc105</text:p>
          </table:table-cell>
          <table:table-cell/>
        </table:table-row>
        <table:table-row>
          <table:table-cell office:value-type="string">
            <text:p>pli-tv-kd12:9.1.27.1</text:p>
          </table:table-cell>
          <table:table-cell office:value-type="string">
            <text:p>(yathā heṭṭhā, tathā vitthāretabbaṃ)</text:p>
          </table:table-cell>
          <table:table-cell office:value-type="string">
            <text:p>He should not give formal support. </text:p>
          </table:table-cell>
          <table:table-cell office:value-type="string">
            <text:p/>
          </table:table-cell>
          <table:table-cell office:value-type="string">
            <text:p>&lt;li&gt;{}&lt;/li&gt;</text:p>
          </table:table-cell>
          <table:table-cell/>
          <table:table-cell/>
        </table:table-row>
        <table:table-row>
          <table:table-cell office:value-type="string">
            <text:p>pli-tv-kd12:9.1.27.2</text:p>
          </table:table-cell>
          <table:table-cell office:value-type="string">
            <text:p/>
          </table:table-cell>
          <table:table-cell office:value-type="string">
            <text:p>He should not have a novice monk attend on him. </text:p>
          </table:table-cell>
          <table:table-cell office:value-type="string">
            <text:p/>
          </table:table-cell>
          <table:table-cell office:value-type="string">
            <text:p>&lt;li&gt;{}&lt;/li&gt;</text:p>
          </table:table-cell>
          <table:table-cell/>
          <table:table-cell/>
        </table:table-row>
        <table:table-row>
          <table:table-cell office:value-type="string">
            <text:p>pli-tv-kd12:9.1.27.3</text:p>
          </table:table-cell>
          <table:table-cell office:value-type="string">
            <text:p/>
          </table:table-cell>
          <table:table-cell office:value-type="string">
            <text:p>He should not accept being appointed as an instructor of the nuns. </text:p>
          </table:table-cell>
          <table:table-cell office:value-type="string">
            <text:p/>
          </table:table-cell>
          <table:table-cell office:value-type="string">
            <text:p>&lt;li&gt;{}&lt;/li&gt;</text:p>
          </table:table-cell>
          <table:table-cell/>
          <table:table-cell/>
        </table:table-row>
        <table:table-row>
          <table:table-cell office:value-type="string">
            <text:p>pli-tv-kd12:9.1.27.4</text:p>
          </table:table-cell>
          <table:table-cell office:value-type="string">
            <text:p/>
          </table:table-cell>
          <table:table-cell office:value-type="string">
            <text:p>Even if appointed, he should not instruct the nuns. </text:p>
          </table:table-cell>
          <table:table-cell office:value-type="string">
            <text:p/>
          </table:table-cell>
          <table:table-cell office:value-type="string">
            <text:p>&lt;li&gt;{}&lt;/li&gt;</text:p>
          </table:table-cell>
          <table:table-cell/>
          <table:table-cell/>
        </table:table-row>
        <table:table-row>
          <table:table-cell office:value-type="string">
            <text:p>pli-tv-kd12:9.1.27.5</text:p>
          </table:table-cell>
          <table:table-cell office:value-type="string">
            <text:p/>
          </table:table-cell>
          <table:table-cell office:value-type="string">
            <text:p>He should not commit the same offense as the offense for which he deserves to be rehabilitated by the Sangha, nor one that is similar or worse. </text:p>
          </table:table-cell>
          <table:table-cell office:value-type="string">
            <text:p/>
          </table:table-cell>
          <table:table-cell office:value-type="string">
            <text:p>&lt;li&gt;{}&lt;/li&gt;</text:p>
          </table:table-cell>
          <table:table-cell/>
          <table:table-cell/>
        </table:table-row>
        <table:table-row>
          <table:table-cell office:value-type="string">
            <text:p>pli-tv-kd12:9.1.27.6</text:p>
          </table:table-cell>
          <table:table-cell office:value-type="string">
            <text:p/>
          </table:table-cell>
          <table:table-cell office:value-type="string">
            <text:p>He should not criticize the legal procedure. </text:p>
          </table:table-cell>
          <table:table-cell office:value-type="string">
            <text:p/>
          </table:table-cell>
          <table:table-cell office:value-type="string">
            <text:p>&lt;li&gt;{}&lt;/li&gt;</text:p>
          </table:table-cell>
          <table:table-cell/>
          <table:table-cell/>
        </table:table-row>
        <table:table-row>
          <table:table-cell office:value-type="string">
            <text:p>pli-tv-kd12:9.1.27.7</text:p>
          </table:table-cell>
          <table:table-cell office:value-type="string">
            <text:p/>
          </table:table-cell>
          <table:table-cell office:value-type="string">
            <text:p>He should not criticize those who did the procedure. </text:p>
          </table:table-cell>
          <table:table-cell office:value-type="string">
            <text:p/>
          </table:table-cell>
          <table:table-cell office:value-type="string">
            <text:p>&lt;li&gt;{}&lt;/li&gt;</text:p>
          </table:table-cell>
          <table:table-cell/>
          <table:table-cell/>
        </table:table-row>
        <table:table-row>
          <table:table-cell office:value-type="string">
            <text:p>pli-tv-kd12:9.1.27.8</text:p>
          </table:table-cell>
          <table:table-cell office:value-type="string">
            <text:p/>
          </table:table-cell>
          <table:table-cell office:value-type="string">
            <text:p>He should not cancel the observance-day procedure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27.9</text:p>
          </table:table-cell>
          <table:table-cell office:value-type="string">
            <text:p/>
          </table:table-cell>
          <table:table-cell office:value-type="string">
            <text:p>He should not cancel the invitation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27.10</text:p>
          </table:table-cell>
          <table:table-cell office:value-type="string">
            <text:p/>
          </table:table-cell>
          <table:table-cell office:value-type="string">
            <text:p>He should not speak to a regular monk to initiate a legal process against him. </text:p>
          </table:table-cell>
          <table:table-cell office:value-type="string">
            <text:p/>
          </table:table-cell>
          <table:table-cell office:value-type="string">
            <text:p>&lt;li&gt;{}&lt;/li&gt;</text:p>
          </table:table-cell>
          <table:table-cell/>
          <table:table-cell/>
        </table:table-row>
        <table:table-row>
          <table:table-cell office:value-type="string">
            <text:p>pli-tv-kd12:9.1.27.11</text:p>
          </table:table-cell>
          <table:table-cell office:value-type="string">
            <text:p/>
          </table:table-cell>
          <table:table-cell office:value-type="string">
            <text:p>He should not criticize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27.12</text:p>
          </table:table-cell>
          <table:table-cell office:value-type="string">
            <text:p/>
          </table:table-cell>
          <table:table-cell office:value-type="string">
            <text:p>He should not ask a regular monk for permission to accuse him of an offense. </text:p>
          </table:table-cell>
          <table:table-cell office:value-type="string">
            <text:p/>
          </table:table-cell>
          <table:table-cell office:value-type="string">
            <text:p>&lt;li&gt;{}&lt;/li&gt;</text:p>
          </table:table-cell>
          <table:table-cell/>
          <table:table-cell/>
        </table:table-row>
        <table:table-row>
          <table:table-cell office:value-type="string">
            <text:p>pli-tv-kd12:9.1.27.13</text:p>
          </table:table-cell>
          <table:table-cell office:value-type="string">
            <text:p/>
          </table:table-cell>
          <table:table-cell office:value-type="string">
            <text:p>He should not accuse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9.1.27.14</text:p>
          </table:table-cell>
          <table:table-cell office:value-type="string">
            <text:p/>
          </table:table-cell>
          <table:table-cell office:value-type="string">
            <text:p>He should not remind a regular monk of an offense. </text:p>
          </table:table-cell>
          <table:table-cell office:value-type="string">
            <text:p/>
          </table:table-cell>
          <table:table-cell office:value-type="string">
            <text:p>&lt;li&gt;{}&lt;/li&gt;</text:p>
          </table:table-cell>
          <table:table-cell/>
          <table:table-cell/>
        </table:table-row>
        <table:table-row>
          <table:table-cell office:value-type="string">
            <text:p>pli-tv-kd12:9.1.28</text:p>
          </table:table-cell>
          <table:table-cell office:value-type="string">
            <text:p>na bhikkhūhi sampayojetabbaṃ.</text:p>
          </table:table-cell>
          <table:table-cell office:value-type="string">
            <text:p>He should not associate inappropriately with other monks. </text:p>
          </table:table-cell>
          <table:table-cell office:value-type="string">
            <text:p/>
          </table:table-cell>
          <table:table-cell office:value-type="string">
            <text:p>&lt;li&gt;{}&lt;/li&gt;</text:p>
          </table:table-cell>
          <table:table-cell/>
          <table:table-cell/>
        </table:table-row>
        <table:table-row>
          <table:table-cell office:value-type="string">
            <text:p>pli-tv-kd12:9.1.29</text:p>
          </table:table-cell>
          <table:table-cell office:value-type="string">
            <text:p>Na, bhikkhave, abbhānārahena bhikkhunā pakatattassa bhikkhuno purato gantabbaṃ,</text:p>
          </table:table-cell>
          <table:table-cell office:value-type="string">
            <text:p>He should not walk in front of a regular monk. </text:p>
          </table:table-cell>
          <table:table-cell office:value-type="string">
            <text:p/>
          </table:table-cell>
          <table:table-cell office:value-type="string">
            <text:p>&lt;li&gt;{}&lt;/li&gt;</text:p>
          </table:table-cell>
          <table:table-cell office:value-type="string">
            <text:p>csp1ed4.101, csp2ed4.101, ms4V_478, sc106, sya6.156</text:p>
          </table:table-cell>
          <table:table-cell/>
        </table:table-row>
        <table:table-row>
          <table:table-cell office:value-type="string">
            <text:p>pli-tv-kd12:9.1.30</text:p>
          </table:table-cell>
          <table:table-cell office:value-type="string">
            <text:p>na purato nisīditabbaṃ.</text:p>
          </table:table-cell>
          <table:table-cell office:value-type="string">
            <text:p>He should not sit in front of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31</text:p>
          </table:table-cell>
          <table:table-cell office:value-type="string">
            <text:p>Yo hoti saṃghassa āsanapariyanto seyyāpariyanto vihārapariyanto so tassa padātabbo. Tena ca so sāditabbo.</text:p>
          </table:table-cell>
          <table:table-cell office:value-type="string">
            <text:p>He should be given the last seat, the last bed, and the last dwelling of the Sangha and should consent to that. </text:p>
          </table:table-cell>
          <table:table-cell office:value-type="string">
            <text:p/>
          </table:table-cell>
          <table:table-cell office:value-type="string">
            <text:p>&lt;li&gt;{}&lt;/li&gt;</text:p>
          </table:table-cell>
          <table:table-cell/>
          <table:table-cell/>
        </table:table-row>
        <table:table-row>
          <table:table-cell office:value-type="string">
            <text:p>pli-tv-kd12:9.1.32</text:p>
          </table:table-cell>
          <table:table-cell office:value-type="string">
            <text:p>Na, bhikkhave, abbhānārahena bhikkhunā pakatattena bhikkhunā puresamaṇena vā</text:p>
          </table:table-cell>
          <table:table-cell office:value-type="string">
            <text:p>He should not attend on a regular monk when approaching families </text:p>
          </table:table-cell>
          <table:table-cell office:value-type="string">
            <text:p/>
          </table:table-cell>
          <table:table-cell office:value-type="string">
            <text:p>&lt;li&gt;{}&lt;/li&gt;</text:p>
          </table:table-cell>
          <table:table-cell office:value-type="string">
            <text:p>bj5.192, ms4V_479, sc107</text:p>
          </table:table-cell>
          <table:table-cell/>
        </table:table-row>
        <table:table-row>
          <table:table-cell office:value-type="string">
            <text:p>pli-tv-kd12:9.1.33</text:p>
          </table:table-cell>
          <table:table-cell office:value-type="string">
            <text:p>pacchāsamaṇena vā kulāni upasaṅkamitabbāni;</text:p>
          </table:table-cell>
          <table:table-cell office:value-type="string">
            <text:p>He should not be attended on by a regular monk when approaching families </text:p>
          </table:table-cell>
          <table:table-cell office:value-type="string">
            <text:p/>
          </table:table-cell>
          <table:table-cell office:value-type="string">
            <text:p>&lt;li&gt;{}&lt;/li&gt;</text:p>
          </table:table-cell>
          <table:table-cell office:value-type="string">
            <text:p>dr6.128, ndp4.83, sc108</text:p>
          </table:table-cell>
          <table:table-cell/>
        </table:table-row>
        <table:table-row>
          <table:table-cell office:value-type="string">
            <text:p>pli-tv-kd12:9.1.34</text:p>
          </table:table-cell>
          <table:table-cell office:value-type="string">
            <text:p>na āraññikaṅgaṃ samādātabbaṃ;</text:p>
          </table:table-cell>
          <table:table-cell office:value-type="string">
            <text:p>He should not undertake the practice of staying in the wilderness </text:p>
          </table:table-cell>
          <table:table-cell office:value-type="string">
            <text:p/>
          </table:table-cell>
          <table:table-cell office:value-type="string">
            <text:p>&lt;li&gt;{}&lt;/li&gt;</text:p>
          </table:table-cell>
          <table:table-cell/>
          <table:table-cell/>
        </table:table-row>
        <table:table-row>
          <table:table-cell office:value-type="string">
            <text:p>pli-tv-kd12:9.1.35</text:p>
          </table:table-cell>
          <table:table-cell office:value-type="string">
            <text:p>na piṇḍapātikaṅgaṃ samādātabbaṃ;</text:p>
          </table:table-cell>
          <table:table-cell office:value-type="string">
            <text:p>He should not undertake the practice of eating only almsfood. </text:p>
          </table:table-cell>
          <table:table-cell office:value-type="string">
            <text:p/>
          </table:table-cell>
          <table:table-cell office:value-type="string">
            <text:p>&lt;li&gt;{}&lt;/li&gt;</text:p>
          </table:table-cell>
          <table:table-cell/>
          <table:table-cell/>
        </table:table-row>
        <table:table-row>
          <table:table-cell office:value-type="string">
            <text:p>pli-tv-kd12:9.1.36</text:p>
          </table:table-cell>
          <table:table-cell office:value-type="string">
            <text:p>na ca tappaccayā piṇḍapāto nīharāpetabbo—mā maṃ jāniṃsūti.</text:p>
          </table:table-cell>
          <table:table-cell office:value-type="string">
            <text:p>He should not have someone bring back almsfood for him because he doesn’t want others to know about his status. </text:p>
          </table:table-cell>
          <table:table-cell office:value-type="string">
            <text:p/>
          </table:table-cell>
          <table:table-cell office:value-type="string">
            <text:p>&lt;li&gt;{}&lt;/li&gt;</text:p>
          </table:table-cell>
          <table:table-cell/>
          <table:table-cell/>
        </table:table-row>
        <table:table-row>
          <table:table-cell office:value-type="string">
            <text:p>pli-tv-kd12:9.1.37</text:p>
          </table:table-cell>
          <table:table-cell office:value-type="string">
            <text:p>Na, bhikkhave, abbhānārahena bhikkhunā sabhikkhukā āvāsā abhikkhuko āvāso gantabbo, aññatra pakatattena, aññatra antarāyā.</text:p>
          </table:table-cell>
          <table:table-cell office:value-type="string">
            <text:p>He should not go from a monastery with monks to one without monks, except together with a sangha or if there are dangers. </text:p>
          </table:table-cell>
          <table:table-cell office:value-type="string">
            <text:p/>
          </table:table-cell>
          <table:table-cell office:value-type="string">
            <text:p>&lt;li&gt;{}&lt;/li&gt;</text:p>
          </table:table-cell>
          <table:table-cell office:value-type="string">
            <text:p>ms4V_480, sc109, vri90.96</text:p>
          </table:table-cell>
          <table:table-cell/>
        </table:table-row>
        <table:table-row>
          <table:table-cell office:value-type="string">
            <text:p>pli-tv-kd12:9.1.38</text:p>
          </table:table-cell>
          <table:table-cell office:value-type="string">
            <text:p>Na, bhikkhave, abbhānārahena bhikkhunā sabhikkhukā āvāsā abhikkhuko anāvāso gantabbo, aññatra pakatattena, aññatra antarāyā …</text:p>
          </table:table-cell>
          <table:table-cell office:value-type="string">
            <text:p>He should not go from a monastery with monks to a non-monastery without monks, except together with a sangha or if there are dangers. </text:p>
          </table:table-cell>
          <table:table-cell office:value-type="string">
            <text:p/>
          </table:table-cell>
          <table:table-cell office:value-type="string">
            <text:p>&lt;li&gt;{}&lt;/li&gt;</text:p>
          </table:table-cell>
          <table:table-cell office:value-type="string">
            <text:p>ms4V_481, sc110, sya6.157</text:p>
          </table:table-cell>
          <table:table-cell/>
        </table:table-row>
        <table:table-row>
          <table:table-cell office:value-type="string">
            <text:p>pli-tv-kd12:9.1.39</text:p>
          </table:table-cell>
          <table:table-cell office:value-type="string">
            <text:p>pe….</text:p>
          </table:table-cell>
          <table:table-cell office:value-type="string">
            <text:p>He should not go from a monastery with monks to a monastery or non-monastery without monks, except together with a sangha or if there are dangers. </text:p>
          </table:table-cell>
          <table:table-cell office:value-type="string">
            <text:p/>
          </table:table-cell>
          <table:table-cell office:value-type="string">
            <text:p>&lt;li&gt;{}&lt;/li&gt;</text:p>
          </table:table-cell>
          <table:table-cell/>
          <table:table-cell/>
        </table:table-row>
        <table:table-row>
          <table:table-cell office:value-type="string">
            <text:p>pli-tv-kd12:9.1.40.1</text:p>
          </table:table-cell>
          <table:table-cell office:value-type="string">
            <text:p>(Yathā heṭṭhā, tathā vitthāretabbā.)</text:p>
          </table:table-cell>
          <table:table-cell office:value-type="string">
            <text:p>He should not go from a non-monastery with monks to a monastery without monks, except together with a sangha or if there are dangers. </text:p>
          </table:table-cell>
          <table:table-cell office:value-type="string">
            <text:p/>
          </table:table-cell>
          <table:table-cell office:value-type="string">
            <text:p>&lt;li&gt;{}&lt;/li&gt;</text:p>
          </table:table-cell>
          <table:table-cell/>
          <table:table-cell/>
        </table:table-row>
        <table:table-row>
          <table:table-cell office:value-type="string">
            <text:p>pli-tv-kd12:9.1.40.2</text:p>
          </table:table-cell>
          <table:table-cell office:value-type="string">
            <text:p/>
          </table:table-cell>
          <table:table-cell office:value-type="string">
            <text:p>He should not go from a non-monastery with monks to a non-monastery without monks, except together with a regular monk or if there are dangers. </text:p>
          </table:table-cell>
          <table:table-cell office:value-type="string">
            <text:p/>
          </table:table-cell>
          <table:table-cell office:value-type="string">
            <text:p>{} </text:p>
          </table:table-cell>
          <table:table-cell/>
          <table:table-cell/>
        </table:table-row>
        <table:table-row>
          <table:table-cell office:value-type="string">
            <text:p>pli-tv-kd12:9.1.40.3</text:p>
          </table:table-cell>
          <table:table-cell office:value-type="string">
            <text:p/>
          </table:table-cell>
          <table:table-cell office:value-type="string">
            <text:p>He should not go from a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9.1.40.4</text:p>
          </table:table-cell>
          <table:table-cell office:value-type="string">
            <text:p/>
          </table:table-cell>
          <table:table-cell office:value-type="string">
            <text:p>He should not go from a monastery or non-monastery with monks to a monastery without monks, except together with a regular monk or if there are dangers. </text:p>
          </table:table-cell>
          <table:table-cell office:value-type="string">
            <text:p/>
          </table:table-cell>
          <table:table-cell office:value-type="string">
            <text:p>&lt;li&gt;{} </text:p>
          </table:table-cell>
          <table:table-cell/>
          <table:table-cell/>
        </table:table-row>
        <table:table-row>
          <table:table-cell office:value-type="string">
            <text:p>pli-tv-kd12:9.1.40.5</text:p>
          </table:table-cell>
          <table:table-cell office:value-type="string">
            <text:p/>
          </table:table-cell>
          <table:table-cell office:value-type="string">
            <text:p>He should not go from a monastery or non-monastery with monks to a non-monastery without monks, except together with a regular monk or if there are dangers. </text:p>
          </table:table-cell>
          <table:table-cell office:value-type="string">
            <text:p/>
          </table:table-cell>
          <table:table-cell office:value-type="string">
            <text:p>{} </text:p>
          </table:table-cell>
          <table:table-cell/>
          <table:table-cell/>
        </table:table-row>
        <table:table-row>
          <table:table-cell office:value-type="string">
            <text:p>pli-tv-kd12:9.1.40.6</text:p>
          </table:table-cell>
          <table:table-cell office:value-type="string">
            <text:p/>
          </table:table-cell>
          <table:table-cell office:value-type="string">
            <text:p>He should not go from a monastery or non-monastery with monks to a monastery or non-monastery without monks,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9.1.40.7</text:p>
          </table:table-cell>
          <table:table-cell office:value-type="string">
            <text:p/>
          </table:table-cell>
          <table:table-cell office:value-type="string">
            <text:p>He should not go from a monastery with monks to one with monks who belong to a different community, except together with a regular monk or if there are dangers. </text:p>
          </table:table-cell>
          <table:table-cell office:value-type="string">
            <text:p/>
          </table:table-cell>
          <table:table-cell office:value-type="string">
            <text:p>&lt;li&gt;{} </text:p>
          </table:table-cell>
          <table:table-cell/>
          <table:table-cell/>
        </table:table-row>
        <table:table-row>
          <table:table-cell office:value-type="string">
            <text:p>pli-tv-kd12:9.1.40.8</text:p>
          </table:table-cell>
          <table:table-cell office:value-type="string">
            <text:p/>
          </table:table-cell>
          <table:table-cell office:value-type="string">
            <text:p>He should not go from a monastery with monks to a non-monastery with monks who belong to a different community, except together with a regular monk or if there are dangers. </text:p>
          </table:table-cell>
          <table:table-cell office:value-type="string">
            <text:p/>
          </table:table-cell>
          <table:table-cell office:value-type="string">
            <text:p>{} </text:p>
          </table:table-cell>
          <table:table-cell/>
          <table:table-cell/>
        </table:table-row>
        <table:table-row>
          <table:table-cell office:value-type="string">
            <text:p>pli-tv-kd12:9.1.40.9</text:p>
          </table:table-cell>
          <table:table-cell office:value-type="string">
            <text:p/>
          </table:table-cell>
          <table:table-cell office:value-type="string">
            <text:p>He should not go from a 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9.1.40.10</text:p>
          </table:table-cell>
          <table:table-cell office:value-type="string">
            <text:p/>
          </table:table-cell>
          <table:table-cell office:value-type="string">
            <text:p>He should not go from a non-monastery with monks to a monastery with monks who belong to a different community, except together with a regular monk or if there are dangers. </text:p>
          </table:table-cell>
          <table:table-cell office:value-type="string">
            <text:p/>
          </table:table-cell>
          <table:table-cell office:value-type="string">
            <text:p>&lt;li&gt;{} </text:p>
          </table:table-cell>
          <table:table-cell/>
          <table:table-cell/>
        </table:table-row>
        <table:table-row>
          <table:table-cell office:value-type="string">
            <text:p>pli-tv-kd12:9.1.40.11</text:p>
          </table:table-cell>
          <table:table-cell office:value-type="string">
            <text:p/>
          </table:table-cell>
          <table:table-cell office:value-type="string">
            <text:p>He should not go from a non-monastery with monks to a non-monastery with monks who belong to a different community, except together with a regular monk or if there are dangers. </text:p>
          </table:table-cell>
          <table:table-cell office:value-type="string">
            <text:p/>
          </table:table-cell>
          <table:table-cell office:value-type="string">
            <text:p>{} </text:p>
          </table:table-cell>
          <table:table-cell/>
          <table:table-cell/>
        </table:table-row>
        <table:table-row>
          <table:table-cell office:value-type="string">
            <text:p>pli-tv-kd12:9.1.40.12</text:p>
          </table:table-cell>
          <table:table-cell office:value-type="string">
            <text:p/>
          </table:table-cell>
          <table:table-cell office:value-type="string">
            <text:p>He should not go from a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9.1.40.13</text:p>
          </table:table-cell>
          <table:table-cell office:value-type="string">
            <text:p/>
          </table:table-cell>
          <table:table-cell office:value-type="string">
            <text:p>He should not go from a monastery or non-monastery with monks to a monastery with monks who belong to a different community, except together with a regular monk or if there are dangers. </text:p>
          </table:table-cell>
          <table:table-cell office:value-type="string">
            <text:p/>
          </table:table-cell>
          <table:table-cell office:value-type="string">
            <text:p>&lt;li&gt;{} </text:p>
          </table:table-cell>
          <table:table-cell/>
          <table:table-cell/>
        </table:table-row>
        <table:table-row>
          <table:table-cell office:value-type="string">
            <text:p>pli-tv-kd12:9.1.40.14</text:p>
          </table:table-cell>
          <table:table-cell office:value-type="string">
            <text:p/>
          </table:table-cell>
          <table:table-cell office:value-type="string">
            <text:p>He should not go from a monastery or non-monastery with monks to a non-monastery with monks who belong to a different community, except together with a regular monk or if there are dangers. </text:p>
          </table:table-cell>
          <table:table-cell office:value-type="string">
            <text:p/>
          </table:table-cell>
          <table:table-cell office:value-type="string">
            <text:p>{} </text:p>
          </table:table-cell>
          <table:table-cell/>
          <table:table-cell/>
        </table:table-row>
        <table:table-row>
          <table:table-cell office:value-type="string">
            <text:p>pli-tv-kd12:9.1.40.15</text:p>
          </table:table-cell>
          <table:table-cell office:value-type="string">
            <text:p/>
          </table:table-cell>
          <table:table-cell office:value-type="string">
            <text:p>He should not go from a monastery or non-monastery with monks to a monastery or non-monastery with monks who belong to a different community, except together with a regular monk or if there are dangers. </text:p>
          </table:table-cell>
          <table:table-cell office:value-type="string">
            <text:p/>
          </table:table-cell>
          <table:table-cell office:value-type="string">
            <text:p>{}&lt;/li&gt;</text:p>
          </table:table-cell>
          <table:table-cell/>
          <table:table-cell/>
        </table:table-row>
        <table:table-row>
          <table:table-cell office:value-type="string">
            <text:p>pli-tv-kd12:9.1.41</text:p>
          </table:table-cell>
          <table:table-cell office:value-type="string">
            <text:p>Gantabbo, bhikkhave, abbhānārahena bhikkhunā sabhikkhukā āvāsā …pe…</text:p>
          </table:table-cell>
          <table:table-cell office:value-type="string">
            <text:p>He may go from a monastery with monks to one with monks who belong to the same community if he knows he will be able to arrive on the same day. </text:p>
          </table:table-cell>
          <table:table-cell office:value-type="string">
            <text:p/>
          </table:table-cell>
          <table:table-cell office:value-type="string">
            <text:p>&lt;li&gt;{}&lt;/li&gt;</text:p>
          </table:table-cell>
          <table:table-cell office:value-type="string">
            <text:p>cck6.141, csp1ed4.102, csp2ed4.102, ms4V_482, ndp4.84, pts-vp-pli2.37, sc111</text:p>
          </table:table-cell>
          <table:table-cell/>
        </table:table-row>
        <table:table-row>
          <table:table-cell office:value-type="string">
            <text:p>pli-tv-kd12:9.1.42</text:p>
          </table:table-cell>
          <table:table-cell office:value-type="string">
            <text:p>anāvāsā …pe…</text:p>
          </table:table-cell>
          <table:table-cell office:value-type="string">
            <text:p>He may go from a monastery with monks to a non-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3</text:p>
          </table:table-cell>
          <table:table-cell office:value-type="string">
            <text:p>āvāsā vā anāvāsā vā sabhikkhuko āvāso …pe…</text:p>
          </table:table-cell>
          <table:table-cell office:value-type="string">
            <text:p>He may go from a monastery with monks to a monastery or non-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4.1</text:p>
          </table:table-cell>
          <table:table-cell office:value-type="string">
            <text:p>sabhikkhuko anāvāso …pe…</text:p>
          </table:table-cell>
          <table:table-cell office:value-type="string">
            <text:p>He may go from a non-monastery with monks to a 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4.2</text:p>
          </table:table-cell>
          <table:table-cell office:value-type="string">
            <text:p/>
          </table:table-cell>
          <table:table-cell office:value-type="string">
            <text:p>He may go from a non-monastery with monks to a non-monastery with monks who belong to the same community if he knows he will be able to arrive on the same day. </text:p>
          </table:table-cell>
          <table:table-cell office:value-type="string">
            <text:p/>
          </table:table-cell>
          <table:table-cell office:value-type="string">
            <text:p>{} </text:p>
          </table:table-cell>
          <table:table-cell/>
          <table:table-cell/>
        </table:table-row>
        <table:table-row>
          <table:table-cell office:value-type="string">
            <text:p>pli-tv-kd12:9.1.44.3</text:p>
          </table:table-cell>
          <table:table-cell office:value-type="string">
            <text:p/>
          </table:table-cell>
          <table:table-cell office:value-type="string">
            <text:p>He may go from a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text:p>
          </table:table-cell>
          <table:table-cell/>
          <table:table-cell/>
        </table:table-row>
        <table:table-row>
          <table:table-cell office:value-type="string">
            <text:p>pli-tv-kd12:9.1.44.4</text:p>
          </table:table-cell>
          <table:table-cell office:value-type="string">
            <text:p/>
          </table:table-cell>
          <table:table-cell office:value-type="string">
            <text:p>He may go from a monastery or non-monastery with monks to a 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4.5</text:p>
          </table:table-cell>
          <table:table-cell office:value-type="string">
            <text:p/>
          </table:table-cell>
          <table:table-cell office:value-type="string">
            <text:p>He may go from a monastery or non-monastery with monks to a non-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5</text:p>
          </table:table-cell>
          <table:table-cell office:value-type="string">
            <text:p>sabhikkhuko āvāso vā anāvāso vā, yatthassu bhikkhū samānasaṃvāsakā, yaṃ jaññā sakkomi ajjeva gantunti.</text:p>
          </table:table-cell>
          <table:table-cell office:value-type="string">
            <text:p>He may go from a monastery or non-monastery with monks to a monastery or non-monastery with monks who belong to the same community if he knows he will be able to arrive on the same day. </text:p>
          </table:table-cell>
          <table:table-cell office:value-type="string">
            <text:p/>
          </table:table-cell>
          <table:table-cell office:value-type="string">
            <text:p>&lt;li&gt;{}&lt;/li&gt;</text:p>
          </table:table-cell>
          <table:table-cell/>
          <table:table-cell/>
        </table:table-row>
        <table:table-row>
          <table:table-cell office:value-type="string">
            <text:p>pli-tv-kd12:9.1.46</text:p>
          </table:table-cell>
          <table:table-cell office:value-type="string">
            <text:p>Na, bhikkhave, abbhānārahena bhikkhunā pakatattena bhikkhunā saddhiṃ ekacchanne āvāse vatthabbaṃ,</text:p>
          </table:table-cell>
          <table:table-cell office:value-type="string">
            <text:p>He should not, in a monastery, stay in the same room as a regular monk. </text:p>
          </table:table-cell>
          <table:table-cell office:value-type="string">
            <text:p/>
          </table:table-cell>
          <table:table-cell office:value-type="string">
            <text:p>&lt;li&gt;{}&lt;/li&gt;</text:p>
          </table:table-cell>
          <table:table-cell office:value-type="string">
            <text:p>dr6.129, ms4V_483, sc112</text:p>
          </table:table-cell>
          <table:table-cell/>
        </table:table-row>
        <table:table-row>
          <table:table-cell office:value-type="string">
            <text:p>pli-tv-kd12:9.1.47</text:p>
          </table:table-cell>
          <table:table-cell office:value-type="string">
            <text:p>na ekacchanne anāvāse vatthabbaṃ,</text:p>
          </table:table-cell>
          <table:table-cell office:value-type="string">
            <text:p>He should not, in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48</text:p>
          </table:table-cell>
          <table:table-cell office:value-type="string">
            <text:p>na ekacchanne āvāse vā anāvāse vā vatthabbaṃ;</text:p>
          </table:table-cell>
          <table:table-cell office:value-type="string">
            <text:p>He should not, in a monastery or a non-monastery, stay in the same room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49</text:p>
          </table:table-cell>
          <table:table-cell office:value-type="string">
            <text:p>pakatattaṃ bhikkhuṃ disvā āsanā vuṭṭhātabbaṃ,</text:p>
          </table:table-cell>
          <table:table-cell office:value-type="string">
            <text:p>If he sees a regular monk, he should get up from his seat. </text:p>
          </table:table-cell>
          <table:table-cell office:value-type="string">
            <text:p/>
          </table:table-cell>
          <table:table-cell office:value-type="string">
            <text:p>&lt;li&gt;{}&lt;/li&gt;</text:p>
          </table:table-cell>
          <table:table-cell/>
          <table:table-cell/>
        </table:table-row>
        <table:table-row>
          <table:table-cell office:value-type="string">
            <text:p>pli-tv-kd12:9.1.50</text:p>
          </table:table-cell>
          <table:table-cell office:value-type="string">
            <text:p>pakatatto bhikkhu āsanena nimantetabbo;</text:p>
          </table:table-cell>
          <table:table-cell office:value-type="string">
            <text:p>He should offer a seat to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51</text:p>
          </table:table-cell>
          <table:table-cell office:value-type="string">
            <text:p>na pakatattena bhikkhunā saddhiṃ ekāsane nisīditabbaṃ,</text:p>
          </table:table-cell>
          <table:table-cell office:value-type="string">
            <text:p>He should not sit on the same seat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52</text:p>
          </table:table-cell>
          <table:table-cell office:value-type="string">
            <text:p>na nīce āsane nisinne ucce āsane nisīditabbaṃ,</text:p>
          </table:table-cell>
          <table:table-cell office:value-type="string">
            <text:p>He should not sit on a higher seat than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53</text:p>
          </table:table-cell>
          <table:table-cell office:value-type="string">
            <text:p>na chamāyaṃ nisinne āsane nisīditabbaṃ;</text:p>
          </table:table-cell>
          <table:table-cell office:value-type="string">
            <text:p>He should not sit on a seat when a regular monk is sitt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9.1.54</text:p>
          </table:table-cell>
          <table:table-cell office:value-type="string">
            <text:p>na ekacaṅkame caṅkamitabbaṃ,</text:p>
          </table:table-cell>
          <table:table-cell office:value-type="string">
            <text:p>He should not walk on the same walking-path as a regular monk. </text:p>
          </table:table-cell>
          <table:table-cell office:value-type="string">
            <text:p/>
          </table:table-cell>
          <table:table-cell office:value-type="string">
            <text:p>&lt;li&gt;{}&lt;/li&gt;</text:p>
          </table:table-cell>
          <table:table-cell/>
          <table:table-cell/>
        </table:table-row>
        <table:table-row>
          <table:table-cell office:value-type="string">
            <text:p>pli-tv-kd12:9.1.55</text:p>
          </table:table-cell>
          <table:table-cell office:value-type="string">
            <text:p>na nīce caṅkame caṅkamante ucce caṅkame caṅkamitabbaṃ,</text:p>
          </table:table-cell>
          <table:table-cell office:value-type="string">
            <text:p>He should not walk on a higher walking-path than a regular monk. </text:p>
          </table:table-cell>
          <table:table-cell office:value-type="string">
            <text:p/>
          </table:table-cell>
          <table:table-cell office:value-type="string">
            <text:p>&lt;li&gt;{}&lt;/li&gt;</text:p>
          </table:table-cell>
          <table:table-cell office:value-type="string">
            <text:p/>
          </table:table-cell>
          <table:table-cell office:value-type="string">
            <text:p>caṅkamante → caṅkamantaṃ (aṭṭhakathāyaṃ saṃvaṇṇetabbapāṭho)</text:p>
          </table:table-cell>
        </table:table-row>
        <table:table-row>
          <table:table-cell office:value-type="string">
            <text:p>pli-tv-kd12:9.1.56</text:p>
          </table:table-cell>
          <table:table-cell office:value-type="string">
            <text:p>na chamāyaṃ caṅkamante caṅkame caṅkamitabbaṃ.</text:p>
          </table:table-cell>
          <table:table-cell office:value-type="string">
            <text:p>He should not walk on a walking-path when a regular monk is walking on the ground. </text:p>
          </table:table-cell>
          <table:table-cell office:value-type="string">
            <text:p/>
          </table:table-cell>
          <table:table-cell office:value-type="string">
            <text:p>&lt;li&gt;{}&lt;/li&gt;</text:p>
          </table:table-cell>
          <table:table-cell/>
          <table:table-cell/>
        </table:table-row>
        <table:table-row>
          <table:table-cell office:value-type="string">
            <text:p>pli-tv-kd12:9.1.57</text:p>
          </table:table-cell>
          <table:table-cell office:value-type="string">
            <text:p>Na, bhikkhave, abbhānārahena bhikkhunā pārivāsikena bhikkhunā saddhiṃ …pe…</text:p>
          </table:table-cell>
          <table:table-cell office:value-type="string">
            <text:p>He should not, in a monastery, stay in the same room as a monk on probation. … </text:p>
          </table:table-cell>
          <table:table-cell office:value-type="string">
            <text:p/>
          </table:table-cell>
          <table:table-cell office:value-type="string">
            <text:p>&lt;li&gt;{}</text:p>
          </table:table-cell>
          <table:table-cell office:value-type="string">
            <text:p>ms4V_484, sc113</text:p>
          </table:table-cell>
          <table:table-cell/>
        </table:table-row>
        <table:table-row>
          <table:table-cell office:value-type="string">
            <text:p>pli-tv-kd12:9.1.58</text:p>
          </table:table-cell>
          <table:table-cell office:value-type="string">
            <text:p>mūlāyapaṭikassanārahena bhikkhunā saddhiṃ …pe…</text:p>
          </table:table-cell>
          <table:table-cell office:value-type="string">
            <text:p>He should not, in a monastery, stay in the same room as a monk deserving to be sent back to the beginning. … </text:p>
          </table:table-cell>
          <table:table-cell office:value-type="string">
            <text:p/>
          </table:table-cell>
          <table:table-cell office:value-type="string">
            <text:p>&lt;li value='54'&gt;{}&lt;/li&gt;</text:p>
          </table:table-cell>
          <table:table-cell/>
          <table:table-cell/>
        </table:table-row>
        <table:table-row>
          <table:table-cell office:value-type="string">
            <text:p>pli-tv-kd12:9.1.59</text:p>
          </table:table-cell>
          <table:table-cell office:value-type="string">
            <text:p>mānattārahena bhikkhunā saddhiṃ …pe…</text:p>
          </table:table-cell>
          <table:table-cell office:value-type="string">
            <text:p>He should not, in a monastery, stay in the same room as a monk deserving to be given the trial period. … </text:p>
          </table:table-cell>
          <table:table-cell office:value-type="string">
            <text:p/>
          </table:table-cell>
          <table:table-cell office:value-type="string">
            <text:p>&lt;li value='63'&gt;{}&lt;/li&gt;</text:p>
          </table:table-cell>
          <table:table-cell/>
          <table:table-cell/>
        </table:table-row>
        <table:table-row>
          <table:table-cell office:value-type="string">
            <text:p>pli-tv-kd12:9.1.60</text:p>
          </table:table-cell>
          <table:table-cell office:value-type="string">
            <text:p>mānattacārikena bhikkhunā saddhiṃ …pe…</text:p>
          </table:table-cell>
          <table:table-cell office:value-type="string">
            <text:p>He should not, in a monastery, stay in the same room as a monk undertaking the trial period. … </text:p>
          </table:table-cell>
          <table:table-cell office:value-type="string">
            <text:p/>
          </table:table-cell>
          <table:table-cell office:value-type="string">
            <text:p>&lt;li value='72'&gt;{}&lt;/li&gt;</text:p>
          </table:table-cell>
          <table:table-cell/>
          <table:table-cell/>
        </table:table-row>
        <table:table-row>
          <table:table-cell office:value-type="string">
            <text:p>pli-tv-kd12:9.1.61</text:p>
          </table:table-cell>
          <table:table-cell office:value-type="string">
            <text:p>abbhānārahena vuḍḍhatarena bhikkhunā saddhiṃ ekacchanne āvāse vatthabbaṃ,</text:p>
          </table:table-cell>
          <table:table-cell office:value-type="string">
            <text:p>He should not, in a monastery, stay in the same room as a more senior monk deserving rehabilitation. </text:p>
          </table:table-cell>
          <table:table-cell office:value-type="string">
            <text:p/>
          </table:table-cell>
          <table:table-cell office:value-type="string">
            <text:p>&lt;li value='81'&gt;{}&lt;/li&gt;</text:p>
          </table:table-cell>
          <table:table-cell/>
          <table:table-cell/>
        </table:table-row>
        <table:table-row>
          <table:table-cell office:value-type="string">
            <text:p>pli-tv-kd12:9.1.62</text:p>
          </table:table-cell>
          <table:table-cell office:value-type="string">
            <text:p>na ekacchanne anāvāse vatthabbaṃ;</text:p>
          </table:table-cell>
          <table:table-cell office:value-type="string">
            <text:p>He should not, in a non-monastery, stay in the same room as a more senior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9.1.63</text:p>
          </table:table-cell>
          <table:table-cell office:value-type="string">
            <text:p>na ekacchanne āvāse vā anāvāse vā vatthabbaṃ;</text:p>
          </table:table-cell>
          <table:table-cell office:value-type="string">
            <text:p>He should not, in a monastery or a non-monastery, stay in the same room as a more senior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9.1.64</text:p>
          </table:table-cell>
          <table:table-cell office:value-type="string">
            <text:p>na ekāsane nisīditabbaṃ,</text:p>
          </table:table-cell>
          <table:table-cell office:value-type="string">
            <text:p>He should not sit on the same seat as a more senior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9.1.65</text:p>
          </table:table-cell>
          <table:table-cell office:value-type="string">
            <text:p>na nīce āsane nisinne ucce āsane nisīditabbaṃ,</text:p>
          </table:table-cell>
          <table:table-cell office:value-type="string">
            <text:p>He should not sit on a higher seat than a more senior monk deserving rehabilitation. </text:p>
          </table:table-cell>
          <table:table-cell office:value-type="string">
            <text:p/>
          </table:table-cell>
          <table:table-cell office:value-type="string">
            <text:p>&lt;li&gt;{}&lt;/li&gt;</text:p>
          </table:table-cell>
          <table:table-cell/>
          <table:table-cell/>
        </table:table-row>
        <table:table-row>
          <table:table-cell office:value-type="string">
            <text:p>pli-tv-kd12:9.1.66</text:p>
          </table:table-cell>
          <table:table-cell office:value-type="string">
            <text:p>na chamāyaṃ nisinne āsane nisīditabbaṃ;</text:p>
          </table:table-cell>
          <table:table-cell office:value-type="string">
            <text:p>He should not sit on a seat when a more senior monk deserving rehabilitation is sitting on the ground. </text:p>
          </table:table-cell>
          <table:table-cell office:value-type="string">
            <text:p/>
          </table:table-cell>
          <table:table-cell office:value-type="string">
            <text:p>&lt;li&gt;{} </text:p>
          </table:table-cell>
          <table:table-cell/>
          <table:table-cell/>
        </table:table-row>
        <table:table-row>
          <table:table-cell office:value-type="string">
            <text:p>pli-tv-kd12:9.1.67</text:p>
          </table:table-cell>
          <table:table-cell office:value-type="string">
            <text:p>na ekacaṅkame caṅkamitabbaṃ,</text:p>
          </table:table-cell>
          <table:table-cell office:value-type="string">
            <text:p>He should not walk on the same walking-path as a more senior monk deserving rehabilitation. </text:p>
          </table:table-cell>
          <table:table-cell office:value-type="string">
            <text:p/>
          </table:table-cell>
          <table:table-cell office:value-type="string">
            <text:p>{} </text:p>
          </table:table-cell>
          <table:table-cell/>
          <table:table-cell/>
        </table:table-row>
        <table:table-row>
          <table:table-cell office:value-type="string">
            <text:p>pli-tv-kd12:9.1.68</text:p>
          </table:table-cell>
          <table:table-cell office:value-type="string">
            <text:p>na nīce caṅkame caṅkamante ucce caṅkame caṅkamitabbaṃ,</text:p>
          </table:table-cell>
          <table:table-cell office:value-type="string">
            <text:p>He should not walk on a higher walking-path than a more senior monk deserving rehabilitation. </text:p>
          </table:table-cell>
          <table:table-cell office:value-type="string">
            <text:p/>
          </table:table-cell>
          <table:table-cell office:value-type="string">
            <text:p>{}&lt;/li&gt;</text:p>
          </table:table-cell>
          <table:table-cell/>
          <table:table-cell/>
        </table:table-row>
        <table:table-row>
          <table:table-cell office:value-type="string">
            <text:p>pli-tv-kd12:9.1.69</text:p>
          </table:table-cell>
          <table:table-cell office:value-type="string">
            <text:p>na chamāyaṃ caṅkamante caṅkame caṅkamitabbaṃ.</text:p>
          </table:table-cell>
          <table:table-cell office:value-type="string">
            <text:p>He should not walk on a walking-path when a more senior monk deserving rehabilitation is walking on the ground. </text:p>
          </table:table-cell>
          <table:table-cell office:value-type="string">
            <text:p/>
          </table:table-cell>
          <table:table-cell office:value-type="string">
            <text:p>&lt;li&gt;{} </text:p>
          </table:table-cell>
          <table:table-cell/>
          <table:table-cell/>
        </table:table-row>
        <table:table-row>
          <table:table-cell office:value-type="string">
            <text:p>pli-tv-kd12:9.1.70</text:p>
          </table:table-cell>
          <table:table-cell office:value-type="string">
            <text:p>Abbhānārahacatuttho ce, bhikkhave, parivāsaṃ dadeyya,</text:p>
          </table:table-cell>
          <table:table-cell office:value-type="string">
            <text:p>If, as the fourth member of a group, he gives probation, </text:p>
          </table:table-cell>
          <table:table-cell office:value-type="string">
            <text:p/>
          </table:table-cell>
          <table:table-cell office:value-type="string">
            <text:p>{} </text:p>
          </table:table-cell>
          <table:table-cell office:value-type="string">
            <text:p>ms4V_485, sc114</text:p>
          </table:table-cell>
          <table:table-cell/>
        </table:table-row>
        <table:table-row>
          <table:table-cell office:value-type="string">
            <text:p>pli-tv-kd12:9.1.71</text:p>
          </table:table-cell>
          <table:table-cell office:value-type="string">
            <text:p>mūlāya paṭikasseyya,</text:p>
          </table:table-cell>
          <table:table-cell office:value-type="string">
            <text:p>sends back to the beginning, </text:p>
          </table:table-cell>
          <table:table-cell office:value-type="string">
            <text:p/>
          </table:table-cell>
          <table:table-cell office:value-type="string">
            <text:p>{}&lt;/li&gt;</text:p>
          </table:table-cell>
          <table:table-cell/>
          <table:table-cell/>
        </table:table-row>
        <table:table-row>
          <table:table-cell office:value-type="string">
            <text:p>pli-tv-kd12:9.1.72</text:p>
          </table:table-cell>
          <table:table-cell office:value-type="string">
            <text:p>mānattaṃ dadeyya,</text:p>
          </table:table-cell>
          <table:table-cell office:value-type="string">
            <text:p>or gives the trial period, </text:p>
          </table:table-cell>
          <table:table-cell office:value-type="string">
            <text:p/>
          </table:table-cell>
          <table:table-cell office:value-type="string">
            <text:p>&lt;li&gt;{} </text:p>
          </table:table-cell>
          <table:table-cell/>
          <table:table-cell/>
        </table:table-row>
        <table:table-row>
          <table:table-cell office:value-type="string">
            <text:p>pli-tv-kd12:9.1.73</text:p>
          </table:table-cell>
          <table:table-cell office:value-type="string">
            <text:p>taṃvīso abbheyya, akammaṃ, na ca karaṇīyan”ti.</text:p>
          </table:table-cell>
          <table:table-cell office:value-type="string">
            <text:p>or as the twentieth member of a group, he rehabilitates, it is invalid and not to be done.” </text:p>
          </table:table-cell>
          <table:table-cell office:value-type="string">
            <text:p/>
          </table:table-cell>
          <table:table-cell office:value-type="string">
            <text:p>{}&lt;/li&gt;&lt;/ol&gt;</text:p>
          </table:table-cell>
          <table:table-cell/>
          <table:table-cell/>
        </table:table-row>
        <table:table-row>
          <table:table-cell office:value-type="string">
            <text:p>pli-tv-kd12:9.1.74</text:p>
          </table:table-cell>
          <table:table-cell office:value-type="string">
            <text:p>Abbhānārahavattaṃ niṭṭhitaṃ.</text:p>
          </table:table-cell>
          <table:table-cell office:value-type="string">
            <text:p>The proper conduct of those deserving rehabilitation is finished. </text:p>
          </table:table-cell>
          <table:table-cell office:value-type="string">
            <text:p/>
          </table:table-cell>
          <table:table-cell office:value-type="string">
            <text:p>&lt;p&gt;{}&lt;/p&gt;</text:p>
          </table:table-cell>
          <table:table-cell office:value-type="string">
            <text:p>bj5.194, ms4V_486, sc115, sya6.158</text:p>
          </table:table-cell>
          <table:table-cell/>
        </table:table-row>
        <table:table-row>
          <table:table-cell office:value-type="string">
            <text:p>pli-tv-kd12:9.1.75</text:p>
          </table:table-cell>
          <table:table-cell office:value-type="string">
            <text:p>Pārivāsikakkhandhako dutiyo.</text:p>
          </table:table-cell>
          <table:table-cell office:value-type="string">
            <text:p>The second chapter on those on probation is finished. </text:p>
          </table:table-cell>
          <table:table-cell office:value-type="string">
            <text:p/>
          </table:table-cell>
          <table:table-cell office:value-type="string">
            <text:p>&lt;p&gt;{}&lt;/p&gt;</text:p>
          </table:table-cell>
          <table:table-cell/>
          <table:table-cell/>
        </table:table-row>
        <table:table-row>
          <table:table-cell office:value-type="string">
            <text:p>pli-tv-kd12:9.1.76</text:p>
          </table:table-cell>
          <table:table-cell office:value-type="string">
            <text:p>Imamhi khandhake vatthū pañca.</text:p>
          </table:table-cell>
          <table:table-cell office:value-type="string">
            <text:p>In this chapter there are five topics. </text:p>
          </table:table-cell>
          <table:table-cell office:value-type="string">
            <text:p/>
          </table:table-cell>
          <table:table-cell office:value-type="string">
            <text:p>&lt;p&gt;{}&lt;/p&gt;</text:p>
          </table:table-cell>
          <table:table-cell/>
          <table:table-cell/>
        </table:table-row>
        <table:table-row>
          <table:table-cell office:value-type="string">
            <text:p>pli-tv-kd12:9.1.77</text:p>
          </table:table-cell>
          <table:table-cell office:value-type="string">
            <text:p>Tassuddānaṃ</text:p>
          </table:table-cell>
          <table:table-cell office:value-type="string">
            <text:p/>
          </table:table-cell>
          <table:table-cell office:value-type="string">
            <text:p/>
          </table:table-cell>
          <table:table-cell office:value-type="string">
            <text:p>&lt;section class='uddana'&gt;&lt;p class='uddana-intro'&gt;{}&lt;/p&gt;</text:p>
          </table:table-cell>
          <table:table-cell office:value-type="string">
            <text:p>cck6.142, ms4V_487, pts-vp-en5.54-55, sc116, vri90.97</text:p>
          </table:table-cell>
          <table:table-cell/>
        </table:table-row>
        <table:table-row>
          <table:table-cell office:value-type="string">
            <text:p>pli-tv-kd12:9.1.78</text:p>
          </table:table-cell>
          <table:table-cell office:value-type="string">
            <text:p>Pārivāsikā sādenti,</text:p>
          </table:table-cell>
          <table:table-cell office:value-type="string">
            <text:p/>
          </table:table-cell>
          <table:table-cell office:value-type="string">
            <text:p/>
          </table:table-cell>
          <table:table-cell office:value-type="string">
            <text:p>&lt;blockquote class='gatha'&gt;&lt;p&gt;{}&lt;br&gt;</text:p>
          </table:table-cell>
          <table:table-cell office:value-type="string">
            <text:p>ms4V_488, sc117</text:p>
          </table:table-cell>
          <table:table-cell/>
        </table:table-row>
        <table:table-row>
          <table:table-cell office:value-type="string">
            <text:p>pli-tv-kd12:9.1.79</text:p>
          </table:table-cell>
          <table:table-cell office:value-type="string">
            <text:p>pakatattāna bhikkhun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80</text:p>
          </table:table-cell>
          <table:table-cell office:value-type="string">
            <text:p>Abhivādanaṃ paccuṭṭhān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81</text:p>
          </table:table-cell>
          <table:table-cell office:value-type="string">
            <text:p>añjaliñca sāmīciyaṃ.</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9.1.82</text:p>
          </table:table-cell>
          <table:table-cell office:value-type="string">
            <text:p>Āsanaṃ seyyābhihāraṃ,</text:p>
          </table:table-cell>
          <table:table-cell office:value-type="string">
            <text:p/>
          </table:table-cell>
          <table:table-cell office:value-type="string">
            <text:p/>
          </table:table-cell>
          <table:table-cell office:value-type="string">
            <text:p>&lt;p&gt;{}&lt;br&gt;</text:p>
          </table:table-cell>
          <table:table-cell office:value-type="string">
            <text:p>dr6.130, ms4V_489, sc118</text:p>
          </table:table-cell>
          <table:table-cell/>
        </table:table-row>
        <table:table-row>
          <table:table-cell office:value-type="string">
            <text:p>pli-tv-kd12:9.1.83</text:p>
          </table:table-cell>
          <table:table-cell office:value-type="string">
            <text:p>pādo pīṭhaṃ kathalik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84</text:p>
          </table:table-cell>
          <table:table-cell office:value-type="string">
            <text:p>Pattaṃ nahāne parikamm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85</text:p>
          </table:table-cell>
          <table:table-cell office:value-type="string">
            <text:p>ujjhāyanti ca pesalā.</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9.1.86</text:p>
          </table:table-cell>
          <table:table-cell office:value-type="string">
            <text:p>Dukkaṭaṃ sādiyantassa,</text:p>
          </table:table-cell>
          <table:table-cell office:value-type="string">
            <text:p/>
          </table:table-cell>
          <table:table-cell office:value-type="string">
            <text:p/>
          </table:table-cell>
          <table:table-cell office:value-type="string">
            <text:p>&lt;p&gt;{}&lt;br&gt;</text:p>
          </table:table-cell>
          <table:table-cell office:value-type="string">
            <text:p>ms4V_490, sc119</text:p>
          </table:table-cell>
          <table:table-cell/>
        </table:table-row>
        <table:table-row>
          <table:table-cell office:value-type="string">
            <text:p>pli-tv-kd12:9.1.87</text:p>
          </table:table-cell>
          <table:table-cell office:value-type="string">
            <text:p>Mithu pañca yathāvuḍḍhaṃ;</text:p>
          </table:table-cell>
          <table:table-cell office:value-type="string">
            <text:p/>
          </table:table-cell>
          <table:table-cell office:value-type="string">
            <text:p/>
          </table:table-cell>
          <table:table-cell office:value-type="string">
            <text:p>{}&lt;br&gt;</text:p>
          </table:table-cell>
          <table:table-cell office:value-type="string">
            <text:p/>
          </table:table-cell>
          <table:table-cell office:value-type="string">
            <text:p>yathāvuḍḍhaṃ → punāpare (pts1ed, mr)</text:p>
          </table:table-cell>
        </table:table-row>
        <table:table-row>
          <table:table-cell office:value-type="string">
            <text:p>pli-tv-kd12:9.1.88</text:p>
          </table:table-cell>
          <table:table-cell office:value-type="string">
            <text:p>Uposathaṃ pavāraṇ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89</text:p>
          </table:table-cell>
          <table:table-cell office:value-type="string">
            <text:p>Vassikoṇojabhojanaṃ.</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9.1.90</text:p>
          </table:table-cell>
          <table:table-cell office:value-type="string">
            <text:p>Sammā ca vattanā tattha,</text:p>
          </table:table-cell>
          <table:table-cell office:value-type="string">
            <text:p/>
          </table:table-cell>
          <table:table-cell office:value-type="string">
            <text:p/>
          </table:table-cell>
          <table:table-cell office:value-type="string">
            <text:p>&lt;p&gt;{}&lt;br&gt;</text:p>
          </table:table-cell>
          <table:table-cell office:value-type="string">
            <text:p>ms4V_491, sc120, sya6.159</text:p>
          </table:table-cell>
          <table:table-cell/>
        </table:table-row>
        <table:table-row>
          <table:table-cell office:value-type="string">
            <text:p>pli-tv-kd12:9.1.91</text:p>
          </table:table-cell>
          <table:table-cell office:value-type="string">
            <text:p>pakatattassa gacchant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92</text:p>
          </table:table-cell>
          <table:table-cell office:value-type="string">
            <text:p>Yo ca hoti pariyanto,</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93</text:p>
          </table:table-cell>
          <table:table-cell office:value-type="string">
            <text:p>pure pacchā tatheva ca.</text:p>
          </table:table-cell>
          <table:table-cell office:value-type="string">
            <text:p/>
          </table:table-cell>
          <table:table-cell office:value-type="string">
            <text:p/>
          </table:table-cell>
          <table:table-cell office:value-type="string">
            <text:p>{}&lt;/p&gt;</text:p>
          </table:table-cell>
          <table:table-cell office:value-type="string">
            <text:p/>
          </table:table-cell>
          <table:table-cell office:value-type="string">
            <text:p>pure pacchā tatheva ca → na pure pacchā samaṇena (bj, sya-all)</text:p>
          </table:table-cell>
        </table:table-row>
        <table:table-row>
          <table:table-cell office:value-type="string">
            <text:p>pli-tv-kd12:9.1.94</text:p>
          </table:table-cell>
          <table:table-cell office:value-type="string">
            <text:p>Āraññapiṇḍanīhāro,</text:p>
          </table:table-cell>
          <table:table-cell office:value-type="string">
            <text:p/>
          </table:table-cell>
          <table:table-cell office:value-type="string">
            <text:p/>
          </table:table-cell>
          <table:table-cell office:value-type="string">
            <text:p>&lt;p&gt;{}&lt;br&gt;</text:p>
          </table:table-cell>
          <table:table-cell office:value-type="string">
            <text:p>cck6.143, ms4V_492, ndp4.85, sc121</text:p>
          </table:table-cell>
          <table:table-cell/>
        </table:table-row>
        <table:table-row>
          <table:table-cell office:value-type="string">
            <text:p>pli-tv-kd12:9.1.95</text:p>
          </table:table-cell>
          <table:table-cell office:value-type="string">
            <text:p>āgantuke uposathe;</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96</text:p>
          </table:table-cell>
          <table:table-cell office:value-type="string">
            <text:p>Pavāraṇāya dūtena,</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97</text:p>
          </table:table-cell>
          <table:table-cell office:value-type="string">
            <text:p>gantabbo ca sabhikkhuko.</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9.1.98</text:p>
          </table:table-cell>
          <table:table-cell office:value-type="string">
            <text:p>Ekacchanne ca vuṭṭhānaṃ,</text:p>
          </table:table-cell>
          <table:table-cell office:value-type="string">
            <text:p/>
          </table:table-cell>
          <table:table-cell office:value-type="string">
            <text:p/>
          </table:table-cell>
          <table:table-cell office:value-type="string">
            <text:p>&lt;p&gt;{}&lt;br&gt;</text:p>
          </table:table-cell>
          <table:table-cell office:value-type="string">
            <text:p>csp1ed4.103, csp2ed4.103, ms4V_493, sc122</text:p>
          </table:table-cell>
          <table:table-cell/>
        </table:table-row>
        <table:table-row>
          <table:table-cell office:value-type="string">
            <text:p>pli-tv-kd12:9.1.99</text:p>
          </table:table-cell>
          <table:table-cell office:value-type="string">
            <text:p>tatheva ca nimantaye;</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0</text:p>
          </table:table-cell>
          <table:table-cell office:value-type="string">
            <text:p>Āsane nīce caṅkame,</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1</text:p>
          </table:table-cell>
          <table:table-cell office:value-type="string">
            <text:p>chamāyaṃ caṅkamena ca.</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pli-tv-kd12:9.1.102</text:p>
          </table:table-cell>
          <table:table-cell office:value-type="string">
            <text:p>Vuḍḍhatarena akammaṃ,</text:p>
          </table:table-cell>
          <table:table-cell office:value-type="string">
            <text:p/>
          </table:table-cell>
          <table:table-cell office:value-type="string">
            <text:p/>
          </table:table-cell>
          <table:table-cell office:value-type="string">
            <text:p>&lt;p&gt;{}&lt;br&gt;</text:p>
          </table:table-cell>
          <table:table-cell office:value-type="string">
            <text:p>ms4V_494, sc123</text:p>
          </table:table-cell>
          <table:table-cell/>
        </table:table-row>
        <table:table-row>
          <table:table-cell office:value-type="string">
            <text:p>pli-tv-kd12:9.1.103</text:p>
          </table:table-cell>
          <table:table-cell office:value-type="string">
            <text:p>ratticchedā ca sodhanā;</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4</text:p>
          </table:table-cell>
          <table:table-cell office:value-type="string">
            <text:p>Nikkhipanaṃ samādān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5</text:p>
          </table:table-cell>
          <table:table-cell office:value-type="string">
            <text:p>vattaṃva pārivāsike.</text:p>
          </table:table-cell>
          <table:table-cell office:value-type="string">
            <text:p/>
          </table:table-cell>
          <table:table-cell office:value-type="string">
            <text:p/>
          </table:table-cell>
          <table:table-cell office:value-type="string">
            <text:p>{}&lt;/p&gt;</text:p>
          </table:table-cell>
          <table:table-cell office:value-type="string">
            <text:p/>
          </table:table-cell>
          <table:table-cell office:value-type="string">
            <text:p>vattaṃva pārivāsike → ñātabbaṃ parivāsikaṃ (bj); ñātabbaṃ pārivāsikā (sya-all); ratti vā pārivāsike (pts1ed, mr)</text:p>
          </table:table-cell>
        </table:table-row>
        <table:table-row>
          <table:table-cell office:value-type="string">
            <text:p>pli-tv-kd12:9.1.106</text:p>
          </table:table-cell>
          <table:table-cell office:value-type="string">
            <text:p>Mūlāya mānattārahā,</text:p>
          </table:table-cell>
          <table:table-cell office:value-type="string">
            <text:p/>
          </table:table-cell>
          <table:table-cell office:value-type="string">
            <text:p/>
          </table:table-cell>
          <table:table-cell office:value-type="string">
            <text:p>&lt;p&gt;{}&lt;br&gt;</text:p>
          </table:table-cell>
          <table:table-cell office:value-type="string">
            <text:p>ms4V_495, sc124</text:p>
          </table:table-cell>
          <table:table-cell/>
        </table:table-row>
        <table:table-row>
          <table:table-cell office:value-type="string">
            <text:p>pli-tv-kd12:9.1.107</text:p>
          </table:table-cell>
          <table:table-cell office:value-type="string">
            <text:p>tathā mānattacārikā;</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8</text:p>
          </table:table-cell>
          <table:table-cell office:value-type="string">
            <text:p>Abbhānārahe nayo cāpi,</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09</text:p>
          </table:table-cell>
          <table:table-cell office:value-type="string">
            <text:p>sambhedaṃ nayato puna.</text:p>
          </table:table-cell>
          <table:table-cell office:value-type="string">
            <text:p/>
          </table:table-cell>
          <table:table-cell office:value-type="string">
            <text:p/>
          </table:table-cell>
          <table:table-cell office:value-type="string">
            <text:p>{}&lt;/p&gt;</text:p>
          </table:table-cell>
          <table:table-cell office:value-type="string">
            <text:p/>
          </table:table-cell>
          <table:table-cell office:value-type="string">
            <text:p>sambhedaṃ nayato → sambhedanayato (bj, sya-all)</text:p>
          </table:table-cell>
        </table:table-row>
        <table:table-row>
          <table:table-cell office:value-type="string">
            <text:p>pli-tv-kd12:9.1.110</text:p>
          </table:table-cell>
          <table:table-cell office:value-type="string">
            <text:p>Pārivāsikesu tayo,</text:p>
          </table:table-cell>
          <table:table-cell office:value-type="string">
            <text:p/>
          </table:table-cell>
          <table:table-cell office:value-type="string">
            <text:p/>
          </table:table-cell>
          <table:table-cell office:value-type="string">
            <text:p>&lt;p&gt;{}&lt;br&gt;</text:p>
          </table:table-cell>
          <table:table-cell office:value-type="string">
            <text:p>ms4V_496, sc125</text:p>
          </table:table-cell>
          <table:table-cell/>
        </table:table-row>
        <table:table-row>
          <table:table-cell office:value-type="string">
            <text:p>pli-tv-kd12:9.1.111</text:p>
          </table:table-cell>
          <table:table-cell office:value-type="string">
            <text:p>catu mānattacārike;</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12</text:p>
          </table:table-cell>
          <table:table-cell office:value-type="string">
            <text:p>Na samenti ratticchedesu,</text:p>
          </table:table-cell>
          <table:table-cell office:value-type="string">
            <text:p/>
          </table:table-cell>
          <table:table-cell office:value-type="string">
            <text:p/>
          </table:table-cell>
          <table:table-cell office:value-type="string">
            <text:p>{}&lt;br&gt;</text:p>
          </table:table-cell>
          <table:table-cell office:value-type="string">
            <text:p/>
          </table:table-cell>
          <table:table-cell office:value-type="string">
            <text:p>samenti ratticchedesu → samenti ratticchedā (sya-all); saman tiratticchedesu (pts1ed); samenti ratticchede (itipi)</text:p>
          </table:table-cell>
        </table:table-row>
        <table:table-row>
          <table:table-cell office:value-type="string">
            <text:p>pli-tv-kd12:9.1.113</text:p>
          </table:table-cell>
          <table:table-cell office:value-type="string">
            <text:p>mānattesu ca devasi;</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14</text:p>
          </table:table-cell>
          <table:table-cell office:value-type="string">
            <text:p>Dve kammā sadisā sesā,</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pli-tv-kd12:9.1.115</text:p>
          </table:table-cell>
          <table:table-cell office:value-type="string">
            <text:p>tayo kammā samāsamāti.</text:p>
          </table:table-cell>
          <table:table-cell office:value-type="string">
            <text:p/>
          </table:table-cell>
          <table:table-cell office:value-type="string">
            <text:p/>
          </table:table-cell>
          <table:table-cell office:value-type="string">
            <text:p>{}&lt;/p&gt;&lt;/blockquote&gt;&lt;/section&gt;</text:p>
          </table:table-cell>
          <table:table-cell/>
          <table:table-cell/>
        </table:table-row>
        <table:table-row>
          <table:table-cell office:value-type="string">
            <text:p>pli-tv-kd12:9.1.116</text:p>
          </table:table-cell>
          <table:table-cell office:value-type="string">
            <text:p>Pārivāsikakkhandhakaṃ niṭṭhitaṃ.</text:p>
          </table:table-cell>
          <table:table-cell office:value-type="string">
            <text:p>The second chapter on those on probation is finished.</text:p>
          </table:table-cell>
          <table:table-cell office:value-type="string">
            <text:p/>
          </table:table-cell>
          <table:table-cell office:value-type="string">
            <text:p>&lt;p class='endsutta'&gt;{}&lt;/p&gt;&lt;/article&gt;</text:p>
          </table:table-cell>
          <table:table-cell office:value-type="string">
            <text:p>ms4V_497, sc126</text:p>
          </table:table-cell>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0-06-19T10:05:23.775949</meta:creation-date>
    <dc:date>2020-06-19T10:05:23.963914</dc:date>
    <meta:generator>http://pypi.python.org/pypi/ezodf/0.1.0$Python3.7.2 (default, Jun 16 2020, 18:58:08) 
[GCC 9.3.0]</meta:generator>
    <meta:document-statistic/>
    <meta:editing-cycles>1</meta:editing-cycles>
  </office:meta>
</office:document-meta>
</file>